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9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2.755cm"/>
    </style:style>
    <style:style style:name="co4" style:family="table-column">
      <style:table-column-properties fo:break-before="auto" style:column-width="8.68cm"/>
    </style:style>
    <style:style style:name="co5" style:family="table-column">
      <style:table-column-properties fo:break-before="auto" style:column-width="5.085cm"/>
    </style:style>
    <style:style style:name="co6" style:family="table-column">
      <style:table-column-properties fo:break-before="auto" style:column-width="1.212cm"/>
    </style:style>
    <style:style style:name="co7" style:family="table-column">
      <style:table-column-properties fo:break-before="auto" style:column-width="2.274cm"/>
    </style:style>
    <style:style style:name="co8" style:family="table-column">
      <style:table-column-properties fo:break-before="auto" style:column-width="2.579cm"/>
    </style:style>
    <style:style style:name="co9" style:family="table-column">
      <style:table-column-properties fo:break-before="auto" style:column-width="6.57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0.024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2"/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000000"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language="en" fo:country="US" style:language-asian="en" style:country-asian="US" style:font-size-complex="5.65000009536743pt" style:language-complex="en" style:country-complex="US"/>
    </style:style>
    <style:style style:name="ce8" style:family="table-cell" style:parent-style-name="Default" style:data-style-name="N117"/>
    <style:style style:name="ce9" style:family="table-cell" style:parent-style-name="Default" style:data-style-name="N117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9"/>
    <style:style style:name="ce11" style:family="table-cell" style:parent-style-name="Default" style:data-style-name="N11"/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visibility="collapse" table:default-cell-style-name="ce2"/>
        <table:table-column table:style-name="co10" table:visibility="collapse" table:number-columns-repeated="2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LONGITUDE</text:p>
          </table:table-cell>
          <table:table-cell office:value-type="string">
            <text:p>LATITUDE</text:p>
          </table:table-cell>
          <table:table-cell office:value-type="string">
            <text:p>NOM1</text:p>
          </table:table-cell>
          <table:table-cell office:value-type="string">
            <text:p>NOM2</text:p>
          </table:table-cell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LON</text:p>
          </table:table-cell>
          <table:table-cell office:value-type="string">
            <text:p>OSM_LAT</text:p>
          </table:table-cell>
          <table:table-cell office:value-type="string">
            <text:p>OSM_NAME</text:p>
          </table:table-cell>
          <table:table-cell office:value-type="string">
            <text:p>DIFF_POS</text:p>
          </table:table-cell>
          <table:table-cell office:value-type="string">
            <text:p>DIFF_NOM</text:p>
          </table:table-cell>
          <table:table-cell office:value-type="string">
            <text:p>DIFF_NOM_CAP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2.33871281165883">
            <text:p>2,3387128117</text:p>
          </table:table-cell>
          <table:table-cell office:value-type="float" office:value="48.8844176451841">
            <text:p>48,8844176452</text:p>
          </table:table-cell>
          <table:table-cell office:value-type="string">
            <text:p>Abbesses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264505115">
            <text:p>264505115</text:p>
          </table:table-cell>
          <table:table-cell table:style-name="ce1" office:value-type="float" office:value="2.3384377">
            <text:p>2,3384377</text:p>
          </table:table-cell>
          <table:table-cell table:style-name="ce1" office:value-type="float" office:value="48.884476">
            <text:p>48,8844760</text:p>
          </table:table-cell>
          <table:table-cell office:value-type="string">
            <text:p>Abbesses</text:p>
          </table:table-cell>
          <table:table-cell table:style-name="ce3" table:formula="of:=INT(6370*2*ASIN(SQRT((SIN((RADIANS([.C2])-RADIANS([.I2]))/2)^2)+COS(RADIANS([.C2]))*COS(RADIANS([.I2]))*(SIN(RADIANS([.B2])-RADIANS([.H2]))/2)^2))*1000)" office:value-type="float" office:value="21">
            <text:p>21</text:p>
          </table:table-cell>
          <table:table-cell table:formula="of:=IF([.D2]=[.J2];0;1)" office:value-type="float" office:value="0">
            <text:p>0</text:p>
          </table:table-cell>
          <table:table-cell table:formula="of:=IF(LOWER([.D2])=LOWER([.J2]);0;1)" office:value-type="float" office:value="0">
            <text:p>0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2.32674567371924">
            <text:p>2,3267456737</text:p>
          </table:table-cell>
          <table:table-cell office:value-type="float" office:value="48.828398514348">
            <text:p>48,8283985143</text:p>
          </table:table-cell>
          <table:table-cell office:value-type="string">
            <text:p>Alésia</text:p>
          </table:table-cell>
          <table:table-cell office:value-type="string">
            <text:p>PARIS-14EME</text:p>
          </table:table-cell>
          <table:table-cell office:value-type="string">
            <text:p>metro</text:p>
          </table:table-cell>
          <table:table-cell office:value-type="float" office:value="220289382">
            <text:p>220289382</text:p>
          </table:table-cell>
          <table:table-cell table:style-name="ce1" office:value-type="float" office:value="2.3269249">
            <text:p>2,3269249</text:p>
          </table:table-cell>
          <table:table-cell table:style-name="ce1" office:value-type="float" office:value="48.8280605">
            <text:p>48,8280605</text:p>
          </table:table-cell>
          <table:table-cell office:value-type="string">
            <text:p>Alésia</text:p>
          </table:table-cell>
          <table:table-cell table:style-name="ce3" table:formula="of:=INT(6370*2*ASIN(SQRT((SIN((RADIANS([.C3])-RADIANS([.I3]))/2)^2)+COS(RADIANS([.C3]))*COS(RADIANS([.I3]))*(SIN(RADIANS([.B3])-RADIANS([.H3]))/2)^2))*1000)" office:value-type="float" office:value="39">
            <text:p>39</text:p>
          </table:table-cell>
          <table:table-cell table:formula="of:=IF([.D3]=[.J3];0;1)" office:value-type="float" office:value="0">
            <text:p>0</text:p>
          </table:table-cell>
          <table:table-cell table:formula="of:=IF(LOWER([.D3])=LOWER([.J3]);0;1)" office:value-type="float" office:value="0">
            <text:p>0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2.3949898158233">
            <text:p>2,3949898158</text:p>
          </table:table-cell>
          <table:table-cell office:value-type="float" office:value="48.8561744489676">
            <text:p>48,856174449</text:p>
          </table:table-cell>
          <table:table-cell office:value-type="string">
            <text:p>Alexandre-Dumas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43490764">
            <text:p>243490764</text:p>
          </table:table-cell>
          <table:table-cell table:style-name="ce1" office:value-type="float" office:value="2.3945621">
            <text:p>2,3945621</text:p>
          </table:table-cell>
          <table:table-cell table:style-name="ce1" office:value-type="float" office:value="48.856264">
            <text:p>48,8562640</text:p>
          </table:table-cell>
          <table:table-cell office:value-type="string">
            <text:p>Alexandre Dumas</text:p>
          </table:table-cell>
          <table:table-cell table:style-name="ce3" table:formula="of:=INT(6370*2*ASIN(SQRT((SIN((RADIANS([.C4])-RADIANS([.I4]))/2)^2)+COS(RADIANS([.C4]))*COS(RADIANS([.I4]))*(SIN(RADIANS([.B4])-RADIANS([.H4]))/2)^2))*1000)" office:value-type="float" office:value="32">
            <text:p>32</text:p>
          </table:table-cell>
          <table:table-cell table:formula="of:=IF([.D4]=[.J4];0;1)" office:value-type="float" office:value="1">
            <text:p>1</text:p>
          </table:table-cell>
          <table:table-cell table:formula="of:=IF(LOWER([.D4])=LOWER([.J4]);0;1)" office:value-type="float" office:value="1">
            <text:p>1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.30088336611739">
            <text:p>2,3008833661</text:p>
          </table:table-cell>
          <table:table-cell office:value-type="float" office:value="48.864646030374">
            <text:p>48,8646460304</text:p>
          </table:table-cell>
          <table:table-cell office:value-type="string">
            <text:p>Alma-Marceau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9132">
            <text:p>260769132</text:p>
          </table:table-cell>
          <table:table-cell table:style-name="ce1" office:value-type="float" office:value="2.3006256">
            <text:p>2,3006256</text:p>
          </table:table-cell>
          <table:table-cell table:style-name="ce1" office:value-type="float" office:value="48.8649686">
            <text:p>48,8649686</text:p>
          </table:table-cell>
          <table:table-cell office:value-type="string">
            <text:p>Alma-Marceau</text:p>
          </table:table-cell>
          <table:table-cell table:style-name="ce3" table:formula="of:=INT(6370*2*ASIN(SQRT((SIN((RADIANS([.C5])-RADIANS([.I5]))/2)^2)+COS(RADIANS([.C5]))*COS(RADIANS([.I5]))*(SIN(RADIANS([.B5])-RADIANS([.H5]))/2)^2))*1000)" office:value-type="float" office:value="40">
            <text:p>40</text:p>
          </table:table-cell>
          <table:table-cell table:formula="of:=IF([.D5]=[.J5];0;1)" office:value-type="float" office:value="0">
            <text:p>0</text:p>
          </table:table-cell>
          <table:table-cell table:formula="of:=IF(LOWER([.D5])=LOWER([.J5]);0;1)" office:value-type="float" office:value="0">
            <text:p>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2.285373878396">
            <text:p>2,2853738784</text:p>
          </table:table-cell>
          <table:table-cell office:value-type="float" office:value="48.8924723754181">
            <text:p>48,8924723754</text:p>
          </table:table-cell>
          <table:table-cell office:value-type="string">
            <text:p>Anatole-France</text:p>
          </table:table-cell>
          <table:table-cell office:value-type="string">
            <text:p>LEVALLOIS-PERRET</text:p>
          </table:table-cell>
          <table:table-cell office:value-type="string">
            <text:p>metro</text:p>
          </table:table-cell>
          <table:table-cell office:value-type="float" office:value="255000799">
            <text:p>255000799</text:p>
          </table:table-cell>
          <table:table-cell table:style-name="ce1" office:value-type="float" office:value="2.2852229">
            <text:p>2,2852229</text:p>
          </table:table-cell>
          <table:table-cell table:style-name="ce1" office:value-type="float" office:value="48.8921077">
            <text:p>48,8921077</text:p>
          </table:table-cell>
          <table:table-cell office:value-type="string">
            <text:p>Anatole France</text:p>
          </table:table-cell>
          <table:table-cell table:style-name="ce3" table:formula="of:=INT(6370*2*ASIN(SQRT((SIN((RADIANS([.C6])-RADIANS([.I6]))/2)^2)+COS(RADIANS([.C6]))*COS(RADIANS([.I6]))*(SIN(RADIANS([.B6])-RADIANS([.H6]))/2)^2))*1000)" office:value-type="float" office:value="42">
            <text:p>42</text:p>
          </table:table-cell>
          <table:table-cell table:formula="of:=IF([.D6]=[.J6];0;1)" office:value-type="float" office:value="1">
            <text:p>1</text:p>
          </table:table-cell>
          <table:table-cell table:formula="of:=IF(LOWER([.D6])=LOWER([.J6]);0;1)" office:value-type="float" office:value="1">
            <text:p>1</text:p>
          </table:table-cell>
        </table:table-row>
        <table:table-row table:style-name="ro1">
          <table:table-cell office:value-type="float" office:value="11037">
            <text:p>11037</text:p>
          </table:table-cell>
          <table:table-cell office:value-type="float" office:value="2.30131372490699">
            <text:p>2,3013137249</text:p>
          </table:table-cell>
          <table:table-cell office:value-type="float" office:value="48.7547197227554">
            <text:p>48,7547197228</text:p>
          </table:table-cell>
          <table:table-cell office:value-type="string">
            <text:p>Antony</text:p>
          </table:table-cell>
          <table:table-cell office:value-type="string">
            <text:p>ANTONY</text:p>
          </table:table-cell>
          <table:table-cell office:value-type="string">
            <text:p>metro</text:p>
          </table:table-cell>
          <table:table-cell office:value-type="float" office:value="80405300">
            <text:p>80405300</text:p>
          </table:table-cell>
          <table:table-cell table:style-name="ce1" office:value-type="float" office:value="2.30100686769531">
            <text:p>2,3010069</text:p>
          </table:table-cell>
          <table:table-cell table:style-name="ce1" office:value-type="float" office:value="48.7548914078196">
            <text:p>48,7548914</text:p>
          </table:table-cell>
          <table:table-cell office:value-type="string">
            <text:p>Antony</text:p>
          </table:table-cell>
          <table:table-cell table:style-name="ce3" table:formula="of:=INT(6370*2*ASIN(SQRT((SIN((RADIANS([.C7])-RADIANS([.I7]))/2)^2)+COS(RADIANS([.C7]))*COS(RADIANS([.I7]))*(SIN(RADIANS([.B7])-RADIANS([.H7]))/2)^2))*1000)" office:value-type="float" office:value="29">
            <text:p>29</text:p>
          </table:table-cell>
          <table:table-cell table:formula="of:=IF([.D7]=[.J7];0;1)" office:value-type="float" office:value="0">
            <text:p>0</text:p>
          </table:table-cell>
          <table:table-cell table:formula="of:=IF(LOWER([.D7])=LOWER([.J7]);0;1)" office:value-type="float" office:value="0">
            <text:p>0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2.34397282520569">
            <text:p>2,3439728252</text:p>
          </table:table-cell>
          <table:table-cell office:value-type="float" office:value="48.8831322902739">
            <text:p>48,8831322903</text:p>
          </table:table-cell>
          <table:table-cell office:value-type="string">
            <text:p>Anvers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243494998">
            <text:p>243494998</text:p>
          </table:table-cell>
          <table:table-cell table:style-name="ce1" office:value-type="float" office:value="2.3443344">
            <text:p>2,3443344</text:p>
          </table:table-cell>
          <table:table-cell table:style-name="ce1" office:value-type="float" office:value="48.8829026">
            <text:p>48,8829026</text:p>
          </table:table-cell>
          <table:table-cell office:value-type="string">
            <text:p>Anvers</text:p>
          </table:table-cell>
          <table:table-cell table:style-name="ce3" table:formula="of:=INT(6370*2*ASIN(SQRT((SIN((RADIANS([.C8])-RADIANS([.I8]))/2)^2)+COS(RADIANS([.C8]))*COS(RADIANS([.I8]))*(SIN(RADIANS([.B8])-RADIANS([.H8]))/2)^2))*1000)" office:value-type="float" office:value="36">
            <text:p>36</text:p>
          </table:table-cell>
          <table:table-cell table:formula="of:=IF([.D8]=[.J8];0;1)" office:value-type="float" office:value="0">
            <text:p>0</text:p>
          </table:table-cell>
          <table:table-cell table:formula="of:=IF(LOWER([.D8])=LOWER([.J8]);0;1)" office:value-type="float" office:value="0">
            <text:p>0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.2893216639617">
            <text:p>2,289321664</text:p>
          </table:table-cell>
          <table:table-cell office:value-type="float" office:value="48.875533092935">
            <text:p>48,8755330929</text:p>
          </table:table-cell>
          <table:table-cell office:value-type="string">
            <text:p>Argentine</text:p>
          </table:table-cell>
          <table:table-cell office:value-type="string">
            <text:p>PARIS-17EME</text:p>
          </table:table-cell>
          <table:table-cell office:value-type="string">
            <text:p>metro</text:p>
          </table:table-cell>
          <table:table-cell office:value-type="float" office:value="27362240">
            <text:p>27362240</text:p>
          </table:table-cell>
          <table:table-cell table:style-name="ce1" office:value-type="float" office:value="2.2891932">
            <text:p>2,2891932</text:p>
          </table:table-cell>
          <table:table-cell table:style-name="ce1" office:value-type="float" office:value="48.875713">
            <text:p>48,8757130</text:p>
          </table:table-cell>
          <table:table-cell office:value-type="string">
            <text:p>Argentine</text:p>
          </table:table-cell>
          <table:table-cell table:style-name="ce3" table:formula="of:=INT(6370*2*ASIN(SQRT((SIN((RADIANS([.C9])-RADIANS([.I9]))/2)^2)+COS(RADIANS([.C9]))*COS(RADIANS([.I9]))*(SIN(RADIANS([.B9])-RADIANS([.H9]))/2)^2))*1000)" office:value-type="float" office:value="22">
            <text:p>22</text:p>
          </table:table-cell>
          <table:table-cell table:formula="of:=IF([.D9]=[.J9];0;1)" office:value-type="float" office:value="0">
            <text:p>0</text:p>
          </table:table-cell>
          <table:table-cell table:formula="of:=IF(LOWER([.D9])=LOWER([.J9]);0;1)" office:value-type="float" office:value="0">
            <text:p>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2.35637778086357">
            <text:p>2,3563777809</text:p>
          </table:table-cell>
          <table:table-cell office:value-type="float" office:value="48.8652929436681">
            <text:p>48,8652929437</text:p>
          </table:table-cell>
          <table:table-cell office:value-type="string">
            <text:p>Arts-et-Métiers</text:p>
          </table:table-cell>
          <table:table-cell office:value-type="string">
            <text:p>PARIS-03EME</text:p>
          </table:table-cell>
          <table:table-cell office:value-type="string">
            <text:p>metro</text:p>
          </table:table-cell>
          <table:table-cell office:value-type="float" office:value="243507793">
            <text:p>243507793</text:p>
          </table:table-cell>
          <table:table-cell table:style-name="ce1" office:value-type="float" office:value="2.3563464">
            <text:p>2,3563464</text:p>
          </table:table-cell>
          <table:table-cell table:style-name="ce1" office:value-type="float" office:value="48.8654878">
            <text:p>48,8654878</text:p>
          </table:table-cell>
          <table:table-cell office:value-type="string">
            <text:p>Arts et Métiers</text:p>
          </table:table-cell>
          <table:table-cell table:style-name="ce3" table:formula="of:=INT(6370*2*ASIN(SQRT((SIN((RADIANS([.C10])-RADIANS([.I10]))/2)^2)+COS(RADIANS([.C10]))*COS(RADIANS([.I10]))*(SIN(RADIANS([.B10])-RADIANS([.H10]))/2)^2))*1000)" office:value-type="float" office:value="21">
            <text:p>21</text:p>
          </table:table-cell>
          <table:table-cell table:formula="of:=IF([.D10]=[.J10];0;1)" office:value-type="float" office:value="1">
            <text:p>1</text:p>
          </table:table-cell>
          <table:table-cell table:formula="of:=IF(LOWER([.D10])=LOWER([.J10]);0;1)" office:value-type="float" office:value="1">
            <text:p>1</text:p>
          </table:table-cell>
        </table:table-row>
        <table:table-row table:style-name="ro1">
          <table:table-cell office:value-type="float" office:value="225437">
            <text:p>225437</text:p>
          </table:table-cell>
          <table:table-cell office:value-type="float" office:value="2.28407447167184">
            <text:p>2,2840744717</text:p>
          </table:table-cell>
          <table:table-cell office:value-type="float" office:value="48.9301634125573">
            <text:p>48,9301634126</text:p>
          </table:table-cell>
          <table:table-cell office:value-type="string">
            <text:p>Asnieres-Gennevilliers Les Courtilles</text:p>
          </table:table-cell>
          <table:table-cell office:value-type="string">
            <text:p>ASNIERES-SUR-SEINE</text:p>
          </table:table-cell>
          <table:table-cell office:value-type="string">
            <text:p>metro</text:p>
          </table:table-cell>
          <table:table-cell office:value-type="float" office:value="269337982">
            <text:p>269337982</text:p>
          </table:table-cell>
          <table:table-cell table:style-name="ce1" office:value-type="float" office:value="2.2836436">
            <text:p>2,2836436</text:p>
          </table:table-cell>
          <table:table-cell table:style-name="ce1" office:value-type="float" office:value="48.9305465">
            <text:p>48,9305465</text:p>
          </table:table-cell>
          <table:table-cell office:value-type="string">
            <text:p>Les Courtilles</text:p>
          </table:table-cell>
          <table:table-cell table:style-name="ce3" table:formula="of:=INT(6370*2*ASIN(SQRT((SIN((RADIANS([.C11])-RADIANS([.I11]))/2)^2)+COS(RADIANS([.C11]))*COS(RADIANS([.I11]))*(SIN(RADIANS([.B11])-RADIANS([.H11]))/2)^2))*1000)" office:value-type="float" office:value="52">
            <text:p>52</text:p>
          </table:table-cell>
          <table:table-cell table:formula="of:=IF([.D11]=[.J11];0;1)" office:value-type="float" office:value="1">
            <text:p>1</text:p>
          </table:table-cell>
          <table:table-cell table:formula="of:=IF(LOWER([.D11])=LOWER([.J11]);0;1)" office:value-type="float" office:value="1">
            <text:p>1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2.32063223734412">
            <text:p>2,3206322373</text:p>
          </table:table-cell>
          <table:table-cell office:value-type="float" office:value="48.8608996859822">
            <text:p>48,860899686</text:p>
          </table:table-cell>
          <table:table-cell office:value-type="string">
            <text:p>Assemblée Nationale</text:p>
          </table:table-cell>
          <table:table-cell office:value-type="string">
            <text:p>PARIS-07EME</text:p>
          </table:table-cell>
          <table:table-cell office:value-type="string">
            <text:p>metro</text:p>
          </table:table-cell>
          <table:table-cell office:value-type="float" office:value="263497271">
            <text:p>263497271</text:p>
          </table:table-cell>
          <table:table-cell table:style-name="ce1" office:value-type="float" office:value="2.3210551">
            <text:p>2,3210551</text:p>
          </table:table-cell>
          <table:table-cell table:style-name="ce1" office:value-type="float" office:value="48.860697">
            <text:p>48,8606970</text:p>
          </table:table-cell>
          <table:table-cell office:value-type="string">
            <text:p>Assemblée Nationale</text:p>
          </table:table-cell>
          <table:table-cell table:style-name="ce3" table:formula="of:=INT(6370*2*ASIN(SQRT((SIN((RADIANS([.C12])-RADIANS([.I12]))/2)^2)+COS(RADIANS([.C12]))*COS(RADIANS([.I12]))*(SIN(RADIANS([.B12])-RADIANS([.H12]))/2)^2))*1000)" office:value-type="float" office:value="38">
            <text:p>38</text:p>
          </table:table-cell>
          <table:table-cell table:formula="of:=IF([.D12]=[.J12];0;1)" office:value-type="float" office:value="0">
            <text:p>0</text:p>
          </table:table-cell>
          <table:table-cell table:formula="of:=IF(LOWER([.D12])=LOWER([.J12]);0;1)" office:value-type="float" office:value="0">
            <text:p>0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2.3920219501423">
            <text:p>2,3920219501</text:p>
          </table:table-cell>
          <table:table-cell office:value-type="float" office:value="48.9038299162483">
            <text:p>48,9038299162</text:p>
          </table:table-cell>
          <table:table-cell office:value-type="string">
            <text:p>Aubervilliers Pantin (4 Chemins)</text:p>
          </table:table-cell>
          <table:table-cell office:value-type="string">
            <text:p>AUBERVILLIERS</text:p>
          </table:table-cell>
          <table:table-cell office:value-type="string">
            <text:p>metro</text:p>
          </table:table-cell>
          <table:table-cell office:value-type="float" office:value="270244436">
            <text:p>270244436</text:p>
          </table:table-cell>
          <table:table-cell table:style-name="ce1" office:value-type="float" office:value="2.3921656">
            <text:p>2,3921656</text:p>
          </table:table-cell>
          <table:table-cell table:style-name="ce1" office:value-type="float" office:value="48.9036536">
            <text:p>48,9036536</text:p>
          </table:table-cell>
          <table:table-cell office:value-type="string">
            <text:p>Aubervilliers - Pantin - Quatre Chemins</text:p>
          </table:table-cell>
          <table:table-cell table:style-name="ce3" table:formula="of:=INT(6370*2*ASIN(SQRT((SIN((RADIANS([.C13])-RADIANS([.I13]))/2)^2)+COS(RADIANS([.C13]))*COS(RADIANS([.I13]))*(SIN(RADIANS([.B13])-RADIANS([.H13]))/2)^2))*1000)" office:value-type="float" office:value="22">
            <text:p>22</text:p>
          </table:table-cell>
          <table:table-cell table:formula="of:=IF([.D13]=[.J13];0;1)" office:value-type="float" office:value="1">
            <text:p>1</text:p>
          </table:table-cell>
          <table:table-cell table:formula="of:=IF(LOWER([.D13])=LOWER([.J13]);0;1)" office:value-type="float" office:value="1">
            <text:p>1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.29493807524416">
            <text:p>2,2949380752</text:p>
          </table:table-cell>
          <table:table-cell office:value-type="float" office:value="48.8469642745973">
            <text:p>48,8469642746</text:p>
          </table:table-cell>
          <table:table-cell office:value-type="string">
            <text:p>Avenue Emile-Zola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261666122">
            <text:p>261666122</text:p>
          </table:table-cell>
          <table:table-cell table:style-name="ce1" office:value-type="float" office:value="2.2953101">
            <text:p>2,2953101</text:p>
          </table:table-cell>
          <table:table-cell table:style-name="ce1" office:value-type="float" office:value="48.8470463">
            <text:p>48,8470463</text:p>
          </table:table-cell>
          <table:table-cell office:value-type="string">
            <text:p>Avenue Émile Zola</text:p>
          </table:table-cell>
          <table:table-cell table:style-name="ce3" table:formula="of:=INT(6370*2*ASIN(SQRT((SIN((RADIANS([.C14])-RADIANS([.I14]))/2)^2)+COS(RADIANS([.C14]))*COS(RADIANS([.I14]))*(SIN(RADIANS([.B14])-RADIANS([.H14]))/2)^2))*1000)" office:value-type="float" office:value="28">
            <text:p>28</text:p>
          </table:table-cell>
          <table:table-cell table:formula="of:=IF([.D14]=[.J14];0;1)" office:value-type="float" office:value="1">
            <text:p>1</text:p>
          </table:table-cell>
          <table:table-cell table:formula="of:=IF(LOWER([.D14])=LOWER([.J14]);0;1)" office:value-type="float" office:value="1">
            <text:p>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2.39798013009568">
            <text:p>2,3979801301</text:p>
          </table:table-cell>
          <table:table-cell office:value-type="float" office:value="48.8509782113622">
            <text:p>48,8509782114</text:p>
          </table:table-cell>
          <table:table-cell office:value-type="string">
            <text:p>Avron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43489718">
            <text:p>243489718</text:p>
          </table:table-cell>
          <table:table-cell table:style-name="ce1" office:value-type="float" office:value="2.3982271">
            <text:p>2,3982271</text:p>
          </table:table-cell>
          <table:table-cell table:style-name="ce1" office:value-type="float" office:value="48.8514805">
            <text:p>48,8514805</text:p>
          </table:table-cell>
          <table:table-cell office:value-type="string">
            <text:p>Avron</text:p>
          </table:table-cell>
          <table:table-cell table:style-name="ce3" table:formula="of:=INT(6370*2*ASIN(SQRT((SIN((RADIANS([.C15])-RADIANS([.I15]))/2)^2)+COS(RADIANS([.C15]))*COS(RADIANS([.I15]))*(SIN(RADIANS([.B15])-RADIANS([.H15]))/2)^2))*1000)" office:value-type="float" office:value="58">
            <text:p>58</text:p>
          </table:table-cell>
          <table:table-cell table:formula="of:=IF([.D15]=[.J15];0;1)" office:value-type="float" office:value="0">
            <text:p>0</text:p>
          </table:table-cell>
          <table:table-cell table:formula="of:=IF(LOWER([.D15])=LOWER([.J15]);0;1)" office:value-type="float" office:value="0">
            <text:p>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.27821832700082">
            <text:p>2,278218327</text:p>
          </table:table-cell>
          <table:table-cell office:value-type="float" office:value="48.8362754634973">
            <text:p>48,8362754635</text:p>
          </table:table-cell>
          <table:table-cell office:value-type="string">
            <text:p>Balard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260231828">
            <text:p>260231828</text:p>
          </table:table-cell>
          <table:table-cell table:style-name="ce1" office:value-type="float" office:value="2.2784">
            <text:p>2,2784000</text:p>
          </table:table-cell>
          <table:table-cell table:style-name="ce1" office:value-type="float" office:value="48.8363894">
            <text:p>48,8363894</text:p>
          </table:table-cell>
          <table:table-cell office:value-type="string">
            <text:p>Balard</text:p>
          </table:table-cell>
          <table:table-cell table:style-name="ce3" table:formula="of:=INT(6370*2*ASIN(SQRT((SIN((RADIANS([.C16])-RADIANS([.I16]))/2)^2)+COS(RADIANS([.C16]))*COS(RADIANS([.I16]))*(SIN(RADIANS([.B16])-RADIANS([.H16]))/2)^2))*1000)" office:value-type="float" office:value="18">
            <text:p>18</text:p>
          </table:table-cell>
          <table:table-cell table:formula="of:=IF([.D16]=[.J16];0;1)" office:value-type="float" office:value="0">
            <text:p>0</text:p>
          </table:table-cell>
          <table:table-cell table:formula="of:=IF(LOWER([.D16])=LOWER([.J16]);0;1)"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2.34973719426844">
            <text:p>2,3497371943</text:p>
          </table:table-cell>
          <table:table-cell office:value-type="float" office:value="48.8836207315381">
            <text:p>48,8836207315</text:p>
          </table:table-cell>
          <table:table-cell office:value-type="string">
            <text:p>Barbès-Rochechouart</text:p>
          </table:table-cell>
          <table:table-cell office:value-type="string">
            <text:p>PARIS-09EME</text:p>
          </table:table-cell>
          <table:table-cell office:value-type="string">
            <text:p>metro</text:p>
          </table:table-cell>
          <table:table-cell office:value-type="float" office:value="1480535477">
            <text:p>1480535477</text:p>
          </table:table-cell>
          <table:table-cell table:style-name="ce1" office:value-type="float" office:value="2.3495338">
            <text:p>2,3495338</text:p>
          </table:table-cell>
          <table:table-cell table:style-name="ce1" office:value-type="float" office:value="48.8837592">
            <text:p>48,8837592</text:p>
          </table:table-cell>
          <table:table-cell office:value-type="string">
            <text:p>Barbès - Rochechouart</text:p>
          </table:table-cell>
          <table:table-cell table:style-name="ce3" table:formula="of:=INT(6370*2*ASIN(SQRT((SIN((RADIANS([.C17])-RADIANS([.I17]))/2)^2)+COS(RADIANS([.C17]))*COS(RADIANS([.I17]))*(SIN(RADIANS([.B17])-RADIANS([.H17]))/2)^2))*1000)" office:value-type="float" office:value="21">
            <text:p>21</text:p>
          </table:table-cell>
          <table:table-cell table:formula="of:=IF([.D17]=[.J17];0;1)" office:value-type="float" office:value="1">
            <text:p>1</text:p>
          </table:table-cell>
          <table:table-cell table:formula="of:=IF(LOWER([.D17])=LOWER([.J17]);0;1)" office:value-type="float" office:value="1">
            <text:p>1</text:p>
          </table:table-cell>
        </table:table-row>
        <table:table-row table:style-name="ro1">
          <table:table-cell office:value-type="float" office:value="50622">
            <text:p>50622</text:p>
          </table:table-cell>
          <table:table-cell office:value-type="float" office:value="2.35941471750625">
            <text:p>2,3594147175</text:p>
          </table:table-cell>
          <table:table-cell office:value-type="float" office:value="48.9366033097107">
            <text:p>48,9366033097</text:p>
          </table:table-cell>
          <table:table-cell office:value-type="string">
            <text:p>Basilique de Saint-Denis</text:p>
          </table:table-cell>
          <table:table-cell office:value-type="string">
            <text:p>SAINT-DENIS</text:p>
          </table:table-cell>
          <table:table-cell office:value-type="string">
            <text:p>metro</text:p>
          </table:table-cell>
          <table:table-cell office:value-type="float" office:value="331524250">
            <text:p>331524250</text:p>
          </table:table-cell>
          <table:table-cell table:style-name="ce1" office:value-type="float" office:value="2.3590959">
            <text:p>2,3590959</text:p>
          </table:table-cell>
          <table:table-cell table:style-name="ce1" office:value-type="float" office:value="48.936826">
            <text:p>48,9368260</text:p>
          </table:table-cell>
          <table:table-cell office:value-type="string">
            <text:p>Basilique de Saint-Denis</text:p>
          </table:table-cell>
          <table:table-cell table:style-name="ce3" table:formula="of:=INT(6370*2*ASIN(SQRT((SIN((RADIANS([.C18])-RADIANS([.I18]))/2)^2)+COS(RADIANS([.C18]))*COS(RADIANS([.I18]))*(SIN(RADIANS([.B18])-RADIANS([.H18]))/2)^2))*1000)" office:value-type="float" office:value="33">
            <text:p>33</text:p>
          </table:table-cell>
          <table:table-cell table:formula="of:=IF([.D18]=[.J18];0;1)" office:value-type="float" office:value="0">
            <text:p>0</text:p>
          </table:table-cell>
          <table:table-cell table:formula="of:=IF(LOWER([.D18])=LOWER([.J18]);0;1)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36918060506559">
            <text:p>2,3691806051</text:p>
          </table:table-cell>
          <table:table-cell office:value-type="float" office:value="48.8528417309667">
            <text:p>48,852841731</text:p>
          </table:table-cell>
          <table:table-cell office:value-type="string">
            <text:p>Bastille</text:p>
          </table:table-cell>
          <table:table-cell office:value-type="string">
            <text:p>PARIS-04EME</text:p>
          </table:table-cell>
          <table:table-cell office:value-type="string">
            <text:p>metro</text:p>
          </table:table-cell>
          <table:table-cell office:value-type="float" office:value="27371876">
            <text:p>27371876</text:p>
          </table:table-cell>
          <table:table-cell table:style-name="ce1" office:value-type="float" office:value="2.3686542">
            <text:p>2,3686542</text:p>
          </table:table-cell>
          <table:table-cell table:style-name="ce1" office:value-type="float" office:value="48.8520122">
            <text:p>48,8520122</text:p>
          </table:table-cell>
          <table:table-cell office:value-type="string">
            <text:p>Bastille</text:p>
          </table:table-cell>
          <table:table-cell table:style-name="ce3" table:formula="of:=INT(6370*2*ASIN(SQRT((SIN((RADIANS([.C19])-RADIANS([.I19]))/2)^2)+COS(RADIANS([.C19]))*COS(RADIANS([.I19]))*(SIN(RADIANS([.B19])-RADIANS([.H19]))/2)^2))*1000)" office:value-type="float" office:value="99">
            <text:p>99</text:p>
          </table:table-cell>
          <table:table-cell table:formula="of:=IF([.D19]=[.J19];0;1)" office:value-type="float" office:value="0">
            <text:p>0</text:p>
          </table:table-cell>
          <table:table-cell table:formula="of:=IF(LOWER([.D19])=LOWER([.J19]);0;1)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.4012056266054">
            <text:p>2,4012056266</text:p>
          </table:table-cell>
          <table:table-cell office:value-type="float" office:value="48.8418961421244">
            <text:p>48,8418961421</text:p>
          </table:table-cell>
          <table:table-cell office:value-type="string">
            <text:p>Bel-Air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45455187">
            <text:p>245455187</text:p>
          </table:table-cell>
          <table:table-cell table:style-name="ce1" office:value-type="float" office:value="2.4008998">
            <text:p>2,4008998</text:p>
          </table:table-cell>
          <table:table-cell table:style-name="ce1" office:value-type="float" office:value="48.8413343">
            <text:p>48,8413343</text:p>
          </table:table-cell>
          <table:table-cell office:value-type="string">
            <text:p>Bel-Air</text:p>
          </table:table-cell>
          <table:table-cell table:style-name="ce3" table:formula="of:=INT(6370*2*ASIN(SQRT((SIN((RADIANS([.C20])-RADIANS([.I20]))/2)^2)+COS(RADIANS([.C20]))*COS(RADIANS([.I20]))*(SIN(RADIANS([.B20])-RADIANS([.H20]))/2)^2))*1000)" office:value-type="float" office:value="66">
            <text:p>66</text:p>
          </table:table-cell>
          <table:table-cell table:formula="of:=IF([.D20]=[.J20];0;1)" office:value-type="float" office:value="0">
            <text:p>0</text:p>
          </table:table-cell>
          <table:table-cell table:formula="of:=IF(LOWER([.D20])=LOWER([.J20]);0;1)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.37680560769061">
            <text:p>2,3768056077</text:p>
          </table:table-cell>
          <table:table-cell office:value-type="float" office:value="48.8720416038719">
            <text:p>48,8720416039</text:p>
          </table:table-cell>
          <table:table-cell office:value-type="string">
            <text:p>Belleville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43493845">
            <text:p>243493845</text:p>
          </table:table-cell>
          <table:table-cell table:style-name="ce1" office:value-type="float" office:value="2.3769849">
            <text:p>2,3769849</text:p>
          </table:table-cell>
          <table:table-cell table:style-name="ce1" office:value-type="float" office:value="48.8720463">
            <text:p>48,8720463</text:p>
          </table:table-cell>
          <table:table-cell office:value-type="string">
            <text:p>Belleville</text:p>
          </table:table-cell>
          <table:table-cell table:style-name="ce3" table:formula="of:=INT(6370*2*ASIN(SQRT((SIN((RADIANS([.C21])-RADIANS([.I21]))/2)^2)+COS(RADIANS([.C21]))*COS(RADIANS([.I21]))*(SIN(RADIANS([.B21])-RADIANS([.H21]))/2)^2))*1000)" office:value-type="float" office:value="13">
            <text:p>13</text:p>
          </table:table-cell>
          <table:table-cell table:formula="of:=IF([.D21]=[.J21];0;1)" office:value-type="float" office:value="0">
            <text:p>0</text:p>
          </table:table-cell>
          <table:table-cell table:formula="of:=IF(LOWER([.D21])=LOWER([.J21]);0;1)" office:value-type="float" office:value="0">
            <text:p>0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2.42923849792977">
            <text:p>2,4292384979</text:p>
          </table:table-cell>
          <table:table-cell office:value-type="float" office:value="48.8453342425325">
            <text:p>48,8453342425</text:p>
          </table:table-cell>
          <table:table-cell office:value-type="string">
            <text:p>Bérault</text:p>
          </table:table-cell>
          <table:table-cell office:value-type="string">
            <text:p>VINCENNES</text:p>
          </table:table-cell>
          <table:table-cell office:value-type="string">
            <text:p>metro</text:p>
          </table:table-cell>
          <table:table-cell office:value-type="float" office:value="241928758">
            <text:p>241928758</text:p>
          </table:table-cell>
          <table:table-cell table:style-name="ce1" office:value-type="float" office:value="2.4293269">
            <text:p>2,4293269</text:p>
          </table:table-cell>
          <table:table-cell table:style-name="ce1" office:value-type="float" office:value="48.8454354">
            <text:p>48,8454354</text:p>
          </table:table-cell>
          <table:table-cell office:value-type="string">
            <text:p>Bérault</text:p>
          </table:table-cell>
          <table:table-cell table:style-name="ce3" table:formula="of:=INT(6370*2*ASIN(SQRT((SIN((RADIANS([.C22])-RADIANS([.I22]))/2)^2)+COS(RADIANS([.C22]))*COS(RADIANS([.I22]))*(SIN(RADIANS([.B22])-RADIANS([.H22]))/2)^2))*1000)" office:value-type="float" office:value="12">
            <text:p>12</text:p>
          </table:table-cell>
          <table:table-cell table:formula="of:=IF([.D22]=[.J22];0;1)" office:value-type="float" office:value="0">
            <text:p>0</text:p>
          </table:table-cell>
          <table:table-cell table:formula="of:=IF(LOWER([.D22])=LOWER([.J22]);0;1)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.37958296880394">
            <text:p>2,3795829688</text:p>
          </table:table-cell>
          <table:table-cell office:value-type="float" office:value="48.8404280893475">
            <text:p>48,8404280893</text:p>
          </table:table-cell>
          <table:table-cell office:value-type="string">
            <text:p>Bercy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60762540">
            <text:p>260762540</text:p>
          </table:table-cell>
          <table:table-cell table:style-name="ce1" office:value-type="float" office:value="2.3799581">
            <text:p>2,3799581</text:p>
          </table:table-cell>
          <table:table-cell table:style-name="ce1" office:value-type="float" office:value="48.8401067">
            <text:p>48,8401067</text:p>
          </table:table-cell>
          <table:table-cell office:value-type="string">
            <text:p>Bercy</text:p>
          </table:table-cell>
          <table:table-cell table:style-name="ce3" table:formula="of:=INT(6370*2*ASIN(SQRT((SIN((RADIANS([.C23])-RADIANS([.I23]))/2)^2)+COS(RADIANS([.C23]))*COS(RADIANS([.I23]))*(SIN(RADIANS([.B23])-RADIANS([.H23]))/2)^2))*1000)" office:value-type="float" office:value="45">
            <text:p>45</text:p>
          </table:table-cell>
          <table:table-cell table:formula="of:=IF([.D23]=[.J23];0;1)" office:value-type="float" office:value="0">
            <text:p>0</text:p>
          </table:table-cell>
          <table:table-cell table:formula="of:=IF(LOWER([.D23])=LOWER([.J23]);0;1)" office:value-type="float" office:value="0">
            <text:p>0</text:p>
          </table:table-cell>
        </table:table-row>
        <table:table-row table:style-name="ro1">
          <table:table-cell office:value-type="float" office:value="51020">
            <text:p>51020</text:p>
          </table:table-cell>
          <table:table-cell office:value-type="float" office:value="2.3760926116913">
            <text:p>2,3760926117</text:p>
          </table:table-cell>
          <table:table-cell office:value-type="float" office:value="48.8296059726948">
            <text:p>48,8296059727</text:p>
          </table:table-cell>
          <table:table-cell office:value-type="string">
            <text:p>Bibliotheque-Francois Mitterrand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64491192">
            <text:p>264491192</text:p>
          </table:table-cell>
          <table:table-cell table:style-name="ce1" office:value-type="float" office:value="2.3756248">
            <text:p>2,3756248</text:p>
          </table:table-cell>
          <table:table-cell table:style-name="ce1" office:value-type="float" office:value="48.8298519">
            <text:p>48,8298519</text:p>
          </table:table-cell>
          <table:table-cell office:value-type="string">
            <text:p>Bibliothèque François Mitterrand</text:p>
          </table:table-cell>
          <table:table-cell table:style-name="ce3" table:formula="of:=INT(6370*2*ASIN(SQRT((SIN((RADIANS([.C24])-RADIANS([.I24]))/2)^2)+COS(RADIANS([.C24]))*COS(RADIANS([.I24]))*(SIN(RADIANS([.B24])-RADIANS([.H24]))/2)^2))*1000)" office:value-type="float" office:value="43">
            <text:p>43</text:p>
          </table:table-cell>
          <table:table-cell table:formula="of:=IF([.D24]=[.J24];0;1)" office:value-type="float" office:value="1">
            <text:p>1</text:p>
          </table:table-cell>
          <table:table-cell table:formula="of:=IF(LOWER([.D24])=LOWER([.J24]);0;1)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.23810999708736">
            <text:p>2,2381099971</text:p>
          </table:table-cell>
          <table:table-cell office:value-type="float" office:value="48.8319437593265">
            <text:p>48,8319437593</text:p>
          </table:table-cell>
          <table:table-cell office:value-type="string">
            <text:p>Billancourt</text:p>
          </table:table-cell>
          <table:table-cell office:value-type="string">
            <text:p>BOULOGNE-BILLANCOURT</text:p>
          </table:table-cell>
          <table:table-cell office:value-type="string">
            <text:p>metro</text:p>
          </table:table-cell>
          <table:table-cell office:value-type="float" office:value="355153536">
            <text:p>355153536</text:p>
          </table:table-cell>
          <table:table-cell table:style-name="ce1" office:value-type="float" office:value="2.23811">
            <text:p>2,2381100</text:p>
          </table:table-cell>
          <table:table-cell table:style-name="ce1" office:value-type="float" office:value="48.8319438">
            <text:p>48,8319438</text:p>
          </table:table-cell>
          <table:table-cell office:value-type="string">
            <text:p>Billancourt</text:p>
          </table:table-cell>
          <table:table-cell table:style-name="ce3" table:formula="of:=INT(6370*2*ASIN(SQRT((SIN((RADIANS([.C25])-RADIANS([.I25]))/2)^2)+COS(RADIANS([.C25]))*COS(RADIANS([.I25]))*(SIN(RADIANS([.B25])-RADIANS([.H25]))/2)^2))*1000)" office:value-type="float" office:value="0">
            <text:p>0</text:p>
          </table:table-cell>
          <table:table-cell table:formula="of:=IF([.D25]=[.J25];0;1)" office:value-type="float" office:value="0">
            <text:p>0</text:p>
          </table:table-cell>
          <table:table-cell table:formula="of:=IF(LOWER([.D25])=LOWER([.J25]);0;1)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.28878285580131">
            <text:p>2,2887828558</text:p>
          </table:table-cell>
          <table:table-cell office:value-type="float" office:value="48.8543331583289">
            <text:p>48,8543331583</text:p>
          </table:table-cell>
          <table:table-cell office:value-type="string">
            <text:p>Bir-Hakeim (Grenelle)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338930214">
            <text:p>338930214</text:p>
          </table:table-cell>
          <table:table-cell table:style-name="ce1" office:value-type="float" office:value="2.2893959">
            <text:p>2,2893959</text:p>
          </table:table-cell>
          <table:table-cell table:style-name="ce1" office:value-type="float" office:value="48.8538982">
            <text:p>48,8538982</text:p>
          </table:table-cell>
          <table:table-cell office:value-type="string">
            <text:p>Bir-Hakeim</text:p>
          </table:table-cell>
          <table:table-cell table:style-name="ce3" table:formula="of:=INT(6370*2*ASIN(SQRT((SIN((RADIANS([.C26])-RADIANS([.I26]))/2)^2)+COS(RADIANS([.C26]))*COS(RADIANS([.I26]))*(SIN(RADIANS([.B26])-RADIANS([.H26]))/2)^2))*1000)" office:value-type="float" office:value="65">
            <text:p>65</text:p>
          </table:table-cell>
          <table:table-cell table:formula="of:=IF([.D26]=[.J26];0;1)" office:value-type="float" office:value="1">
            <text:p>1</text:p>
          </table:table-cell>
          <table:table-cell table:formula="of:=IF(LOWER([.D26])=LOWER([.J26]);0;1)" office:value-type="float" office:value="1">
            <text:p>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.33166752315741">
            <text:p>2,3316675232</text:p>
          </table:table-cell>
          <table:table-cell office:value-type="float" office:value="48.8836536085134">
            <text:p>48,8836536085</text:p>
          </table:table-cell>
          <table:table-cell office:value-type="string">
            <text:p>Blanche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243496025">
            <text:p>243496025</text:p>
          </table:table-cell>
          <table:table-cell table:style-name="ce1" office:value-type="float" office:value="2.3330841">
            <text:p>2,3330841</text:p>
          </table:table-cell>
          <table:table-cell table:style-name="ce1" office:value-type="float" office:value="48.8836162">
            <text:p>48,8836162</text:p>
          </table:table-cell>
          <table:table-cell office:value-type="string">
            <text:p>Blanche</text:p>
          </table:table-cell>
          <table:table-cell table:style-name="ce3" table:formula="of:=INT(6370*2*ASIN(SQRT((SIN((RADIANS([.C27])-RADIANS([.I27]))/2)^2)+COS(RADIANS([.C27]))*COS(RADIANS([.I27]))*(SIN(RADIANS([.B27])-RADIANS([.H27]))/2)^2))*1000)" office:value-type="float" office:value="103">
            <text:p>103</text:p>
          </table:table-cell>
          <table:table-cell table:formula="of:=IF([.D27]=[.J27];0;1)" office:value-type="float" office:value="0">
            <text:p>0</text:p>
          </table:table-cell>
          <table:table-cell table:formula="of:=IF(LOWER([.D27])=LOWER([.J27]);0;1)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.44962071744124">
            <text:p>2,4496207174</text:p>
          </table:table-cell>
          <table:table-cell office:value-type="float" office:value="48.9069699444265">
            <text:p>48,9069699444</text:p>
          </table:table-cell>
          <table:table-cell office:value-type="string">
            <text:p>Bobigny-Pablo-Picasso</text:p>
          </table:table-cell>
          <table:table-cell office:value-type="string">
            <text:p>BOBIGNY</text:p>
          </table:table-cell>
          <table:table-cell office:value-type="string">
            <text:p>metro</text:p>
          </table:table-cell>
          <table:table-cell office:value-type="float" office:value="1771632724">
            <text:p>1771632724</text:p>
          </table:table-cell>
          <table:table-cell table:style-name="ce1" office:value-type="float" office:value="2.4491919">
            <text:p>2,4491919</text:p>
          </table:table-cell>
          <table:table-cell table:style-name="ce1" office:value-type="float" office:value="48.9064052">
            <text:p>48,9064052</text:p>
          </table:table-cell>
          <table:table-cell office:value-type="string">
            <text:p>Bobigny – Pablo Picasso</text:p>
          </table:table-cell>
          <table:table-cell table:style-name="ce3" table:formula="of:=INT(6370*2*ASIN(SQRT((SIN((RADIANS([.C28])-RADIANS([.I28]))/2)^2)+COS(RADIANS([.C28]))*COS(RADIANS([.I28]))*(SIN(RADIANS([.B28])-RADIANS([.H28]))/2)^2))*1000)" office:value-type="float" office:value="70">
            <text:p>70</text:p>
          </table:table-cell>
          <table:table-cell table:formula="of:=IF([.D28]=[.J28];0;1)" office:value-type="float" office:value="1">
            <text:p>1</text:p>
          </table:table-cell>
          <table:table-cell table:formula="of:=IF(LOWER([.D28])=LOWER([.J28]);0;1)" office:value-type="float" office:value="1">
            <text:p>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.42480187771966">
            <text:p>2,4248018777</text:p>
          </table:table-cell>
          <table:table-cell office:value-type="float" office:value="48.8952689905167">
            <text:p>48,8952689905</text:p>
          </table:table-cell>
          <table:table-cell office:value-type="string">
            <text:p>Bobigny-Pantin (Raymond Queneau)</text:p>
          </table:table-cell>
          <table:table-cell office:value-type="string">
            <text:p>BOBIGNY</text:p>
          </table:table-cell>
          <table:table-cell office:value-type="string">
            <text:p>metro</text:p>
          </table:table-cell>
          <table:table-cell office:value-type="float" office:value="330026206">
            <text:p>330026206</text:p>
          </table:table-cell>
          <table:table-cell table:style-name="ce1" office:value-type="float" office:value="2.4252683">
            <text:p>2,4252683</text:p>
          </table:table-cell>
          <table:table-cell table:style-name="ce1" office:value-type="float" office:value="48.8956372">
            <text:p>48,8956372</text:p>
          </table:table-cell>
          <table:table-cell office:value-type="string">
            <text:p>Bobigny – Pantin – Raymond Queneau</text:p>
          </table:table-cell>
          <table:table-cell table:style-name="ce3" table:formula="of:=INT(6370*2*ASIN(SQRT((SIN((RADIANS([.C29])-RADIANS([.I29]))/2)^2)+COS(RADIANS([.C29]))*COS(RADIANS([.I29]))*(SIN(RADIANS([.B29])-RADIANS([.H29]))/2)^2))*1000)" office:value-type="float" office:value="53">
            <text:p>53</text:p>
          </table:table-cell>
          <table:table-cell table:formula="of:=IF([.D29]=[.J29];0;1)" office:value-type="float" office:value="1">
            <text:p>1</text:p>
          </table:table-cell>
          <table:table-cell table:formula="of:=IF(LOWER([.D29])=LOWER([.J29]);0;1)"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.29047384540453">
            <text:p>2,2904738454</text:p>
          </table:table-cell>
          <table:table-cell office:value-type="float" office:value="48.8670270457182">
            <text:p>48,8670270457</text:p>
          </table:table-cell>
          <table:table-cell office:value-type="string">
            <text:p>Boissière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5387">
            <text:p>260765387</text:p>
          </table:table-cell>
          <table:table-cell table:style-name="ce1" office:value-type="float" office:value="2.2902715">
            <text:p>2,2902715</text:p>
          </table:table-cell>
          <table:table-cell table:style-name="ce1" office:value-type="float" office:value="48.8669099">
            <text:p>48,8669099</text:p>
          </table:table-cell>
          <table:table-cell office:value-type="string">
            <text:p>Boissière</text:p>
          </table:table-cell>
          <table:table-cell table:style-name="ce3" table:formula="of:=INT(6370*2*ASIN(SQRT((SIN((RADIANS([.C30])-RADIANS([.I30]))/2)^2)+COS(RADIANS([.C30]))*COS(RADIANS([.I30]))*(SIN(RADIANS([.B30])-RADIANS([.H30]))/2)^2))*1000)" office:value-type="float" office:value="19">
            <text:p>19</text:p>
          </table:table-cell>
          <table:table-cell table:formula="of:=IF([.D30]=[.J30];0;1)" office:value-type="float" office:value="0">
            <text:p>0</text:p>
          </table:table-cell>
          <table:table-cell table:formula="of:=IF(LOWER([.D30])=LOWER([.J30]);0;1)" office:value-type="float" office:value="0">
            <text:p>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2.37397783298056">
            <text:p>2,373977833</text:p>
          </table:table-cell>
          <table:table-cell office:value-type="float" office:value="48.8805834299155">
            <text:p>48,8805834299</text:p>
          </table:table-cell>
          <table:table-cell office:value-type="string">
            <text:p>Bolivar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43358029">
            <text:p>243358029</text:p>
          </table:table-cell>
          <table:table-cell table:style-name="ce1" office:value-type="float" office:value="2.374076">
            <text:p>2,3740760</text:p>
          </table:table-cell>
          <table:table-cell table:style-name="ce1" office:value-type="float" office:value="48.8807734">
            <text:p>48,8807734</text:p>
          </table:table-cell>
          <table:table-cell office:value-type="string">
            <text:p>Bolivar</text:p>
          </table:table-cell>
          <table:table-cell table:style-name="ce3" table:formula="of:=INT(6370*2*ASIN(SQRT((SIN((RADIANS([.C31])-RADIANS([.I31]))/2)^2)+COS(RADIANS([.C31]))*COS(RADIANS([.I31]))*(SIN(RADIANS([.B31])-RADIANS([.H31]))/2)^2))*1000)" office:value-type="float" office:value="22">
            <text:p>22</text:p>
          </table:table-cell>
          <table:table-cell table:formula="of:=IF([.D31]=[.J31];0;1)" office:value-type="float" office:value="0">
            <text:p>0</text:p>
          </table:table-cell>
          <table:table-cell table:formula="of:=IF(LOWER([.D31])=LOWER([.J31]);0;1)" office:value-type="float" office:value="0">
            <text:p>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2.34867956971335">
            <text:p>2,3486795697</text:p>
          </table:table-cell>
          <table:table-cell office:value-type="float" office:value="48.8705587205312">
            <text:p>48,8705587205</text:p>
          </table:table-cell>
          <table:table-cell office:value-type="string">
            <text:p>Bonne Nouvelle</text:p>
          </table:table-cell>
          <table:table-cell office:value-type="string">
            <text:p>PARIS-09EME</text:p>
          </table:table-cell>
          <table:table-cell office:value-type="string">
            <text:p>metro</text:p>
          </table:table-cell>
          <table:table-cell office:value-type="float" office:value="256897078">
            <text:p>256897078</text:p>
          </table:table-cell>
          <table:table-cell table:style-name="ce1" office:value-type="float" office:value="2.3487793">
            <text:p>2,3487793</text:p>
          </table:table-cell>
          <table:table-cell table:style-name="ce1" office:value-type="float" office:value="48.8706004">
            <text:p>48,8706004</text:p>
          </table:table-cell>
          <table:table-cell office:value-type="string">
            <text:p>Bonne Nouvelle</text:p>
          </table:table-cell>
          <table:table-cell table:style-name="ce3" table:formula="of:=INT(6370*2*ASIN(SQRT((SIN((RADIANS([.C32])-RADIANS([.I32]))/2)^2)+COS(RADIANS([.C32]))*COS(RADIANS([.I32]))*(SIN(RADIANS([.B32])-RADIANS([.H32]))/2)^2))*1000)" office:value-type="float" office:value="8">
            <text:p>8</text:p>
          </table:table-cell>
          <table:table-cell table:formula="of:=IF([.D32]=[.J32];0;1)" office:value-type="float" office:value="0">
            <text:p>0</text:p>
          </table:table-cell>
          <table:table-cell table:formula="of:=IF(LOWER([.D32])=LOWER([.J32]);0;1)" office:value-type="float" office:value="0">
            <text:p>0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2.38873399145736">
            <text:p>2,3887339915</text:p>
          </table:table-cell>
          <table:table-cell office:value-type="float" office:value="48.8793377265439">
            <text:p>48,8793377265</text:p>
          </table:table-cell>
          <table:table-cell office:value-type="string">
            <text:p>Botzaris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64794788">
            <text:p>264794788</text:p>
          </table:table-cell>
          <table:table-cell table:style-name="ce1" office:value-type="float" office:value="2.3888377">
            <text:p>2,3888377</text:p>
          </table:table-cell>
          <table:table-cell table:style-name="ce1" office:value-type="float" office:value="48.8796007">
            <text:p>48,8796007</text:p>
          </table:table-cell>
          <table:table-cell office:value-type="string">
            <text:p>Botzaris</text:p>
          </table:table-cell>
          <table:table-cell table:style-name="ce3" table:formula="of:=INT(6370*2*ASIN(SQRT((SIN((RADIANS([.C33])-RADIANS([.I33]))/2)^2)+COS(RADIANS([.C33]))*COS(RADIANS([.I33]))*(SIN(RADIANS([.B33])-RADIANS([.H33]))/2)^2))*1000)" office:value-type="float" office:value="30">
            <text:p>30</text:p>
          </table:table-cell>
          <table:table-cell table:formula="of:=IF([.D33]=[.J33];0;1)" office:value-type="float" office:value="0">
            <text:p>0</text:p>
          </table:table-cell>
          <table:table-cell table:formula="of:=IF(LOWER([.D33])=LOWER([.J33]);0;1)" office:value-type="float" office:value="0">
            <text:p>0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.28763431751091">
            <text:p>2,2876343175</text:p>
          </table:table-cell>
          <table:table-cell office:value-type="float" office:value="48.8412408953716">
            <text:p>48,8412408954</text:p>
          </table:table-cell>
          <table:table-cell office:value-type="string">
            <text:p>Boucicaut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260231832">
            <text:p>260231832</text:p>
          </table:table-cell>
          <table:table-cell table:style-name="ce1" office:value-type="float" office:value="2.2879218">
            <text:p>2,2879218</text:p>
          </table:table-cell>
          <table:table-cell table:style-name="ce1" office:value-type="float" office:value="48.8410837">
            <text:p>48,8410837</text:p>
          </table:table-cell>
          <table:table-cell office:value-type="string">
            <text:p>Boucicaut</text:p>
          </table:table-cell>
          <table:table-cell table:style-name="ce3" table:formula="of:=INT(6370*2*ASIN(SQRT((SIN((RADIANS([.C34])-RADIANS([.I34]))/2)^2)+COS(RADIANS([.C34]))*COS(RADIANS([.I34]))*(SIN(RADIANS([.B34])-RADIANS([.H34]))/2)^2))*1000)" office:value-type="float" office:value="27">
            <text:p>27</text:p>
          </table:table-cell>
          <table:table-cell table:formula="of:=IF([.D34]=[.J34];0;1)" office:value-type="float" office:value="0">
            <text:p>0</text:p>
          </table:table-cell>
          <table:table-cell table:formula="of:=IF(LOWER([.D34])=LOWER([.J34]);0;1)" office:value-type="float" office:value="0">
            <text:p>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2.22821129036702">
            <text:p>2,2282112904</text:p>
          </table:table-cell>
          <table:table-cell office:value-type="float" office:value="48.8407983648071">
            <text:p>48,8407983648</text:p>
          </table:table-cell>
          <table:table-cell office:value-type="string">
            <text:p>Boulogne Pont de Saint-Cloud</text:p>
          </table:table-cell>
          <table:table-cell office:value-type="string">
            <text:p>BOULOGNE-BILLANCOURT</text:p>
          </table:table-cell>
          <table:table-cell office:value-type="string">
            <text:p>metro</text:p>
          </table:table-cell>
          <table:table-cell office:value-type="float" office:value="264541617">
            <text:p>264541617</text:p>
          </table:table-cell>
          <table:table-cell table:style-name="ce1" office:value-type="float" office:value="2.2287175">
            <text:p>2,2287175</text:p>
          </table:table-cell>
          <table:table-cell table:style-name="ce1" office:value-type="float" office:value="48.840669">
            <text:p>48,8406690</text:p>
          </table:table-cell>
          <table:table-cell office:value-type="string">
            <text:p>Boulogne - Pont de Saint-Cloud</text:p>
          </table:table-cell>
          <table:table-cell table:style-name="ce3" table:formula="of:=INT(6370*2*ASIN(SQRT((SIN((RADIANS([.C35])-RADIANS([.I35]))/2)^2)+COS(RADIANS([.C35]))*COS(RADIANS([.I35]))*(SIN(RADIANS([.B35])-RADIANS([.H35]))/2)^2))*1000)" office:value-type="float" office:value="39">
            <text:p>39</text:p>
          </table:table-cell>
          <table:table-cell table:formula="of:=IF([.D35]=[.J35];0;1)" office:value-type="float" office:value="1">
            <text:p>1</text:p>
          </table:table-cell>
          <table:table-cell table:formula="of:=IF(LOWER([.D35])=LOWER([.J35]);0;1)" office:value-type="float" office:value="1">
            <text:p>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.23883585019659">
            <text:p>2,2388358502</text:p>
          </table:table-cell>
          <table:table-cell office:value-type="float" office:value="48.8422216612984">
            <text:p>48,8422216613</text:p>
          </table:table-cell>
          <table:table-cell office:value-type="string">
            <text:p>Boulogne-Jean-Jaurès</text:p>
          </table:table-cell>
          <table:table-cell office:value-type="string">
            <text:p>BOULOGNE-BILLANCOURT</text:p>
          </table:table-cell>
          <table:table-cell office:value-type="string">
            <text:p>metro</text:p>
          </table:table-cell>
          <table:table-cell office:value-type="float" office:value="264539964">
            <text:p>264539964</text:p>
          </table:table-cell>
          <table:table-cell table:style-name="ce1" office:value-type="float" office:value="2.2387333">
            <text:p>2,2387333</text:p>
          </table:table-cell>
          <table:table-cell table:style-name="ce1" office:value-type="float" office:value="48.8420002">
            <text:p>48,8420002</text:p>
          </table:table-cell>
          <table:table-cell office:value-type="string">
            <text:p>Boulogne - Jean Jaurès</text:p>
          </table:table-cell>
          <table:table-cell table:style-name="ce3" table:formula="of:=INT(6370*2*ASIN(SQRT((SIN((RADIANS([.C36])-RADIANS([.I36]))/2)^2)+COS(RADIANS([.C36]))*COS(RADIANS([.I36]))*(SIN(RADIANS([.B36])-RADIANS([.H36]))/2)^2))*1000)" office:value-type="float" office:value="25">
            <text:p>25</text:p>
          </table:table-cell>
          <table:table-cell table:formula="of:=IF([.D36]=[.J36];0;1)" office:value-type="float" office:value="1">
            <text:p>1</text:p>
          </table:table-cell>
          <table:table-cell table:formula="of:=IF(LOWER([.D36])=LOWER([.J36]);0;1)" office:value-type="float" office:value="1">
            <text:p>1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2.34123268333609">
            <text:p>2,3412326833</text:p>
          </table:table-cell>
          <table:table-cell office:value-type="float" office:value="48.8687976838596">
            <text:p>48,8687976839</text:p>
          </table:table-cell>
          <table:table-cell office:value-type="string">
            <text:p>Bourse</text:p>
          </table:table-cell>
          <table:table-cell office:value-type="string">
            <text:p>PARIS-02EME</text:p>
          </table:table-cell>
          <table:table-cell office:value-type="string">
            <text:p>metro</text:p>
          </table:table-cell>
          <table:table-cell office:value-type="float" office:value="243510334">
            <text:p>243510334</text:p>
          </table:table-cell>
          <table:table-cell table:style-name="ce1" office:value-type="float" office:value="2.3412605">
            <text:p>2,3412605</text:p>
          </table:table-cell>
          <table:table-cell table:style-name="ce1" office:value-type="float" office:value="48.8686692">
            <text:p>48,8686692</text:p>
          </table:table-cell>
          <table:table-cell office:value-type="string">
            <text:p>Bourse</text:p>
          </table:table-cell>
          <table:table-cell table:style-name="ce3" table:formula="of:=INT(6370*2*ASIN(SQRT((SIN((RADIANS([.C37])-RADIANS([.I37]))/2)^2)+COS(RADIANS([.C37]))*COS(RADIANS([.I37]))*(SIN(RADIANS([.B37])-RADIANS([.H37]))/2)^2))*1000)" office:value-type="float" office:value="14">
            <text:p>14</text:p>
          </table:table-cell>
          <table:table-cell table:formula="of:=IF([.D37]=[.J37];0;1)" office:value-type="float" office:value="0">
            <text:p>0</text:p>
          </table:table-cell>
          <table:table-cell table:formula="of:=IF(LOWER([.D37])=LOWER([.J37]);0;1)" office:value-type="float" office:value="0">
            <text:p>0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2.3709371333348">
            <text:p>2,3709371333</text:p>
          </table:table-cell>
          <table:table-cell office:value-type="float" office:value="48.8565162145681">
            <text:p>48,8565162146</text:p>
          </table:table-cell>
          <table:table-cell office:value-type="string">
            <text:p>Bréguet-Sabin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64769296">
            <text:p>264769296</text:p>
          </table:table-cell>
          <table:table-cell table:style-name="ce1" office:value-type="float" office:value="2.3705298">
            <text:p>2,3705298</text:p>
          </table:table-cell>
          <table:table-cell table:style-name="ce1" office:value-type="float" office:value="48.8566177">
            <text:p>48,8566177</text:p>
          </table:table-cell>
          <table:table-cell office:value-type="string">
            <text:p>Bréguet-Sabin</text:p>
          </table:table-cell>
          <table:table-cell table:style-name="ce3" table:formula="of:=INT(6370*2*ASIN(SQRT((SIN((RADIANS([.C38])-RADIANS([.I38]))/2)^2)+COS(RADIANS([.C38]))*COS(RADIANS([.I38]))*(SIN(RADIANS([.B38])-RADIANS([.H38]))/2)^2))*1000)" office:value-type="float" office:value="31">
            <text:p>31</text:p>
          </table:table-cell>
          <table:table-cell table:formula="of:=IF([.D38]=[.J38];0;1)" office:value-type="float" office:value="0">
            <text:p>0</text:p>
          </table:table-cell>
          <table:table-cell table:formula="of:=IF(LOWER([.D38])=LOWER([.J38]);0;1)" office:value-type="float" office:value="0">
            <text:p>0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2.32002765158099">
            <text:p>2,3200276516</text:p>
          </table:table-cell>
          <table:table-cell office:value-type="float" office:value="48.8903794211931">
            <text:p>48,8903794212</text:p>
          </table:table-cell>
          <table:table-cell office:value-type="string">
            <text:p>Brochant</text:p>
          </table:table-cell>
          <table:table-cell office:value-type="string">
            <text:p>PARIS-17EME</text:p>
          </table:table-cell>
          <table:table-cell office:value-type="string">
            <text:p>metro</text:p>
          </table:table-cell>
          <table:table-cell office:value-type="float" office:value="261611884">
            <text:p>261611884</text:p>
          </table:table-cell>
          <table:table-cell table:style-name="ce1" office:value-type="float" office:value="2.3201235">
            <text:p>2,3201235</text:p>
          </table:table-cell>
          <table:table-cell table:style-name="ce1" office:value-type="float" office:value="48.890517">
            <text:p>48,8905170</text:p>
          </table:table-cell>
          <table:table-cell office:value-type="string">
            <text:p>Brochant</text:p>
          </table:table-cell>
          <table:table-cell table:style-name="ce3" table:formula="of:=INT(6370*2*ASIN(SQRT((SIN((RADIANS([.C39])-RADIANS([.I39]))/2)^2)+COS(RADIANS([.C39]))*COS(RADIANS([.I39]))*(SIN(RADIANS([.B39])-RADIANS([.H39]))/2)^2))*1000)" office:value-type="float" office:value="16">
            <text:p>16</text:p>
          </table:table-cell>
          <table:table-cell table:formula="of:=IF([.D39]=[.J39];0;1)" office:value-type="float" office:value="0">
            <text:p>0</text:p>
          </table:table-cell>
          <table:table-cell table:formula="of:=IF(LOWER([.D39])=LOWER([.J39]);0;1)" office:value-type="float" office:value="0">
            <text:p>0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2.38112931956877">
            <text:p>2,3811293196</text:p>
          </table:table-cell>
          <table:table-cell office:value-type="float" office:value="48.8777769835483">
            <text:p>48,8777769835</text:p>
          </table:table-cell>
          <table:table-cell office:value-type="string">
            <text:p>Buttes-Chaumont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43357000">
            <text:p>243357000</text:p>
          </table:table-cell>
          <table:table-cell table:style-name="ce1" office:value-type="float" office:value="2.3812985">
            <text:p>2,3812985</text:p>
          </table:table-cell>
          <table:table-cell table:style-name="ce1" office:value-type="float" office:value="48.8778172">
            <text:p>48,8778172</text:p>
          </table:table-cell>
          <table:table-cell office:value-type="string">
            <text:p>Buttes Chaumont</text:p>
          </table:table-cell>
          <table:table-cell table:style-name="ce3" table:formula="of:=INT(6370*2*ASIN(SQRT((SIN((RADIANS([.C40])-RADIANS([.I40]))/2)^2)+COS(RADIANS([.C40]))*COS(RADIANS([.I40]))*(SIN(RADIANS([.B40])-RADIANS([.H40]))/2)^2))*1000)" office:value-type="float" office:value="13">
            <text:p>13</text:p>
          </table:table-cell>
          <table:table-cell table:formula="of:=IF([.D40]=[.J40];0;1)" office:value-type="float" office:value="1">
            <text:p>1</text:p>
          </table:table-cell>
          <table:table-cell table:formula="of:=IF(LOWER([.D40])=LOWER([.J40]);0;1)" office:value-type="float" office:value="1">
            <text:p>1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2.40102482535231">
            <text:p>2,4010248254</text:p>
          </table:table-cell>
          <table:table-cell office:value-type="float" office:value="48.8517360615634">
            <text:p>48,8517360616</text:p>
          </table:table-cell>
          <table:table-cell office:value-type="string">
            <text:p>Buzenval</text:p>
          </table:table-cell>
          <table:table-cell office:value-type="string">
            <text:p>PARIS-20EME</text:p>
          </table:table-cell>
          <table:table-cell office:value-type="string">
            <text:p>metro</text:p>
          </table:table-cell>
          <table:table-cell office:value-type="float" office:value="243486950">
            <text:p>243486950</text:p>
          </table:table-cell>
          <table:table-cell table:style-name="ce1" office:value-type="float" office:value="2.4013757">
            <text:p>2,4013757</text:p>
          </table:table-cell>
          <table:table-cell table:style-name="ce1" office:value-type="float" office:value="48.8518166">
            <text:p>48,8518166</text:p>
          </table:table-cell>
          <table:table-cell office:value-type="string">
            <text:p>Buzenval</text:p>
          </table:table-cell>
          <table:table-cell table:style-name="ce3" table:formula="of:=INT(6370*2*ASIN(SQRT((SIN((RADIANS([.C41])-RADIANS([.I41]))/2)^2)+COS(RADIANS([.C41]))*COS(RADIANS([.I41]))*(SIN(RADIANS([.B41])-RADIANS([.H41]))/2)^2))*1000)" office:value-type="float" office:value="27">
            <text:p>27</text:p>
          </table:table-cell>
          <table:table-cell table:formula="of:=IF([.D41]=[.J41];0;1)" office:value-type="float" office:value="0">
            <text:p>0</text:p>
          </table:table-cell>
          <table:table-cell table:formula="of:=IF(LOWER([.D41])=LOWER([.J41]);0;1)" office:value-type="float" office:value="0">
            <text:p>0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2.34305895381275">
            <text:p>2,3430589538</text:p>
          </table:table-cell>
          <table:table-cell office:value-type="float" office:value="48.875475187116">
            <text:p>48,8754751871</text:p>
          </table:table-cell>
          <table:table-cell office:value-type="string">
            <text:p>Cadet</text:p>
          </table:table-cell>
          <table:table-cell office:value-type="string">
            <text:p>PARIS-09EME</text:p>
          </table:table-cell>
          <table:table-cell office:value-type="string">
            <text:p>metro</text:p>
          </table:table-cell>
          <table:table-cell office:value-type="float" office:value="264780947">
            <text:p>264780947</text:p>
          </table:table-cell>
          <table:table-cell table:style-name="ce1" office:value-type="float" office:value="2.3441565">
            <text:p>2,3441565</text:p>
          </table:table-cell>
          <table:table-cell table:style-name="ce1" office:value-type="float" office:value="48.8759682">
            <text:p>48,8759682</text:p>
          </table:table-cell>
          <table:table-cell office:value-type="string">
            <text:p>Cadet</text:p>
          </table:table-cell>
          <table:table-cell table:style-name="ce3" table:formula="of:=INT(6370*2*ASIN(SQRT((SIN((RADIANS([.C42])-RADIANS([.I42]))/2)^2)+COS(RADIANS([.C42]))*COS(RADIANS([.I42]))*(SIN(RADIANS([.B42])-RADIANS([.H42]))/2)^2))*1000)" office:value-type="float" office:value="97">
            <text:p>97</text:p>
          </table:table-cell>
          <table:table-cell table:formula="of:=IF([.D42]=[.J42];0;1)" office:value-type="float" office:value="0">
            <text:p>0</text:p>
          </table:table-cell>
          <table:table-cell table:formula="of:=IF(LOWER([.D42])=LOWER([.J42]);0;1)" office:value-type="float" office:value="0">
            <text:p>0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2.30180780419231">
            <text:p>2,3018078042</text:p>
          </table:table-cell>
          <table:table-cell office:value-type="float" office:value="48.8474563362776">
            <text:p>48,8474563363</text:p>
          </table:table-cell>
          <table:table-cell office:value-type="string">
            <text:p>Cambronne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34909171">
            <text:p>34909171</text:p>
          </table:table-cell>
          <table:table-cell table:style-name="ce1" office:value-type="float" office:value="2.3029524">
            <text:p>2,3029524</text:p>
          </table:table-cell>
          <table:table-cell table:style-name="ce1" office:value-type="float" office:value="48.8475338">
            <text:p>48,8475338</text:p>
          </table:table-cell>
          <table:table-cell office:value-type="string">
            <text:p>Cambronne</text:p>
          </table:table-cell>
          <table:table-cell table:style-name="ce3" table:formula="of:=INT(6370*2*ASIN(SQRT((SIN((RADIANS([.C43])-RADIANS([.I43]))/2)^2)+COS(RADIANS([.C43]))*COS(RADIANS([.I43]))*(SIN(RADIANS([.B43])-RADIANS([.H43]))/2)^2))*1000)" office:value-type="float" office:value="84">
            <text:p>84</text:p>
          </table:table-cell>
          <table:table-cell table:formula="of:=IF([.D43]=[.J43];0;1)" office:value-type="float" office:value="0">
            <text:p>0</text:p>
          </table:table-cell>
          <table:table-cell table:formula="of:=IF(LOWER([.D43])=LOWER([.J43]);0;1)" office:value-type="float" office:value="0">
            <text:p>0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2.35815314107711">
            <text:p>2,3581531411</text:p>
          </table:table-cell>
          <table:table-cell office:value-type="float" office:value="48.8357759721732">
            <text:p>48,8357759722</text:p>
          </table:table-cell>
          <table:table-cell office:value-type="string">
            <text:p>Campo-Formio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65055750">
            <text:p>265055750</text:p>
          </table:table-cell>
          <table:table-cell table:style-name="ce1" office:value-type="float" office:value="2.3588519">
            <text:p>2,3588519</text:p>
          </table:table-cell>
          <table:table-cell table:style-name="ce1" office:value-type="float" office:value="48.8356584">
            <text:p>48,8356584</text:p>
          </table:table-cell>
          <table:table-cell office:value-type="string">
            <text:p>Campo-Formio</text:p>
          </table:table-cell>
          <table:table-cell table:style-name="ce3" table:formula="of:=INT(6370*2*ASIN(SQRT((SIN((RADIANS([.C44])-RADIANS([.I44]))/2)^2)+COS(RADIANS([.C44]))*COS(RADIANS([.I44]))*(SIN(RADIANS([.B44])-RADIANS([.H44]))/2)^2))*1000)" office:value-type="float" office:value="52">
            <text:p>52</text:p>
          </table:table-cell>
          <table:table-cell table:formula="of:=IF([.D44]=[.J44];0;1)" office:value-type="float" office:value="0">
            <text:p>0</text:p>
          </table:table-cell>
          <table:table-cell table:formula="of:=IF(LOWER([.D44])=LOWER([.J44]);0;1)" office:value-type="float" office:value="0">
            <text:p>0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2.35147807315592">
            <text:p>2,3514780732</text:p>
          </table:table-cell>
          <table:table-cell office:value-type="float" office:value="48.8463912485782">
            <text:p>48,8463912486</text:p>
          </table:table-cell>
          <table:table-cell office:value-type="string">
            <text:p>Cardinal-Lemoine</text:p>
          </table:table-cell>
          <table:table-cell office:value-type="string">
            <text:p>PARIS-05EME</text:p>
          </table:table-cell>
          <table:table-cell office:value-type="string">
            <text:p>metro</text:p>
          </table:table-cell>
          <table:table-cell office:value-type="float" office:value="260078615">
            <text:p>260078615</text:p>
          </table:table-cell>
          <table:table-cell table:style-name="ce1" office:value-type="float" office:value="2.3517283">
            <text:p>2,3517283</text:p>
          </table:table-cell>
          <table:table-cell table:style-name="ce1" office:value-type="float" office:value="48.8465082">
            <text:p>48,8465082</text:p>
          </table:table-cell>
          <table:table-cell office:value-type="string">
            <text:p>Cardinal Lemoine</text:p>
          </table:table-cell>
          <table:table-cell table:style-name="ce3" table:formula="of:=INT(6370*2*ASIN(SQRT((SIN((RADIANS([.C45])-RADIANS([.I45]))/2)^2)+COS(RADIANS([.C45]))*COS(RADIANS([.I45]))*(SIN(RADIANS([.B45])-RADIANS([.H45]))/2)^2))*1000)" office:value-type="float" office:value="22">
            <text:p>22</text:p>
          </table:table-cell>
          <table:table-cell table:formula="of:=IF([.D45]=[.J45];0;1)" office:value-type="float" office:value="1">
            <text:p>1</text:p>
          </table:table-cell>
          <table:table-cell table:formula="of:=IF(LOWER([.D45])=LOWER([.J45]);0;1)" office:value-type="float" office:value="1">
            <text:p>1</text:p>
          </table:table-cell>
        </table:table-row>
        <table:table-row table:style-name="ro1">
          <table:table-cell office:value-type="float" office:value="228266">
            <text:p>228266</text:p>
          </table:table-cell>
          <table:table-cell office:value-type="float" office:value="2.34320024908894">
            <text:p>2,3432002491</text:p>
          </table:table-cell>
          <table:table-cell office:value-type="float" office:value="48.919455209937">
            <text:p>48,9194552099</text:p>
          </table:table-cell>
          <table:table-cell office:value-type="string">
            <text:p>Carrefour-Pleyel</text:p>
          </table:table-cell>
          <table:table-cell office:value-type="string">
            <text:p>SAINT-DENIS</text:p>
          </table:table-cell>
          <table:table-cell office:value-type="string">
            <text:p>metro</text:p>
          </table:table-cell>
          <table:table-cell office:value-type="float" office:value="313430306">
            <text:p>313430306</text:p>
          </table:table-cell>
          <table:table-cell table:style-name="ce1" office:value-type="float" office:value="2.3429933">
            <text:p>2,3429933</text:p>
          </table:table-cell>
          <table:table-cell table:style-name="ce1" office:value-type="float" office:value="48.9196049">
            <text:p>48,9196049</text:p>
          </table:table-cell>
          <table:table-cell office:value-type="string">
            <text:p>Carrefour Pleyel</text:p>
          </table:table-cell>
          <table:table-cell table:style-name="ce3" table:formula="of:=INT(6370*2*ASIN(SQRT((SIN((RADIANS([.C46])-RADIANS([.I46]))/2)^2)+COS(RADIANS([.C46]))*COS(RADIANS([.I46]))*(SIN(RADIANS([.B46])-RADIANS([.H46]))/2)^2))*1000)" office:value-type="float" office:value="22">
            <text:p>22</text:p>
          </table:table-cell>
          <table:table-cell table:formula="of:=IF([.D46]=[.J46];0;1)" office:value-type="float" office:value="1">
            <text:p>1</text:p>
          </table:table-cell>
          <table:table-cell table:formula="of:=IF(LOWER([.D46])=LOWER([.J46]);0;1)" office:value-type="float" office:value="1">
            <text:p>1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2.35142881208972">
            <text:p>2,3514288121</text:p>
          </table:table-cell>
          <table:table-cell office:value-type="float" office:value="48.8405358795008">
            <text:p>48,8405358795</text:p>
          </table:table-cell>
          <table:table-cell office:value-type="string">
            <text:p>Censier-Daubenton</text:p>
          </table:table-cell>
          <table:table-cell office:value-type="string">
            <text:p>PARIS-05EME</text:p>
          </table:table-cell>
          <table:table-cell office:value-type="string">
            <text:p>metro</text:p>
          </table:table-cell>
          <table:table-cell office:value-type="float" office:value="264789025">
            <text:p>264789025</text:p>
          </table:table-cell>
          <table:table-cell table:style-name="ce1" office:value-type="float" office:value="2.3517801">
            <text:p>2,3517801</text:p>
          </table:table-cell>
          <table:table-cell table:style-name="ce1" office:value-type="float" office:value="48.8406731">
            <text:p>48,8406731</text:p>
          </table:table-cell>
          <table:table-cell office:value-type="string">
            <text:p>Censier – Daubenton</text:p>
          </table:table-cell>
          <table:table-cell table:style-name="ce3" table:formula="of:=INT(6370*2*ASIN(SQRT((SIN((RADIANS([.C47])-RADIANS([.I47]))/2)^2)+COS(RADIANS([.C47]))*COS(RADIANS([.I47]))*(SIN(RADIANS([.B47])-RADIANS([.H47]))/2)^2))*1000)" office:value-type="float" office:value="29">
            <text:p>29</text:p>
          </table:table-cell>
          <table:table-cell table:formula="of:=IF([.D47]=[.J47];0;1)" office:value-type="float" office:value="1">
            <text:p>1</text:p>
          </table:table-cell>
          <table:table-cell table:formula="of:=IF(LOWER([.D47])=LOWER([.J47]);0;1)" office:value-type="float" office:value="1">
            <text:p>1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2.31395945009909">
            <text:p>2,3139594501</text:p>
          </table:table-cell>
          <table:table-cell office:value-type="float" office:value="48.8674114214171">
            <text:p>48,8674114214</text:p>
          </table:table-cell>
          <table:table-cell office:value-type="string">
            <text:p>Champs-Elysées-Clémenceau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282635141">
            <text:p>282635141</text:p>
          </table:table-cell>
          <table:table-cell table:style-name="ce1" office:value-type="float" office:value="2.3137075">
            <text:p>2,3137075</text:p>
          </table:table-cell>
          <table:table-cell table:style-name="ce1" office:value-type="float" office:value="48.8678333">
            <text:p>48,8678333</text:p>
          </table:table-cell>
          <table:table-cell office:value-type="string">
            <text:p>Champs-Elysées - Clémenceau</text:p>
          </table:table-cell>
          <table:table-cell table:style-name="ce3" table:formula="of:=INT(6370*2*ASIN(SQRT((SIN((RADIANS([.C48])-RADIANS([.I48]))/2)^2)+COS(RADIANS([.C48]))*COS(RADIANS([.I48]))*(SIN(RADIANS([.B48])-RADIANS([.H48]))/2)^2))*1000)" office:value-type="float" office:value="50">
            <text:p>50</text:p>
          </table:table-cell>
          <table:table-cell table:formula="of:=IF([.D48]=[.J48];0;1)" office:value-type="float" office:value="1">
            <text:p>1</text:p>
          </table:table-cell>
          <table:table-cell table:formula="of:=IF(LOWER([.D48])=LOWER([.J48]);0;1)" office:value-type="float" office:value="1">
            <text:p>1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2.26654168725371">
            <text:p>2,2665416873</text:p>
          </table:table-cell>
          <table:table-cell office:value-type="float" office:value="48.8447174018404">
            <text:p>48,8447174018</text:p>
          </table:table-cell>
          <table:table-cell office:value-type="string">
            <text:p>Chardon-Lagache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4537727">
            <text:p>264537727</text:p>
          </table:table-cell>
          <table:table-cell table:style-name="ce1" office:value-type="float" office:value="2.2672606">
            <text:p>2,2672606</text:p>
          </table:table-cell>
          <table:table-cell table:style-name="ce1" office:value-type="float" office:value="48.845267">
            <text:p>48,8452670</text:p>
          </table:table-cell>
          <table:table-cell office:value-type="string">
            <text:p>Chardon Lagache</text:p>
          </table:table-cell>
          <table:table-cell table:style-name="ce3" table:formula="of:=INT(6370*2*ASIN(SQRT((SIN((RADIANS([.C49])-RADIANS([.I49]))/2)^2)+COS(RADIANS([.C49]))*COS(RADIANS([.I49]))*(SIN(RADIANS([.B49])-RADIANS([.H49]))/2)^2))*1000)" office:value-type="float" office:value="80">
            <text:p>80</text:p>
          </table:table-cell>
          <table:table-cell table:formula="of:=IF([.D49]=[.J49];0;1)" office:value-type="float" office:value="1">
            <text:p>1</text:p>
          </table:table-cell>
          <table:table-cell table:formula="of:=IF(LOWER([.D49])=LOWER([.J49]);0;1)" office:value-type="float" office:value="1">
            <text:p>1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2.41407434683562">
            <text:p>2,4140743468</text:p>
          </table:table-cell>
          <table:table-cell office:value-type="float" office:value="48.8213638104296">
            <text:p>48,8213638104</text:p>
          </table:table-cell>
          <table:table-cell office:value-type="string">
            <text:p>Charenton-Ecoles</text:p>
          </table:table-cell>
          <table:table-cell office:value-type="string">
            <text:p>CHARENTON-LE-PONT</text:p>
          </table:table-cell>
          <table:table-cell office:value-type="string">
            <text:p>metro</text:p>
          </table:table-cell>
          <table:table-cell office:value-type="float" office:value="300877457">
            <text:p>300877457</text:p>
          </table:table-cell>
          <table:table-cell table:style-name="ce1" office:value-type="float" office:value="2.4136458">
            <text:p>2,4136458</text:p>
          </table:table-cell>
          <table:table-cell table:style-name="ce1" office:value-type="float" office:value="48.8214689">
            <text:p>48,8214689</text:p>
          </table:table-cell>
          <table:table-cell office:value-type="string">
            <text:p>Charenton – Écoles</text:p>
          </table:table-cell>
          <table:table-cell table:style-name="ce3" table:formula="of:=INT(6370*2*ASIN(SQRT((SIN((RADIANS([.C50])-RADIANS([.I50]))/2)^2)+COS(RADIANS([.C50]))*COS(RADIANS([.I50]))*(SIN(RADIANS([.B50])-RADIANS([.H50]))/2)^2))*1000)" office:value-type="float" office:value="33">
            <text:p>33</text:p>
          </table:table-cell>
          <table:table-cell table:formula="of:=IF([.D50]=[.J50];0;1)" office:value-type="float" office:value="1">
            <text:p>1</text:p>
          </table:table-cell>
          <table:table-cell table:formula="of:=IF(LOWER([.D50])=LOWER([.J50]);0;1)" office:value-type="float" office:value="1">
            <text:p>1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2.29576268419708">
            <text:p>2,2957626842</text:p>
          </table:table-cell>
          <table:table-cell office:value-type="float" office:value="48.8744076036605">
            <text:p>48,8744076037</text:p>
          </table:table-cell>
          <table:table-cell office:value-type="string">
            <text:p>Charles de Gaulle-Etoile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243496033">
            <text:p>243496033</text:p>
          </table:table-cell>
          <table:table-cell table:style-name="ce1" office:value-type="float" office:value="2.2956935">
            <text:p>2,2956935</text:p>
          </table:table-cell>
          <table:table-cell table:style-name="ce1" office:value-type="float" office:value="48.8736024">
            <text:p>48,8736024</text:p>
          </table:table-cell>
          <table:table-cell office:value-type="string">
            <text:p>Charles de Gaulle – Étoile (metro)</text:p>
          </table:table-cell>
          <table:table-cell table:style-name="ce3" table:formula="of:=INT(6370*2*ASIN(SQRT((SIN((RADIANS([.C51])-RADIANS([.I51]))/2)^2)+COS(RADIANS([.C51]))*COS(RADIANS([.I51]))*(SIN(RADIANS([.B51])-RADIANS([.H51]))/2)^2))*1000)" office:value-type="float" office:value="89">
            <text:p>89</text:p>
          </table:table-cell>
          <table:table-cell table:formula="of:=IF([.D51]=[.J51];0;1)" office:value-type="float" office:value="1">
            <text:p>1</text:p>
          </table:table-cell>
          <table:table-cell table:formula="of:=IF(LOWER([.D51])=LOWER([.J51]);0;1)" office:value-type="float" office:value="1">
            <text:p>1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2.28633238561987">
            <text:p>2,2863323856</text:p>
          </table:table-cell>
          <table:table-cell office:value-type="float" office:value="48.8463362741362">
            <text:p>48,8463362741</text:p>
          </table:table-cell>
          <table:table-cell office:value-type="string">
            <text:p>Charles Michels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264534423">
            <text:p>264534423</text:p>
          </table:table-cell>
          <table:table-cell table:style-name="ce1" office:value-type="float" office:value="2.2859257">
            <text:p>2,2859257</text:p>
          </table:table-cell>
          <table:table-cell table:style-name="ce1" office:value-type="float" office:value="48.8466102">
            <text:p>48,8466102</text:p>
          </table:table-cell>
          <table:table-cell office:value-type="string">
            <text:p>Charles Michels</text:p>
          </table:table-cell>
          <table:table-cell table:style-name="ce3" table:formula="of:=INT(6370*2*ASIN(SQRT((SIN((RADIANS([.C52])-RADIANS([.I52]))/2)^2)+COS(RADIANS([.C52]))*COS(RADIANS([.I52]))*(SIN(RADIANS([.B52])-RADIANS([.H52]))/2)^2))*1000)" office:value-type="float" office:value="42">
            <text:p>42</text:p>
          </table:table-cell>
          <table:table-cell table:formula="of:=IF([.D52]=[.J52];0;1)" office:value-type="float" office:value="0">
            <text:p>0</text:p>
          </table:table-cell>
          <table:table-cell table:formula="of:=IF(LOWER([.D52])=LOWER([.J52]);0;1)" office:value-type="float" office:value="0">
            <text:p>0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2.38527064782">
            <text:p>2,3852706478</text:p>
          </table:table-cell>
          <table:table-cell office:value-type="float" office:value="48.8547662371484">
            <text:p>48,8547662371</text:p>
          </table:table-cell>
          <table:table-cell office:value-type="string">
            <text:p>Charonne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56443438">
            <text:p>256443438</text:p>
          </table:table-cell>
          <table:table-cell table:style-name="ce1" office:value-type="float" office:value="2.3853565">
            <text:p>2,3853565</text:p>
          </table:table-cell>
          <table:table-cell table:style-name="ce1" office:value-type="float" office:value="48.8547441">
            <text:p>48,8547441</text:p>
          </table:table-cell>
          <table:table-cell office:value-type="string">
            <text:p>Charonne</text:p>
          </table:table-cell>
          <table:table-cell table:style-name="ce3" table:formula="of:=INT(6370*2*ASIN(SQRT((SIN((RADIANS([.C53])-RADIANS([.I53]))/2)^2)+COS(RADIANS([.C53]))*COS(RADIANS([.I53]))*(SIN(RADIANS([.B53])-RADIANS([.H53]))/2)^2))*1000)" office:value-type="float" office:value="6">
            <text:p>6</text:p>
          </table:table-cell>
          <table:table-cell table:formula="of:=IF([.D53]=[.J53];0;1)" office:value-type="float" office:value="0">
            <text:p>0</text:p>
          </table:table-cell>
          <table:table-cell table:formula="of:=IF(LOWER([.D53])=LOWER([.J53]);0;1)" office:value-type="float" office:value="0">
            <text:p>0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2.35547036877069">
            <text:p>2,3554703688</text:p>
          </table:table-cell>
          <table:table-cell office:value-type="float" office:value="48.8725890109106">
            <text:p>48,8725890109</text:p>
          </table:table-cell>
          <table:table-cell office:value-type="string">
            <text:p>Château d'Eau</text:p>
          </table:table-cell>
          <table:table-cell office:value-type="string">
            <text:p>PARIS-10EME</text:p>
          </table:table-cell>
          <table:table-cell office:value-type="string">
            <text:p>metro</text:p>
          </table:table-cell>
          <table:table-cell office:value-type="float" office:value="264512252">
            <text:p>264512252</text:p>
          </table:table-cell>
          <table:table-cell table:style-name="ce1" office:value-type="float" office:value="2.3558518">
            <text:p>2,3558518</text:p>
          </table:table-cell>
          <table:table-cell table:style-name="ce1" office:value-type="float" office:value="48.8723097">
            <text:p>48,8723097</text:p>
          </table:table-cell>
          <table:table-cell office:value-type="string">
            <text:p>Château d'Eau</text:p>
          </table:table-cell>
          <table:table-cell table:style-name="ce3" table:formula="of:=INT(6370*2*ASIN(SQRT((SIN((RADIANS([.C54])-RADIANS([.I54]))/2)^2)+COS(RADIANS([.C54]))*COS(RADIANS([.I54]))*(SIN(RADIANS([.B54])-RADIANS([.H54]))/2)^2))*1000)" office:value-type="float" office:value="41">
            <text:p>41</text:p>
          </table:table-cell>
          <table:table-cell table:formula="of:=IF([.D54]=[.J54];0;1)" office:value-type="float" office:value="0">
            <text:p>0</text:p>
          </table:table-cell>
          <table:table-cell table:formula="of:=IF(LOWER([.D54])=LOWER([.J54]);0;1)" office:value-type="float" office:value="0">
            <text:p>0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2.43950970545674">
            <text:p>2,4395097055</text:p>
          </table:table-cell>
          <table:table-cell office:value-type="float" office:value="48.8445363116503">
            <text:p>48,8445363117</text:p>
          </table:table-cell>
          <table:table-cell office:value-type="string">
            <text:p>Château de Vincennes</text:p>
          </table:table-cell>
          <table:table-cell office:value-type="string">
            <text:p>VINCENNES</text:p>
          </table:table-cell>
          <table:table-cell office:value-type="string">
            <text:p>metro</text:p>
          </table:table-cell>
          <table:table-cell office:value-type="float" office:value="241928757">
            <text:p>241928757</text:p>
          </table:table-cell>
          <table:table-cell table:style-name="ce1" office:value-type="float" office:value="2.4398829">
            <text:p>2,4398829</text:p>
          </table:table-cell>
          <table:table-cell table:style-name="ce1" office:value-type="float" office:value="48.8444696">
            <text:p>48,8444696</text:p>
          </table:table-cell>
          <table:table-cell office:value-type="string">
            <text:p>Château de Vincennes</text:p>
          </table:table-cell>
          <table:table-cell table:style-name="ce3" table:formula="of:=INT(6370*2*ASIN(SQRT((SIN((RADIANS([.C55])-RADIANS([.I55]))/2)^2)+COS(RADIANS([.C55]))*COS(RADIANS([.I55]))*(SIN(RADIANS([.B55])-RADIANS([.H55]))/2)^2))*1000)" office:value-type="float" office:value="28">
            <text:p>28</text:p>
          </table:table-cell>
          <table:table-cell table:formula="of:=IF([.D55]=[.J55];0;1)" office:value-type="float" office:value="0">
            <text:p>0</text:p>
          </table:table-cell>
          <table:table-cell table:formula="of:=IF(LOWER([.D55])=LOWER([.J55]);0;1)" office:value-type="float" office:value="0">
            <text:p>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2.36229890860251">
            <text:p>2,3622989086</text:p>
          </table:table-cell>
          <table:table-cell office:value-type="float" office:value="48.8783126784077">
            <text:p>48,8783126784</text:p>
          </table:table-cell>
          <table:table-cell office:value-type="string">
            <text:p>Château Landon</text:p>
          </table:table-cell>
          <table:table-cell office:value-type="string">
            <text:p>PARIS-10EME</text:p>
          </table:table-cell>
          <table:table-cell office:value-type="string">
            <text:p>metro</text:p>
          </table:table-cell>
          <table:table-cell office:value-type="float" office:value="326309672">
            <text:p>326309672</text:p>
          </table:table-cell>
          <table:table-cell table:style-name="ce1" office:value-type="float" office:value="2.3623079">
            <text:p>2,3623079</text:p>
          </table:table-cell>
          <table:table-cell table:style-name="ce1" office:value-type="float" office:value="48.8789208">
            <text:p>48,8789208</text:p>
          </table:table-cell>
          <table:table-cell office:value-type="string">
            <text:p>Château Landon</text:p>
          </table:table-cell>
          <table:table-cell table:style-name="ce3" table:formula="of:=INT(6370*2*ASIN(SQRT((SIN((RADIANS([.C56])-RADIANS([.I56]))/2)^2)+COS(RADIANS([.C56]))*COS(RADIANS([.I56]))*(SIN(RADIANS([.B56])-RADIANS([.H56]))/2)^2))*1000)" office:value-type="float" office:value="67">
            <text:p>67</text:p>
          </table:table-cell>
          <table:table-cell table:formula="of:=IF([.D56]=[.J56];0;1)" office:value-type="float" office:value="0">
            <text:p>0</text:p>
          </table:table-cell>
          <table:table-cell table:formula="of:=IF(LOWER([.D56])=LOWER([.J56]);0;1)" office:value-type="float" office:value="0">
            <text:p>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.34982663344309">
            <text:p>2,3498266334</text:p>
          </table:table-cell>
          <table:table-cell office:value-type="float" office:value="48.8871760670966">
            <text:p>48,8871760671</text:p>
          </table:table-cell>
          <table:table-cell office:value-type="string">
            <text:p>Château Rouge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264507100">
            <text:p>264507100</text:p>
          </table:table-cell>
          <table:table-cell table:style-name="ce1" office:value-type="float" office:value="2.3497042">
            <text:p>2,3497042</text:p>
          </table:table-cell>
          <table:table-cell table:style-name="ce1" office:value-type="float" office:value="48.8873214">
            <text:p>48,8873214</text:p>
          </table:table-cell>
          <table:table-cell office:value-type="string">
            <text:p>Château Rouge</text:p>
          </table:table-cell>
          <table:table-cell table:style-name="ce3" table:formula="of:=INT(6370*2*ASIN(SQRT((SIN((RADIANS([.C57])-RADIANS([.I57]))/2)^2)+COS(RADIANS([.C57]))*COS(RADIANS([.I57]))*(SIN(RADIANS([.B57])-RADIANS([.H57]))/2)^2))*1000)" office:value-type="float" office:value="18">
            <text:p>18</text:p>
          </table:table-cell>
          <table:table-cell table:formula="of:=IF([.D57]=[.J57];0;1)" office:value-type="float" office:value="0">
            <text:p>0</text:p>
          </table:table-cell>
          <table:table-cell table:formula="of:=IF(LOWER([.D57])=LOWER([.J57]);0;1)" office:value-type="float" office:value="0">
            <text:p>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2.34711940104787">
            <text:p>2,347119401</text:p>
          </table:table-cell>
          <table:table-cell office:value-type="float" office:value="48.8585195221426">
            <text:p>48,8585195221</text:p>
          </table:table-cell>
          <table:table-cell office:value-type="string">
            <text:p>Châtelet</text:p>
          </table:table-cell>
          <table:table-cell office:value-type="string">
            <text:p>PARIS-01ER</text:p>
          </table:table-cell>
          <table:table-cell office:value-type="string">
            <text:p>metro</text:p>
          </table:table-cell>
          <table:table-cell office:value-type="float" office:value="27371862">
            <text:p>27371862</text:p>
          </table:table-cell>
          <table:table-cell table:style-name="ce1" office:value-type="float" office:value="2.3467014">
            <text:p>2,3467014</text:p>
          </table:table-cell>
          <table:table-cell table:style-name="ce1" office:value-type="float" office:value="48.8583398">
            <text:p>48,8583398</text:p>
          </table:table-cell>
          <table:table-cell office:value-type="string">
            <text:p>Châtelet</text:p>
          </table:table-cell>
          <table:table-cell table:style-name="ce3" table:formula="of:=INT(6370*2*ASIN(SQRT((SIN((RADIANS([.C58])-RADIANS([.I58]))/2)^2)+COS(RADIANS([.C58]))*COS(RADIANS([.I58]))*(SIN(RADIANS([.B58])-RADIANS([.H58]))/2)^2))*1000)" office:value-type="float" office:value="36">
            <text:p>36</text:p>
          </table:table-cell>
          <table:table-cell table:formula="of:=IF([.D58]=[.J58];0;1)" office:value-type="float" office:value="0">
            <text:p>0</text:p>
          </table:table-cell>
          <table:table-cell table:formula="of:=IF(LOWER([.D58])=LOWER([.J58]);0;1)" office:value-type="float" office:value="0">
            <text:p>0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2.30124802198432">
            <text:p>2,301248022</text:p>
          </table:table-cell>
          <table:table-cell office:value-type="float" office:value="48.8103147675511">
            <text:p>48,8103147676</text:p>
          </table:table-cell>
          <table:table-cell office:value-type="string">
            <text:p>Châtillon Montrouge</text:p>
          </table:table-cell>
          <table:table-cell office:value-type="string">
            <text:p>CHATILLON</text:p>
          </table:table-cell>
          <table:table-cell office:value-type="string">
            <text:p>metro</text:p>
          </table:table-cell>
          <table:table-cell office:value-type="float" office:value="12388528">
            <text:p>12388528</text:p>
          </table:table-cell>
          <table:table-cell table:style-name="ce1" office:value-type="float" office:value="2.3016518">
            <text:p>2,3016518</text:p>
          </table:table-cell>
          <table:table-cell table:style-name="ce1" office:value-type="float" office:value="48.810815">
            <text:p>48,8108150</text:p>
          </table:table-cell>
          <table:table-cell office:value-type="string">
            <text:p>Châtillon - Montrouge</text:p>
          </table:table-cell>
          <table:table-cell table:style-name="ce3" table:formula="of:=INT(6370*2*ASIN(SQRT((SIN((RADIANS([.C59])-RADIANS([.I59]))/2)^2)+COS(RADIANS([.C59]))*COS(RADIANS([.I59]))*(SIN(RADIANS([.B59])-RADIANS([.H59]))/2)^2))*1000)" office:value-type="float" office:value="62">
            <text:p>62</text:p>
          </table:table-cell>
          <table:table-cell table:formula="of:=IF([.D59]=[.J59];0;1)" office:value-type="float" office:value="1">
            <text:p>1</text:p>
          </table:table-cell>
          <table:table-cell table:formula="of:=IF(LOWER([.D59])=LOWER([.J59]);0;1)" office:value-type="float" office:value="1">
            <text:p>1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2.33350116136944">
            <text:p>2,3335011614</text:p>
          </table:table-cell>
          <table:table-cell office:value-type="float" office:value="48.8728970365659">
            <text:p>48,8728970366</text:p>
          </table:table-cell>
          <table:table-cell office:value-type="string">
            <text:p>Chaussée d'Antin (La Fayette)</text:p>
          </table:table-cell>
          <table:table-cell office:value-type="string">
            <text:p>PARIS-09EME</text:p>
          </table:table-cell>
          <table:table-cell office:value-type="string">
            <text:p>metro</text:p>
          </table:table-cell>
          <table:table-cell office:value-type="float" office:value="256897458">
            <text:p>256897458</text:p>
          </table:table-cell>
          <table:table-cell table:style-name="ce1" office:value-type="float" office:value="2.3333207">
            <text:p>2,3333207</text:p>
          </table:table-cell>
          <table:table-cell table:style-name="ce1" office:value-type="float" office:value="48.8730612">
            <text:p>48,8730612</text:p>
          </table:table-cell>
          <table:table-cell office:value-type="string">
            <text:p>Chaussée d'Antin - La Fayette</text:p>
          </table:table-cell>
          <table:table-cell table:style-name="ce3" table:formula="of:=INT(6370*2*ASIN(SQRT((SIN((RADIANS([.C60])-RADIANS([.I60]))/2)^2)+COS(RADIANS([.C60]))*COS(RADIANS([.I60]))*(SIN(RADIANS([.B60])-RADIANS([.H60]))/2)^2))*1000)" office:value-type="float" office:value="22">
            <text:p>22</text:p>
          </table:table-cell>
          <table:table-cell table:formula="of:=IF([.D60]=[.J60];0;1)" office:value-type="float" office:value="1">
            <text:p>1</text:p>
          </table:table-cell>
          <table:table-cell table:formula="of:=IF(LOWER([.D60])=LOWER([.J60]);0;1)" office:value-type="float" office:value="1">
            <text:p>1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2.36793452563335">
            <text:p>2,3679345256</text:p>
          </table:table-cell>
          <table:table-cell office:value-type="float" office:value="48.8575640614859">
            <text:p>48,8575640615</text:p>
          </table:table-cell>
          <table:table-cell office:value-type="string">
            <text:p>Chemin Vert</text:p>
          </table:table-cell>
          <table:table-cell office:value-type="string">
            <text:p>PARIS-03EME</text:p>
          </table:table-cell>
          <table:table-cell office:value-type="string">
            <text:p>metro</text:p>
          </table:table-cell>
          <table:table-cell office:value-type="float" office:value="264479775">
            <text:p>264479775</text:p>
          </table:table-cell>
          <table:table-cell table:style-name="ce1" office:value-type="float" office:value="2.367997">
            <text:p>2,3679970</text:p>
          </table:table-cell>
          <table:table-cell table:style-name="ce1" office:value-type="float" office:value="48.8575371">
            <text:p>48,8575371</text:p>
          </table:table-cell>
          <table:table-cell office:value-type="string">
            <text:p>Chemin Vert</text:p>
          </table:table-cell>
          <table:table-cell table:style-name="ce3" table:formula="of:=INT(6370*2*ASIN(SQRT((SIN((RADIANS([.C61])-RADIANS([.I61]))/2)^2)+COS(RADIANS([.C61]))*COS(RADIANS([.I61]))*(SIN(RADIANS([.B61])-RADIANS([.H61]))/2)^2))*1000)" office:value-type="float" office:value="5">
            <text:p>5</text:p>
          </table:table-cell>
          <table:table-cell table:formula="of:=IF([.D61]=[.J61];0;1)" office:value-type="float" office:value="0">
            <text:p>0</text:p>
          </table:table-cell>
          <table:table-cell table:formula="of:=IF(LOWER([.D61])=LOWER([.J61]);0;1)" office:value-type="float" office:value="0">
            <text:p>0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2.36716524071823">
            <text:p>2,3671652407</text:p>
          </table:table-cell>
          <table:table-cell office:value-type="float" office:value="48.8344079354527">
            <text:p>48,8344079355</text:p>
          </table:table-cell>
          <table:table-cell office:value-type="string">
            <text:p>Chevaleret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35371395">
            <text:p>235371395</text:p>
          </table:table-cell>
          <table:table-cell table:style-name="ce1" office:value-type="float" office:value="2.3680926">
            <text:p>2,3680926</text:p>
          </table:table-cell>
          <table:table-cell table:style-name="ce1" office:value-type="float" office:value="48.8349482">
            <text:p>48,8349482</text:p>
          </table:table-cell>
          <table:table-cell office:value-type="string">
            <text:p>Chevaleret</text:p>
          </table:table-cell>
          <table:table-cell table:style-name="ce3" table:formula="of:=INT(6370*2*ASIN(SQRT((SIN((RADIANS([.C62])-RADIANS([.I62]))/2)^2)+COS(RADIANS([.C62]))*COS(RADIANS([.I62]))*(SIN(RADIANS([.B62])-RADIANS([.H62]))/2)^2))*1000)" office:value-type="float" office:value="90">
            <text:p>90</text:p>
          </table:table-cell>
          <table:table-cell table:formula="of:=IF([.D62]=[.J62];0;1)" office:value-type="float" office:value="0">
            <text:p>0</text:p>
          </table:table-cell>
          <table:table-cell table:formula="of:=IF(LOWER([.D62])=LOWER([.J62]);0;1)" office:value-type="float" office:value="0">
            <text:p>0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2.34676127455481">
            <text:p>2,3467612746</text:p>
          </table:table-cell>
          <table:table-cell office:value-type="float" office:value="48.8553252686098">
            <text:p>48,8553252686</text:p>
          </table:table-cell>
          <table:table-cell office:value-type="string">
            <text:p>Cité</text:p>
          </table:table-cell>
          <table:table-cell office:value-type="string">
            <text:p>PARIS-04EME</text:p>
          </table:table-cell>
          <table:table-cell office:value-type="string">
            <text:p>metro</text:p>
          </table:table-cell>
          <table:table-cell office:value-type="float" office:value="264514896">
            <text:p>264514896</text:p>
          </table:table-cell>
          <table:table-cell table:style-name="ce1" office:value-type="float" office:value="2.3471977">
            <text:p>2,3471977</text:p>
          </table:table-cell>
          <table:table-cell table:style-name="ce1" office:value-type="float" office:value="48.8551566">
            <text:p>48,8551566</text:p>
          </table:table-cell>
          <table:table-cell office:value-type="string">
            <text:p>Cité</text:p>
          </table:table-cell>
          <table:table-cell table:style-name="ce3" table:formula="of:=INT(6370*2*ASIN(SQRT((SIN((RADIANS([.C63])-RADIANS([.I63]))/2)^2)+COS(RADIANS([.C63]))*COS(RADIANS([.I63]))*(SIN(RADIANS([.B63])-RADIANS([.H63]))/2)^2))*1000)" office:value-type="float" office:value="37">
            <text:p>37</text:p>
          </table:table-cell>
          <table:table-cell table:formula="of:=IF([.D63]=[.J63];0;1)" office:value-type="float" office:value="0">
            <text:p>0</text:p>
          </table:table-cell>
          <table:table-cell table:formula="of:=IF(LOWER([.D63])=LOWER([.J63]);0;1)" office:value-type="float" office:value="0">
            <text:p>0</text:p>
          </table:table-cell>
        </table:table-row>
        <table:table-row table:style-name="ro1">
          <table:table-cell office:value-type="float" office:value="54244">
            <text:p>54244</text:p>
          </table:table-cell>
          <table:table-cell office:value-type="float" office:value="2.34522158237992">
            <text:p>2,3452215824</text:p>
          </table:table-cell>
          <table:table-cell office:value-type="float" office:value="48.8510383641319">
            <text:p>48,8510383641</text:p>
          </table:table-cell>
          <table:table-cell office:value-type="string">
            <text:p>Cluny-La Sorbonne</text:p>
          </table:table-cell>
          <table:table-cell office:value-type="string">
            <text:p>PARIS-05EME</text:p>
          </table:table-cell>
          <table:table-cell office:value-type="string">
            <text:p>metro</text:p>
          </table:table-cell>
          <table:table-cell office:value-type="float" office:value="260078622">
            <text:p>260078622</text:p>
          </table:table-cell>
          <table:table-cell table:style-name="ce1" office:value-type="float" office:value="2.3454617">
            <text:p>2,3454617</text:p>
          </table:table-cell>
          <table:table-cell table:style-name="ce1" office:value-type="float" office:value="48.8508926">
            <text:p>48,8508926</text:p>
          </table:table-cell>
          <table:table-cell office:value-type="string">
            <text:p>Cluny - La Sorbonne</text:p>
          </table:table-cell>
          <table:table-cell table:style-name="ce3" table:formula="of:=INT(6370*2*ASIN(SQRT((SIN((RADIANS([.C64])-RADIANS([.I64]))/2)^2)+COS(RADIANS([.C64]))*COS(RADIANS([.I64]))*(SIN(RADIANS([.B64])-RADIANS([.H64]))/2)^2))*1000)" office:value-type="float" office:value="23">
            <text:p>23</text:p>
          </table:table-cell>
          <table:table-cell table:formula="of:=IF([.D64]=[.J64];0;1)" office:value-type="float" office:value="1">
            <text:p>1</text:p>
          </table:table-cell>
          <table:table-cell table:formula="of:=IF(LOWER([.D64])=LOWER([.J64]);0;1)" office:value-type="float" office:value="1">
            <text:p>1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2.37014713779616">
            <text:p>2,3701471378</text:p>
          </table:table-cell>
          <table:table-cell office:value-type="float" office:value="48.8779422921331">
            <text:p>48,8779422921</text:p>
          </table:table-cell>
          <table:table-cell office:value-type="string">
            <text:p>Colonel Fabien</text:p>
          </table:table-cell>
          <table:table-cell office:value-type="string">
            <text:p>PARIS-10EME</text:p>
          </table:table-cell>
          <table:table-cell office:value-type="string">
            <text:p>metro</text:p>
          </table:table-cell>
          <table:table-cell office:value-type="float" office:value="243493916">
            <text:p>243493916</text:p>
          </table:table-cell>
          <table:table-cell table:style-name="ce1" office:value-type="float" office:value="2.3708174">
            <text:p>2,3708174</text:p>
          </table:table-cell>
          <table:table-cell table:style-name="ce1" office:value-type="float" office:value="48.8774398">
            <text:p>48,8774398</text:p>
          </table:table-cell>
          <table:table-cell office:value-type="string">
            <text:p>Colonel Fabien</text:p>
          </table:table-cell>
          <table:table-cell table:style-name="ce3" table:formula="of:=INT(6370*2*ASIN(SQRT((SIN((RADIANS([.C65])-RADIANS([.I65]))/2)^2)+COS(RADIANS([.C65]))*COS(RADIANS([.I65]))*(SIN(RADIANS([.B65])-RADIANS([.H65]))/2)^2))*1000)" office:value-type="float" office:value="74">
            <text:p>74</text:p>
          </table:table-cell>
          <table:table-cell table:formula="of:=IF([.D65]=[.J65];0;1)" office:value-type="float" office:value="0">
            <text:p>0</text:p>
          </table:table-cell>
          <table:table-cell table:formula="of:=IF(LOWER([.D65])=LOWER([.J65]);0;1)" office:value-type="float" office:value="0">
            <text:p>0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2.29335345012085">
            <text:p>2,2933534501</text:p>
          </table:table-cell>
          <table:table-cell office:value-type="float" office:value="48.844811191807">
            <text:p>48,8448111918</text:p>
          </table:table-cell>
          <table:table-cell office:value-type="string">
            <text:p>Commerce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264469160">
            <text:p>264469160</text:p>
          </table:table-cell>
          <table:table-cell table:style-name="ce1" office:value-type="float" office:value="2.2937668">
            <text:p>2,2937668</text:p>
          </table:table-cell>
          <table:table-cell table:style-name="ce1" office:value-type="float" office:value="48.8446967">
            <text:p>48,8446967</text:p>
          </table:table-cell>
          <table:table-cell office:value-type="string">
            <text:p>Commerce</text:p>
          </table:table-cell>
          <table:table-cell table:style-name="ce3" table:formula="of:=INT(6370*2*ASIN(SQRT((SIN((RADIANS([.C66])-RADIANS([.I66]))/2)^2)+COS(RADIANS([.C66]))*COS(RADIANS([.I66]))*(SIN(RADIANS([.B66])-RADIANS([.H66]))/2)^2))*1000)" office:value-type="float" office:value="32">
            <text:p>32</text:p>
          </table:table-cell>
          <table:table-cell table:formula="of:=IF([.D66]=[.J66];0;1)" office:value-type="float" office:value="0">
            <text:p>0</text:p>
          </table:table-cell>
          <table:table-cell table:formula="of:=IF(LOWER([.D66])=LOWER([.J66]);0;1)" office:value-type="float" office:value="0">
            <text:p>0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2.32329987838179">
            <text:p>2,3232998784</text:p>
          </table:table-cell>
          <table:table-cell office:value-type="float" office:value="48.8661829960462">
            <text:p>48,866182996</text:p>
          </table:table-cell>
          <table:table-cell office:value-type="string">
            <text:p>Concorde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263917856">
            <text:p>263917856</text:p>
          </table:table-cell>
          <table:table-cell table:style-name="ce1" office:value-type="float" office:value="2.3230242">
            <text:p>2,3230242</text:p>
          </table:table-cell>
          <table:table-cell table:style-name="ce1" office:value-type="float" office:value="48.8659626">
            <text:p>48,8659626</text:p>
          </table:table-cell>
          <table:table-cell office:value-type="string">
            <text:p>Concorde</text:p>
          </table:table-cell>
          <table:table-cell table:style-name="ce3" table:formula="of:=INT(6370*2*ASIN(SQRT((SIN((RADIANS([.C67])-RADIANS([.I67]))/2)^2)+COS(RADIANS([.C67]))*COS(RADIANS([.I67]))*(SIN(RADIANS([.B67])-RADIANS([.H67]))/2)^2))*1000)" office:value-type="float" office:value="31">
            <text:p>31</text:p>
          </table:table-cell>
          <table:table-cell table:formula="of:=IF([.D67]=[.J67];0;1)" office:value-type="float" office:value="0">
            <text:p>0</text:p>
          </table:table-cell>
          <table:table-cell table:formula="of:=IF(LOWER([.D67])=LOWER([.J67]);0;1)" office:value-type="float" office:value="0">
            <text:p>0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2.29689958279762">
            <text:p>2,2968995828</text:p>
          </table:table-cell>
          <table:table-cell office:value-type="float" office:value="48.8374696207371">
            <text:p>48,8374696207</text:p>
          </table:table-cell>
          <table:table-cell office:value-type="string">
            <text:p>Convention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134305198">
            <text:p>134305198</text:p>
          </table:table-cell>
          <table:table-cell table:style-name="ce1" office:value-type="float" office:value="2.2964937">
            <text:p>2,2964937</text:p>
          </table:table-cell>
          <table:table-cell table:style-name="ce1" office:value-type="float" office:value="48.8372483">
            <text:p>48,8372483</text:p>
          </table:table-cell>
          <table:table-cell office:value-type="string">
            <text:p>Convention</text:p>
          </table:table-cell>
          <table:table-cell table:style-name="ce3" table:formula="of:=INT(6370*2*ASIN(SQRT((SIN((RADIANS([.C68])-RADIANS([.I68]))/2)^2)+COS(RADIANS([.C68]))*COS(RADIANS([.I68]))*(SIN(RADIANS([.B68])-RADIANS([.H68]))/2)^2))*1000)" office:value-type="float" office:value="38">
            <text:p>38</text:p>
          </table:table-cell>
          <table:table-cell table:formula="of:=IF([.D68]=[.J68];0;1)" office:value-type="float" office:value="0">
            <text:p>0</text:p>
          </table:table-cell>
          <table:table-cell table:formula="of:=IF(LOWER([.D68])=LOWER([.J68]);0;1)" office:value-type="float" office:value="0">
            <text:p>0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2.38244550268222">
            <text:p>2,3824455027</text:p>
          </table:table-cell>
          <table:table-cell office:value-type="float" office:value="48.8949061258374">
            <text:p>48,8949061258</text:p>
          </table:table-cell>
          <table:table-cell office:value-type="string">
            <text:p>Corentin-Cariou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64776910">
            <text:p>264776910</text:p>
          </table:table-cell>
          <table:table-cell table:style-name="ce1" office:value-type="float" office:value="2.3821116">
            <text:p>2,3821116</text:p>
          </table:table-cell>
          <table:table-cell table:style-name="ce1" office:value-type="float" office:value="48.8945067">
            <text:p>48,8945067</text:p>
          </table:table-cell>
          <table:table-cell office:value-type="string">
            <text:p>Corentin Cariou</text:p>
          </table:table-cell>
          <table:table-cell table:style-name="ce3" table:formula="of:=INT(6370*2*ASIN(SQRT((SIN((RADIANS([.C69])-RADIANS([.I69]))/2)^2)+COS(RADIANS([.C69]))*COS(RADIANS([.I69]))*(SIN(RADIANS([.B69])-RADIANS([.H69]))/2)^2))*1000)" office:value-type="float" office:value="50">
            <text:p>50</text:p>
          </table:table-cell>
          <table:table-cell table:formula="of:=IF([.D69]=[.J69];0;1)" office:value-type="float" office:value="1">
            <text:p>1</text:p>
          </table:table-cell>
          <table:table-cell table:formula="of:=IF(LOWER([.D69])=LOWER([.J69]);0;1)" office:value-type="float" office:value="1">
            <text:p>1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2.27930670368976">
            <text:p>2,2793067037</text:p>
          </table:table-cell>
          <table:table-cell office:value-type="float" office:value="48.8272434444069">
            <text:p>48,8272434444</text:p>
          </table:table-cell>
          <table:table-cell office:value-type="string">
            <text:p>Corentin-Celton</text:p>
          </table:table-cell>
          <table:table-cell office:value-type="string">
            <text:p>ISSY-LES-MOULINEAUX</text:p>
          </table:table-cell>
          <table:table-cell office:value-type="string">
            <text:p>metro</text:p>
          </table:table-cell>
          <table:table-cell office:value-type="float" office:value="134299013">
            <text:p>134299013</text:p>
          </table:table-cell>
          <table:table-cell table:style-name="ce1" office:value-type="float" office:value="2.2794048">
            <text:p>2,2794048</text:p>
          </table:table-cell>
          <table:table-cell table:style-name="ce1" office:value-type="float" office:value="48.8270162">
            <text:p>48,8270162</text:p>
          </table:table-cell>
          <table:table-cell office:value-type="string">
            <text:p>Corentin Celton</text:p>
          </table:table-cell>
          <table:table-cell table:style-name="ce3" table:formula="of:=INT(6370*2*ASIN(SQRT((SIN((RADIANS([.C70])-RADIANS([.I70]))/2)^2)+COS(RADIANS([.C70]))*COS(RADIANS([.I70]))*(SIN(RADIANS([.B70])-RADIANS([.H70]))/2)^2))*1000)" office:value-type="float" office:value="26">
            <text:p>26</text:p>
          </table:table-cell>
          <table:table-cell table:formula="of:=IF([.D70]=[.J70];0;1)" office:value-type="float" office:value="1">
            <text:p>1</text:p>
          </table:table-cell>
          <table:table-cell table:formula="of:=IF(LOWER([.D70])=LOWER([.J70]);0;1)" office:value-type="float" office:value="1">
            <text:p>1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2.34943832730731">
            <text:p>2,3494383273</text:p>
          </table:table-cell>
          <table:table-cell office:value-type="float" office:value="48.8296116848646">
            <text:p>48,8296116849</text:p>
          </table:table-cell>
          <table:table-cell office:value-type="string">
            <text:p>Corvisart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35370505">
            <text:p>235370505</text:p>
          </table:table-cell>
          <table:table-cell table:style-name="ce1" office:value-type="float" office:value="2.3504704">
            <text:p>2,3504704</text:p>
          </table:table-cell>
          <table:table-cell table:style-name="ce1" office:value-type="float" office:value="48.8297785">
            <text:p>48,8297785</text:p>
          </table:table-cell>
          <table:table-cell office:value-type="string">
            <text:p>Corvisart</text:p>
          </table:table-cell>
          <table:table-cell table:style-name="ce3" table:formula="of:=INT(6370*2*ASIN(SQRT((SIN((RADIANS([.C71])-RADIANS([.I71]))/2)^2)+COS(RADIANS([.C71]))*COS(RADIANS([.I71]))*(SIN(RADIANS([.B71])-RADIANS([.H71]))/2)^2))*1000)" office:value-type="float" office:value="77">
            <text:p>77</text:p>
          </table:table-cell>
          <table:table-cell table:formula="of:=IF([.D71]=[.J71];0;1)" office:value-type="float" office:value="0">
            <text:p>0</text:p>
          </table:table-cell>
          <table:table-cell table:formula="of:=IF(LOWER([.D71])=LOWER([.J71]);0;1)" office:value-type="float" office:value="0">
            <text:p>0</text:p>
          </table:table-cell>
        </table:table-row>
        <table:table-row table:style-name="ro1">
          <table:table-cell office:value-type="float" office:value="50055">
            <text:p>50055</text:p>
          </table:table-cell>
          <table:table-cell office:value-type="float" office:value="2.38761298844824">
            <text:p>2,3876129884</text:p>
          </table:table-cell>
          <table:table-cell office:value-type="float" office:value="48.8334843071503">
            <text:p>48,8334843072</text:p>
          </table:table-cell>
          <table:table-cell office:value-type="string">
            <text:p>Cour Saint-Emilion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64491191">
            <text:p>264491191</text:p>
          </table:table-cell>
          <table:table-cell table:style-name="ce1" office:value-type="float" office:value="2.38585">
            <text:p>2,3858500</text:p>
          </table:table-cell>
          <table:table-cell table:style-name="ce1" office:value-type="float" office:value="48.8333982">
            <text:p>48,8333982</text:p>
          </table:table-cell>
          <table:table-cell office:value-type="string">
            <text:p>Cour Saint-Émilion</text:p>
          </table:table-cell>
          <table:table-cell table:style-name="ce3" table:formula="of:=INT(6370*2*ASIN(SQRT((SIN((RADIANS([.C72])-RADIANS([.I72]))/2)^2)+COS(RADIANS([.C72]))*COS(RADIANS([.I72]))*(SIN(RADIANS([.B72])-RADIANS([.H72]))/2)^2))*1000)" office:value-type="float" office:value="129">
            <text:p>129</text:p>
          </table:table-cell>
          <table:table-cell table:formula="of:=IF([.D72]=[.J72];0;1)" office:value-type="float" office:value="1">
            <text:p>1</text:p>
          </table:table-cell>
          <table:table-cell table:formula="of:=IF(LOWER([.D72])=LOWER([.J72]);0;1)" office:value-type="float" office:value="1">
            <text:p>1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2.30360515293852">
            <text:p>2,3036051529</text:p>
          </table:table-cell>
          <table:table-cell office:value-type="float" office:value="48.8792362487704">
            <text:p>48,8792362488</text:p>
          </table:table-cell>
          <table:table-cell office:value-type="string">
            <text:p>Courcelles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243496031">
            <text:p>243496031</text:p>
          </table:table-cell>
          <table:table-cell table:style-name="ce1" office:value-type="float" office:value="2.3033776">
            <text:p>2,3033776</text:p>
          </table:table-cell>
          <table:table-cell table:style-name="ce1" office:value-type="float" office:value="48.8792716">
            <text:p>48,8792716</text:p>
          </table:table-cell>
          <table:table-cell office:value-type="string">
            <text:p>Courcelles</text:p>
          </table:table-cell>
          <table:table-cell table:style-name="ce3" table:formula="of:=INT(6370*2*ASIN(SQRT((SIN((RADIANS([.C73])-RADIANS([.I73]))/2)^2)+COS(RADIANS([.C73]))*COS(RADIANS([.I73]))*(SIN(RADIANS([.B73])-RADIANS([.H73]))/2)^2))*1000)" office:value-type="float" office:value="17">
            <text:p>17</text:p>
          </table:table-cell>
          <table:table-cell table:formula="of:=IF([.D73]=[.J73];0;1)" office:value-type="float" office:value="0">
            <text:p>0</text:p>
          </table:table-cell>
          <table:table-cell table:formula="of:=IF(LOWER([.D73])=LOWER([.J73]);0;1)" office:value-type="float" office:value="0">
            <text:p>0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2.379868518699">
            <text:p>2,3798685187</text:p>
          </table:table-cell>
          <table:table-cell office:value-type="float" office:value="48.8689698757764">
            <text:p>48,8689698758</text:p>
          </table:table-cell>
          <table:table-cell office:value-type="string">
            <text:p>Couronnes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43493846">
            <text:p>243493846</text:p>
          </table:table-cell>
          <table:table-cell table:style-name="ce1" office:value-type="float" office:value="2.380173">
            <text:p>2,3801730</text:p>
          </table:table-cell>
          <table:table-cell table:style-name="ce1" office:value-type="float" office:value="48.8692947">
            <text:p>48,8692947</text:p>
          </table:table-cell>
          <table:table-cell office:value-type="string">
            <text:p>Couronnes</text:p>
          </table:table-cell>
          <table:table-cell table:style-name="ce3" table:formula="of:=INT(6370*2*ASIN(SQRT((SIN((RADIANS([.C74])-RADIANS([.I74]))/2)^2)+COS(RADIANS([.C74]))*COS(RADIANS([.I74]))*(SIN(RADIANS([.B74])-RADIANS([.H74]))/2)^2))*1000)" office:value-type="float" office:value="42">
            <text:p>42</text:p>
          </table:table-cell>
          <table:table-cell table:formula="of:=IF([.D74]=[.J74];0;1)" office:value-type="float" office:value="0">
            <text:p>0</text:p>
          </table:table-cell>
          <table:table-cell table:formula="of:=IF(LOWER([.D74])=LOWER([.J74]);0;1)" office:value-type="float" office:value="0">
            <text:p>0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2.44906187102647">
            <text:p>2,449061871</text:p>
          </table:table-cell>
          <table:table-cell office:value-type="float" office:value="48.7964623870188">
            <text:p>48,796462387</text:p>
          </table:table-cell>
          <table:table-cell office:value-type="string">
            <text:p>Créteil-L'Echat (Hôpital Henri Mondor)</text:p>
          </table:table-cell>
          <table:table-cell office:value-type="string">
            <text:p>CRETEIL</text:p>
          </table:table-cell>
          <table:table-cell office:value-type="string">
            <text:p>metro</text:p>
          </table:table-cell>
          <table:table-cell office:value-type="float" office:value="300867961">
            <text:p>300867961</text:p>
          </table:table-cell>
          <table:table-cell table:style-name="ce1" office:value-type="float" office:value="2.4492526">
            <text:p>2,4492526</text:p>
          </table:table-cell>
          <table:table-cell table:style-name="ce1" office:value-type="float" office:value="48.7963595">
            <text:p>48,7963595</text:p>
          </table:table-cell>
          <table:table-cell office:value-type="string">
            <text:p>Créteil – L'Échat (Hôpital Henri Mondor)</text:p>
          </table:table-cell>
          <table:table-cell table:style-name="ce3" table:formula="of:=INT(6370*2*ASIN(SQRT((SIN((RADIANS([.C75])-RADIANS([.I75]))/2)^2)+COS(RADIANS([.C75]))*COS(RADIANS([.I75]))*(SIN(RADIANS([.B75])-RADIANS([.H75]))/2)^2))*1000)" office:value-type="float" office:value="18">
            <text:p>18</text:p>
          </table:table-cell>
          <table:table-cell table:formula="of:=IF([.D75]=[.J75];0;1)" office:value-type="float" office:value="1">
            <text:p>1</text:p>
          </table:table-cell>
          <table:table-cell table:formula="of:=IF(LOWER([.D75])=LOWER([.J75]);0;1)" office:value-type="float" office:value="1">
            <text:p>1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2.45914426746537">
            <text:p>2,4591442675</text:p>
          </table:table-cell>
          <table:table-cell office:value-type="float" office:value="48.7797484034104">
            <text:p>48,7797484034</text:p>
          </table:table-cell>
          <table:table-cell office:value-type="string">
            <text:p>Créteil-Préfecture (Hôtel de Ville)</text:p>
          </table:table-cell>
          <table:table-cell office:value-type="string">
            <text:p>CRETEIL</text:p>
          </table:table-cell>
          <table:table-cell office:value-type="string">
            <text:p>metro</text:p>
          </table:table-cell>
          <table:table-cell office:value-type="float" office:value="300869641">
            <text:p>300869641</text:p>
          </table:table-cell>
          <table:table-cell table:style-name="ce1" office:value-type="float" office:value="2.4594504">
            <text:p>2,4594504</text:p>
          </table:table-cell>
          <table:table-cell table:style-name="ce1" office:value-type="float" office:value="48.7797556">
            <text:p>48,7797556</text:p>
          </table:table-cell>
          <table:table-cell office:value-type="string">
            <text:p>Créteil – Préfecture (Hôtel de Ville)</text:p>
          </table:table-cell>
          <table:table-cell table:style-name="ce3" table:formula="of:=INT(6370*2*ASIN(SQRT((SIN((RADIANS([.C76])-RADIANS([.I76]))/2)^2)+COS(RADIANS([.C76]))*COS(RADIANS([.I76]))*(SIN(RADIANS([.B76])-RADIANS([.H76]))/2)^2))*1000)" office:value-type="float" office:value="22">
            <text:p>22</text:p>
          </table:table-cell>
          <table:table-cell table:formula="of:=IF([.D76]=[.J76];0;1)" office:value-type="float" office:value="1">
            <text:p>1</text:p>
          </table:table-cell>
          <table:table-cell table:formula="of:=IF(LOWER([.D76])=LOWER([.J76]);0;1)" office:value-type="float" office:value="1">
            <text:p>1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2.45144739751129">
            <text:p>2,4514473975</text:p>
          </table:table-cell>
          <table:table-cell office:value-type="float" office:value="48.7893506910917">
            <text:p>48,7893506911</text:p>
          </table:table-cell>
          <table:table-cell office:value-type="string">
            <text:p>Créteil-Université</text:p>
          </table:table-cell>
          <table:table-cell office:value-type="string">
            <text:p>CRETEIL</text:p>
          </table:table-cell>
          <table:table-cell office:value-type="string">
            <text:p>metro</text:p>
          </table:table-cell>
          <table:table-cell office:value-type="float" office:value="300869611">
            <text:p>300869611</text:p>
          </table:table-cell>
          <table:table-cell table:style-name="ce1" office:value-type="float" office:value="2.4504803">
            <text:p>2,4504803</text:p>
          </table:table-cell>
          <table:table-cell table:style-name="ce1" office:value-type="float" office:value="48.7899066">
            <text:p>48,7899066</text:p>
          </table:table-cell>
          <table:table-cell office:value-type="string">
            <text:p>Créteil Université</text:p>
          </table:table-cell>
          <table:table-cell table:style-name="ce3" table:formula="of:=INT(6370*2*ASIN(SQRT((SIN((RADIANS([.C77])-RADIANS([.I77]))/2)^2)+COS(RADIANS([.C77]))*COS(RADIANS([.I77]))*(SIN(RADIANS([.B77])-RADIANS([.H77]))/2)^2))*1000)" office:value-type="float" office:value="94">
            <text:p>94</text:p>
          </table:table-cell>
          <table:table-cell table:formula="of:=IF([.D77]=[.J77];0;1)" office:value-type="float" office:value="1">
            <text:p>1</text:p>
          </table:table-cell>
          <table:table-cell table:formula="of:=IF(LOWER([.D77])=LOWER([.J77]);0;1)" office:value-type="float" office:value="1">
            <text:p>1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2.37681528901738">
            <text:p>2,376815289</text:p>
          </table:table-cell>
          <table:table-cell office:value-type="float" office:value="48.8906811625612">
            <text:p>48,8906811626</text:p>
          </table:table-cell>
          <table:table-cell office:value-type="string">
            <text:p>Crimée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64776029">
            <text:p>264776029</text:p>
          </table:table-cell>
          <table:table-cell table:style-name="ce1" office:value-type="float" office:value="2.3767001">
            <text:p>2,3767001</text:p>
          </table:table-cell>
          <table:table-cell table:style-name="ce1" office:value-type="float" office:value="48.8904888">
            <text:p>48,8904888</text:p>
          </table:table-cell>
          <table:table-cell office:value-type="string">
            <text:p>Crimée</text:p>
          </table:table-cell>
          <table:table-cell table:style-name="ce3" table:formula="of:=INT(6370*2*ASIN(SQRT((SIN((RADIANS([.C78])-RADIANS([.I78]))/2)^2)+COS(RADIANS([.C78]))*COS(RADIANS([.I78]))*(SIN(RADIANS([.B78])-RADIANS([.H78]))/2)^2))*1000)" office:value-type="float" office:value="22">
            <text:p>22</text:p>
          </table:table-cell>
          <table:table-cell table:formula="of:=IF([.D78]=[.J78];0;1)" office:value-type="float" office:value="0">
            <text:p>0</text:p>
          </table:table-cell>
          <table:table-cell table:formula="of:=IF(LOWER([.D78])=LOWER([.J78]);0;1)" office:value-type="float" office:value="0">
            <text:p>0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2.43609830308268">
            <text:p>2,4360983031</text:p>
          </table:table-cell>
          <table:table-cell office:value-type="float" office:value="48.8579269412394">
            <text:p>48,8579269412</text:p>
          </table:table-cell>
          <table:table-cell office:value-type="string">
            <text:p>Croix-de-Chavaux (Jacques Duclos)</text:p>
          </table:table-cell>
          <table:table-cell office:value-type="string">
            <text:p>MONTREUIL</text:p>
          </table:table-cell>
          <table:table-cell office:value-type="string">
            <text:p>metro</text:p>
          </table:table-cell>
          <table:table-cell office:value-type="float" office:value="255160720">
            <text:p>255160720</text:p>
          </table:table-cell>
          <table:table-cell table:style-name="ce1" office:value-type="float" office:value="2.4357587">
            <text:p>2,4357587</text:p>
          </table:table-cell>
          <table:table-cell table:style-name="ce1" office:value-type="float" office:value="48.857946">
            <text:p>48,8579460</text:p>
          </table:table-cell>
          <table:table-cell office:value-type="string">
            <text:p>Croix de Chavaux</text:p>
          </table:table-cell>
          <table:table-cell table:style-name="ce3" table:formula="of:=INT(6370*2*ASIN(SQRT((SIN((RADIANS([.C79])-RADIANS([.I79]))/2)^2)+COS(RADIANS([.C79]))*COS(RADIANS([.I79]))*(SIN(RADIANS([.B79])-RADIANS([.H79]))/2)^2))*1000)" office:value-type="float" office:value="24">
            <text:p>24</text:p>
          </table:table-cell>
          <table:table-cell table:formula="of:=IF([.D79]=[.J79];0;1)" office:value-type="float" office:value="1">
            <text:p>1</text:p>
          </table:table-cell>
          <table:table-cell table:formula="of:=IF(LOWER([.D79])=LOWER([.J79]);0;1)" office:value-type="float" office:value="1">
            <text:p>1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.39270205235331">
            <text:p>2,3927020524</text:p>
          </table:table-cell>
          <table:table-cell office:value-type="float" office:value="48.8820231366362">
            <text:p>48,8820231366</text:p>
          </table:table-cell>
          <table:table-cell office:value-type="string">
            <text:p>Danube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64794354">
            <text:p>264794354</text:p>
          </table:table-cell>
          <table:table-cell table:style-name="ce1" office:value-type="float" office:value="2.3935696">
            <text:p>2,3935696</text:p>
          </table:table-cell>
          <table:table-cell table:style-name="ce1" office:value-type="float" office:value="48.8819653">
            <text:p>48,8819653</text:p>
          </table:table-cell>
          <table:table-cell office:value-type="string">
            <text:p>Danube</text:p>
          </table:table-cell>
          <table:table-cell table:style-name="ce3" table:formula="of:=INT(6370*2*ASIN(SQRT((SIN((RADIANS([.C80])-RADIANS([.I80]))/2)^2)+COS(RADIANS([.C80]))*COS(RADIANS([.I80]))*(SIN(RADIANS([.B80])-RADIANS([.H80]))/2)^2))*1000)" office:value-type="float" office:value="63">
            <text:p>63</text:p>
          </table:table-cell>
          <table:table-cell table:formula="of:=IF([.D80]=[.J80];0;1)" office:value-type="float" office:value="0">
            <text:p>0</text:p>
          </table:table-cell>
          <table:table-cell table:formula="of:=IF(LOWER([.D80])=LOWER([.J80]);0;1)" office:value-type="float" office:value="0">
            <text:p>0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2.39584590805199">
            <text:p>2,3958459081</text:p>
          </table:table-cell>
          <table:table-cell office:value-type="float" office:value="48.8393629125482">
            <text:p>48,8393629125</text:p>
          </table:table-cell>
          <table:table-cell office:value-type="string">
            <text:p>Daumesnil (Félix Eboué)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60762379">
            <text:p>260762379</text:p>
          </table:table-cell>
          <table:table-cell table:style-name="ce1" office:value-type="float" office:value="2.3958919">
            <text:p>2,3958919</text:p>
          </table:table-cell>
          <table:table-cell table:style-name="ce1" office:value-type="float" office:value="48.8395253">
            <text:p>48,8395253</text:p>
          </table:table-cell>
          <table:table-cell office:value-type="string">
            <text:p>Daumesnil</text:p>
          </table:table-cell>
          <table:table-cell table:style-name="ce3" table:formula="of:=INT(6370*2*ASIN(SQRT((SIN((RADIANS([.C81])-RADIANS([.I81]))/2)^2)+COS(RADIANS([.C81]))*COS(RADIANS([.I81]))*(SIN(RADIANS([.B81])-RADIANS([.H81]))/2)^2))*1000)" office:value-type="float" office:value="18">
            <text:p>18</text:p>
          </table:table-cell>
          <table:table-cell table:formula="of:=IF([.D81]=[.J81];0;1)" office:value-type="float" office:value="1">
            <text:p>1</text:p>
          </table:table-cell>
          <table:table-cell table:formula="of:=IF(LOWER([.D81])=LOWER([.J81]);0;1)" office:value-type="float" office:value="1">
            <text:p>1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2.33189346001924">
            <text:p>2,33189346</text:p>
          </table:table-cell>
          <table:table-cell office:value-type="float" office:value="48.8335919035577">
            <text:p>48,8335919036</text:p>
          </table:table-cell>
          <table:table-cell office:value-type="string">
            <text:p>Denfert-Rochereau</text:p>
          </table:table-cell>
          <table:table-cell office:value-type="string">
            <text:p>PARIS-14EME</text:p>
          </table:table-cell>
          <table:table-cell office:value-type="string">
            <text:p>metro</text:p>
          </table:table-cell>
          <table:table-cell office:value-type="float" office:value="220289387">
            <text:p>220289387</text:p>
          </table:table-cell>
          <table:table-cell table:style-name="ce1" office:value-type="float" office:value="2.3325902">
            <text:p>2,3325902</text:p>
          </table:table-cell>
          <table:table-cell table:style-name="ce1" office:value-type="float" office:value="48.8340204">
            <text:p>48,8340204</text:p>
          </table:table-cell>
          <table:table-cell office:value-type="string">
            <text:p>Denfert-Rochereau</text:p>
          </table:table-cell>
          <table:table-cell table:style-name="ce3" table:formula="of:=INT(6370*2*ASIN(SQRT((SIN((RADIANS([.C82])-RADIANS([.I82]))/2)^2)+COS(RADIANS([.C82]))*COS(RADIANS([.I82]))*(SIN(RADIANS([.B82])-RADIANS([.H82]))/2)^2))*1000)" office:value-type="float" office:value="69">
            <text:p>69</text:p>
          </table:table-cell>
          <table:table-cell table:formula="of:=IF([.D82]=[.J82];0;1)" office:value-type="float" office:value="0">
            <text:p>0</text:p>
          </table:table-cell>
          <table:table-cell table:formula="of:=IF(LOWER([.D82])=LOWER([.J82]);0;1)" office:value-type="float" office:value="0">
            <text:p>0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2.38895257216093">
            <text:p>2,3889525722</text:p>
          </table:table-cell>
          <table:table-cell office:value-type="float" office:value="48.8389122332307">
            <text:p>48,8389122332</text:p>
          </table:table-cell>
          <table:table-cell office:value-type="string">
            <text:p>Dugommier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60762378">
            <text:p>260762378</text:p>
          </table:table-cell>
          <table:table-cell table:style-name="ce1" office:value-type="float" office:value="2.3896778">
            <text:p>2,3896778</text:p>
          </table:table-cell>
          <table:table-cell table:style-name="ce1" office:value-type="float" office:value="48.8389924">
            <text:p>48,8389924</text:p>
          </table:table-cell>
          <table:table-cell office:value-type="string">
            <text:p>Dugommier</text:p>
          </table:table-cell>
          <table:table-cell table:style-name="ce3" table:formula="of:=INT(6370*2*ASIN(SQRT((SIN((RADIANS([.C83])-RADIANS([.I83]))/2)^2)+COS(RADIANS([.C83]))*COS(RADIANS([.I83]))*(SIN(RADIANS([.B83])-RADIANS([.H83]))/2)^2))*1000)" office:value-type="float" office:value="53">
            <text:p>53</text:p>
          </table:table-cell>
          <table:table-cell table:formula="of:=IF([.D83]=[.J83];0;1)" office:value-type="float" office:value="0">
            <text:p>0</text:p>
          </table:table-cell>
          <table:table-cell table:formula="of:=IF(LOWER([.D83])=LOWER([.J83]);0;1)" office:value-type="float" office:value="0">
            <text:p>0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2.29276958714394">
            <text:p>2,2927695871</text:p>
          </table:table-cell>
          <table:table-cell office:value-type="float" office:value="48.8508056365633">
            <text:p>48,8508056366</text:p>
          </table:table-cell>
          <table:table-cell office:value-type="string">
            <text:p>Dupleix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34909187">
            <text:p>34909187</text:p>
          </table:table-cell>
          <table:table-cell table:style-name="ce1" office:value-type="float" office:value="2.2936685">
            <text:p>2,2936685</text:p>
          </table:table-cell>
          <table:table-cell table:style-name="ce1" office:value-type="float" office:value="48.8504212">
            <text:p>48,8504212</text:p>
          </table:table-cell>
          <table:table-cell office:value-type="string">
            <text:p>Dupleix</text:p>
          </table:table-cell>
          <table:table-cell table:style-name="ce3" table:formula="of:=INT(6370*2*ASIN(SQRT((SIN((RADIANS([.C84])-RADIANS([.I84]))/2)^2)+COS(RADIANS([.C84]))*COS(RADIANS([.I84]))*(SIN(RADIANS([.B84])-RADIANS([.H84]))/2)^2))*1000)" office:value-type="float" office:value="78">
            <text:p>78</text:p>
          </table:table-cell>
          <table:table-cell table:formula="of:=IF([.D84]=[.J84];0;1)" office:value-type="float" office:value="0">
            <text:p>0</text:p>
          </table:table-cell>
          <table:table-cell table:formula="of:=IF(LOWER([.D84])=LOWER([.J84]);0;1)" office:value-type="float" office:value="0">
            <text:p>0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2.31672285703746">
            <text:p>2,316722857</text:p>
          </table:table-cell>
          <table:table-cell office:value-type="float" office:value="48.8467835319339">
            <text:p>48,8467835319</text:p>
          </table:table-cell>
          <table:table-cell office:value-type="string">
            <text:p>Duroc</text:p>
          </table:table-cell>
          <table:table-cell office:value-type="string">
            <text:p>PARIS-07EME</text:p>
          </table:table-cell>
          <table:table-cell office:value-type="string">
            <text:p>metro</text:p>
          </table:table-cell>
          <table:table-cell office:value-type="float" office:value="245250755">
            <text:p>245250755</text:p>
          </table:table-cell>
          <table:table-cell table:style-name="ce1" office:value-type="float" office:value="2.3166512">
            <text:p>2,3166512</text:p>
          </table:table-cell>
          <table:table-cell table:style-name="ce1" office:value-type="float" office:value="48.8468543">
            <text:p>48,8468543</text:p>
          </table:table-cell>
          <table:table-cell office:value-type="string">
            <text:p>Duroc</text:p>
          </table:table-cell>
          <table:table-cell table:style-name="ce3" table:formula="of:=INT(6370*2*ASIN(SQRT((SIN((RADIANS([.C85])-RADIANS([.I85]))/2)^2)+COS(RADIANS([.C85]))*COS(RADIANS([.I85]))*(SIN(RADIANS([.B85])-RADIANS([.H85]))/2)^2))*1000)" office:value-type="float" office:value="9">
            <text:p>9</text:p>
          </table:table-cell>
          <table:table-cell table:formula="of:=IF([.D85]=[.J85];0;1)" office:value-type="float" office:value="0">
            <text:p>0</text:p>
          </table:table-cell>
          <table:table-cell table:formula="of:=IF(LOWER([.D85])=LOWER([.J85]);0;1)" office:value-type="float" office:value="0">
            <text:p>0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2.30554381574733">
            <text:p>2,3055438157</text:p>
          </table:table-cell>
          <table:table-cell office:value-type="float" office:value="48.8545185488095">
            <text:p>48,8545185488</text:p>
          </table:table-cell>
          <table:table-cell office:value-type="string">
            <text:p>Ecole Militaire</text:p>
          </table:table-cell>
          <table:table-cell office:value-type="string">
            <text:p>PARIS-07EME</text:p>
          </table:table-cell>
          <table:table-cell office:value-type="string">
            <text:p>metro</text:p>
          </table:table-cell>
          <table:table-cell office:value-type="float" office:value="264469541">
            <text:p>264469541</text:p>
          </table:table-cell>
          <table:table-cell table:style-name="ce1" office:value-type="float" office:value="2.3061015">
            <text:p>2,3061015</text:p>
          </table:table-cell>
          <table:table-cell table:style-name="ce1" office:value-type="float" office:value="48.8546428">
            <text:p>48,8546428</text:p>
          </table:table-cell>
          <table:table-cell office:value-type="string">
            <text:p>École Militaire</text:p>
          </table:table-cell>
          <table:table-cell table:style-name="ce3" table:formula="of:=INT(6370*2*ASIN(SQRT((SIN((RADIANS([.C86])-RADIANS([.I86]))/2)^2)+COS(RADIANS([.C86]))*COS(RADIANS([.I86]))*(SIN(RADIANS([.B86])-RADIANS([.H86]))/2)^2))*1000)" office:value-type="float" office:value="43">
            <text:p>43</text:p>
          </table:table-cell>
          <table:table-cell table:formula="of:=IF([.D86]=[.J86];0;1)" office:value-type="float" office:value="1">
            <text:p>1</text:p>
          </table:table-cell>
          <table:table-cell table:formula="of:=IF(LOWER([.D86])=LOWER([.J86]);0;1)" office:value-type="float" office:value="1">
            <text:p>1</text:p>
          </table:table-cell>
        </table:table-row>
        <table:table-row table:style-name="ro1">
          <table:table-cell office:value-type="float" office:value="23674">
            <text:p>23674</text:p>
          </table:table-cell>
          <table:table-cell office:value-type="float" office:value="2.42075635885819">
            <text:p>2,4207563589</text:p>
          </table:table-cell>
          <table:table-cell office:value-type="float" office:value="48.8151517945858">
            <text:p>48,8151517946</text:p>
          </table:table-cell>
          <table:table-cell office:value-type="string">
            <text:p>Ecole Vétérinaire de Maisons-Alfort</text:p>
          </table:table-cell>
          <table:table-cell office:value-type="string">
            <text:p>MAISONS-ALFORT</text:p>
          </table:table-cell>
          <table:table-cell office:value-type="string">
            <text:p>metro</text:p>
          </table:table-cell>
          <table:table-cell office:value-type="float" office:value="300876896">
            <text:p>300876896</text:p>
          </table:table-cell>
          <table:table-cell table:style-name="ce1" office:value-type="float" office:value="2.421774">
            <text:p>2,4217740</text:p>
          </table:table-cell>
          <table:table-cell table:style-name="ce1" office:value-type="float" office:value="48.815077">
            <text:p>48,8150770</text:p>
          </table:table-cell>
          <table:table-cell office:value-type="string">
            <text:p>École Vétérinaire de Maisons-Alfort</text:p>
          </table:table-cell>
          <table:table-cell table:style-name="ce3" table:formula="of:=INT(6370*2*ASIN(SQRT((SIN((RADIANS([.C87])-RADIANS([.I87]))/2)^2)+COS(RADIANS([.C87]))*COS(RADIANS([.I87]))*(SIN(RADIANS([.B87])-RADIANS([.H87]))/2)^2))*1000)" office:value-type="float" office:value="74">
            <text:p>74</text:p>
          </table:table-cell>
          <table:table-cell table:formula="of:=IF([.D87]=[.J87];0;1)" office:value-type="float" office:value="1">
            <text:p>1</text:p>
          </table:table-cell>
          <table:table-cell table:formula="of:=IF(LOWER([.D87])=LOWER([.J87]);0;1)" office:value-type="float" office:value="1">
            <text:p>1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2.3261713916465">
            <text:p>2,3261713916</text:p>
          </table:table-cell>
          <table:table-cell office:value-type="float" office:value="48.8403339877984">
            <text:p>48,8403339878</text:p>
          </table:table-cell>
          <table:table-cell office:value-type="string">
            <text:p>Edgar-Quinet</text:p>
          </table:table-cell>
          <table:table-cell office:value-type="string">
            <text:p>PARIS-14EME</text:p>
          </table:table-cell>
          <table:table-cell office:value-type="string">
            <text:p>metro</text:p>
          </table:table-cell>
          <table:table-cell office:value-type="float" office:value="260763474">
            <text:p>260763474</text:p>
          </table:table-cell>
          <table:table-cell table:style-name="ce1" office:value-type="float" office:value="2.3249923">
            <text:p>2,3249923</text:p>
          </table:table-cell>
          <table:table-cell table:style-name="ce1" office:value-type="float" office:value="48.8410654">
            <text:p>48,8410654</text:p>
          </table:table-cell>
          <table:table-cell office:value-type="string">
            <text:p>Edgar Quinet</text:p>
          </table:table-cell>
          <table:table-cell table:style-name="ce3" table:formula="of:=INT(6370*2*ASIN(SQRT((SIN((RADIANS([.C88])-RADIANS([.I88]))/2)^2)+COS(RADIANS([.C88]))*COS(RADIANS([.I88]))*(SIN(RADIANS([.B88])-RADIANS([.H88]))/2)^2))*1000)" office:value-type="float" office:value="118">
            <text:p>118</text:p>
          </table:table-cell>
          <table:table-cell table:formula="of:=IF([.D88]=[.J88];0;1)" office:value-type="float" office:value="1">
            <text:p>1</text:p>
          </table:table-cell>
          <table:table-cell table:formula="of:=IF(LOWER([.D88])=LOWER([.J88]);0;1)" office:value-type="float" office:value="1">
            <text:p>1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2.26890098784783">
            <text:p>2,2689009878</text:p>
          </table:table-cell>
          <table:table-cell office:value-type="float" office:value="48.8471813581933">
            <text:p>48,8471813582</text:p>
          </table:table-cell>
          <table:table-cell office:value-type="string">
            <text:p>Eglise d'Auteuil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4534683">
            <text:p>264534683</text:p>
          </table:table-cell>
          <table:table-cell table:style-name="ce1" office:value-type="float" office:value="2.2686743">
            <text:p>2,2686743</text:p>
          </table:table-cell>
          <table:table-cell table:style-name="ce1" office:value-type="float" office:value="48.8473202">
            <text:p>48,8473202</text:p>
          </table:table-cell>
          <table:table-cell office:value-type="string">
            <text:p>Église d'Auteuil</text:p>
          </table:table-cell>
          <table:table-cell table:style-name="ce3" table:formula="of:=INT(6370*2*ASIN(SQRT((SIN((RADIANS([.C89])-RADIANS([.I89]))/2)^2)+COS(RADIANS([.C89]))*COS(RADIANS([.I89]))*(SIN(RADIANS([.B89])-RADIANS([.H89]))/2)^2))*1000)" office:value-type="float" office:value="22">
            <text:p>22</text:p>
          </table:table-cell>
          <table:table-cell table:formula="of:=IF([.D89]=[.J89];0;1)" office:value-type="float" office:value="1">
            <text:p>1</text:p>
          </table:table-cell>
          <table:table-cell table:formula="of:=IF(LOWER([.D89])=LOWER([.J89]);0;1)" office:value-type="float" office:value="1">
            <text:p>1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2.4132856807878">
            <text:p>2,4132856808</text:p>
          </table:table-cell>
          <table:table-cell office:value-type="float" office:value="48.8931139820403">
            <text:p>48,893113982</text:p>
          </table:table-cell>
          <table:table-cell office:value-type="string">
            <text:p>Eglise de Pantin</text:p>
          </table:table-cell>
          <table:table-cell office:value-type="string">
            <text:p>PANTIN</text:p>
          </table:table-cell>
          <table:table-cell office:value-type="string">
            <text:p>metro</text:p>
          </table:table-cell>
          <table:table-cell office:value-type="float" office:value="330026020">
            <text:p>330026020</text:p>
          </table:table-cell>
          <table:table-cell table:style-name="ce1" office:value-type="float" office:value="2.4133209">
            <text:p>2,4133209</text:p>
          </table:table-cell>
          <table:table-cell table:style-name="ce1" office:value-type="float" office:value="48.8932382">
            <text:p>48,8932382</text:p>
          </table:table-cell>
          <table:table-cell office:value-type="string">
            <text:p>Église de Pantin</text:p>
          </table:table-cell>
          <table:table-cell table:style-name="ce3" table:formula="of:=INT(6370*2*ASIN(SQRT((SIN((RADIANS([.C90])-RADIANS([.I90]))/2)^2)+COS(RADIANS([.C90]))*COS(RADIANS([.I90]))*(SIN(RADIANS([.B90])-RADIANS([.H90]))/2)^2))*1000)" office:value-type="float" office:value="14">
            <text:p>14</text:p>
          </table:table-cell>
          <table:table-cell table:formula="of:=IF([.D90]=[.J90];0;1)" office:value-type="float" office:value="1">
            <text:p>1</text:p>
          </table:table-cell>
          <table:table-cell table:formula="of:=IF(LOWER([.D90])=LOWER([.J90]);0;1)" office:value-type="float" office:value="1">
            <text:p>1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2.25044232471912">
            <text:p>2,2504423247</text:p>
          </table:table-cell>
          <table:table-cell office:value-type="float" office:value="48.8878431218385">
            <text:p>48,8878431218</text:p>
          </table:table-cell>
          <table:table-cell office:value-type="string">
            <text:p>Esplanade de la Défense</text:p>
          </table:table-cell>
          <table:table-cell office:value-type="string">
            <text:p>PUTEAUX</text:p>
          </table:table-cell>
          <table:table-cell office:value-type="string">
            <text:p>metro</text:p>
          </table:table-cell>
          <table:table-cell office:value-type="float" office:value="27332092">
            <text:p>27332092</text:p>
          </table:table-cell>
          <table:table-cell table:style-name="ce1" office:value-type="float" office:value="2.2493898">
            <text:p>2,2493898</text:p>
          </table:table-cell>
          <table:table-cell table:style-name="ce1" office:value-type="float" office:value="48.8882286">
            <text:p>48,8882286</text:p>
          </table:table-cell>
          <table:table-cell office:value-type="string">
            <text:p>Esplanade de La Défense</text:p>
          </table:table-cell>
          <table:table-cell table:style-name="ce3" table:formula="of:=INT(6370*2*ASIN(SQRT((SIN((RADIANS([.C91])-RADIANS([.I91]))/2)^2)+COS(RADIANS([.C91]))*COS(RADIANS([.I91]))*(SIN(RADIANS([.B91])-RADIANS([.H91]))/2)^2))*1000)" office:value-type="float" office:value="88">
            <text:p>88</text:p>
          </table:table-cell>
          <table:table-cell table:formula="of:=IF([.D91]=[.J91];0;1)" office:value-type="float" office:value="1">
            <text:p>1</text:p>
          </table:table-cell>
          <table:table-cell table:formula="of:=IF(LOWER([.D91])=LOWER([.J91]);0;1)" office:value-type="float" office:value="0">
            <text:p>0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2.34866984004444">
            <text:p>2,34866984</text:p>
          </table:table-cell>
          <table:table-cell office:value-type="float" office:value="48.8634946589771">
            <text:p>48,863494659</text:p>
          </table:table-cell>
          <table:table-cell office:value-type="string">
            <text:p>Etienne Marcel</text:p>
          </table:table-cell>
          <table:table-cell office:value-type="string">
            <text:p>PARIS-01ER</text:p>
          </table:table-cell>
          <table:table-cell office:value-type="string">
            <text:p>metro</text:p>
          </table:table-cell>
          <table:table-cell office:value-type="float" office:value="264509793">
            <text:p>264509793</text:p>
          </table:table-cell>
          <table:table-cell table:style-name="ce1" office:value-type="float" office:value="2.3487041">
            <text:p>2,3487041</text:p>
          </table:table-cell>
          <table:table-cell table:style-name="ce1" office:value-type="float" office:value="48.8638408">
            <text:p>48,8638408</text:p>
          </table:table-cell>
          <table:table-cell office:value-type="string">
            <text:p>Étienne Marcel</text:p>
          </table:table-cell>
          <table:table-cell table:style-name="ce3" table:formula="of:=INT(6370*2*ASIN(SQRT((SIN((RADIANS([.C92])-RADIANS([.I92]))/2)^2)+COS(RADIANS([.C92]))*COS(RADIANS([.I92]))*(SIN(RADIANS([.B92])-RADIANS([.H92]))/2)^2))*1000)" office:value-type="float" office:value="38">
            <text:p>38</text:p>
          </table:table-cell>
          <table:table-cell table:formula="of:=IF([.D92]=[.J92];0;1)" office:value-type="float" office:value="1">
            <text:p>1</text:p>
          </table:table-cell>
          <table:table-cell table:formula="of:=IF(LOWER([.D92])=LOWER([.J92]);0;1)" office:value-type="float" office:value="1">
            <text:p>1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2.32282484061213">
            <text:p>2,3228248406</text:p>
          </table:table-cell>
          <table:table-cell office:value-type="float" office:value="48.8787098768874">
            <text:p>48,8787098769</text:p>
          </table:table-cell>
          <table:table-cell office:value-type="string">
            <text:p>Europe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243510339">
            <text:p>243510339</text:p>
          </table:table-cell>
          <table:table-cell table:style-name="ce1" office:value-type="float" office:value="2.3224519">
            <text:p>2,3224519</text:p>
          </table:table-cell>
          <table:table-cell table:style-name="ce1" office:value-type="float" office:value="48.8787437">
            <text:p>48,8787437</text:p>
          </table:table-cell>
          <table:table-cell office:value-type="string">
            <text:p>Europe</text:p>
          </table:table-cell>
          <table:table-cell table:style-name="ce3" table:formula="of:=INT(6370*2*ASIN(SQRT((SIN((RADIANS([.C93])-RADIANS([.I93]))/2)^2)+COS(RADIANS([.C93]))*COS(RADIANS([.I93]))*(SIN(RADIANS([.B93])-RADIANS([.H93]))/2)^2))*1000)" office:value-type="float" office:value="27">
            <text:p>27</text:p>
          </table:table-cell>
          <table:table-cell table:formula="of:=IF([.D93]=[.J93];0;1)" office:value-type="float" office:value="0">
            <text:p>0</text:p>
          </table:table-cell>
          <table:table-cell table:formula="of:=IF(LOWER([.D93])=LOWER([.J93]);0;1)" office:value-type="float" office:value="0">
            <text:p>0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2.25973661579866">
            <text:p>2,2597366158</text:p>
          </table:table-cell>
          <table:table-cell office:value-type="float" office:value="48.8424273376123">
            <text:p>48,8424273376</text:p>
          </table:table-cell>
          <table:table-cell office:value-type="string">
            <text:p>Exelmans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7429">
            <text:p>260767429</text:p>
          </table:table-cell>
          <table:table-cell table:style-name="ce1" office:value-type="float" office:value="2.2600472">
            <text:p>2,2600472</text:p>
          </table:table-cell>
          <table:table-cell table:style-name="ce1" office:value-type="float" office:value="48.8430044">
            <text:p>48,8430044</text:p>
          </table:table-cell>
          <table:table-cell office:value-type="string">
            <text:p>Exelmans</text:p>
          </table:table-cell>
          <table:table-cell table:style-name="ce3" table:formula="of:=INT(6370*2*ASIN(SQRT((SIN((RADIANS([.C94])-RADIANS([.I94]))/2)^2)+COS(RADIANS([.C94]))*COS(RADIANS([.I94]))*(SIN(RADIANS([.B94])-RADIANS([.H94]))/2)^2))*1000)" office:value-type="float" office:value="68">
            <text:p>68</text:p>
          </table:table-cell>
          <table:table-cell table:formula="of:=IF([.D94]=[.J94];0;1)" office:value-type="float" office:value="0">
            <text:p>0</text:p>
          </table:table-cell>
          <table:table-cell table:formula="of:=IF(LOWER([.D94])=LOWER([.J94]);0;1)" office:value-type="float" office:value="0">
            <text:p>0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2.3842745805324">
            <text:p>2,3842745805</text:p>
          </table:table-cell>
          <table:table-cell office:value-type="float" office:value="48.8502384503522">
            <text:p>48,8502384504</text:p>
          </table:table-cell>
          <table:table-cell office:value-type="string">
            <text:p>Faidherbe-Chaligny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64481019">
            <text:p>264481019</text:p>
          </table:table-cell>
          <table:table-cell table:style-name="ce1" office:value-type="float" office:value="2.3842705">
            <text:p>2,3842705</text:p>
          </table:table-cell>
          <table:table-cell table:style-name="ce1" office:value-type="float" office:value="48.8500259">
            <text:p>48,8500259</text:p>
          </table:table-cell>
          <table:table-cell office:value-type="string">
            <text:p>Faidherbe – Chaligny</text:p>
          </table:table-cell>
          <table:table-cell table:style-name="ce3" table:formula="of:=INT(6370*2*ASIN(SQRT((SIN((RADIANS([.C95])-RADIANS([.I95]))/2)^2)+COS(RADIANS([.C95]))*COS(RADIANS([.I95]))*(SIN(RADIANS([.B95])-RADIANS([.H95]))/2)^2))*1000)" office:value-type="float" office:value="23">
            <text:p>23</text:p>
          </table:table-cell>
          <table:table-cell table:formula="of:=IF([.D95]=[.J95];0;1)" office:value-type="float" office:value="1">
            <text:p>1</text:p>
          </table:table-cell>
          <table:table-cell table:formula="of:=IF(LOWER([.D95])=LOWER([.J95]);0;1)" office:value-type="float" office:value="1">
            <text:p>1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2.31749646866691">
            <text:p>2,3174964687</text:p>
          </table:table-cell>
          <table:table-cell office:value-type="float" office:value="48.844637894177">
            <text:p>48,8446378942</text:p>
          </table:table-cell>
          <table:table-cell office:value-type="string">
            <text:p>Falguière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244494496">
            <text:p>244494496</text:p>
          </table:table-cell>
          <table:table-cell table:style-name="ce1" office:value-type="float" office:value="2.3175634">
            <text:p>2,3175634</text:p>
          </table:table-cell>
          <table:table-cell table:style-name="ce1" office:value-type="float" office:value="48.8443954">
            <text:p>48,8443954</text:p>
          </table:table-cell>
          <table:table-cell office:value-type="string">
            <text:p>Falguière</text:p>
          </table:table-cell>
          <table:table-cell table:style-name="ce3" table:formula="of:=INT(6370*2*ASIN(SQRT((SIN((RADIANS([.C96])-RADIANS([.I96]))/2)^2)+COS(RADIANS([.C96]))*COS(RADIANS([.I96]))*(SIN(RADIANS([.B96])-RADIANS([.H96]))/2)^2))*1000)" office:value-type="float" office:value="27">
            <text:p>27</text:p>
          </table:table-cell>
          <table:table-cell table:formula="of:=IF([.D96]=[.J96];0;1)" office:value-type="float" office:value="0">
            <text:p>0</text:p>
          </table:table-cell>
          <table:table-cell table:formula="of:=IF(LOWER([.D96])=LOWER([.J96]);0;1)" office:value-type="float" office:value="0">
            <text:p>0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2.29199788824605">
            <text:p>2,2919978882</text:p>
          </table:table-cell>
          <table:table-cell office:value-type="float" office:value="48.8429772288923">
            <text:p>48,8429772289</text:p>
          </table:table-cell>
          <table:table-cell office:value-type="string">
            <text:p>Félix Faure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260231833">
            <text:p>260231833</text:p>
          </table:table-cell>
          <table:table-cell table:style-name="ce1" office:value-type="float" office:value="2.2917758">
            <text:p>2,2917758</text:p>
          </table:table-cell>
          <table:table-cell table:style-name="ce1" office:value-type="float" office:value="48.8426906">
            <text:p>48,8426906</text:p>
          </table:table-cell>
          <table:table-cell office:value-type="string">
            <text:p>Félix Faure</text:p>
          </table:table-cell>
          <table:table-cell table:style-name="ce3" table:formula="of:=INT(6370*2*ASIN(SQRT((SIN((RADIANS([.C97])-RADIANS([.I97]))/2)^2)+COS(RADIANS([.C97]))*COS(RADIANS([.I97]))*(SIN(RADIANS([.B97])-RADIANS([.H97]))/2)^2))*1000)" office:value-type="float" office:value="35">
            <text:p>35</text:p>
          </table:table-cell>
          <table:table-cell table:formula="of:=IF([.D97]=[.J97];0;1)" office:value-type="float" office:value="0">
            <text:p>0</text:p>
          </table:table-cell>
          <table:table-cell table:formula="of:=IF(LOWER([.D97])=LOWER([.J97]);0;1)" office:value-type="float" office:value="0">
            <text:p>0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2.36645313804373">
            <text:p>2,366453138</text:p>
          </table:table-cell>
          <table:table-cell office:value-type="float" office:value="48.8633028923386">
            <text:p>48,8633028923</text:p>
          </table:table-cell>
          <table:table-cell office:value-type="string">
            <text:p>Filles du Calvaire</text:p>
          </table:table-cell>
          <table:table-cell office:value-type="string">
            <text:p>PARIS-03EME</text:p>
          </table:table-cell>
          <table:table-cell office:value-type="string">
            <text:p>metro</text:p>
          </table:table-cell>
          <table:table-cell office:value-type="float" office:value="264476971">
            <text:p>264476971</text:p>
          </table:table-cell>
          <table:table-cell table:style-name="ce1" office:value-type="float" office:value="2.3668726">
            <text:p>2,3668726</text:p>
          </table:table-cell>
          <table:table-cell table:style-name="ce1" office:value-type="float" office:value="48.8632968">
            <text:p>48,8632968</text:p>
          </table:table-cell>
          <table:table-cell office:value-type="string">
            <text:p>Filles du Calvaire</text:p>
          </table:table-cell>
          <table:table-cell table:style-name="ce3" table:formula="of:=INT(6370*2*ASIN(SQRT((SIN((RADIANS([.C98])-RADIANS([.I98]))/2)^2)+COS(RADIANS([.C98]))*COS(RADIANS([.I98]))*(SIN(RADIANS([.B98])-RADIANS([.H98]))/2)^2))*1000)" office:value-type="float" office:value="30">
            <text:p>30</text:p>
          </table:table-cell>
          <table:table-cell table:formula="of:=IF([.D98]=[.J98];0;1)" office:value-type="float" office:value="0">
            <text:p>0</text:p>
          </table:table-cell>
          <table:table-cell table:formula="of:=IF(LOWER([.D98])=LOWER([.J98]);0;1)" office:value-type="float" office:value="0">
            <text:p>0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2.40417710143886">
            <text:p>2,4041771014</text:p>
          </table:table-cell>
          <table:table-cell office:value-type="float" office:value="48.9146921997335">
            <text:p>48,9146921997</text:p>
          </table:table-cell>
          <table:table-cell office:value-type="string">
            <text:p>Fort d'Aubervilliers</text:p>
          </table:table-cell>
          <table:table-cell office:value-type="string">
            <text:p>AUBERVILLIERS</text:p>
          </table:table-cell>
          <table:table-cell office:value-type="string">
            <text:p>metro</text:p>
          </table:table-cell>
          <table:table-cell office:value-type="float" office:value="270244435">
            <text:p>270244435</text:p>
          </table:table-cell>
          <table:table-cell table:style-name="ce1" office:value-type="float" office:value="2.4041397">
            <text:p>2,4041397</text:p>
          </table:table-cell>
          <table:table-cell table:style-name="ce1" office:value-type="float" office:value="48.9147221">
            <text:p>48,9147221</text:p>
          </table:table-cell>
          <table:table-cell office:value-type="string">
            <text:p>Fort d'Aubervilliers</text:p>
          </table:table-cell>
          <table:table-cell table:style-name="ce3" table:formula="of:=INT(6370*2*ASIN(SQRT((SIN((RADIANS([.C99])-RADIANS([.I99]))/2)^2)+COS(RADIANS([.C99]))*COS(RADIANS([.I99]))*(SIN(RADIANS([.B99])-RADIANS([.H99]))/2)^2))*1000)" office:value-type="float" office:value="4">
            <text:p>4</text:p>
          </table:table-cell>
          <table:table-cell table:formula="of:=IF([.D99]=[.J99];0;1)" office:value-type="float" office:value="0">
            <text:p>0</text:p>
          </table:table-cell>
          <table:table-cell table:formula="of:=IF(LOWER([.D99])=LOWER([.J99]);0;1)" office:value-type="float" office:value="0">
            <text:p>0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2.30830876470644">
            <text:p>2,3083087647</text:p>
          </table:table-cell>
          <table:table-cell office:value-type="float" office:value="48.8693052290337">
            <text:p>48,869305229</text:p>
          </table:table-cell>
          <table:table-cell office:value-type="string">
            <text:p>Franklin-Roosevelt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27362251">
            <text:p>27362251</text:p>
          </table:table-cell>
          <table:table-cell table:style-name="ce1" office:value-type="float" office:value="2.3086954">
            <text:p>2,3086954</text:p>
          </table:table-cell>
          <table:table-cell table:style-name="ce1" office:value-type="float" office:value="48.8694252">
            <text:p>48,8694252</text:p>
          </table:table-cell>
          <table:table-cell office:value-type="string">
            <text:p>Franklin D. Roosevelt</text:p>
          </table:table-cell>
          <table:table-cell table:style-name="ce3" table:formula="of:=INT(6370*2*ASIN(SQRT((SIN((RADIANS([.C100])-RADIANS([.I100]))/2)^2)+COS(RADIANS([.C100]))*COS(RADIANS([.I100]))*(SIN(RADIANS([.B100])-RADIANS([.H100]))/2)^2))*1000)" office:value-type="float" office:value="31">
            <text:p>31</text:p>
          </table:table-cell>
          <table:table-cell table:formula="of:=IF([.D100]=[.J100];0;1)" office:value-type="float" office:value="1">
            <text:p>1</text:p>
          </table:table-cell>
          <table:table-cell table:formula="of:=IF(LOWER([.D100])=LOWER([.J100]);0;1)" office:value-type="float" office:value="1">
            <text:p>1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2.34340064272908">
            <text:p>2,3434006427</text:p>
          </table:table-cell>
          <table:table-cell office:value-type="float" office:value="48.8844354700414">
            <text:p>48,88443547</text:p>
          </table:table-cell>
          <table:table-cell office:value-type="string">
            <text:p>Funiculaire Gare basse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1507214977">
            <text:p>1507214977</text:p>
          </table:table-cell>
          <table:table-cell table:style-name="ce1" office:value-type="float" office:value="2.342638">
            <text:p>2,3426380</text:p>
          </table:table-cell>
          <table:table-cell table:style-name="ce1" office:value-type="float" office:value="48.8846857">
            <text:p>48,8846857</text:p>
          </table:table-cell>
          <table:table-cell office:value-type="string">
            <text:p>Funiculaire Montmartre – Station Inférieure</text:p>
          </table:table-cell>
          <table:table-cell table:style-name="ce3" table:formula="of:=INT(6370*2*ASIN(SQRT((SIN((RADIANS([.C101])-RADIANS([.I101]))/2)^2)+COS(RADIANS([.C101]))*COS(RADIANS([.I101]))*(SIN(RADIANS([.B101])-RADIANS([.H101]))/2)^2))*1000)" office:value-type="float" office:value="62">
            <text:p>62</text:p>
          </table:table-cell>
          <table:table-cell table:formula="of:=IF([.D101]=[.J101];0;1)" office:value-type="float" office:value="1">
            <text:p>1</text:p>
          </table:table-cell>
          <table:table-cell table:formula="of:=IF(LOWER([.D101])=LOWER([.J101]);0;1)" office:value-type="float" office:value="1">
            <text:p>1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2.34334627251386">
            <text:p>2,3433462725</text:p>
          </table:table-cell>
          <table:table-cell office:value-type="float" office:value="48.8856217864643">
            <text:p>48,8856217865</text:p>
          </table:table-cell>
          <table:table-cell office:value-type="string">
            <text:p>Funiculaire Gare haute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1507214979">
            <text:p>1507214979</text:p>
          </table:table-cell>
          <table:table-cell table:style-name="ce1" office:value-type="float" office:value="2.3425294">
            <text:p>2,3425294</text:p>
          </table:table-cell>
          <table:table-cell table:style-name="ce1" office:value-type="float" office:value="48.8856445">
            <text:p>48,8856445</text:p>
          </table:table-cell>
          <table:table-cell office:value-type="string">
            <text:p>Funiculaire Montmartre – Station Supérieure</text:p>
          </table:table-cell>
          <table:table-cell table:style-name="ce3" table:formula="of:=INT(6370*2*ASIN(SQRT((SIN((RADIANS([.C102])-RADIANS([.I102]))/2)^2)+COS(RADIANS([.C102]))*COS(RADIANS([.I102]))*(SIN(RADIANS([.B102])-RADIANS([.H102]))/2)^2))*1000)" office:value-type="float" office:value="59">
            <text:p>59</text:p>
          </table:table-cell>
          <table:table-cell table:formula="of:=IF([.D102]=[.J102];0;1)" office:value-type="float" office:value="1">
            <text:p>1</text:p>
          </table:table-cell>
          <table:table-cell table:formula="of:=IF(LOWER([.D102])=LOWER([.J102]);0;1)" office:value-type="float" office:value="1">
            <text:p>1</text:p>
          </table:table-cell>
        </table:table-row>
        <table:table-row table:style-name="ro1">
          <table:table-cell office:value-type="float" office:value="22443">
            <text:p>22443</text:p>
          </table:table-cell>
          <table:table-cell office:value-type="float" office:value="2.29492376422254">
            <text:p>2,2949237642</text:p>
          </table:table-cell>
          <table:table-cell office:value-type="float" office:value="48.9162335021232">
            <text:p>48,9162335021</text:p>
          </table:table-cell>
          <table:table-cell office:value-type="string">
            <text:p>Gabriel-Péri</text:p>
          </table:table-cell>
          <table:table-cell office:value-type="string">
            <text:p>ASNIERES-SUR-SEINE</text:p>
          </table:table-cell>
          <table:table-cell office:value-type="string">
            <text:p>metro</text:p>
          </table:table-cell>
          <table:table-cell office:value-type="float" office:value="249524554">
            <text:p>249524554</text:p>
          </table:table-cell>
          <table:table-cell table:style-name="ce1" office:value-type="float" office:value="2.2948689">
            <text:p>2,2948689</text:p>
          </table:table-cell>
          <table:table-cell table:style-name="ce1" office:value-type="float" office:value="48.9162246">
            <text:p>48,9162246</text:p>
          </table:table-cell>
          <table:table-cell office:value-type="string">
            <text:p>Gabriel Péri</text:p>
          </table:table-cell>
          <table:table-cell table:style-name="ce3" table:formula="of:=INT(6370*2*ASIN(SQRT((SIN((RADIANS([.C103])-RADIANS([.I103]))/2)^2)+COS(RADIANS([.C103]))*COS(RADIANS([.I103]))*(SIN(RADIANS([.B103])-RADIANS([.H103]))/2)^2))*1000)" office:value-type="float" office:value="4">
            <text:p>4</text:p>
          </table:table-cell>
          <table:table-cell table:formula="of:=IF([.D103]=[.J103];0;1)" office:value-type="float" office:value="1">
            <text:p>1</text:p>
          </table:table-cell>
          <table:table-cell table:formula="of:=IF(LOWER([.D103])=LOWER([.J103]);0;1)" office:value-type="float" office:value="1">
            <text:p>1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2.32258277982791">
            <text:p>2,3225827798</text:p>
          </table:table-cell>
          <table:table-cell office:value-type="float" office:value="48.8384911503461">
            <text:p>48,8384911503</text:p>
          </table:table-cell>
          <table:table-cell office:value-type="string">
            <text:p>Gaité</text:p>
          </table:table-cell>
          <table:table-cell office:value-type="string">
            <text:p>PARIS-14EME</text:p>
          </table:table-cell>
          <table:table-cell office:value-type="string">
            <text:p>metro</text:p>
          </table:table-cell>
          <table:table-cell office:value-type="float" office:value="264704365">
            <text:p>264704365</text:p>
          </table:table-cell>
          <table:table-cell table:style-name="ce1" office:value-type="float" office:value="2.3222085">
            <text:p>2,3222085</text:p>
          </table:table-cell>
          <table:table-cell table:style-name="ce1" office:value-type="float" office:value="48.8385876">
            <text:p>48,8385876</text:p>
          </table:table-cell>
          <table:table-cell office:value-type="string">
            <text:p>Gaîté</text:p>
          </table:table-cell>
          <table:table-cell table:style-name="ce3" table:formula="of:=INT(6370*2*ASIN(SQRT((SIN((RADIANS([.C104])-RADIANS([.I104]))/2)^2)+COS(RADIANS([.C104]))*COS(RADIANS([.I104]))*(SIN(RADIANS([.B104])-RADIANS([.H104]))/2)^2))*1000)" office:value-type="float" office:value="29">
            <text:p>29</text:p>
          </table:table-cell>
          <table:table-cell table:formula="of:=IF([.D104]=[.J104];0;1)" office:value-type="float" office:value="1">
            <text:p>1</text:p>
          </table:table-cell>
          <table:table-cell table:formula="of:=IF(LOWER([.D104])=LOWER([.J104]);0;1)" office:value-type="float" office:value="1">
            <text:p>1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2.41568260426712">
            <text:p>2,4156826043</text:p>
          </table:table-cell>
          <table:table-cell office:value-type="float" office:value="48.8633345779424">
            <text:p>48,8633345779</text:p>
          </table:table-cell>
          <table:table-cell office:value-type="string">
            <text:p>Gallieni (Parc de Bagnolet)</text:p>
          </table:table-cell>
          <table:table-cell office:value-type="string">
            <text:p>BAGNOLET</text:p>
          </table:table-cell>
          <table:table-cell office:value-type="string">
            <text:p>metro</text:p>
          </table:table-cell>
          <table:table-cell office:value-type="float" office:value="243507233">
            <text:p>243507233</text:p>
          </table:table-cell>
          <table:table-cell table:style-name="ce1" office:value-type="float" office:value="2.4165383">
            <text:p>2,4165383</text:p>
          </table:table-cell>
          <table:table-cell table:style-name="ce1" office:value-type="float" office:value="48.8652463">
            <text:p>48,8652463</text:p>
          </table:table-cell>
          <table:table-cell office:value-type="string">
            <text:p>Galliéni</text:p>
          </table:table-cell>
          <table:table-cell table:style-name="ce3" table:formula="of:=INT(6370*2*ASIN(SQRT((SIN((RADIANS([.C105])-RADIANS([.I105]))/2)^2)+COS(RADIANS([.C105]))*COS(RADIANS([.I105]))*(SIN(RADIANS([.B105])-RADIANS([.H105]))/2)^2))*1000)" office:value-type="float" office:value="221">
            <text:p>221</text:p>
          </table:table-cell>
          <table:table-cell table:formula="of:=IF([.D105]=[.J105];0;1)" office:value-type="float" office:value="1">
            <text:p>1</text:p>
          </table:table-cell>
          <table:table-cell table:formula="of:=IF(LOWER([.D105])=LOWER([.J105]);0;1)" office:value-type="float" office:value="1">
            <text:p>1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2.39846223866212">
            <text:p>2,3984622387</text:p>
          </table:table-cell>
          <table:table-cell office:value-type="float" office:value="48.8648347782704">
            <text:p>48,8648347783</text:p>
          </table:table-cell>
          <table:table-cell office:value-type="string">
            <text:p>Gambetta</text:p>
          </table:table-cell>
          <table:table-cell office:value-type="string">
            <text:p>PARIS-20EME</text:p>
          </table:table-cell>
          <table:table-cell office:value-type="string">
            <text:p>metro</text:p>
          </table:table-cell>
          <table:table-cell office:value-type="float" office:value="243507235">
            <text:p>243507235</text:p>
          </table:table-cell>
          <table:table-cell table:style-name="ce1" office:value-type="float" office:value="2.3985306">
            <text:p>2,3985306</text:p>
          </table:table-cell>
          <table:table-cell table:style-name="ce1" office:value-type="float" office:value="48.86486">
            <text:p>48,8648600</text:p>
          </table:table-cell>
          <table:table-cell office:value-type="string">
            <text:p>Gambetta</text:p>
          </table:table-cell>
          <table:table-cell table:style-name="ce3" table:formula="of:=INT(6370*2*ASIN(SQRT((SIN((RADIANS([.C106])-RADIANS([.I106]))/2)^2)+COS(RADIANS([.C106]))*COS(RADIANS([.I106]))*(SIN(RADIANS([.B106])-RADIANS([.H106]))/2)^2))*1000)" office:value-type="float" office:value="5">
            <text:p>5</text:p>
          </table:table-cell>
          <table:table-cell table:formula="of:=IF([.D106]=[.J106];0;1)" office:value-type="float" office:value="0">
            <text:p>0</text:p>
          </table:table-cell>
          <table:table-cell table:formula="of:=IF(LOWER([.D106])=LOWER([.J106]);0;1)" office:value-type="float" office:value="0">
            <text:p>0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2.36431304776095">
            <text:p>2,3643130478</text:p>
          </table:table-cell>
          <table:table-cell office:value-type="float" office:value="48.8431055832182">
            <text:p>48,8431055832</text:p>
          </table:table-cell>
          <table:table-cell office:value-type="string">
            <text:p>Gare d'Austerlitz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60040829">
            <text:p>260040829</text:p>
          </table:table-cell>
          <table:table-cell table:style-name="ce1" office:value-type="float" office:value="2.3655037">
            <text:p>2,3655037</text:p>
          </table:table-cell>
          <table:table-cell table:style-name="ce1" office:value-type="float" office:value="48.8423263">
            <text:p>48,8423263</text:p>
          </table:table-cell>
          <table:table-cell office:value-type="string">
            <text:p>Gare d'Austerlitz</text:p>
          </table:table-cell>
          <table:table-cell table:style-name="ce3" table:formula="of:=INT(6370*2*ASIN(SQRT((SIN((RADIANS([.C107])-RADIANS([.I107]))/2)^2)+COS(RADIANS([.C107]))*COS(RADIANS([.I107]))*(SIN(RADIANS([.B107])-RADIANS([.H107]))/2)^2))*1000)" office:value-type="float" office:value="122">
            <text:p>122</text:p>
          </table:table-cell>
          <table:table-cell table:formula="of:=IF([.D107]=[.J107];0;1)" office:value-type="float" office:value="0">
            <text:p>0</text:p>
          </table:table-cell>
          <table:table-cell table:formula="of:=IF(LOWER([.D107])=LOWER([.J107]);0;1)" office:value-type="float" office:value="0">
            <text:p>0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2.35791867724751">
            <text:p>2,3579186772</text:p>
          </table:table-cell>
          <table:table-cell office:value-type="float" office:value="48.8760613055252">
            <text:p>48,8760613055</text:p>
          </table:table-cell>
          <table:table-cell office:value-type="string">
            <text:p>Gare de l'Est (Verdun)</text:p>
          </table:table-cell>
          <table:table-cell office:value-type="string">
            <text:p>PARIS-10EME</text:p>
          </table:table-cell>
          <table:table-cell office:value-type="string">
            <text:p>metro</text:p>
          </table:table-cell>
          <table:table-cell office:value-type="float" office:value="264508548">
            <text:p>264508548</text:p>
          </table:table-cell>
          <table:table-cell table:style-name="ce1" office:value-type="float" office:value="2.3580551">
            <text:p>2,3580551</text:p>
          </table:table-cell>
          <table:table-cell table:style-name="ce1" office:value-type="float" office:value="48.876038">
            <text:p>48,8760380</text:p>
          </table:table-cell>
          <table:table-cell office:value-type="string">
            <text:p>Gare de L'Est</text:p>
          </table:table-cell>
          <table:table-cell table:style-name="ce3" table:formula="of:=INT(6370*2*ASIN(SQRT((SIN((RADIANS([.C108])-RADIANS([.I108]))/2)^2)+COS(RADIANS([.C108]))*COS(RADIANS([.I108]))*(SIN(RADIANS([.B108])-RADIANS([.H108]))/2)^2))*1000)" office:value-type="float" office:value="10">
            <text:p>10</text:p>
          </table:table-cell>
          <table:table-cell table:formula="of:=IF([.D108]=[.J108];0;1)" office:value-type="float" office:value="1">
            <text:p>1</text:p>
          </table:table-cell>
          <table:table-cell table:formula="of:=IF(LOWER([.D108])=LOWER([.J108]);0;1)" office:value-type="float" office:value="1">
            <text:p>1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2.37406590796834">
            <text:p>2,374065908</text:p>
          </table:table-cell>
          <table:table-cell office:value-type="float" office:value="48.8447045447661">
            <text:p>48,8447045448</text:p>
          </table:table-cell>
          <table:table-cell office:value-type="string">
            <text:p>Gare de Lyon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7371889">
            <text:p>27371889</text:p>
          </table:table-cell>
          <table:table-cell table:style-name="ce1" office:value-type="float" office:value="2.3727163">
            <text:p>2,3727163</text:p>
          </table:table-cell>
          <table:table-cell table:style-name="ce1" office:value-type="float" office:value="48.8457111">
            <text:p>48,8457111</text:p>
          </table:table-cell>
          <table:table-cell office:value-type="string">
            <text:p>Gare de Lyon (métro 1)</text:p>
          </table:table-cell>
          <table:table-cell table:style-name="ce3" table:formula="of:=INT(6370*2*ASIN(SQRT((SIN((RADIANS([.C109])-RADIANS([.I109]))/2)^2)+COS(RADIANS([.C109]))*COS(RADIANS([.I109]))*(SIN(RADIANS([.B109])-RADIANS([.H109]))/2)^2))*1000)" office:value-type="float" office:value="149">
            <text:p>149</text:p>
          </table:table-cell>
          <table:table-cell table:formula="of:=IF([.D109]=[.J109];0;1)" office:value-type="float" office:value="1">
            <text:p>1</text:p>
          </table:table-cell>
          <table:table-cell table:formula="of:=IF(LOWER([.D109])=LOWER([.J109]);0;1)" office:value-type="float" office:value="1">
            <text:p>1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2.35470307836603">
            <text:p>2,3547030784</text:p>
          </table:table-cell>
          <table:table-cell office:value-type="float" office:value="48.8799654432891">
            <text:p>48,8799654433</text:p>
          </table:table-cell>
          <table:table-cell office:value-type="string">
            <text:p>Gare du Nord</text:p>
          </table:table-cell>
          <table:table-cell office:value-type="string">
            <text:p>PARIS-10EME</text:p>
          </table:table-cell>
          <table:table-cell office:value-type="string">
            <text:p>metro</text:p>
          </table:table-cell>
          <table:table-cell office:value-type="float" office:value="264508125">
            <text:p>264508125</text:p>
          </table:table-cell>
          <table:table-cell table:style-name="ce1" office:value-type="float" office:value="2.354899">
            <text:p>2,3548990</text:p>
          </table:table-cell>
          <table:table-cell table:style-name="ce1" office:value-type="float" office:value="48.8800091">
            <text:p>48,8800091</text:p>
          </table:table-cell>
          <table:table-cell office:value-type="string">
            <text:p>Gare du Nord</text:p>
          </table:table-cell>
          <table:table-cell table:style-name="ce3" table:formula="of:=INT(6370*2*ASIN(SQRT((SIN((RADIANS([.C110])-RADIANS([.I110]))/2)^2)+COS(RADIANS([.C110]))*COS(RADIANS([.I110]))*(SIN(RADIANS([.B110])-RADIANS([.H110]))/2)^2))*1000)" office:value-type="float" office:value="15">
            <text:p>15</text:p>
          </table:table-cell>
          <table:table-cell table:formula="of:=IF([.D110]=[.J110];0;1)" office:value-type="float" office:value="0">
            <text:p>0</text:p>
          </table:table-cell>
          <table:table-cell table:formula="of:=IF(LOWER([.D110])=LOWER([.J110]);0;1)" office:value-type="float" office:value="0">
            <text:p>0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2.33173327604333">
            <text:p>2,331733276</text:p>
          </table:table-cell>
          <table:table-cell office:value-type="float" office:value="48.9060316197727">
            <text:p>48,9060316198</text:p>
          </table:table-cell>
          <table:table-cell office:value-type="string">
            <text:p>Garibaldi</text:p>
          </table:table-cell>
          <table:table-cell office:value-type="string">
            <text:p>SAINT-OUEN</text:p>
          </table:table-cell>
          <table:table-cell office:value-type="string">
            <text:p>metro</text:p>
          </table:table-cell>
          <table:table-cell office:value-type="float" office:value="265060965">
            <text:p>265060965</text:p>
          </table:table-cell>
          <table:table-cell table:style-name="ce1" office:value-type="float" office:value="2.3320476">
            <text:p>2,3320476</text:p>
          </table:table-cell>
          <table:table-cell table:style-name="ce1" office:value-type="float" office:value="48.9061915">
            <text:p>48,9061915</text:p>
          </table:table-cell>
          <table:table-cell office:value-type="string">
            <text:p>Garibaldi</text:p>
          </table:table-cell>
          <table:table-cell table:style-name="ce3" table:formula="of:=INT(6370*2*ASIN(SQRT((SIN((RADIANS([.C111])-RADIANS([.I111]))/2)^2)+COS(RADIANS([.C111]))*COS(RADIANS([.I111]))*(SIN(RADIANS([.B111])-RADIANS([.H111]))/2)^2))*1000)" office:value-type="float" office:value="29">
            <text:p>29</text:p>
          </table:table-cell>
          <table:table-cell table:formula="of:=IF([.D111]=[.J111];0;1)" office:value-type="float" office:value="0">
            <text:p>0</text:p>
          </table:table-cell>
          <table:table-cell table:formula="of:=IF(LOWER([.D111])=LOWER([.J111]);0;1)" office:value-type="float" office:value="0">
            <text:p>0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2.30046268343343">
            <text:p>2,3004626834</text:p>
          </table:table-cell>
          <table:table-cell office:value-type="float" office:value="48.8719825731694">
            <text:p>48,8719825732</text:p>
          </table:table-cell>
          <table:table-cell office:value-type="string">
            <text:p>George V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27362249">
            <text:p>27362249</text:p>
          </table:table-cell>
          <table:table-cell table:style-name="ce1" office:value-type="float" office:value="2.3012613">
            <text:p>2,3012613</text:p>
          </table:table-cell>
          <table:table-cell table:style-name="ce1" office:value-type="float" office:value="48.8718025">
            <text:p>48,8718025</text:p>
          </table:table-cell>
          <table:table-cell office:value-type="string">
            <text:p>George V</text:p>
          </table:table-cell>
          <table:table-cell table:style-name="ce3" table:formula="of:=INT(6370*2*ASIN(SQRT((SIN((RADIANS([.C112])-RADIANS([.I112]))/2)^2)+COS(RADIANS([.C112]))*COS(RADIANS([.I112]))*(SIN(RADIANS([.B112])-RADIANS([.H112]))/2)^2))*1000)" office:value-type="float" office:value="61">
            <text:p>61</text:p>
          </table:table-cell>
          <table:table-cell table:formula="of:=IF([.D112]=[.J112];0;1)" office:value-type="float" office:value="0">
            <text:p>0</text:p>
          </table:table-cell>
          <table:table-cell table:formula="of:=IF(LOWER([.D112])=LOWER([.J112]);0;1)" office:value-type="float" office:value="0">
            <text:p>0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2.34393889430969">
            <text:p>2,3439388943</text:p>
          </table:table-cell>
          <table:table-cell office:value-type="float" office:value="48.8313647071449">
            <text:p>48,8313647071</text:p>
          </table:table-cell>
          <table:table-cell office:value-type="string">
            <text:p>Glacière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35370184">
            <text:p>235370184</text:p>
          </table:table-cell>
          <table:table-cell table:style-name="ce1" office:value-type="float" office:value="2.3434618">
            <text:p>2,3434618</text:p>
          </table:table-cell>
          <table:table-cell table:style-name="ce1" office:value-type="float" office:value="48.8311116">
            <text:p>48,8311116</text:p>
          </table:table-cell>
          <table:table-cell office:value-type="string">
            <text:p>Glacière</text:p>
          </table:table-cell>
          <table:table-cell table:style-name="ce3" table:formula="of:=INT(6370*2*ASIN(SQRT((SIN((RADIANS([.C113])-RADIANS([.I113]))/2)^2)+COS(RADIANS([.C113]))*COS(RADIANS([.I113]))*(SIN(RADIANS([.B113])-RADIANS([.H113]))/2)^2))*1000)" office:value-type="float" office:value="44">
            <text:p>44</text:p>
          </table:table-cell>
          <table:table-cell table:formula="of:=IF([.D113]=[.J113];0;1)" office:value-type="float" office:value="0">
            <text:p>0</text:p>
          </table:table-cell>
          <table:table-cell table:formula="of:=IF(LOWER([.D113])=LOWER([.J113]);0;1)" office:value-type="float" office:value="0">
            <text:p>0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2.3712726500969">
            <text:p>2,3712726501</text:p>
          </table:table-cell>
          <table:table-cell office:value-type="float" office:value="48.8696803933807">
            <text:p>48,8696803934</text:p>
          </table:table-cell>
          <table:table-cell office:value-type="string">
            <text:p>Goncourt (Hôpital Saint-Louis)</text:p>
          </table:table-cell>
          <table:table-cell office:value-type="string">
            <text:p>PARIS-10EME</text:p>
          </table:table-cell>
          <table:table-cell office:value-type="string">
            <text:p>metro</text:p>
          </table:table-cell>
          <table:table-cell office:value-type="float" office:value="264591604">
            <text:p>264591604</text:p>
          </table:table-cell>
          <table:table-cell table:style-name="ce1" office:value-type="float" office:value="2.3710617">
            <text:p>2,3710617</text:p>
          </table:table-cell>
          <table:table-cell table:style-name="ce1" office:value-type="float" office:value="48.8700162">
            <text:p>48,8700162</text:p>
          </table:table-cell>
          <table:table-cell office:value-type="string">
            <text:p>Goncourt</text:p>
          </table:table-cell>
          <table:table-cell table:style-name="ce3" table:formula="of:=INT(6370*2*ASIN(SQRT((SIN((RADIANS([.C114])-RADIANS([.I114]))/2)^2)+COS(RADIANS([.C114]))*COS(RADIANS([.I114]))*(SIN(RADIANS([.B114])-RADIANS([.H114]))/2)^2))*1000)" office:value-type="float" office:value="40">
            <text:p>40</text:p>
          </table:table-cell>
          <table:table-cell table:formula="of:=IF([.D114]=[.J114];0;1)" office:value-type="float" office:value="1">
            <text:p>1</text:p>
          </table:table-cell>
          <table:table-cell table:formula="of:=IF(LOWER([.D114])=LOWER([.J114]);0;1)" office:value-type="float" office:value="1">
            <text:p>1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2.34319701021722">
            <text:p>2,3431970102</text:p>
          </table:table-cell>
          <table:table-cell office:value-type="float" office:value="48.8714189078646">
            <text:p>48,8714189079</text:p>
          </table:table-cell>
          <table:table-cell office:value-type="string">
            <text:p>Grands Boulevards</text:p>
          </table:table-cell>
          <table:table-cell office:value-type="string">
            <text:p>PARIS-09EME</text:p>
          </table:table-cell>
          <table:table-cell office:value-type="string">
            <text:p>metro</text:p>
          </table:table-cell>
          <table:table-cell office:value-type="float" office:value="256897079">
            <text:p>256897079</text:p>
          </table:table-cell>
          <table:table-cell table:style-name="ce1" office:value-type="float" office:value="2.3432861">
            <text:p>2,3432861</text:p>
          </table:table-cell>
          <table:table-cell table:style-name="ce1" office:value-type="float" office:value="48.8715206">
            <text:p>48,8715206</text:p>
          </table:table-cell>
          <table:table-cell office:value-type="string">
            <text:p>Grands Boulevards</text:p>
          </table:table-cell>
          <table:table-cell table:style-name="ce3" table:formula="of:=INT(6370*2*ASIN(SQRT((SIN((RADIANS([.C115])-RADIANS([.I115]))/2)^2)+COS(RADIANS([.C115]))*COS(RADIANS([.I115]))*(SIN(RADIANS([.B115])-RADIANS([.H115]))/2)^2))*1000)" office:value-type="float" office:value="13">
            <text:p>13</text:p>
          </table:table-cell>
          <table:table-cell table:formula="of:=IF([.D115]=[.J115];0;1)" office:value-type="float" office:value="0">
            <text:p>0</text:p>
          </table:table-cell>
          <table:table-cell table:formula="of:=IF(LOWER([.D115])=LOWER([.J115]);0;1)" office:value-type="float" office:value="0">
            <text:p>0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2.32722675495985">
            <text:p>2,327226755</text:p>
          </table:table-cell>
          <table:table-cell office:value-type="float" office:value="48.8924675161233">
            <text:p>48,8924675161</text:p>
          </table:table-cell>
          <table:table-cell office:value-type="string">
            <text:p>Guy-Môquet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265060052">
            <text:p>265060052</text:p>
          </table:table-cell>
          <table:table-cell table:style-name="ce1" office:value-type="float" office:value="2.3274728">
            <text:p>2,3274728</text:p>
          </table:table-cell>
          <table:table-cell table:style-name="ce1" office:value-type="float" office:value="48.8927063">
            <text:p>48,8927063</text:p>
          </table:table-cell>
          <table:table-cell office:value-type="string">
            <text:p>Guy Môquet</text:p>
          </table:table-cell>
          <table:table-cell table:style-name="ce3" table:formula="of:=INT(6370*2*ASIN(SQRT((SIN((RADIANS([.C116])-RADIANS([.I116]))/2)^2)+COS(RADIANS([.C116]))*COS(RADIANS([.I116]))*(SIN(RADIANS([.B116])-RADIANS([.H116]))/2)^2))*1000)" office:value-type="float" office:value="32">
            <text:p>32</text:p>
          </table:table-cell>
          <table:table-cell table:formula="of:=IF([.D116]=[.J116];0;1)" office:value-type="float" office:value="1">
            <text:p>1</text:p>
          </table:table-cell>
          <table:table-cell table:formula="of:=IF(LOWER([.D116])=LOWER([.J116]);0;1)" office:value-type="float" office:value="1">
            <text:p>1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2.3285077502868">
            <text:p>2,3285077503</text:p>
          </table:table-cell>
          <table:table-cell office:value-type="float" office:value="48.8733427700542">
            <text:p>48,8733427701</text:p>
          </table:table-cell>
          <table:table-cell office:value-type="string">
            <text:p>Havre-Caumartin</text:p>
          </table:table-cell>
          <table:table-cell office:value-type="string">
            <text:p>PARIS-09EME</text:p>
          </table:table-cell>
          <table:table-cell office:value-type="string">
            <text:p>metro</text:p>
          </table:table-cell>
          <table:table-cell office:value-type="float" office:value="243510337">
            <text:p>243510337</text:p>
          </table:table-cell>
          <table:table-cell table:style-name="ce1" office:value-type="float" office:value="2.3276269">
            <text:p>2,3276269</text:p>
          </table:table-cell>
          <table:table-cell table:style-name="ce1" office:value-type="float" office:value="48.8736019">
            <text:p>48,8736019</text:p>
          </table:table-cell>
          <table:table-cell office:value-type="string">
            <text:p>Havre - Caumartin</text:p>
          </table:table-cell>
          <table:table-cell table:style-name="ce3" table:formula="of:=INT(6370*2*ASIN(SQRT((SIN((RADIANS([.C117])-RADIANS([.I117]))/2)^2)+COS(RADIANS([.C117]))*COS(RADIANS([.I117]))*(SIN(RADIANS([.B117])-RADIANS([.H117]))/2)^2))*1000)" office:value-type="float" office:value="70">
            <text:p>70</text:p>
          </table:table-cell>
          <table:table-cell table:formula="of:=IF([.D117]=[.J117];0;1)" office:value-type="float" office:value="1">
            <text:p>1</text:p>
          </table:table-cell>
          <table:table-cell table:formula="of:=IF(LOWER([.D117])=LOWER([.J117]);0;1)" office:value-type="float" office:value="1">
            <text:p>1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2.4031974142363">
            <text:p>2,4031974142</text:p>
          </table:table-cell>
          <table:table-cell office:value-type="float" office:value="48.89131656361">
            <text:p>48,8913165636</text:p>
          </table:table-cell>
          <table:table-cell office:value-type="string">
            <text:p>Hoche</text:p>
          </table:table-cell>
          <table:table-cell office:value-type="string">
            <text:p>PANTIN</text:p>
          </table:table-cell>
          <table:table-cell office:value-type="string">
            <text:p>metro</text:p>
          </table:table-cell>
          <table:table-cell office:value-type="float" office:value="264772862">
            <text:p>264772862</text:p>
          </table:table-cell>
          <table:table-cell table:style-name="ce1" office:value-type="float" office:value="2.4025577">
            <text:p>2,4025577</text:p>
          </table:table-cell>
          <table:table-cell table:style-name="ce1" office:value-type="float" office:value="48.891198">
            <text:p>48,8911980</text:p>
          </table:table-cell>
          <table:table-cell office:value-type="string">
            <text:p>Hoche</text:p>
          </table:table-cell>
          <table:table-cell table:style-name="ce3" table:formula="of:=INT(6370*2*ASIN(SQRT((SIN((RADIANS([.C118])-RADIANS([.I118]))/2)^2)+COS(RADIANS([.C118]))*COS(RADIANS([.I118]))*(SIN(RADIANS([.B118])-RADIANS([.H118]))/2)^2))*1000)" office:value-type="float" office:value="48">
            <text:p>48</text:p>
          </table:table-cell>
          <table:table-cell table:formula="of:=IF([.D118]=[.J118];0;1)" office:value-type="float" office:value="0">
            <text:p>0</text:p>
          </table:table-cell>
          <table:table-cell table:formula="of:=IF(LOWER([.D118])=LOWER([.J118]);0;1)" office:value-type="float" office:value="0">
            <text:p>0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2.35149453979435">
            <text:p>2,3514945398</text:p>
          </table:table-cell>
          <table:table-cell office:value-type="float" office:value="48.8567695272423">
            <text:p>48,8567695272</text:p>
          </table:table-cell>
          <table:table-cell office:value-type="string">
            <text:p>Hôtel de Ville</text:p>
          </table:table-cell>
          <table:table-cell office:value-type="string">
            <text:p>PARIS-04EME</text:p>
          </table:table-cell>
          <table:table-cell office:value-type="string">
            <text:p>metro</text:p>
          </table:table-cell>
          <table:table-cell office:value-type="float" office:value="27371864">
            <text:p>27371864</text:p>
          </table:table-cell>
          <table:table-cell table:style-name="ce1" office:value-type="float" office:value="2.3521708">
            <text:p>2,3521708</text:p>
          </table:table-cell>
          <table:table-cell table:style-name="ce1" office:value-type="float" office:value="48.8572265">
            <text:p>48,8572265</text:p>
          </table:table-cell>
          <table:table-cell office:value-type="string">
            <text:p>Hôtel de Ville</text:p>
          </table:table-cell>
          <table:table-cell table:style-name="ce3" table:formula="of:=INT(6370*2*ASIN(SQRT((SIN((RADIANS([.C119])-RADIANS([.I119]))/2)^2)+COS(RADIANS([.C119]))*COS(RADIANS([.I119]))*(SIN(RADIANS([.B119])-RADIANS([.H119]))/2)^2))*1000)" office:value-type="float" office:value="70">
            <text:p>70</text:p>
          </table:table-cell>
          <table:table-cell table:formula="of:=IF([.D119]=[.J119];0;1)" office:value-type="float" office:value="0">
            <text:p>0</text:p>
          </table:table-cell>
          <table:table-cell table:formula="of:=IF(LOWER([.D119])=LOWER([.J119]);0;1)" office:value-type="float" office:value="0">
            <text:p>0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2.29379995911415">
            <text:p>2,2937999591</text:p>
          </table:table-cell>
          <table:table-cell office:value-type="float" office:value="48.8644728971468">
            <text:p>48,8644728971</text:p>
          </table:table-cell>
          <table:table-cell office:value-type="string">
            <text:p>Iéna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7422">
            <text:p>260767422</text:p>
          </table:table-cell>
          <table:table-cell table:style-name="ce1" office:value-type="float" office:value="2.2937783">
            <text:p>2,2937783</text:p>
          </table:table-cell>
          <table:table-cell table:style-name="ce1" office:value-type="float" office:value="48.8646725">
            <text:p>48,8646725</text:p>
          </table:table-cell>
          <table:table-cell office:value-type="string">
            <text:p>Iéna</text:p>
          </table:table-cell>
          <table:table-cell table:style-name="ce3" table:formula="of:=INT(6370*2*ASIN(SQRT((SIN((RADIANS([.C120])-RADIANS([.I120]))/2)^2)+COS(RADIANS([.C120]))*COS(RADIANS([.I120]))*(SIN(RADIANS([.B120])-RADIANS([.H120]))/2)^2))*1000)" office:value-type="float" office:value="22">
            <text:p>22</text:p>
          </table:table-cell>
          <table:table-cell table:formula="of:=IF([.D120]=[.J120];0;1)" office:value-type="float" office:value="0">
            <text:p>0</text:p>
          </table:table-cell>
          <table:table-cell table:formula="of:=IF(LOWER([.D120])=LOWER([.J120]);0;1)" office:value-type="float" office:value="0">
            <text:p>0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2.31435704324728">
            <text:p>2,3143570432</text:p>
          </table:table-cell>
          <table:table-cell office:value-type="float" office:value="48.8616865404563">
            <text:p>48,8616865405</text:p>
          </table:table-cell>
          <table:table-cell office:value-type="string">
            <text:p>Invalides</text:p>
          </table:table-cell>
          <table:table-cell office:value-type="string">
            <text:p>PARIS-07EME</text:p>
          </table:table-cell>
          <table:table-cell office:value-type="string">
            <text:p>metro</text:p>
          </table:table-cell>
          <table:table-cell office:value-type="float" office:value="264473695">
            <text:p>264473695</text:p>
          </table:table-cell>
          <table:table-cell table:style-name="ce1" office:value-type="float" office:value="2.3148333">
            <text:p>2,3148333</text:p>
          </table:table-cell>
          <table:table-cell table:style-name="ce1" office:value-type="float" office:value="48.861177">
            <text:p>48,8611770</text:p>
          </table:table-cell>
          <table:table-cell office:value-type="string">
            <text:p>Invalides</text:p>
          </table:table-cell>
          <table:table-cell table:style-name="ce3" table:formula="of:=INT(6370*2*ASIN(SQRT((SIN((RADIANS([.C121])-RADIANS([.I121]))/2)^2)+COS(RADIANS([.C121]))*COS(RADIANS([.I121]))*(SIN(RADIANS([.B121])-RADIANS([.H121]))/2)^2))*1000)" office:value-type="float" office:value="66">
            <text:p>66</text:p>
          </table:table-cell>
          <table:table-cell table:formula="of:=IF([.D121]=[.J121];0;1)" office:value-type="float" office:value="0">
            <text:p>0</text:p>
          </table:table-cell>
          <table:table-cell table:formula="of:=IF(LOWER([.D121])=LOWER([.J121]);0;1)" office:value-type="float" office:value="0">
            <text:p>0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2.36053788394075">
            <text:p>2,3605378839</text:p>
          </table:table-cell>
          <table:table-cell office:value-type="float" office:value="48.8709749040173">
            <text:p>48,870974904</text:p>
          </table:table-cell>
          <table:table-cell office:value-type="string">
            <text:p>Jacques-Bonsergent</text:p>
          </table:table-cell>
          <table:table-cell office:value-type="string">
            <text:p>PARIS-10EME</text:p>
          </table:table-cell>
          <table:table-cell office:value-type="string">
            <text:p>metro</text:p>
          </table:table-cell>
          <table:table-cell office:value-type="float" office:value="251387813">
            <text:p>251387813</text:p>
          </table:table-cell>
          <table:table-cell table:style-name="ce1" office:value-type="float" office:value="2.3611531">
            <text:p>2,3611531</text:p>
          </table:table-cell>
          <table:table-cell table:style-name="ce1" office:value-type="float" office:value="48.8707855">
            <text:p>48,8707855</text:p>
          </table:table-cell>
          <table:table-cell office:value-type="string">
            <text:p>Jacques Bonsergent</text:p>
          </table:table-cell>
          <table:table-cell table:style-name="ce3" table:formula="of:=INT(6370*2*ASIN(SQRT((SIN((RADIANS([.C122])-RADIANS([.I122]))/2)^2)+COS(RADIANS([.C122]))*COS(RADIANS([.I122]))*(SIN(RADIANS([.B122])-RADIANS([.H122]))/2)^2))*1000)" office:value-type="float" office:value="49">
            <text:p>49</text:p>
          </table:table-cell>
          <table:table-cell table:formula="of:=IF([.D122]=[.J122];0;1)" office:value-type="float" office:value="1">
            <text:p>1</text:p>
          </table:table-cell>
          <table:table-cell table:formula="of:=IF(LOWER([.D122])=LOWER([.J122]);0;1)" office:value-type="float" office:value="1">
            <text:p>1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2.26790681383725">
            <text:p>2,2679068138</text:p>
          </table:table-cell>
          <table:table-cell office:value-type="float" office:value="48.8523396005309">
            <text:p>48,8523396005</text:p>
          </table:table-cell>
          <table:table-cell office:value-type="string">
            <text:p>Jasmin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7426">
            <text:p>260767426</text:p>
          </table:table-cell>
          <table:table-cell table:style-name="ce1" office:value-type="float" office:value="2.2681802">
            <text:p>2,2681802</text:p>
          </table:table-cell>
          <table:table-cell table:style-name="ce1" office:value-type="float" office:value="48.8525598">
            <text:p>48,8525598</text:p>
          </table:table-cell>
          <table:table-cell office:value-type="string">
            <text:p>Jasmin</text:p>
          </table:table-cell>
          <table:table-cell table:style-name="ce3" table:formula="of:=INT(6370*2*ASIN(SQRT((SIN((RADIANS([.C123])-RADIANS([.I123]))/2)^2)+COS(RADIANS([.C123]))*COS(RADIANS([.I123]))*(SIN(RADIANS([.B123])-RADIANS([.H123]))/2)^2))*1000)" office:value-type="float" office:value="31">
            <text:p>31</text:p>
          </table:table-cell>
          <table:table-cell table:formula="of:=IF([.D123]=[.J123];0;1)" office:value-type="float" office:value="0">
            <text:p>0</text:p>
          </table:table-cell>
          <table:table-cell table:formula="of:=IF(LOWER([.D123])=LOWER([.J123]);0;1)" office:value-type="float" office:value="0">
            <text:p>0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2.37023181919226">
            <text:p>2,3702318192</text:p>
          </table:table-cell>
          <table:table-cell office:value-type="float" office:value="48.8825437461168">
            <text:p>48,8825437461</text:p>
          </table:table-cell>
          <table:table-cell office:value-type="string">
            <text:p>Jaurès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43494334">
            <text:p>243494334</text:p>
          </table:table-cell>
          <table:table-cell table:style-name="ce1" office:value-type="float" office:value="2.3702227">
            <text:p>2,3702227</text:p>
          </table:table-cell>
          <table:table-cell table:style-name="ce1" office:value-type="float" office:value="48.8824159">
            <text:p>48,8824159</text:p>
          </table:table-cell>
          <table:table-cell office:value-type="string">
            <text:p>Jaurès</text:p>
          </table:table-cell>
          <table:table-cell table:style-name="ce3" table:formula="of:=INT(6370*2*ASIN(SQRT((SIN((RADIANS([.C124])-RADIANS([.I124]))/2)^2)+COS(RADIANS([.C124]))*COS(RADIANS([.I124]))*(SIN(RADIANS([.B124])-RADIANS([.H124]))/2)^2))*1000)" office:value-type="float" office:value="14">
            <text:p>14</text:p>
          </table:table-cell>
          <table:table-cell table:formula="of:=IF([.D124]=[.J124];0;1)" office:value-type="float" office:value="0">
            <text:p>0</text:p>
          </table:table-cell>
          <table:table-cell table:formula="of:=IF(LOWER([.D124])=LOWER([.J124]);0;1)" office:value-type="float" office:value="0">
            <text:p>0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2.27845497841475">
            <text:p>2,2784549784</text:p>
          </table:table-cell>
          <table:table-cell office:value-type="float" office:value="48.8461034637876">
            <text:p>48,8461034638</text:p>
          </table:table-cell>
          <table:table-cell office:value-type="string">
            <text:p>Javel-André-Citroen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264534424">
            <text:p>264534424</text:p>
          </table:table-cell>
          <table:table-cell table:style-name="ce1" office:value-type="float" office:value="2.2790398">
            <text:p>2,2790398</text:p>
          </table:table-cell>
          <table:table-cell table:style-name="ce1" office:value-type="float" office:value="48.8462613">
            <text:p>48,8462613</text:p>
          </table:table-cell>
          <table:table-cell office:value-type="string">
            <text:p>Javel - André Citroën</text:p>
          </table:table-cell>
          <table:table-cell table:style-name="ce3" table:formula="of:=INT(6370*2*ASIN(SQRT((SIN((RADIANS([.C125])-RADIANS([.I125]))/2)^2)+COS(RADIANS([.C125]))*COS(RADIANS([.I125]))*(SIN(RADIANS([.B125])-RADIANS([.H125]))/2)^2))*1000)" office:value-type="float" office:value="46">
            <text:p>46</text:p>
          </table:table-cell>
          <table:table-cell table:formula="of:=IF([.D125]=[.J125];0;1)" office:value-type="float" office:value="1">
            <text:p>1</text:p>
          </table:table-cell>
          <table:table-cell table:formula="of:=IF(LOWER([.D125])=LOWER([.J125]);0;1)" office:value-type="float" office:value="1">
            <text:p>1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2.38919309981893">
            <text:p>2,3891930998</text:p>
          </table:table-cell>
          <table:table-cell office:value-type="float" office:value="48.8751674276782">
            <text:p>48,8751674277</text:p>
          </table:table-cell>
          <table:table-cell office:value-type="string">
            <text:p>Jourdain</text:p>
          </table:table-cell>
          <table:table-cell office:value-type="string">
            <text:p>PARIS-20EME</text:p>
          </table:table-cell>
          <table:table-cell office:value-type="string">
            <text:p>metro</text:p>
          </table:table-cell>
          <table:table-cell office:value-type="float" office:value="264692522">
            <text:p>264692522</text:p>
          </table:table-cell>
          <table:table-cell table:style-name="ce1" office:value-type="float" office:value="2.3892322">
            <text:p>2,3892322</text:p>
          </table:table-cell>
          <table:table-cell table:style-name="ce1" office:value-type="float" office:value="48.8751161">
            <text:p>48,8751161</text:p>
          </table:table-cell>
          <table:table-cell office:value-type="string">
            <text:p>Jourdain</text:p>
          </table:table-cell>
          <table:table-cell table:style-name="ce3" table:formula="of:=INT(6370*2*ASIN(SQRT((SIN((RADIANS([.C126])-RADIANS([.I126]))/2)^2)+COS(RADIANS([.C126]))*COS(RADIANS([.I126]))*(SIN(RADIANS([.B126])-RADIANS([.H126]))/2)^2))*1000)" office:value-type="float" office:value="6">
            <text:p>6</text:p>
          </table:table-cell>
          <table:table-cell table:formula="of:=IF([.D126]=[.J126];0;1)" office:value-type="float" office:value="0">
            <text:p>0</text:p>
          </table:table-cell>
          <table:table-cell table:formula="of:=IF(LOWER([.D126])=LOWER([.J126]);0;1)" office:value-type="float" office:value="0">
            <text:p>0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2.34446469630622">
            <text:p>2,3444646963</text:p>
          </table:table-cell>
          <table:table-cell office:value-type="float" office:value="48.8924519921638">
            <text:p>48,8924519922</text:p>
          </table:table-cell>
          <table:table-cell office:value-type="string">
            <text:p>Jules Joffrin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264505450">
            <text:p>264505450</text:p>
          </table:table-cell>
          <table:table-cell table:style-name="ce1" office:value-type="float" office:value="2.3443983">
            <text:p>2,3443983</text:p>
          </table:table-cell>
          <table:table-cell table:style-name="ce1" office:value-type="float" office:value="48.8924166">
            <text:p>48,8924166</text:p>
          </table:table-cell>
          <table:table-cell office:value-type="string">
            <text:p>Jules Joffrin</text:p>
          </table:table-cell>
          <table:table-cell table:style-name="ce3" table:formula="of:=INT(6370*2*ASIN(SQRT((SIN((RADIANS([.C127])-RADIANS([.I127]))/2)^2)+COS(RADIANS([.C127]))*COS(RADIANS([.I127]))*(SIN(RADIANS([.B127])-RADIANS([.H127]))/2)^2))*1000)" office:value-type="float" office:value="6">
            <text:p>6</text:p>
          </table:table-cell>
          <table:table-cell table:formula="of:=IF([.D127]=[.J127];0;1)" office:value-type="float" office:value="0">
            <text:p>0</text:p>
          </table:table-cell>
          <table:table-cell table:formula="of:=IF(LOWER([.D127])=LOWER([.J127]);0;1)" office:value-type="float" office:value="0">
            <text:p>0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2.35469159842714">
            <text:p>2,3546915984</text:p>
          </table:table-cell>
          <table:table-cell office:value-type="float" office:value="48.8458380895278">
            <text:p>48,8458380895</text:p>
          </table:table-cell>
          <table:table-cell office:value-type="string">
            <text:p>Jussieu</text:p>
          </table:table-cell>
          <table:table-cell office:value-type="string">
            <text:p>PARIS-05EME</text:p>
          </table:table-cell>
          <table:table-cell office:value-type="string">
            <text:p>metro</text:p>
          </table:table-cell>
          <table:table-cell office:value-type="float" office:value="260040968">
            <text:p>260040968</text:p>
          </table:table-cell>
          <table:table-cell table:style-name="ce1" office:value-type="float" office:value="2.3549579">
            <text:p>2,3549579</text:p>
          </table:table-cell>
          <table:table-cell table:style-name="ce1" office:value-type="float" office:value="48.8460116">
            <text:p>48,8460116</text:p>
          </table:table-cell>
          <table:table-cell office:value-type="string">
            <text:p>Jussieu</text:p>
          </table:table-cell>
          <table:table-cell table:style-name="ce3" table:formula="of:=INT(6370*2*ASIN(SQRT((SIN((RADIANS([.C128])-RADIANS([.I128]))/2)^2)+COS(RADIANS([.C128]))*COS(RADIANS([.I128]))*(SIN(RADIANS([.B128])-RADIANS([.H128]))/2)^2))*1000)" office:value-type="float" office:value="27">
            <text:p>27</text:p>
          </table:table-cell>
          <table:table-cell table:formula="of:=IF([.D128]=[.J128];0;1)" office:value-type="float" office:value="0">
            <text:p>0</text:p>
          </table:table-cell>
          <table:table-cell table:formula="of:=IF(LOWER([.D128])=LOWER([.J128]);0;1)" office:value-type="float" office:value="0">
            <text:p>0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2.29307915421584">
            <text:p>2,2930791542</text:p>
          </table:table-cell>
          <table:table-cell office:value-type="float" office:value="48.8710948130145">
            <text:p>48,871094813</text:p>
          </table:table-cell>
          <table:table-cell office:value-type="string">
            <text:p>Kléber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5385">
            <text:p>260765385</text:p>
          </table:table-cell>
          <table:table-cell table:style-name="ce1" office:value-type="float" office:value="2.2935159">
            <text:p>2,2935159</text:p>
          </table:table-cell>
          <table:table-cell table:style-name="ce1" office:value-type="float" office:value="48.8713645">
            <text:p>48,8713645</text:p>
          </table:table-cell>
          <table:table-cell office:value-type="string">
            <text:p>Kléber</text:p>
          </table:table-cell>
          <table:table-cell table:style-name="ce3" table:formula="of:=INT(6370*2*ASIN(SQRT((SIN((RADIANS([.C129])-RADIANS([.I129]))/2)^2)+COS(RADIANS([.C129]))*COS(RADIANS([.I129]))*(SIN(RADIANS([.B129])-RADIANS([.H129]))/2)^2))*1000)" office:value-type="float" office:value="43">
            <text:p>43</text:p>
          </table:table-cell>
          <table:table-cell table:formula="of:=IF([.D129]=[.J129];0;1)" office:value-type="float" office:value="0">
            <text:p>0</text:p>
          </table:table-cell>
          <table:table-cell table:formula="of:=IF(LOWER([.D129])=LOWER([.J129]);0;1)" office:value-type="float" office:value="0">
            <text:p>0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2.35849962591676">
            <text:p>2,3584996259</text:p>
          </table:table-cell>
          <table:table-cell office:value-type="float" office:value="48.8839663987791">
            <text:p>48,8839663988</text:p>
          </table:table-cell>
          <table:table-cell office:value-type="string">
            <text:p>La Chapelle</text:p>
          </table:table-cell>
          <table:table-cell office:value-type="string">
            <text:p>PARIS-10EME</text:p>
          </table:table-cell>
          <table:table-cell office:value-type="string">
            <text:p>metro</text:p>
          </table:table-cell>
          <table:table-cell office:value-type="float" office:value="329096792">
            <text:p>329096792</text:p>
          </table:table-cell>
          <table:table-cell table:style-name="ce1" office:value-type="float" office:value="2.3602786">
            <text:p>2,3602786</text:p>
          </table:table-cell>
          <table:table-cell table:style-name="ce1" office:value-type="float" office:value="48.8844216">
            <text:p>48,8844216</text:p>
          </table:table-cell>
          <table:table-cell office:value-type="string">
            <text:p>La Chapelle</text:p>
          </table:table-cell>
          <table:table-cell table:style-name="ce3" table:formula="of:=INT(6370*2*ASIN(SQRT((SIN((RADIANS([.C130])-RADIANS([.I130]))/2)^2)+COS(RADIANS([.C130]))*COS(RADIANS([.I130]))*(SIN(RADIANS([.B130])-RADIANS([.H130]))/2)^2))*1000)" office:value-type="float" office:value="139">
            <text:p>139</text:p>
          </table:table-cell>
          <table:table-cell table:formula="of:=IF([.D130]=[.J130];0;1)" office:value-type="float" office:value="0">
            <text:p>0</text:p>
          </table:table-cell>
          <table:table-cell table:formula="of:=IF(LOWER([.D130])=LOWER([.J130]);0;1)" office:value-type="float" office:value="0">
            <text:p>0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2.41045542691904">
            <text:p>2,4104554269</text:p>
          </table:table-cell>
          <table:table-cell office:value-type="float" office:value="48.9209043594324">
            <text:p>48,9209043594</text:p>
          </table:table-cell>
          <table:table-cell office:value-type="string">
            <text:p>La Courneuve-8-Mai-1945</text:p>
          </table:table-cell>
          <table:table-cell office:value-type="string">
            <text:p>LA COURNEUVE</text:p>
          </table:table-cell>
          <table:table-cell office:value-type="string">
            <text:p>metro</text:p>
          </table:table-cell>
          <table:table-cell office:value-type="float" office:value="270244850">
            <text:p>270244850</text:p>
          </table:table-cell>
          <table:table-cell table:style-name="ce1" office:value-type="float" office:value="2.4106497">
            <text:p>2,4106497</text:p>
          </table:table-cell>
          <table:table-cell table:style-name="ce1" office:value-type="float" office:value="48.9208846">
            <text:p>48,9208846</text:p>
          </table:table-cell>
          <table:table-cell office:value-type="string">
            <text:p>La Courneuve - 8 mai 1945</text:p>
          </table:table-cell>
          <table:table-cell table:style-name="ce3" table:formula="of:=INT(6370*2*ASIN(SQRT((SIN((RADIANS([.C131])-RADIANS([.I131]))/2)^2)+COS(RADIANS([.C131]))*COS(RADIANS([.I131]))*(SIN(RADIANS([.B131])-RADIANS([.H131]))/2)^2))*1000)" office:value-type="float" office:value="14">
            <text:p>14</text:p>
          </table:table-cell>
          <table:table-cell table:formula="of:=IF([.D131]=[.J131];0;1)" office:value-type="float" office:value="1">
            <text:p>1</text:p>
          </table:table-cell>
          <table:table-cell table:formula="of:=IF(LOWER([.D131])=LOWER([.J131]);0;1)" office:value-type="float" office:value="1">
            <text:p>1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2.23788279833084">
            <text:p>2,2378827983</text:p>
          </table:table-cell>
          <table:table-cell office:value-type="float" office:value="48.8919344692345">
            <text:p>48,8919344692</text:p>
          </table:table-cell>
          <table:table-cell office:value-type="string">
            <text:p>La Défense (Grande Arche)</text:p>
          </table:table-cell>
          <table:table-cell office:value-type="string">
            <text:p>PUTEAUX</text:p>
          </table:table-cell>
          <table:table-cell office:value-type="string">
            <text:p>metro</text:p>
          </table:table-cell>
          <table:table-cell office:value-type="float" office:value="137533248">
            <text:p>137533248</text:p>
          </table:table-cell>
          <table:table-cell table:style-name="ce1" office:value-type="float" office:value="2.237716">
            <text:p>2,2377160</text:p>
          </table:table-cell>
          <table:table-cell table:style-name="ce1" office:value-type="float" office:value="48.8919458">
            <text:p>48,8919458</text:p>
          </table:table-cell>
          <table:table-cell office:value-type="string">
            <text:p>La Défense - Grande Arche</text:p>
          </table:table-cell>
          <table:table-cell table:style-name="ce3" table:formula="of:=INT(6370*2*ASIN(SQRT((SIN((RADIANS([.C132])-RADIANS([.I132]))/2)^2)+COS(RADIANS([.C132]))*COS(RADIANS([.I132]))*(SIN(RADIANS([.B132])-RADIANS([.H132]))/2)^2))*1000)" office:value-type="float" office:value="12">
            <text:p>12</text:p>
          </table:table-cell>
          <table:table-cell table:formula="of:=IF([.D132]=[.J132];0;1)" office:value-type="float" office:value="1">
            <text:p>1</text:p>
          </table:table-cell>
          <table:table-cell table:formula="of:=IF(LOWER([.D132])=LOWER([.J132]);0;1)" office:value-type="float" office:value="1">
            <text:p>1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2.32603867708385">
            <text:p>2,3260386771</text:p>
          </table:table-cell>
          <table:table-cell office:value-type="float" office:value="48.8873918956469">
            <text:p>48,8873918956</text:p>
          </table:table-cell>
          <table:table-cell office:value-type="string">
            <text:p>La Fourche</text:p>
          </table:table-cell>
          <table:table-cell office:value-type="string">
            <text:p>PARIS-17EME</text:p>
          </table:table-cell>
          <table:table-cell office:value-type="string">
            <text:p>metro</text:p>
          </table:table-cell>
          <table:table-cell office:value-type="float" office:value="261612240">
            <text:p>261612240</text:p>
          </table:table-cell>
          <table:table-cell table:style-name="ce1" office:value-type="float" office:value="2.3256961">
            <text:p>2,3256961</text:p>
          </table:table-cell>
          <table:table-cell table:style-name="ce1" office:value-type="float" office:value="48.8874127">
            <text:p>48,8874127</text:p>
          </table:table-cell>
          <table:table-cell office:value-type="string">
            <text:p>La Fourche</text:p>
          </table:table-cell>
          <table:table-cell table:style-name="ce3" table:formula="of:=INT(6370*2*ASIN(SQRT((SIN((RADIANS([.C133])-RADIANS([.I133]))/2)^2)+COS(RADIANS([.C133]))*COS(RADIANS([.I133]))*(SIN(RADIANS([.B133])-RADIANS([.H133]))/2)^2))*1000)" office:value-type="float" office:value="25">
            <text:p>25</text:p>
          </table:table-cell>
          <table:table-cell table:formula="of:=IF([.D133]=[.J133];0;1)" office:value-type="float" office:value="0">
            <text:p>0</text:p>
          </table:table-cell>
          <table:table-cell table:formula="of:=IF(LOWER([.D133])=LOWER([.J133]);0;1)" office:value-type="float" office:value="0">
            <text:p>0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2.29794929910712">
            <text:p>2,2979492991</text:p>
          </table:table-cell>
          <table:table-cell office:value-type="float" office:value="48.8491605024288">
            <text:p>48,8491605024</text:p>
          </table:table-cell>
          <table:table-cell office:value-type="string">
            <text:p>La Motte-Picquet-Grenelle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34909170">
            <text:p>34909170</text:p>
          </table:table-cell>
          <table:table-cell table:style-name="ce1" office:value-type="float" office:value="2.2988351">
            <text:p>2,2988351</text:p>
          </table:table-cell>
          <table:table-cell table:style-name="ce1" office:value-type="float" office:value="48.8487832">
            <text:p>48,8487832</text:p>
          </table:table-cell>
          <table:table-cell office:value-type="string">
            <text:p>La Motte-Picquet - Grenelle</text:p>
          </table:table-cell>
          <table:table-cell table:style-name="ce3" table:formula="of:=INT(6370*2*ASIN(SQRT((SIN((RADIANS([.C134])-RADIANS([.I134]))/2)^2)+COS(RADIANS([.C134]))*COS(RADIANS([.I134]))*(SIN(RADIANS([.B134])-RADIANS([.H134]))/2)^2))*1000)" office:value-type="float" office:value="77">
            <text:p>77</text:p>
          </table:table-cell>
          <table:table-cell table:formula="of:=IF([.D134]=[.J134];0;1)" office:value-type="float" office:value="1">
            <text:p>1</text:p>
          </table:table-cell>
          <table:table-cell table:formula="of:=IF(LOWER([.D134])=LOWER([.J134]);0;1)" office:value-type="float" office:value="1">
            <text:p>1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2.27411706697758">
            <text:p>2,274117067</text:p>
          </table:table-cell>
          <table:table-cell office:value-type="float" office:value="48.8579377398982">
            <text:p>48,8579377399</text:p>
          </table:table-cell>
          <table:table-cell office:value-type="string">
            <text:p>La Muette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7424">
            <text:p>260767424</text:p>
          </table:table-cell>
          <table:table-cell table:style-name="ce1" office:value-type="float" office:value="2.2741958">
            <text:p>2,2741958</text:p>
          </table:table-cell>
          <table:table-cell table:style-name="ce1" office:value-type="float" office:value="48.8580816">
            <text:p>48,8580816</text:p>
          </table:table-cell>
          <table:table-cell office:value-type="string">
            <text:p>La Muette</text:p>
          </table:table-cell>
          <table:table-cell table:style-name="ce3" table:formula="of:=INT(6370*2*ASIN(SQRT((SIN((RADIANS([.C135])-RADIANS([.I135]))/2)^2)+COS(RADIANS([.C135]))*COS(RADIANS([.I135]))*(SIN(RADIANS([.B135])-RADIANS([.H135]))/2)^2))*1000)" office:value-type="float" office:value="16">
            <text:p>16</text:p>
          </table:table-cell>
          <table:table-cell table:formula="of:=IF([.D135]=[.J135];0;1)" office:value-type="float" office:value="0">
            <text:p>0</text:p>
          </table:table-cell>
          <table:table-cell table:formula="of:=IF(LOWER([.D135])=LOWER([.J135]);0;1)" office:value-type="float" office:value="0">
            <text:p>0</text:p>
          </table:table-cell>
        </table:table-row>
        <table:table-row table:style-name="ro1">
          <table:table-cell office:value-type="float" office:value="54166">
            <text:p>54166</text:p>
          </table:table-cell>
          <table:table-cell office:value-type="float" office:value="2.30959864479432">
            <text:p>2,3095986448</text:p>
          </table:table-cell>
          <table:table-cell office:value-type="float" office:value="48.8573850541664">
            <text:p>48,8573850542</text:p>
          </table:table-cell>
          <table:table-cell office:value-type="string">
            <text:p>La Tour-Maubourg</text:p>
          </table:table-cell>
          <table:table-cell office:value-type="string">
            <text:p>PARIS-07EME</text:p>
          </table:table-cell>
          <table:table-cell office:value-type="string">
            <text:p>metro</text:p>
          </table:table-cell>
          <table:table-cell office:value-type="float" office:value="264473011">
            <text:p>264473011</text:p>
          </table:table-cell>
          <table:table-cell table:style-name="ce1" office:value-type="float" office:value="2.3102891">
            <text:p>2,3102891</text:p>
          </table:table-cell>
          <table:table-cell table:style-name="ce1" office:value-type="float" office:value="48.8575837">
            <text:p>48,8575837</text:p>
          </table:table-cell>
          <table:table-cell office:value-type="string">
            <text:p>La Tour Maubourg</text:p>
          </table:table-cell>
          <table:table-cell table:style-name="ce3" table:formula="of:=INT(6370*2*ASIN(SQRT((SIN((RADIANS([.C136])-RADIANS([.I136]))/2)^2)+COS(RADIANS([.C136]))*COS(RADIANS([.I136]))*(SIN(RADIANS([.B136])-RADIANS([.H136]))/2)^2))*1000)" office:value-type="float" office:value="55">
            <text:p>55</text:p>
          </table:table-cell>
          <table:table-cell table:formula="of:=IF([.D136]=[.J136];0;1)" office:value-type="float" office:value="1">
            <text:p>1</text:p>
          </table:table-cell>
          <table:table-cell table:formula="of:=IF(LOWER([.D136])=LOWER([.J136]);0;1)" office:value-type="float" office:value="1">
            <text:p>1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2.33889013654466">
            <text:p>2,3388901365</text:p>
          </table:table-cell>
          <table:table-cell office:value-type="float" office:value="48.8897560451806">
            <text:p>48,8897560452</text:p>
          </table:table-cell>
          <table:table-cell office:value-type="string">
            <text:p>Lamarck-Caulaincourt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264505153">
            <text:p>264505153</text:p>
          </table:table-cell>
          <table:table-cell table:style-name="ce1" office:value-type="float" office:value="2.3386296">
            <text:p>2,3386296</text:p>
          </table:table-cell>
          <table:table-cell table:style-name="ce1" office:value-type="float" office:value="48.8898183">
            <text:p>48,8898183</text:p>
          </table:table-cell>
          <table:table-cell office:value-type="string">
            <text:p>Lamarck – Caulaincourt</text:p>
          </table:table-cell>
          <table:table-cell table:style-name="ce3" table:formula="of:=INT(6370*2*ASIN(SQRT((SIN((RADIANS([.C137])-RADIANS([.I137]))/2)^2)+COS(RADIANS([.C137]))*COS(RADIANS([.I137]))*(SIN(RADIANS([.B137])-RADIANS([.H137]))/2)^2))*1000)" office:value-type="float" office:value="20">
            <text:p>20</text:p>
          </table:table-cell>
          <table:table-cell table:formula="of:=IF([.D137]=[.J137];0;1)" office:value-type="float" office:value="1">
            <text:p>1</text:p>
          </table:table-cell>
          <table:table-cell table:formula="of:=IF(LOWER([.D137])=LOWER([.J137]);0;1)" office:value-type="float" office:value="1">
            <text:p>1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2.37959555319814">
            <text:p>2,3795955532</text:p>
          </table:table-cell>
          <table:table-cell office:value-type="float" office:value="48.8850422341423">
            <text:p>48,8850422341</text:p>
          </table:table-cell>
          <table:table-cell office:value-type="string">
            <text:p>Laumière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64772256">
            <text:p>264772256</text:p>
          </table:table-cell>
          <table:table-cell table:style-name="ce1" office:value-type="float" office:value="2.3795672">
            <text:p>2,3795672</text:p>
          </table:table-cell>
          <table:table-cell table:style-name="ce1" office:value-type="float" office:value="48.8850187">
            <text:p>48,8850187</text:p>
          </table:table-cell>
          <table:table-cell office:value-type="string">
            <text:p>Laumière</text:p>
          </table:table-cell>
          <table:table-cell table:style-name="ce3" table:formula="of:=INT(6370*2*ASIN(SQRT((SIN((RADIANS([.C138])-RADIANS([.I138]))/2)^2)+COS(RADIANS([.C138]))*COS(RADIANS([.I138]))*(SIN(RADIANS([.B138])-RADIANS([.H138]))/2)^2))*1000)" office:value-type="float" office:value="3">
            <text:p>3</text:p>
          </table:table-cell>
          <table:table-cell table:formula="of:=IF([.D138]=[.J138];0;1)" office:value-type="float" office:value="0">
            <text:p>0</text:p>
          </table:table-cell>
          <table:table-cell table:formula="of:=IF(LOWER([.D138])=LOWER([.J138]);0;1)" office:value-type="float" office:value="0">
            <text:p>0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2.36161295005801">
            <text:p>2,3616129501</text:p>
          </table:table-cell>
          <table:table-cell office:value-type="float" office:value="48.8103806352167">
            <text:p>48,8103806352</text:p>
          </table:table-cell>
          <table:table-cell office:value-type="string">
            <text:p>Le Kremlin-Bicêtre</text:p>
          </table:table-cell>
          <table:table-cell office:value-type="string">
            <text:p>LE KREMLIN-BICETRE</text:p>
          </table:table-cell>
          <table:table-cell office:value-type="string">
            <text:p>metro</text:p>
          </table:table-cell>
          <table:table-cell office:value-type="float" office:value="318537042">
            <text:p>318537042</text:p>
          </table:table-cell>
          <table:table-cell table:style-name="ce1" office:value-type="float" office:value="2.3622196">
            <text:p>2,3622196</text:p>
          </table:table-cell>
          <table:table-cell table:style-name="ce1" office:value-type="float" office:value="48.8102884">
            <text:p>48,8102884</text:p>
          </table:table-cell>
          <table:table-cell office:value-type="string">
            <text:p>Le Kremlin-Bicêtre</text:p>
          </table:table-cell>
          <table:table-cell table:style-name="ce3" table:formula="of:=INT(6370*2*ASIN(SQRT((SIN((RADIANS([.C139])-RADIANS([.I139]))/2)^2)+COS(RADIANS([.C139]))*COS(RADIANS([.I139]))*(SIN(RADIANS([.B139])-RADIANS([.H139]))/2)^2))*1000)" office:value-type="float" office:value="45">
            <text:p>45</text:p>
          </table:table-cell>
          <table:table-cell table:formula="of:=IF([.D139]=[.J139];0;1)" office:value-type="float" office:value="0">
            <text:p>0</text:p>
          </table:table-cell>
          <table:table-cell table:formula="of:=IF(LOWER([.D139])=LOWER([.J139]);0;1)" office:value-type="float" office:value="0">
            <text:p>0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2.33980253815072">
            <text:p>2,3398025382</text:p>
          </table:table-cell>
          <table:table-cell office:value-type="float" office:value="48.8749360634737">
            <text:p>48,8749360635</text:p>
          </table:table-cell>
          <table:table-cell office:value-type="string">
            <text:p>Le Peletier</text:p>
          </table:table-cell>
          <table:table-cell office:value-type="string">
            <text:p>PARIS-09EME</text:p>
          </table:table-cell>
          <table:table-cell office:value-type="string">
            <text:p>metro</text:p>
          </table:table-cell>
          <table:table-cell office:value-type="float" office:value="264780946">
            <text:p>264780946</text:p>
          </table:table-cell>
          <table:table-cell table:style-name="ce1" office:value-type="float" office:value="2.3402103">
            <text:p>2,3402103</text:p>
          </table:table-cell>
          <table:table-cell table:style-name="ce1" office:value-type="float" office:value="48.8749537">
            <text:p>48,8749537</text:p>
          </table:table-cell>
          <table:table-cell office:value-type="string">
            <text:p>Le Peletier</text:p>
          </table:table-cell>
          <table:table-cell table:style-name="ce3" table:formula="of:=INT(6370*2*ASIN(SQRT((SIN((RADIANS([.C140])-RADIANS([.I140]))/2)^2)+COS(RADIANS([.C140]))*COS(RADIANS([.I140]))*(SIN(RADIANS([.B140])-RADIANS([.H140]))/2)^2))*1000)" office:value-type="float" office:value="29">
            <text:p>29</text:p>
          </table:table-cell>
          <table:table-cell table:formula="of:=IF([.D140]=[.J140];0;1)" office:value-type="float" office:value="0">
            <text:p>0</text:p>
          </table:table-cell>
          <table:table-cell table:formula="of:=IF(LOWER([.D140])=LOWER([.J140]);0;1)" office:value-type="float" office:value="0">
            <text:p>0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2.37594535235887">
            <text:p>2,3759453524</text:p>
          </table:table-cell>
          <table:table-cell office:value-type="float" office:value="48.8511941201646">
            <text:p>48,8511941202</text:p>
          </table:table-cell>
          <table:table-cell office:value-type="string">
            <text:p>Ledru-Rollin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64480784">
            <text:p>264480784</text:p>
          </table:table-cell>
          <table:table-cell table:style-name="ce1" office:value-type="float" office:value="2.3759944">
            <text:p>2,3759944</text:p>
          </table:table-cell>
          <table:table-cell table:style-name="ce1" office:value-type="float" office:value="48.8511945">
            <text:p>48,8511945</text:p>
          </table:table-cell>
          <table:table-cell office:value-type="string">
            <text:p>Ledru-Rollin</text:p>
          </table:table-cell>
          <table:table-cell table:style-name="ce3" table:formula="of:=INT(6370*2*ASIN(SQRT((SIN((RADIANS([.C141])-RADIANS([.I141]))/2)^2)+COS(RADIANS([.C141]))*COS(RADIANS([.I141]))*(SIN(RADIANS([.B141])-RADIANS([.H141]))/2)^2))*1000)" office:value-type="float" office:value="3">
            <text:p>3</text:p>
          </table:table-cell>
          <table:table-cell table:formula="of:=IF([.D141]=[.J141];0;1)" office:value-type="float" office:value="0">
            <text:p>0</text:p>
          </table:table-cell>
          <table:table-cell table:formula="of:=IF(LOWER([.D141])=LOWER([.J141]);0;1)" office:value-type="float" office:value="0">
            <text:p>0</text:p>
          </table:table-cell>
        </table:table-row>
        <table:table-row table:style-name="ro1">
          <table:table-cell office:value-type="float" office:value="225436">
            <text:p>225436</text:p>
          </table:table-cell>
          <table:table-cell office:value-type="float" office:value="2.28582751788663">
            <text:p>2,2858275179</text:p>
          </table:table-cell>
          <table:table-cell office:value-type="float" office:value="48.9229162320519">
            <text:p>48,9229162321</text:p>
          </table:table-cell>
          <table:table-cell office:value-type="string">
            <text:p>Les Agnettes</text:p>
          </table:table-cell>
          <table:table-cell office:value-type="string">
            <text:p>ASNIERES-SUR-SEINE</text:p>
          </table:table-cell>
          <table:table-cell office:value-type="string">
            <text:p>metro</text:p>
          </table:table-cell>
          <table:table-cell office:value-type="float" office:value="269337980">
            <text:p>269337980</text:p>
          </table:table-cell>
          <table:table-cell table:style-name="ce1" office:value-type="float" office:value="2.2862019">
            <text:p>2,2862019</text:p>
          </table:table-cell>
          <table:table-cell table:style-name="ce1" office:value-type="float" office:value="48.9231172">
            <text:p>48,9231172</text:p>
          </table:table-cell>
          <table:table-cell office:value-type="string">
            <text:p>Les Agnettes</text:p>
          </table:table-cell>
          <table:table-cell table:style-name="ce3" table:formula="of:=INT(6370*2*ASIN(SQRT((SIN((RADIANS([.C142])-RADIANS([.I142]))/2)^2)+COS(RADIANS([.C142]))*COS(RADIANS([.I142]))*(SIN(RADIANS([.B142])-RADIANS([.H142]))/2)^2))*1000)" office:value-type="float" office:value="35">
            <text:p>35</text:p>
          </table:table-cell>
          <table:table-cell table:formula="of:=IF([.D142]=[.J142];0;1)" office:value-type="float" office:value="0">
            <text:p>0</text:p>
          </table:table-cell>
          <table:table-cell table:formula="of:=IF(LOWER([.D142])=LOWER([.J142]);0;1)" office:value-type="float" office:value="0">
            <text:p>0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2.35164217355525">
            <text:p>2,3516421736</text:p>
          </table:table-cell>
          <table:table-cell office:value-type="float" office:value="48.8366105352574">
            <text:p>48,8366105353</text:p>
          </table:table-cell>
          <table:table-cell office:value-type="string">
            <text:p>Les Gobelins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64790337">
            <text:p>264790337</text:p>
          </table:table-cell>
          <table:table-cell table:style-name="ce1" office:value-type="float" office:value="2.352598">
            <text:p>2,3525980</text:p>
          </table:table-cell>
          <table:table-cell table:style-name="ce1" office:value-type="float" office:value="48.8356703">
            <text:p>48,8356703</text:p>
          </table:table-cell>
          <table:table-cell office:value-type="string">
            <text:p>Les Gobelins</text:p>
          </table:table-cell>
          <table:table-cell table:style-name="ce3" table:formula="of:=INT(6370*2*ASIN(SQRT((SIN((RADIANS([.C143])-RADIANS([.I143]))/2)^2)+COS(RADIANS([.C143]))*COS(RADIANS([.I143]))*(SIN(RADIANS([.B143])-RADIANS([.H143]))/2)^2))*1000)" office:value-type="float" office:value="125">
            <text:p>125</text:p>
          </table:table-cell>
          <table:table-cell table:formula="of:=IF([.D143]=[.J143];0;1)" office:value-type="float" office:value="0">
            <text:p>0</text:p>
          </table:table-cell>
          <table:table-cell table:formula="of:=IF(LOWER([.D143])=LOWER([.J143]);0;1)" office:value-type="float" office:value="0">
            <text:p>0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2.34583626729206">
            <text:p>2,3458362673</text:p>
          </table:table-cell>
          <table:table-cell office:value-type="float" office:value="48.8621947214515">
            <text:p>48,8621947215</text:p>
          </table:table-cell>
          <table:table-cell office:value-type="string">
            <text:p>Les Halles</text:p>
          </table:table-cell>
          <table:table-cell office:value-type="string">
            <text:p>PARIS-01ER</text:p>
          </table:table-cell>
          <table:table-cell office:value-type="string">
            <text:p>metro</text:p>
          </table:table-cell>
          <table:table-cell office:value-type="float" office:value="264513655">
            <text:p>264513655</text:p>
          </table:table-cell>
          <table:table-cell table:style-name="ce1" office:value-type="float" office:value="2.3461709">
            <text:p>2,3461709</text:p>
          </table:table-cell>
          <table:table-cell table:style-name="ce1" office:value-type="float" office:value="48.8627762">
            <text:p>48,8627762</text:p>
          </table:table-cell>
          <table:table-cell office:value-type="string">
            <text:p>Les Halles</text:p>
          </table:table-cell>
          <table:table-cell table:style-name="ce3" table:formula="of:=INT(6370*2*ASIN(SQRT((SIN((RADIANS([.C144])-RADIANS([.I144]))/2)^2)+COS(RADIANS([.C144]))*COS(RADIANS([.I144]))*(SIN(RADIANS([.B144])-RADIANS([.H144]))/2)^2))*1000)" office:value-type="float" office:value="69">
            <text:p>69</text:p>
          </table:table-cell>
          <table:table-cell table:formula="of:=IF([.D144]=[.J144];0;1)" office:value-type="float" office:value="0">
            <text:p>0</text:p>
          </table:table-cell>
          <table:table-cell table:formula="of:=IF(LOWER([.D144])=LOWER([.J144]);0;1)" office:value-type="float" office:value="0">
            <text:p>0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2.27253908542214">
            <text:p>2,2725390854</text:p>
          </table:table-cell>
          <table:table-cell office:value-type="float" office:value="48.880901799077">
            <text:p>48,8809017991</text:p>
          </table:table-cell>
          <table:table-cell office:value-type="string">
            <text:p>Les Sablons (Jardin d'acclimatation)</text:p>
          </table:table-cell>
          <table:table-cell office:value-type="string">
            <text:p>NEUILLY-SUR-SEINE</text:p>
          </table:table-cell>
          <table:table-cell office:value-type="string">
            <text:p>metro</text:p>
          </table:table-cell>
          <table:table-cell office:value-type="float" office:value="27362238">
            <text:p>27362238</text:p>
          </table:table-cell>
          <table:table-cell table:style-name="ce1" office:value-type="float" office:value="2.2717733">
            <text:p>2,2717733</text:p>
          </table:table-cell>
          <table:table-cell table:style-name="ce1" office:value-type="float" office:value="48.8811205">
            <text:p>48,8811205</text:p>
          </table:table-cell>
          <table:table-cell office:value-type="string">
            <text:p>Les Sablons</text:p>
          </table:table-cell>
          <table:table-cell table:style-name="ce3" table:formula="of:=INT(6370*2*ASIN(SQRT((SIN((RADIANS([.C145])-RADIANS([.I145]))/2)^2)+COS(RADIANS([.C145]))*COS(RADIANS([.I145]))*(SIN(RADIANS([.B145])-RADIANS([.H145]))/2)^2))*1000)" office:value-type="float" office:value="61">
            <text:p>61</text:p>
          </table:table-cell>
          <table:table-cell table:formula="of:=IF([.D145]=[.J145];0;1)" office:value-type="float" office:value="1">
            <text:p>1</text:p>
          </table:table-cell>
          <table:table-cell table:formula="of:=IF(LOWER([.D145])=LOWER([.J145]);0;1)" office:value-type="float" office:value="1">
            <text:p>1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2.40692557800906">
            <text:p>2,406925578</text:p>
          </table:table-cell>
          <table:table-cell office:value-type="float" office:value="48.8258380803412">
            <text:p>48,8258380803</text:p>
          </table:table-cell>
          <table:table-cell office:value-type="string">
            <text:p>Liberté</text:p>
          </table:table-cell>
          <table:table-cell office:value-type="string">
            <text:p>CHARENTON-LE-PONT</text:p>
          </table:table-cell>
          <table:table-cell office:value-type="string">
            <text:p>metro</text:p>
          </table:table-cell>
          <table:table-cell office:value-type="float" office:value="264482296">
            <text:p>264482296</text:p>
          </table:table-cell>
          <table:table-cell table:style-name="ce1" office:value-type="float" office:value="2.4057278">
            <text:p>2,4057278</text:p>
          </table:table-cell>
          <table:table-cell table:style-name="ce1" office:value-type="float" office:value="48.8266498">
            <text:p>48,8266498</text:p>
          </table:table-cell>
          <table:table-cell office:value-type="string">
            <text:p>Liberté</text:p>
          </table:table-cell>
          <table:table-cell table:style-name="ce3" table:formula="of:=INT(6370*2*ASIN(SQRT((SIN((RADIANS([.C146])-RADIANS([.I146]))/2)^2)+COS(RADIANS([.C146]))*COS(RADIANS([.I146]))*(SIN(RADIANS([.B146])-RADIANS([.H146]))/2)^2))*1000)" office:value-type="float" office:value="125">
            <text:p>125</text:p>
          </table:table-cell>
          <table:table-cell table:formula="of:=IF([.D146]=[.J146];0;1)" office:value-type="float" office:value="0">
            <text:p>0</text:p>
          </table:table-cell>
          <table:table-cell table:formula="of:=IF(LOWER([.D146])=LOWER([.J146]);0;1)" office:value-type="float" office:value="0">
            <text:p>0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2.32651728518985">
            <text:p>2,3265172852</text:p>
          </table:table-cell>
          <table:table-cell office:value-type="float" office:value="48.8795640572124">
            <text:p>48,8795640572</text:p>
          </table:table-cell>
          <table:table-cell office:value-type="string">
            <text:p>Liège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331514770">
            <text:p>331514770</text:p>
          </table:table-cell>
          <table:table-cell table:style-name="ce1" office:value-type="float" office:value="2.3270787">
            <text:p>2,3270787</text:p>
          </table:table-cell>
          <table:table-cell table:style-name="ce1" office:value-type="float" office:value="48.8795976">
            <text:p>48,8795976</text:p>
          </table:table-cell>
          <table:table-cell office:value-type="string">
            <text:p>Liège</text:p>
          </table:table-cell>
          <table:table-cell table:style-name="ce3" table:formula="of:=INT(6370*2*ASIN(SQRT((SIN((RADIANS([.C147])-RADIANS([.I147]))/2)^2)+COS(RADIANS([.C147]))*COS(RADIANS([.I147]))*(SIN(RADIANS([.B147])-RADIANS([.H147]))/2)^2))*1000)" office:value-type="float" office:value="41">
            <text:p>41</text:p>
          </table:table-cell>
          <table:table-cell table:formula="of:=IF([.D147]=[.J147];0;1)" office:value-type="float" office:value="0">
            <text:p>0</text:p>
          </table:table-cell>
          <table:table-cell table:formula="of:=IF(LOWER([.D147])=LOWER([.J147]);0;1)" office:value-type="float" office:value="0">
            <text:p>0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2.3655569576092">
            <text:p>2,3655569576</text:p>
          </table:table-cell>
          <table:table-cell office:value-type="float" office:value="48.8810261029957">
            <text:p>48,881026103</text:p>
          </table:table-cell>
          <table:table-cell office:value-type="string">
            <text:p>Louis Blanc</text:p>
          </table:table-cell>
          <table:table-cell office:value-type="string">
            <text:p>PARIS-10EME</text:p>
          </table:table-cell>
          <table:table-cell office:value-type="string">
            <text:p>metro</text:p>
          </table:table-cell>
          <table:table-cell office:value-type="float" office:value="264775552">
            <text:p>264775552</text:p>
          </table:table-cell>
          <table:table-cell table:style-name="ce1" office:value-type="float" office:value="2.3654808">
            <text:p>2,3654808</text:p>
          </table:table-cell>
          <table:table-cell table:style-name="ce1" office:value-type="float" office:value="48.8814188">
            <text:p>48,8814188</text:p>
          </table:table-cell>
          <table:table-cell office:value-type="string">
            <text:p>Louis Blanc</text:p>
          </table:table-cell>
          <table:table-cell table:style-name="ce3" table:formula="of:=INT(6370*2*ASIN(SQRT((SIN((RADIANS([.C148])-RADIANS([.I148]))/2)^2)+COS(RADIANS([.C148]))*COS(RADIANS([.I148]))*(SIN(RADIANS([.B148])-RADIANS([.H148]))/2)^2))*1000)" office:value-type="float" office:value="44">
            <text:p>44</text:p>
          </table:table-cell>
          <table:table-cell table:formula="of:=IF([.D148]=[.J148];0;1)" office:value-type="float" office:value="0">
            <text:p>0</text:p>
          </table:table-cell>
          <table:table-cell table:formula="of:=IF(LOWER([.D148])=LOWER([.J148]);0;1)" office:value-type="float" office:value="0">
            <text:p>0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2.28813731087893">
            <text:p>2,2881373109</text:p>
          </table:table-cell>
          <table:table-cell office:value-type="float" office:value="48.8888292427619">
            <text:p>48,8888292428</text:p>
          </table:table-cell>
          <table:table-cell office:value-type="string">
            <text:p>Louise Michel</text:p>
          </table:table-cell>
          <table:table-cell office:value-type="string">
            <text:p>LEVALLOIS-PERRET</text:p>
          </table:table-cell>
          <table:table-cell office:value-type="string">
            <text:p>metro</text:p>
          </table:table-cell>
          <table:table-cell office:value-type="float" office:value="255162203">
            <text:p>255162203</text:p>
          </table:table-cell>
          <table:table-cell table:style-name="ce1" office:value-type="float" office:value="2.2878755">
            <text:p>2,2878755</text:p>
          </table:table-cell>
          <table:table-cell table:style-name="ce1" office:value-type="float" office:value="48.8887892">
            <text:p>48,8887892</text:p>
          </table:table-cell>
          <table:table-cell office:value-type="string">
            <text:p>Louise Michel</text:p>
          </table:table-cell>
          <table:table-cell table:style-name="ce3" table:formula="of:=INT(6370*2*ASIN(SQRT((SIN((RADIANS([.C149])-RADIANS([.I149]))/2)^2)+COS(RADIANS([.C149]))*COS(RADIANS([.I149]))*(SIN(RADIANS([.B149])-RADIANS([.H149]))/2)^2))*1000)" office:value-type="float" office:value="19">
            <text:p>19</text:p>
          </table:table-cell>
          <table:table-cell table:formula="of:=IF([.D149]=[.J149];0;1)" office:value-type="float" office:value="0">
            <text:p>0</text:p>
          </table:table-cell>
          <table:table-cell table:formula="of:=IF(LOWER([.D149])=LOWER([.J149]);0;1)" office:value-type="float" office:value="0">
            <text:p>0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2.28175852328733">
            <text:p>2,2817585233</text:p>
          </table:table-cell>
          <table:table-cell office:value-type="float" office:value="48.8384881095778">
            <text:p>48,8384881096</text:p>
          </table:table-cell>
          <table:table-cell office:value-type="string">
            <text:p>Lourmel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260231831">
            <text:p>260231831</text:p>
          </table:table-cell>
          <table:table-cell table:style-name="ce1" office:value-type="float" office:value="2.2821427">
            <text:p>2,2821427</text:p>
          </table:table-cell>
          <table:table-cell table:style-name="ce1" office:value-type="float" office:value="48.838745">
            <text:p>48,8387450</text:p>
          </table:table-cell>
          <table:table-cell office:value-type="string">
            <text:p>Lourmel</text:p>
          </table:table-cell>
          <table:table-cell table:style-name="ce3" table:formula="of:=INT(6370*2*ASIN(SQRT((SIN((RADIANS([.C150])-RADIANS([.I150]))/2)^2)+COS(RADIANS([.C150]))*COS(RADIANS([.I150]))*(SIN(RADIANS([.B150])-RADIANS([.H150]))/2)^2))*1000)" office:value-type="float" office:value="40">
            <text:p>40</text:p>
          </table:table-cell>
          <table:table-cell table:formula="of:=IF([.D150]=[.J150];0;1)" office:value-type="float" office:value="0">
            <text:p>0</text:p>
          </table:table-cell>
          <table:table-cell table:formula="of:=IF(LOWER([.D150])=LOWER([.J150]);0;1)" office:value-type="float" office:value="0">
            <text:p>0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2.34100049025543">
            <text:p>2,3410004903</text:p>
          </table:table-cell>
          <table:table-cell office:value-type="float" office:value="48.8605382946574">
            <text:p>48,8605382947</text:p>
          </table:table-cell>
          <table:table-cell office:value-type="string">
            <text:p>Louvre-Rivoli</text:p>
          </table:table-cell>
          <table:table-cell office:value-type="string">
            <text:p>PARIS-01ER</text:p>
          </table:table-cell>
          <table:table-cell office:value-type="string">
            <text:p>metro</text:p>
          </table:table-cell>
          <table:table-cell office:value-type="float" office:value="27362260">
            <text:p>27362260</text:p>
          </table:table-cell>
          <table:table-cell table:style-name="ce1" office:value-type="float" office:value="2.3409358">
            <text:p>2,3409358</text:p>
          </table:table-cell>
          <table:table-cell table:style-name="ce1" office:value-type="float" office:value="48.8607697">
            <text:p>48,8607697</text:p>
          </table:table-cell>
          <table:table-cell office:value-type="string">
            <text:p>Louvre – Rivoli</text:p>
          </table:table-cell>
          <table:table-cell table:style-name="ce3" table:formula="of:=INT(6370*2*ASIN(SQRT((SIN((RADIANS([.C151])-RADIANS([.I151]))/2)^2)+COS(RADIANS([.C151]))*COS(RADIANS([.I151]))*(SIN(RADIANS([.B151])-RADIANS([.H151]))/2)^2))*1000)" office:value-type="float" office:value="26">
            <text:p>26</text:p>
          </table:table-cell>
          <table:table-cell table:formula="of:=IF([.D151]=[.J151];0;1)" office:value-type="float" office:value="1">
            <text:p>1</text:p>
          </table:table-cell>
          <table:table-cell table:formula="of:=IF(LOWER([.D151])=LOWER([.J151]);0;1)" office:value-type="float" office:value="1">
            <text:p>1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2.33540928887416">
            <text:p>2,3354092889</text:p>
          </table:table-cell>
          <table:table-cell office:value-type="float" office:value="48.8528181349058">
            <text:p>48,8528181349</text:p>
          </table:table-cell>
          <table:table-cell office:value-type="string">
            <text:p>Mabillon</text:p>
          </table:table-cell>
          <table:table-cell office:value-type="string">
            <text:p>PARIS-06EME</text:p>
          </table:table-cell>
          <table:table-cell office:value-type="string">
            <text:p>metro</text:p>
          </table:table-cell>
          <table:table-cell office:value-type="float" office:value="260079322">
            <text:p>260079322</text:p>
          </table:table-cell>
          <table:table-cell table:style-name="ce1" office:value-type="float" office:value="2.3357457">
            <text:p>2,3357457</text:p>
          </table:table-cell>
          <table:table-cell table:style-name="ce1" office:value-type="float" office:value="48.8529427">
            <text:p>48,8529427</text:p>
          </table:table-cell>
          <table:table-cell office:value-type="string">
            <text:p>Mabillon</text:p>
          </table:table-cell>
          <table:table-cell table:style-name="ce3" table:formula="of:=INT(6370*2*ASIN(SQRT((SIN((RADIANS([.C152])-RADIANS([.I152]))/2)^2)+COS(RADIANS([.C152]))*COS(RADIANS([.I152]))*(SIN(RADIANS([.B152])-RADIANS([.H152]))/2)^2))*1000)" office:value-type="float" office:value="28">
            <text:p>28</text:p>
          </table:table-cell>
          <table:table-cell table:formula="of:=IF([.D152]=[.J152];0;1)" office:value-type="float" office:value="0">
            <text:p>0</text:p>
          </table:table-cell>
          <table:table-cell table:formula="of:=IF(LOWER([.D152])=LOWER([.J152]);0;1)" office:value-type="float" office:value="0">
            <text:p>0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2.32516370025939">
            <text:p>2,3251637003</text:p>
          </table:table-cell>
          <table:table-cell office:value-type="float" office:value="48.8700643517776">
            <text:p>48,8700643518</text:p>
          </table:table-cell>
          <table:table-cell office:value-type="string">
            <text:p>Madeleine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264117312">
            <text:p>264117312</text:p>
          </table:table-cell>
          <table:table-cell table:style-name="ce1" office:value-type="float" office:value="2.3251637">
            <text:p>2,3251637</text:p>
          </table:table-cell>
          <table:table-cell table:style-name="ce1" office:value-type="float" office:value="48.8700644">
            <text:p>48,8700644</text:p>
          </table:table-cell>
          <table:table-cell office:value-type="string">
            <text:p>Madeleine</text:p>
          </table:table-cell>
          <table:table-cell table:style-name="ce3" table:formula="of:=INT(6370*2*ASIN(SQRT((SIN((RADIANS([.C153])-RADIANS([.I153]))/2)^2)+COS(RADIANS([.C153]))*COS(RADIANS([.I153]))*(SIN(RADIANS([.B153])-RADIANS([.H153]))/2)^2))*1000)" office:value-type="float" office:value="0">
            <text:p>0</text:p>
          </table:table-cell>
          <table:table-cell table:formula="of:=IF([.D153]=[.J153];0;1)" office:value-type="float" office:value="0">
            <text:p>0</text:p>
          </table:table-cell>
          <table:table-cell table:formula="of:=IF(LOWER([.D153])=LOWER([.J153]);0;1)" office:value-type="float" office:value="0">
            <text:p>0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2.27350399984748">
            <text:p>2,2735039998</text:p>
          </table:table-cell>
          <table:table-cell office:value-type="float" office:value="48.8248138108686">
            <text:p>48,8248138109</text:p>
          </table:table-cell>
          <table:table-cell office:value-type="string">
            <text:p>Mairie d'Issy</text:p>
          </table:table-cell>
          <table:table-cell office:value-type="string">
            <text:p>ISSY-LES-MOULINEAUX</text:p>
          </table:table-cell>
          <table:table-cell office:value-type="string">
            <text:p>metro</text:p>
          </table:table-cell>
          <table:table-cell office:value-type="float" office:value="134299001">
            <text:p>134299001</text:p>
          </table:table-cell>
          <table:table-cell table:style-name="ce1" office:value-type="float" office:value="2.2730847">
            <text:p>2,2730847</text:p>
          </table:table-cell>
          <table:table-cell table:style-name="ce1" office:value-type="float" office:value="48.8242325">
            <text:p>48,8242325</text:p>
          </table:table-cell>
          <table:table-cell office:value-type="string">
            <text:p>Mairie d'Issy</text:p>
          </table:table-cell>
          <table:table-cell table:style-name="ce3" table:formula="of:=INT(6370*2*ASIN(SQRT((SIN((RADIANS([.C154])-RADIANS([.I154]))/2)^2)+COS(RADIANS([.C154]))*COS(RADIANS([.I154]))*(SIN(RADIANS([.B154])-RADIANS([.H154]))/2)^2))*1000)" office:value-type="float" office:value="71">
            <text:p>71</text:p>
          </table:table-cell>
          <table:table-cell table:formula="of:=IF([.D154]=[.J154];0;1)" office:value-type="float" office:value="0">
            <text:p>0</text:p>
          </table:table-cell>
          <table:table-cell table:formula="of:=IF(LOWER([.D154])=LOWER([.J154]);0;1)" office:value-type="float" office:value="0">
            <text:p>0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2.3838082733405">
            <text:p>2,3838082733</text:p>
          </table:table-cell>
          <table:table-cell office:value-type="float" office:value="48.8111784269088">
            <text:p>48,8111784269</text:p>
          </table:table-cell>
          <table:table-cell office:value-type="string">
            <text:p>Mairie d'Ivry</text:p>
          </table:table-cell>
          <table:table-cell office:value-type="string">
            <text:p>IVRY-SUR-SEINE</text:p>
          </table:table-cell>
          <table:table-cell office:value-type="string">
            <text:p>metro</text:p>
          </table:table-cell>
          <table:table-cell office:value-type="float" office:value="472985886">
            <text:p>472985886</text:p>
          </table:table-cell>
          <table:table-cell table:style-name="ce1" office:value-type="float" office:value="2.383979">
            <text:p>2,3839790</text:p>
          </table:table-cell>
          <table:table-cell table:style-name="ce1" office:value-type="float" office:value="48.8109282">
            <text:p>48,8109282</text:p>
          </table:table-cell>
          <table:table-cell office:value-type="string">
            <text:p>Mairie d'Ivry</text:p>
          </table:table-cell>
          <table:table-cell table:style-name="ce3" table:formula="of:=INT(6370*2*ASIN(SQRT((SIN((RADIANS([.C155])-RADIANS([.I155]))/2)^2)+COS(RADIANS([.C155]))*COS(RADIANS([.I155]))*(SIN(RADIANS([.B155])-RADIANS([.H155]))/2)^2))*1000)" office:value-type="float" office:value="30">
            <text:p>30</text:p>
          </table:table-cell>
          <table:table-cell table:formula="of:=IF([.D155]=[.J155];0;1)" office:value-type="float" office:value="0">
            <text:p>0</text:p>
          </table:table-cell>
          <table:table-cell table:formula="of:=IF(LOWER([.D155])=LOWER([.J155]);0;1)" office:value-type="float" office:value="0">
            <text:p>0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2.30556600125528">
            <text:p>2,3055660013</text:p>
          </table:table-cell>
          <table:table-cell office:value-type="float" office:value="48.9036594416322">
            <text:p>48,9036594416</text:p>
          </table:table-cell>
          <table:table-cell office:value-type="string">
            <text:p>Mairie de Clichy</text:p>
          </table:table-cell>
          <table:table-cell office:value-type="string">
            <text:p>CLICHY</text:p>
          </table:table-cell>
          <table:table-cell office:value-type="string">
            <text:p>metro</text:p>
          </table:table-cell>
          <table:table-cell office:value-type="float" office:value="261611470">
            <text:p>261611470</text:p>
          </table:table-cell>
          <table:table-cell table:style-name="ce1" office:value-type="float" office:value="2.3053664">
            <text:p>2,3053664</text:p>
          </table:table-cell>
          <table:table-cell table:style-name="ce1" office:value-type="float" office:value="48.9038952">
            <text:p>48,9038952</text:p>
          </table:table-cell>
          <table:table-cell office:value-type="string">
            <text:p>Mairie de Clichy</text:p>
          </table:table-cell>
          <table:table-cell table:style-name="ce3" table:formula="of:=INT(6370*2*ASIN(SQRT((SIN((RADIANS([.C156])-RADIANS([.I156]))/2)^2)+COS(RADIANS([.C156]))*COS(RADIANS([.I156]))*(SIN(RADIANS([.B156])-RADIANS([.H156]))/2)^2))*1000)" office:value-type="float" office:value="29">
            <text:p>29</text:p>
          </table:table-cell>
          <table:table-cell table:formula="of:=IF([.D156]=[.J156];0;1)" office:value-type="float" office:value="0">
            <text:p>0</text:p>
          </table:table-cell>
          <table:table-cell table:formula="of:=IF(LOWER([.D156])=LOWER([.J156]);0;1)" office:value-type="float" office:value="0">
            <text:p>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2.44165620310216">
            <text:p>2,4416562031</text:p>
          </table:table-cell>
          <table:table-cell office:value-type="float" office:value="48.8623601850863">
            <text:p>48,8623601851</text:p>
          </table:table-cell>
          <table:table-cell office:value-type="string">
            <text:p>Mairie de Montreuil</text:p>
          </table:table-cell>
          <table:table-cell office:value-type="string">
            <text:p>MONTREUIL</text:p>
          </table:table-cell>
          <table:table-cell office:value-type="string">
            <text:p>metro</text:p>
          </table:table-cell>
          <table:table-cell office:value-type="float" office:value="255160722">
            <text:p>255160722</text:p>
          </table:table-cell>
          <table:table-cell table:style-name="ce1" office:value-type="float" office:value="2.441569">
            <text:p>2,4415690</text:p>
          </table:table-cell>
          <table:table-cell table:style-name="ce1" office:value-type="float" office:value="48.8625988">
            <text:p>48,8625988</text:p>
          </table:table-cell>
          <table:table-cell office:value-type="string">
            <text:p>Mairie de Montreuil</text:p>
          </table:table-cell>
          <table:table-cell table:style-name="ce3" table:formula="of:=INT(6370*2*ASIN(SQRT((SIN((RADIANS([.C157])-RADIANS([.I157]))/2)^2)+COS(RADIANS([.C157]))*COS(RADIANS([.I157]))*(SIN(RADIANS([.B157])-RADIANS([.H157]))/2)^2))*1000)" office:value-type="float" office:value="27">
            <text:p>27</text:p>
          </table:table-cell>
          <table:table-cell table:formula="of:=IF([.D157]=[.J157];0;1)" office:value-type="float" office:value="0">
            <text:p>0</text:p>
          </table:table-cell>
          <table:table-cell table:formula="of:=IF(LOWER([.D157])=LOWER([.J157]);0;1)" office:value-type="float" office:value="0">
            <text:p>0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2.334163015407">
            <text:p>2,3341630154</text:p>
          </table:table-cell>
          <table:table-cell office:value-type="float" office:value="48.9120620157054">
            <text:p>48,9120620157</text:p>
          </table:table-cell>
          <table:table-cell office:value-type="string">
            <text:p>Mairie de Saint-Ouen</text:p>
          </table:table-cell>
          <table:table-cell office:value-type="string">
            <text:p>SAINT-OUEN</text:p>
          </table:table-cell>
          <table:table-cell office:value-type="string">
            <text:p>metro</text:p>
          </table:table-cell>
          <table:table-cell office:value-type="float" office:value="313428413">
            <text:p>313428413</text:p>
          </table:table-cell>
          <table:table-cell table:style-name="ce1" office:value-type="float" office:value="2.3339725">
            <text:p>2,3339725</text:p>
          </table:table-cell>
          <table:table-cell table:style-name="ce1" office:value-type="float" office:value="48.9118944">
            <text:p>48,9118944</text:p>
          </table:table-cell>
          <table:table-cell office:value-type="string">
            <text:p>Mairie de Saint-Ouen</text:p>
          </table:table-cell>
          <table:table-cell table:style-name="ce3" table:formula="of:=INT(6370*2*ASIN(SQRT((SIN((RADIANS([.C158])-RADIANS([.I158]))/2)^2)+COS(RADIANS([.C158]))*COS(RADIANS([.I158]))*(SIN(RADIANS([.B158])-RADIANS([.H158]))/2)^2))*1000)" office:value-type="float" office:value="23">
            <text:p>23</text:p>
          </table:table-cell>
          <table:table-cell table:formula="of:=IF([.D158]=[.J158];0;1)" office:value-type="float" office:value="0">
            <text:p>0</text:p>
          </table:table-cell>
          <table:table-cell table:formula="of:=IF(LOWER([.D158])=LOWER([.J158]);0;1)" office:value-type="float" office:value="0">
            <text:p>0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2.41623893515656">
            <text:p>2,4162389352</text:p>
          </table:table-cell>
          <table:table-cell office:value-type="float" office:value="48.8797989953663">
            <text:p>48,8797989954</text:p>
          </table:table-cell>
          <table:table-cell office:value-type="string">
            <text:p>Mairie des Lilas</text:p>
          </table:table-cell>
          <table:table-cell office:value-type="string">
            <text:p>LES LILAS</text:p>
          </table:table-cell>
          <table:table-cell office:value-type="string">
            <text:p>metro</text:p>
          </table:table-cell>
          <table:table-cell office:value-type="float" office:value="264795933">
            <text:p>264795933</text:p>
          </table:table-cell>
          <table:table-cell table:style-name="ce1" office:value-type="float" office:value="2.4162805">
            <text:p>2,4162805</text:p>
          </table:table-cell>
          <table:table-cell table:style-name="ce1" office:value-type="float" office:value="48.8797147">
            <text:p>48,8797147</text:p>
          </table:table-cell>
          <table:table-cell office:value-type="string">
            <text:p>Mairie des Lilas</text:p>
          </table:table-cell>
          <table:table-cell table:style-name="ce3" table:formula="of:=INT(6370*2*ASIN(SQRT((SIN((RADIANS([.C159])-RADIANS([.I159]))/2)^2)+COS(RADIANS([.C159]))*COS(RADIANS([.I159]))*(SIN(RADIANS([.B159])-RADIANS([.H159]))/2)^2))*1000)" office:value-type="float" office:value="9">
            <text:p>9</text:p>
          </table:table-cell>
          <table:table-cell table:formula="of:=IF([.D159]=[.J159];0;1)" office:value-type="float" office:value="0">
            <text:p>0</text:p>
          </table:table-cell>
          <table:table-cell table:formula="of:=IF(LOWER([.D159])=LOWER([.J159]);0;1)" office:value-type="float" office:value="0">
            <text:p>0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2.35818867672494">
            <text:p>2,3581886767</text:p>
          </table:table-cell>
          <table:table-cell office:value-type="float" office:value="48.8226203194274">
            <text:p>48,8226203194</text:p>
          </table:table-cell>
          <table:table-cell office:value-type="string">
            <text:p>Maison Blanche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68467526">
            <text:p>268467526</text:p>
          </table:table-cell>
          <table:table-cell table:style-name="ce1" office:value-type="float" office:value="2.3585049">
            <text:p>2,3585049</text:p>
          </table:table-cell>
          <table:table-cell table:style-name="ce1" office:value-type="float" office:value="48.8225268">
            <text:p>48,8225268</text:p>
          </table:table-cell>
          <table:table-cell office:value-type="string">
            <text:p>Maison Blanche</text:p>
          </table:table-cell>
          <table:table-cell table:style-name="ce3" table:formula="of:=INT(6370*2*ASIN(SQRT((SIN((RADIANS([.C160])-RADIANS([.I160]))/2)^2)+COS(RADIANS([.C160]))*COS(RADIANS([.I160]))*(SIN(RADIANS([.B160])-RADIANS([.H160]))/2)^2))*1000)" office:value-type="float" office:value="25">
            <text:p>25</text:p>
          </table:table-cell>
          <table:table-cell table:formula="of:=IF([.D160]=[.J160];0;1)" office:value-type="float" office:value="0">
            <text:p>0</text:p>
          </table:table-cell>
          <table:table-cell table:formula="of:=IF(LOWER([.D160])=LOWER([.J160]);0;1)" office:value-type="float" office:value="0">
            <text:p>0</text:p>
          </table:table-cell>
        </table:table-row>
        <table:table-row table:style-name="ro1">
          <table:table-cell office:value-type="float" office:value="21583">
            <text:p>21583</text:p>
          </table:table-cell>
          <table:table-cell office:value-type="float" office:value="2.44499102669377">
            <text:p>2,4449910267</text:p>
          </table:table-cell>
          <table:table-cell office:value-type="float" office:value="48.8031418697523">
            <text:p>48,8031418698</text:p>
          </table:table-cell>
          <table:table-cell office:value-type="string">
            <text:p>Maisons-Alfort-Les Juilliottes</text:p>
          </table:table-cell>
          <table:table-cell office:value-type="string">
            <text:p>MAISONS-ALFORT</text:p>
          </table:table-cell>
          <table:table-cell office:value-type="string">
            <text:p>metro</text:p>
          </table:table-cell>
          <table:table-cell office:value-type="float" office:value="300870034">
            <text:p>300870034</text:p>
          </table:table-cell>
          <table:table-cell table:style-name="ce1" office:value-type="float" office:value="2.4466949">
            <text:p>2,4466949</text:p>
          </table:table-cell>
          <table:table-cell table:style-name="ce1" office:value-type="float" office:value="48.8024711">
            <text:p>48,8024711</text:p>
          </table:table-cell>
          <table:table-cell office:value-type="string">
            <text:p>Maisons-Alfort – Les Juilliottes</text:p>
          </table:table-cell>
          <table:table-cell table:style-name="ce3" table:formula="of:=INT(6370*2*ASIN(SQRT((SIN((RADIANS([.C161])-RADIANS([.I161]))/2)^2)+COS(RADIANS([.C161]))*COS(RADIANS([.I161]))*(SIN(RADIANS([.B161])-RADIANS([.H161]))/2)^2))*1000)" office:value-type="float" office:value="145">
            <text:p>145</text:p>
          </table:table-cell>
          <table:table-cell table:formula="of:=IF([.D161]=[.J161];0;1)" office:value-type="float" office:value="1">
            <text:p>1</text:p>
          </table:table-cell>
          <table:table-cell table:formula="of:=IF(LOWER([.D161])=LOWER([.J161]);0;1)" office:value-type="float" office:value="1">
            <text:p>1</text:p>
          </table:table-cell>
        </table:table-row>
        <table:table-row table:style-name="ro1">
          <table:table-cell office:value-type="float" office:value="21582">
            <text:p>21582</text:p>
          </table:table-cell>
          <table:table-cell office:value-type="float" office:value="2.43558220356511">
            <text:p>2,4355822036</text:p>
          </table:table-cell>
          <table:table-cell office:value-type="float" office:value="48.8084176212199">
            <text:p>48,8084176212</text:p>
          </table:table-cell>
          <table:table-cell office:value-type="string">
            <text:p>Maisons-Alfort-Stade</text:p>
          </table:table-cell>
          <table:table-cell office:value-type="string">
            <text:p>MAISONS-ALFORT</text:p>
          </table:table-cell>
          <table:table-cell office:value-type="string">
            <text:p>metro</text:p>
          </table:table-cell>
          <table:table-cell office:value-type="float" office:value="300870186">
            <text:p>300870186</text:p>
          </table:table-cell>
          <table:table-cell table:style-name="ce1" office:value-type="float" office:value="2.4347211">
            <text:p>2,4347211</text:p>
          </table:table-cell>
          <table:table-cell table:style-name="ce1" office:value-type="float" office:value="48.8090371">
            <text:p>48,8090371</text:p>
          </table:table-cell>
          <table:table-cell office:value-type="string">
            <text:p>Maisons-Alfort – Stade</text:p>
          </table:table-cell>
          <table:table-cell table:style-name="ce3" table:formula="of:=INT(6370*2*ASIN(SQRT((SIN((RADIANS([.C162])-RADIANS([.I162]))/2)^2)+COS(RADIANS([.C162]))*COS(RADIANS([.I162]))*(SIN(RADIANS([.B162])-RADIANS([.H162]))/2)^2))*1000)" office:value-type="float" office:value="93">
            <text:p>93</text:p>
          </table:table-cell>
          <table:table-cell table:formula="of:=IF([.D162]=[.J162];0;1)" office:value-type="float" office:value="1">
            <text:p>1</text:p>
          </table:table-cell>
          <table:table-cell table:formula="of:=IF(LOWER([.D162])=LOWER([.J162]);0;1)" office:value-type="float" office:value="1">
            <text:p>1</text:p>
          </table:table-cell>
        </table:table-row>
        <table:table-row table:style-name="ro1">
          <table:table-cell office:value-type="float" office:value="22442">
            <text:p>22442</text:p>
          </table:table-cell>
          <table:table-cell office:value-type="float" office:value="2.29701508470928">
            <text:p>2,2970150847</text:p>
          </table:table-cell>
          <table:table-cell office:value-type="float" office:value="48.8231314021504">
            <text:p>48,8231314022</text:p>
          </table:table-cell>
          <table:table-cell office:value-type="string">
            <text:p>Malakoff-Plateau de Vanves</text:p>
          </table:table-cell>
          <table:table-cell office:value-type="string">
            <text:p>CHATILLON</text:p>
          </table:table-cell>
          <table:table-cell office:value-type="string">
            <text:p>metro</text:p>
          </table:table-cell>
          <table:table-cell office:value-type="float" office:value="264717964">
            <text:p>264717964</text:p>
          </table:table-cell>
          <table:table-cell table:style-name="ce1" office:value-type="float" office:value="2.2979835">
            <text:p>2,2979835</text:p>
          </table:table-cell>
          <table:table-cell table:style-name="ce1" office:value-type="float" office:value="48.822078">
            <text:p>48,8220780</text:p>
          </table:table-cell>
          <table:table-cell office:value-type="string">
            <text:p>Malakoff - Plateau de Vanves</text:p>
          </table:table-cell>
          <table:table-cell table:style-name="ce3" table:formula="of:=INT(6370*2*ASIN(SQRT((SIN((RADIANS([.C163])-RADIANS([.I163]))/2)^2)+COS(RADIANS([.C163]))*COS(RADIANS([.I163]))*(SIN(RADIANS([.B163])-RADIANS([.H163]))/2)^2))*1000)" office:value-type="float" office:value="136">
            <text:p>136</text:p>
          </table:table-cell>
          <table:table-cell table:formula="of:=IF([.D163]=[.J163];0;1)" office:value-type="float" office:value="1">
            <text:p>1</text:p>
          </table:table-cell>
          <table:table-cell table:formula="of:=IF(LOWER([.D163])=LOWER([.J163]);0;1)" office:value-type="float" office:value="1">
            <text:p>1</text:p>
          </table:table-cell>
        </table:table-row>
        <table:table-row table:style-name="ro1">
          <table:table-cell office:value-type="float" office:value="22441">
            <text:p>22441</text:p>
          </table:table-cell>
          <table:table-cell office:value-type="float" office:value="2.29699896350216">
            <text:p>2,2969989635</text:p>
          </table:table-cell>
          <table:table-cell office:value-type="float" office:value="48.8146679725106">
            <text:p>48,8146679725</text:p>
          </table:table-cell>
          <table:table-cell office:value-type="string">
            <text:p>Malakoff-Rue Etienne Dolet</text:p>
          </table:table-cell>
          <table:table-cell office:value-type="string">
            <text:p>CHATILLON</text:p>
          </table:table-cell>
          <table:table-cell office:value-type="string">
            <text:p>metro</text:p>
          </table:table-cell>
          <table:table-cell office:value-type="float" office:value="12388534">
            <text:p>12388534</text:p>
          </table:table-cell>
          <table:table-cell table:style-name="ce1" office:value-type="float" office:value="2.2970255">
            <text:p>2,2970255</text:p>
          </table:table-cell>
          <table:table-cell table:style-name="ce1" office:value-type="float" office:value="48.8153367">
            <text:p>48,8153367</text:p>
          </table:table-cell>
          <table:table-cell office:value-type="string">
            <text:p>Malakoff - Rue Étienne Dolet</text:p>
          </table:table-cell>
          <table:table-cell table:style-name="ce3" table:formula="of:=INT(6370*2*ASIN(SQRT((SIN((RADIANS([.C164])-RADIANS([.I164]))/2)^2)+COS(RADIANS([.C164]))*COS(RADIANS([.I164]))*(SIN(RADIANS([.B164])-RADIANS([.H164]))/2)^2))*1000)" office:value-type="float" office:value="74">
            <text:p>74</text:p>
          </table:table-cell>
          <table:table-cell table:formula="of:=IF([.D164]=[.J164];0;1)" office:value-type="float" office:value="1">
            <text:p>1</text:p>
          </table:table-cell>
          <table:table-cell table:formula="of:=IF(LOWER([.D164])=LOWER([.J164]);0;1)" office:value-type="float" office:value="1">
            <text:p>1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2.30969409432085">
            <text:p>2,3096940943</text:p>
          </table:table-cell>
          <table:table-cell office:value-type="float" office:value="48.8828147397743">
            <text:p>48,8828147398</text:p>
          </table:table-cell>
          <table:table-cell office:value-type="string">
            <text:p>Malesherbes</text:p>
          </table:table-cell>
          <table:table-cell office:value-type="string">
            <text:p>PARIS-17EME</text:p>
          </table:table-cell>
          <table:table-cell office:value-type="string">
            <text:p>metro</text:p>
          </table:table-cell>
          <table:table-cell office:value-type="float" office:value="243510678">
            <text:p>243510678</text:p>
          </table:table-cell>
          <table:table-cell table:style-name="ce1" office:value-type="float" office:value="2.3110868">
            <text:p>2,3110868</text:p>
          </table:table-cell>
          <table:table-cell table:style-name="ce1" office:value-type="float" office:value="48.8825546">
            <text:p>48,8825546</text:p>
          </table:table-cell>
          <table:table-cell office:value-type="string">
            <text:p>Malesherbes</text:p>
          </table:table-cell>
          <table:table-cell table:style-name="ce3" table:formula="of:=INT(6370*2*ASIN(SQRT((SIN((RADIANS([.C165])-RADIANS([.I165]))/2)^2)+COS(RADIANS([.C165]))*COS(RADIANS([.I165]))*(SIN(RADIANS([.B165])-RADIANS([.H165]))/2)^2))*1000)" office:value-type="float" office:value="105">
            <text:p>105</text:p>
          </table:table-cell>
          <table:table-cell table:formula="of:=IF([.D165]=[.J165];0;1)" office:value-type="float" office:value="0">
            <text:p>0</text:p>
          </table:table-cell>
          <table:table-cell table:formula="of:=IF(LOWER([.D165])=LOWER([.J165]);0;1)" office:value-type="float" office:value="0">
            <text:p>0</text:p>
          </table:table-cell>
        </table:table-row>
        <table:table-row table:style-name="ro1">
          <table:table-cell office:value-type="float" office:value="55372">
            <text:p>55372</text:p>
          </table:table-cell>
          <table:table-cell office:value-type="float" office:value="2.406230720719">
            <text:p>2,4062307207</text:p>
          </table:table-cell>
          <table:table-cell office:value-type="float" office:value="48.852663363325">
            <text:p>48,8526633633</text:p>
          </table:table-cell>
          <table:table-cell office:value-type="string">
            <text:p>Maraichers</text:p>
          </table:table-cell>
          <table:table-cell office:value-type="string">
            <text:p>PARIS-20EME</text:p>
          </table:table-cell>
          <table:table-cell office:value-type="string">
            <text:p>metro</text:p>
          </table:table-cell>
          <table:table-cell office:value-type="float" office:value="256441194">
            <text:p>256441194</text:p>
          </table:table-cell>
          <table:table-cell table:style-name="ce1" office:value-type="float" office:value="2.4061094">
            <text:p>2,4061094</text:p>
          </table:table-cell>
          <table:table-cell table:style-name="ce1" office:value-type="float" office:value="48.8526992">
            <text:p>48,8526992</text:p>
          </table:table-cell>
          <table:table-cell office:value-type="string">
            <text:p>Maraîchers</text:p>
          </table:table-cell>
          <table:table-cell table:style-name="ce3" table:formula="of:=INT(6370*2*ASIN(SQRT((SIN((RADIANS([.C166])-RADIANS([.I166]))/2)^2)+COS(RADIANS([.C166]))*COS(RADIANS([.I166]))*(SIN(RADIANS([.B166])-RADIANS([.H166]))/2)^2))*1000)" office:value-type="float" office:value="9">
            <text:p>9</text:p>
          </table:table-cell>
          <table:table-cell table:formula="of:=IF([.D166]=[.J166];0;1)" office:value-type="float" office:value="1">
            <text:p>1</text:p>
          </table:table-cell>
          <table:table-cell table:formula="of:=IF(LOWER([.D166])=LOWER([.J166]);0;1)" office:value-type="float" office:value="1">
            <text:p>1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2.34983707163005">
            <text:p>2,3498370716</text:p>
          </table:table-cell>
          <table:table-cell office:value-type="float" office:value="48.8908769929214">
            <text:p>48,8908769929</text:p>
          </table:table-cell>
          <table:table-cell office:value-type="string">
            <text:p>Marcadet-Poissonniers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1481147746">
            <text:p>1481147746</text:p>
          </table:table-cell>
          <table:table-cell table:style-name="ce1" office:value-type="float" office:value="2.3496679">
            <text:p>2,3496679</text:p>
          </table:table-cell>
          <table:table-cell table:style-name="ce1" office:value-type="float" office:value="48.8915769">
            <text:p>48,8915769</text:p>
          </table:table-cell>
          <table:table-cell office:value-type="string">
            <text:p>Marcadet - Poissoniers</text:p>
          </table:table-cell>
          <table:table-cell table:style-name="ce3" table:formula="of:=INT(6370*2*ASIN(SQRT((SIN((RADIANS([.C167])-RADIANS([.I167]))/2)^2)+COS(RADIANS([.C167]))*COS(RADIANS([.I167]))*(SIN(RADIANS([.B167])-RADIANS([.H167]))/2)^2))*1000)" office:value-type="float" office:value="78">
            <text:p>78</text:p>
          </table:table-cell>
          <table:table-cell table:formula="of:=IF([.D167]=[.J167];0;1)" office:value-type="float" office:value="1">
            <text:p>1</text:p>
          </table:table-cell>
          <table:table-cell table:formula="of:=IF(LOWER([.D167])=LOWER([.J167]);0;1)" office:value-type="float" office:value="1">
            <text:p>1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2.24408138767048">
            <text:p>2,2440813877</text:p>
          </table:table-cell>
          <table:table-cell office:value-type="float" office:value="48.8339143012262">
            <text:p>48,8339143012</text:p>
          </table:table-cell>
          <table:table-cell office:value-type="string">
            <text:p>Marcel Sembat</text:p>
          </table:table-cell>
          <table:table-cell office:value-type="string">
            <text:p>BOULOGNE-BILLANCOURT</text:p>
          </table:table-cell>
          <table:table-cell office:value-type="string">
            <text:p>metro</text:p>
          </table:table-cell>
          <table:table-cell office:value-type="float" office:value="29588070">
            <text:p>29588070</text:p>
          </table:table-cell>
          <table:table-cell table:style-name="ce1" office:value-type="float" office:value="2.2438908">
            <text:p>2,2438908</text:p>
          </table:table-cell>
          <table:table-cell table:style-name="ce1" office:value-type="float" office:value="48.8339081">
            <text:p>48,8339081</text:p>
          </table:table-cell>
          <table:table-cell office:value-type="string">
            <text:p>Marcel Sembat</text:p>
          </table:table-cell>
          <table:table-cell table:style-name="ce3" table:formula="of:=INT(6370*2*ASIN(SQRT((SIN((RADIANS([.C168])-RADIANS([.I168]))/2)^2)+COS(RADIANS([.C168]))*COS(RADIANS([.I168]))*(SIN(RADIANS([.B168])-RADIANS([.H168]))/2)^2))*1000)" office:value-type="float" office:value="13">
            <text:p>13</text:p>
          </table:table-cell>
          <table:table-cell table:formula="of:=IF([.D168]=[.J168];0;1)" office:value-type="float" office:value="0">
            <text:p>0</text:p>
          </table:table-cell>
          <table:table-cell table:formula="of:=IF(LOWER([.D168])=LOWER([.J168]);0;1)" office:value-type="float" office:value="0">
            <text:p>0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2.36020584275635">
            <text:p>2,3602058428</text:p>
          </table:table-cell>
          <table:table-cell office:value-type="float" office:value="48.8903020649568">
            <text:p>48,890302065</text:p>
          </table:table-cell>
          <table:table-cell office:value-type="string">
            <text:p>Marx-Dormoy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249335596">
            <text:p>249335596</text:p>
          </table:table-cell>
          <table:table-cell table:style-name="ce1" office:value-type="float" office:value="2.3598783">
            <text:p>2,3598783</text:p>
          </table:table-cell>
          <table:table-cell table:style-name="ce1" office:value-type="float" office:value="48.8905035">
            <text:p>48,8905035</text:p>
          </table:table-cell>
          <table:table-cell office:value-type="string">
            <text:p>Marx Dormoy</text:p>
          </table:table-cell>
          <table:table-cell table:style-name="ce3" table:formula="of:=INT(6370*2*ASIN(SQRT((SIN((RADIANS([.C169])-RADIANS([.I169]))/2)^2)+COS(RADIANS([.C169]))*COS(RADIANS([.I169]))*(SIN(RADIANS([.B169])-RADIANS([.H169]))/2)^2))*1000)" office:value-type="float" office:value="32">
            <text:p>32</text:p>
          </table:table-cell>
          <table:table-cell table:formula="of:=IF([.D169]=[.J169];0;1)" office:value-type="float" office:value="1">
            <text:p>1</text:p>
          </table:table-cell>
          <table:table-cell table:formula="of:=IF(LOWER([.D169])=LOWER([.J169]);0;1)" office:value-type="float" office:value="1">
            <text:p>1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2.34850342965801">
            <text:p>2,3485034297</text:p>
          </table:table-cell>
          <table:table-cell office:value-type="float" office:value="48.8499086729718">
            <text:p>48,849908673</text:p>
          </table:table-cell>
          <table:table-cell office:value-type="string">
            <text:p>Maubert-Mutualité</text:p>
          </table:table-cell>
          <table:table-cell office:value-type="string">
            <text:p>PARIS-05EME</text:p>
          </table:table-cell>
          <table:table-cell office:value-type="string">
            <text:p>metro</text:p>
          </table:table-cell>
          <table:table-cell office:value-type="float" office:value="260078619">
            <text:p>260078619</text:p>
          </table:table-cell>
          <table:table-cell table:style-name="ce1" office:value-type="float" office:value="2.348746">
            <text:p>2,3487460</text:p>
          </table:table-cell>
          <table:table-cell table:style-name="ce1" office:value-type="float" office:value="48.8499051">
            <text:p>48,8499051</text:p>
          </table:table-cell>
          <table:table-cell office:value-type="string">
            <text:p>Maubert Mutualité</text:p>
          </table:table-cell>
          <table:table-cell table:style-name="ce3" table:formula="of:=INT(6370*2*ASIN(SQRT((SIN((RADIANS([.C170])-RADIANS([.I170]))/2)^2)+COS(RADIANS([.C170]))*COS(RADIANS([.I170]))*(SIN(RADIANS([.B170])-RADIANS([.H170]))/2)^2))*1000)" office:value-type="float" office:value="17">
            <text:p>17</text:p>
          </table:table-cell>
          <table:table-cell table:formula="of:=IF([.D170]=[.J170];0;1)" office:value-type="float" office:value="1">
            <text:p>1</text:p>
          </table:table-cell>
          <table:table-cell table:formula="of:=IF(LOWER([.D170])=LOWER([.J170]);0;1)" office:value-type="float" office:value="1">
            <text:p>1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2.38339427851543">
            <text:p>2,3833942785</text:p>
          </table:table-cell>
          <table:table-cell office:value-type="float" office:value="48.8659488111593">
            <text:p>48,8659488112</text:p>
          </table:table-cell>
          <table:table-cell office:value-type="string">
            <text:p>Ménilmontant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43490761">
            <text:p>243490761</text:p>
          </table:table-cell>
          <table:table-cell table:style-name="ce1" office:value-type="float" office:value="2.3833323">
            <text:p>2,3833323</text:p>
          </table:table-cell>
          <table:table-cell table:style-name="ce1" office:value-type="float" office:value="48.86649">
            <text:p>48,8664900</text:p>
          </table:table-cell>
          <table:table-cell office:value-type="string">
            <text:p>Ménilmontant</text:p>
          </table:table-cell>
          <table:table-cell table:style-name="ce3" table:formula="of:=INT(6370*2*ASIN(SQRT((SIN((RADIANS([.C171])-RADIANS([.I171]))/2)^2)+COS(RADIANS([.C171]))*COS(RADIANS([.I171]))*(SIN(RADIANS([.B171])-RADIANS([.H171]))/2)^2))*1000)" office:value-type="float" office:value="60">
            <text:p>60</text:p>
          </table:table-cell>
          <table:table-cell table:formula="of:=IF([.D171]=[.J171];0;1)" office:value-type="float" office:value="0">
            <text:p>0</text:p>
          </table:table-cell>
          <table:table-cell table:formula="of:=IF(LOWER([.D171])=LOWER([.J171]);0;1)" office:value-type="float" office:value="0">
            <text:p>0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2.40296916074156">
            <text:p>2,4029691607</text:p>
          </table:table-cell>
          <table:table-cell office:value-type="float" office:value="48.8367033669768">
            <text:p>48,836703367</text:p>
          </table:table-cell>
          <table:table-cell office:value-type="string">
            <text:p>Michel Bizot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64482226">
            <text:p>264482226</text:p>
          </table:table-cell>
          <table:table-cell table:style-name="ce1" office:value-type="float" office:value="2.4024837">
            <text:p>2,4024837</text:p>
          </table:table-cell>
          <table:table-cell table:style-name="ce1" office:value-type="float" office:value="48.8371074">
            <text:p>48,8371074</text:p>
          </table:table-cell>
          <table:table-cell office:value-type="string">
            <text:p>Michel Bizot</text:p>
          </table:table-cell>
          <table:table-cell table:style-name="ce3" table:formula="of:=INT(6370*2*ASIN(SQRT((SIN((RADIANS([.C172])-RADIANS([.I172]))/2)^2)+COS(RADIANS([.C172]))*COS(RADIANS([.I172]))*(SIN(RADIANS([.B172])-RADIANS([.H172]))/2)^2))*1000)" office:value-type="float" office:value="57">
            <text:p>57</text:p>
          </table:table-cell>
          <table:table-cell table:formula="of:=IF([.D172]=[.J172];0;1)" office:value-type="float" office:value="0">
            <text:p>0</text:p>
          </table:table-cell>
          <table:table-cell table:formula="of:=IF(LOWER([.D172])=LOWER([.J172]);0;1)" office:value-type="float" office:value="0">
            <text:p>0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2.2642974417474">
            <text:p>2,2642974417</text:p>
          </table:table-cell>
          <table:table-cell office:value-type="float" office:value="48.8477403459598">
            <text:p>48,847740346</text:p>
          </table:table-cell>
          <table:table-cell office:value-type="string">
            <text:p>Michel-Ange-Auteuil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7427">
            <text:p>260767427</text:p>
          </table:table-cell>
          <table:table-cell table:style-name="ce1" office:value-type="float" office:value="2.2641872">
            <text:p>2,2641872</text:p>
          </table:table-cell>
          <table:table-cell table:style-name="ce1" office:value-type="float" office:value="48.8480038">
            <text:p>48,8480038</text:p>
          </table:table-cell>
          <table:table-cell office:value-type="string">
            <text:p>Michel-Ange - Auteuil</text:p>
          </table:table-cell>
          <table:table-cell table:style-name="ce3" table:formula="of:=INT(6370*2*ASIN(SQRT((SIN((RADIANS([.C173])-RADIANS([.I173]))/2)^2)+COS(RADIANS([.C173]))*COS(RADIANS([.I173]))*(SIN(RADIANS([.B173])-RADIANS([.H173]))/2)^2))*1000)" office:value-type="float" office:value="30">
            <text:p>30</text:p>
          </table:table-cell>
          <table:table-cell table:formula="of:=IF([.D173]=[.J173];0;1)" office:value-type="float" office:value="1">
            <text:p>1</text:p>
          </table:table-cell>
          <table:table-cell table:formula="of:=IF(LOWER([.D173])=LOWER([.J173]);0;1)" office:value-type="float" office:value="1">
            <text:p>1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2.26204786419272">
            <text:p>2,2620478642</text:p>
          </table:table-cell>
          <table:table-cell office:value-type="float" office:value="48.844867436543">
            <text:p>48,8448674365</text:p>
          </table:table-cell>
          <table:table-cell office:value-type="string">
            <text:p>Michel-Ange-Molitor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7428">
            <text:p>260767428</text:p>
          </table:table-cell>
          <table:table-cell table:style-name="ce1" office:value-type="float" office:value="2.2618802">
            <text:p>2,2618802</text:p>
          </table:table-cell>
          <table:table-cell table:style-name="ce1" office:value-type="float" office:value="48.8452505">
            <text:p>48,8452505</text:p>
          </table:table-cell>
          <table:table-cell office:value-type="string">
            <text:p>Michel-Ange - Molitor</text:p>
          </table:table-cell>
          <table:table-cell table:style-name="ce3" table:formula="of:=INT(6370*2*ASIN(SQRT((SIN((RADIANS([.C174])-RADIANS([.I174]))/2)^2)+COS(RADIANS([.C174]))*COS(RADIANS([.I174]))*(SIN(RADIANS([.B174])-RADIANS([.H174]))/2)^2))*1000)" office:value-type="float" office:value="44">
            <text:p>44</text:p>
          </table:table-cell>
          <table:table-cell table:formula="of:=IF([.D174]=[.J174];0;1)" office:value-type="float" office:value="1">
            <text:p>1</text:p>
          </table:table-cell>
          <table:table-cell table:formula="of:=IF(LOWER([.D174])=LOWER([.J174]);0;1)" office:value-type="float" office:value="1">
            <text:p>1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2.27340595971174">
            <text:p>2,2734059597</text:p>
          </table:table-cell>
          <table:table-cell office:value-type="float" office:value="48.8473396420235">
            <text:p>48,847339642</text:p>
          </table:table-cell>
          <table:table-cell office:value-type="string">
            <text:p>Mirabeau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4538576">
            <text:p>264538576</text:p>
          </table:table-cell>
          <table:table-cell table:style-name="ce1" office:value-type="float" office:value="2.2728475">
            <text:p>2,2728475</text:p>
          </table:table-cell>
          <table:table-cell table:style-name="ce1" office:value-type="float" office:value="48.8470891">
            <text:p>48,8470891</text:p>
          </table:table-cell>
          <table:table-cell office:value-type="string">
            <text:p>Mirabeau</text:p>
          </table:table-cell>
          <table:table-cell table:style-name="ce3" table:formula="of:=INT(6370*2*ASIN(SQRT((SIN((RADIANS([.C175])-RADIANS([.I175]))/2)^2)+COS(RADIANS([.C175]))*COS(RADIANS([.I175]))*(SIN(RADIANS([.B175])-RADIANS([.H175]))/2)^2))*1000)" office:value-type="float" office:value="49">
            <text:p>49</text:p>
          </table:table-cell>
          <table:table-cell table:formula="of:=IF([.D175]=[.J175];0;1)" office:value-type="float" office:value="0">
            <text:p>0</text:p>
          </table:table-cell>
          <table:table-cell table:formula="of:=IF(LOWER([.D175])=LOWER([.J175]);0;1)" office:value-type="float" office:value="0">
            <text:p>0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2.31519918493339">
            <text:p>2,3151991849</text:p>
          </table:table-cell>
          <table:table-cell office:value-type="float" office:value="48.8737063841262">
            <text:p>48,8737063841</text:p>
          </table:table-cell>
          <table:table-cell office:value-type="string">
            <text:p>Miromesnil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260769652">
            <text:p>260769652</text:p>
          </table:table-cell>
          <table:table-cell table:style-name="ce1" office:value-type="float" office:value="2.3145456">
            <text:p>2,3145456</text:p>
          </table:table-cell>
          <table:table-cell table:style-name="ce1" office:value-type="float" office:value="48.8736768">
            <text:p>48,8736768</text:p>
          </table:table-cell>
          <table:table-cell office:value-type="string">
            <text:p>Miromesnil</text:p>
          </table:table-cell>
          <table:table-cell table:style-name="ce3" table:formula="of:=INT(6370*2*ASIN(SQRT((SIN((RADIANS([.C176])-RADIANS([.I176]))/2)^2)+COS(RADIANS([.C176]))*COS(RADIANS([.I176]))*(SIN(RADIANS([.B176])-RADIANS([.H176]))/2)^2))*1000)" office:value-type="float" office:value="47">
            <text:p>47</text:p>
          </table:table-cell>
          <table:table-cell table:formula="of:=IF([.D176]=[.J176];0;1)" office:value-type="float" office:value="0">
            <text:p>0</text:p>
          </table:table-cell>
          <table:table-cell table:formula="of:=IF(LOWER([.D176])=LOWER([.J176]);0;1)" office:value-type="float" office:value="0">
            <text:p>0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2.30896624223491">
            <text:p>2,3089662422</text:p>
          </table:table-cell>
          <table:table-cell office:value-type="float" office:value="48.8806306676395">
            <text:p>48,8806306676</text:p>
          </table:table-cell>
          <table:table-cell office:value-type="string">
            <text:p>Monceau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243496030">
            <text:p>243496030</text:p>
          </table:table-cell>
          <table:table-cell table:style-name="ce1" office:value-type="float" office:value="2.3094235">
            <text:p>2,3094235</text:p>
          </table:table-cell>
          <table:table-cell table:style-name="ce1" office:value-type="float" office:value="48.8805424">
            <text:p>48,8805424</text:p>
          </table:table-cell>
          <table:table-cell office:value-type="string">
            <text:p>Monceau</text:p>
          </table:table-cell>
          <table:table-cell table:style-name="ce3" table:formula="of:=INT(6370*2*ASIN(SQRT((SIN((RADIANS([.C177])-RADIANS([.I177]))/2)^2)+COS(RADIANS([.C177]))*COS(RADIANS([.I177]))*(SIN(RADIANS([.B177])-RADIANS([.H177]))/2)^2))*1000)" office:value-type="float" office:value="34">
            <text:p>34</text:p>
          </table:table-cell>
          <table:table-cell table:formula="of:=IF([.D177]=[.J177];0;1)" office:value-type="float" office:value="0">
            <text:p>0</text:p>
          </table:table-cell>
          <table:table-cell table:formula="of:=IF(LOWER([.D177])=LOWER([.J177]);0;1)" office:value-type="float" office:value="0">
            <text:p>0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2.38980213751236">
            <text:p>2,3898021375</text:p>
          </table:table-cell>
          <table:table-cell office:value-type="float" office:value="48.8442504626131">
            <text:p>48,8442504626</text:p>
          </table:table-cell>
          <table:table-cell office:value-type="string">
            <text:p>Montgallet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64481854">
            <text:p>264481854</text:p>
          </table:table-cell>
          <table:table-cell table:style-name="ce1" office:value-type="float" office:value="2.3899525">
            <text:p>2,3899525</text:p>
          </table:table-cell>
          <table:table-cell table:style-name="ce1" office:value-type="float" office:value="48.8444003">
            <text:p>48,8444003</text:p>
          </table:table-cell>
          <table:table-cell office:value-type="string">
            <text:p>Montgallet</text:p>
          </table:table-cell>
          <table:table-cell table:style-name="ce3" table:formula="of:=INT(6370*2*ASIN(SQRT((SIN((RADIANS([.C178])-RADIANS([.I178]))/2)^2)+COS(RADIANS([.C178]))*COS(RADIANS([.I178]))*(SIN(RADIANS([.B178])-RADIANS([.H178]))/2)^2))*1000)" office:value-type="float" office:value="19">
            <text:p>19</text:p>
          </table:table-cell>
          <table:table-cell table:formula="of:=IF([.D178]=[.J178];0;1)" office:value-type="float" office:value="0">
            <text:p>0</text:p>
          </table:table-cell>
          <table:table-cell table:formula="of:=IF(LOWER([.D178])=LOWER([.J178]);0;1)" office:value-type="float" office:value="0">
            <text:p>0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2.32263505110255">
            <text:p>2,3226350511</text:p>
          </table:table-cell>
          <table:table-cell office:value-type="float" office:value="48.8430428506553">
            <text:p>48,8430428507</text:p>
          </table:table-cell>
          <table:table-cell office:value-type="string">
            <text:p>Montparnasse-Bienvenue</text:p>
          </table:table-cell>
          <table:table-cell office:value-type="string">
            <text:p>PARIS-14EME</text:p>
          </table:table-cell>
          <table:table-cell office:value-type="string">
            <text:p>metro</text:p>
          </table:table-cell>
          <table:table-cell office:value-type="float" office:value="1805529567">
            <text:p>1805529567</text:p>
          </table:table-cell>
          <table:table-cell table:style-name="ce1" office:value-type="float" office:value="2.3209504">
            <text:p>2,3209504</text:p>
          </table:table-cell>
          <table:table-cell table:style-name="ce1" office:value-type="float" office:value="48.842031">
            <text:p>48,8420310</text:p>
          </table:table-cell>
          <table:table-cell office:value-type="string">
            <text:p>Montparnasse-Bienvenüe</text:p>
          </table:table-cell>
          <table:table-cell table:style-name="ce3" table:formula="of:=INT(6370*2*ASIN(SQRT((SIN((RADIANS([.C179])-RADIANS([.I179]))/2)^2)+COS(RADIANS([.C179]))*COS(RADIANS([.I179]))*(SIN(RADIANS([.B179])-RADIANS([.H179]))/2)^2))*1000)" office:value-type="float" office:value="166">
            <text:p>166</text:p>
          </table:table-cell>
          <table:table-cell table:formula="of:=IF([.D179]=[.J179];0;1)" office:value-type="float" office:value="1">
            <text:p>1</text:p>
          </table:table-cell>
          <table:table-cell table:formula="of:=IF(LOWER([.D179])=LOWER([.J179]);0;1)" office:value-type="float" office:value="1">
            <text:p>1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2.32942693483694">
            <text:p>2,3294269348</text:p>
          </table:table-cell>
          <table:table-cell office:value-type="float" office:value="48.8313196995984">
            <text:p>48,8313196996</text:p>
          </table:table-cell>
          <table:table-cell office:value-type="string">
            <text:p>Mouton-Duvernet</text:p>
          </table:table-cell>
          <table:table-cell office:value-type="string">
            <text:p>PARIS-14EME</text:p>
          </table:table-cell>
          <table:table-cell office:value-type="string">
            <text:p>metro</text:p>
          </table:table-cell>
          <table:table-cell office:value-type="float" office:value="220289385">
            <text:p>220289385</text:p>
          </table:table-cell>
          <table:table-cell table:style-name="ce1" office:value-type="float" office:value="2.3301258">
            <text:p>2,3301258</text:p>
          </table:table-cell>
          <table:table-cell table:style-name="ce1" office:value-type="float" office:value="48.8313954">
            <text:p>48,8313954</text:p>
          </table:table-cell>
          <table:table-cell office:value-type="string">
            <text:p>Mouton-Duvernet</text:p>
          </table:table-cell>
          <table:table-cell table:style-name="ce3" table:formula="of:=INT(6370*2*ASIN(SQRT((SIN((RADIANS([.C180])-RADIANS([.I180]))/2)^2)+COS(RADIANS([.C180]))*COS(RADIANS([.I180]))*(SIN(RADIANS([.B180])-RADIANS([.H180]))/2)^2))*1000)" office:value-type="float" office:value="51">
            <text:p>51</text:p>
          </table:table-cell>
          <table:table-cell table:formula="of:=IF([.D180]=[.J180];0;1)" office:value-type="float" office:value="0">
            <text:p>0</text:p>
          </table:table-cell>
          <table:table-cell table:formula="of:=IF(LOWER([.D180])=LOWER([.J180]);0;1)" office:value-type="float" office:value="0">
            <text:p>0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2.39590574441446">
            <text:p>2,3959057444</text:p>
          </table:table-cell>
          <table:table-cell office:value-type="float" office:value="48.8484657508529">
            <text:p>48,8484657509</text:p>
          </table:table-cell>
          <table:table-cell office:value-type="string">
            <text:p>Nation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41928557">
            <text:p>241928557</text:p>
          </table:table-cell>
          <table:table-cell table:style-name="ce1" office:value-type="float" office:value="2.3952136">
            <text:p>2,3952136</text:p>
          </table:table-cell>
          <table:table-cell table:style-name="ce1" office:value-type="float" office:value="48.8480229">
            <text:p>48,8480229</text:p>
          </table:table-cell>
          <table:table-cell office:value-type="string">
            <text:p>Nation (ligne 1,2,6)</text:p>
          </table:table-cell>
          <table:table-cell table:style-name="ce3" table:formula="of:=INT(6370*2*ASIN(SQRT((SIN((RADIANS([.C181])-RADIANS([.I181]))/2)^2)+COS(RADIANS([.C181]))*COS(RADIANS([.I181]))*(SIN(RADIANS([.B181])-RADIANS([.H181]))/2)^2))*1000)" office:value-type="float" office:value="70">
            <text:p>70</text:p>
          </table:table-cell>
          <table:table-cell table:formula="of:=IF([.D181]=[.J181];0;1)" office:value-type="float" office:value="1">
            <text:p>1</text:p>
          </table:table-cell>
          <table:table-cell table:formula="of:=IF(LOWER([.D181])=LOWER([.J181]);0;1)" office:value-type="float" office:value="1">
            <text:p>1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2.36204546183122">
            <text:p>2,3620454618</text:p>
          </table:table-cell>
          <table:table-cell office:value-type="float" office:value="48.8327104551183">
            <text:p>48,8327104551</text:p>
          </table:table-cell>
          <table:table-cell office:value-type="string">
            <text:p>Nationale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35371394">
            <text:p>235371394</text:p>
          </table:table-cell>
          <table:table-cell table:style-name="ce1" office:value-type="float" office:value="2.3628662">
            <text:p>2,3628662</text:p>
          </table:table-cell>
          <table:table-cell table:style-name="ce1" office:value-type="float" office:value="48.8331919">
            <text:p>48,8331919</text:p>
          </table:table-cell>
          <table:table-cell office:value-type="string">
            <text:p>Nationale</text:p>
          </table:table-cell>
          <table:table-cell table:style-name="ce3" table:formula="of:=INT(6370*2*ASIN(SQRT((SIN((RADIANS([.C182])-RADIANS([.I182]))/2)^2)+COS(RADIANS([.C182]))*COS(RADIANS([.I182]))*(SIN(RADIANS([.B182])-RADIANS([.H182]))/2)^2))*1000)" office:value-type="float" office:value="80">
            <text:p>80</text:p>
          </table:table-cell>
          <table:table-cell table:formula="of:=IF([.D182]=[.J182];0;1)" office:value-type="float" office:value="0">
            <text:p>0</text:p>
          </table:table-cell>
          <table:table-cell table:formula="of:=IF(LOWER([.D182])=LOWER([.J182]);0;1)" office:value-type="float" office:value="0">
            <text:p>0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2.33845371043763">
            <text:p>2,3384537104</text:p>
          </table:table-cell>
          <table:table-cell office:value-type="float" office:value="48.8766256956919">
            <text:p>48,8766256957</text:p>
          </table:table-cell>
          <table:table-cell office:value-type="string">
            <text:p>Notre-Dame de Lorette</text:p>
          </table:table-cell>
          <table:table-cell office:value-type="string">
            <text:p>PARIS-09EME</text:p>
          </table:table-cell>
          <table:table-cell office:value-type="string">
            <text:p>metro</text:p>
          </table:table-cell>
          <table:table-cell office:value-type="float" office:value="264495078">
            <text:p>264495078</text:p>
          </table:table-cell>
          <table:table-cell table:style-name="ce1" office:value-type="float" office:value="2.3385532">
            <text:p>2,3385532</text:p>
          </table:table-cell>
          <table:table-cell table:style-name="ce1" office:value-type="float" office:value="48.8760654">
            <text:p>48,8760654</text:p>
          </table:table-cell>
          <table:table-cell office:value-type="string">
            <text:p>Notre-Dame de Lorette</text:p>
          </table:table-cell>
          <table:table-cell table:style-name="ce3" table:formula="of:=INT(6370*2*ASIN(SQRT((SIN((RADIANS([.C183])-RADIANS([.I183]))/2)^2)+COS(RADIANS([.C183]))*COS(RADIANS([.I183]))*(SIN(RADIANS([.B183])-RADIANS([.H183]))/2)^2))*1000)" office:value-type="float" office:value="62">
            <text:p>62</text:p>
          </table:table-cell>
          <table:table-cell table:formula="of:=IF([.D183]=[.J183];0;1)" office:value-type="float" office:value="0">
            <text:p>0</text:p>
          </table:table-cell>
          <table:table-cell table:formula="of:=IF(LOWER([.D183])=LOWER([.J183]);0;1)" office:value-type="float" office:value="0">
            <text:p>0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2.32885296806704">
            <text:p>2,3288529681</text:p>
          </table:table-cell>
          <table:table-cell office:value-type="float" office:value="48.8449178498434">
            <text:p>48,8449178498</text:p>
          </table:table-cell>
          <table:table-cell office:value-type="string">
            <text:p>Notre-Dame des Champs</text:p>
          </table:table-cell>
          <table:table-cell office:value-type="string">
            <text:p>PARIS-06EME</text:p>
          </table:table-cell>
          <table:table-cell office:value-type="string">
            <text:p>metro</text:p>
          </table:table-cell>
          <table:table-cell office:value-type="float" office:value="263499471">
            <text:p>263499471</text:p>
          </table:table-cell>
          <table:table-cell table:style-name="ce1" office:value-type="float" office:value="2.3286613">
            <text:p>2,3286613</text:p>
          </table:table-cell>
          <table:table-cell table:style-name="ce1" office:value-type="float" office:value="48.8452766">
            <text:p>48,8452766</text:p>
          </table:table-cell>
          <table:table-cell office:value-type="string">
            <text:p>Notre-Dame des Champs</text:p>
          </table:table-cell>
          <table:table-cell table:style-name="ce3" table:formula="of:=INT(6370*2*ASIN(SQRT((SIN((RADIANS([.C184])-RADIANS([.I184]))/2)^2)+COS(RADIANS([.C184]))*COS(RADIANS([.I184]))*(SIN(RADIANS([.B184])-RADIANS([.H184]))/2)^2))*1000)" office:value-type="float" office:value="42">
            <text:p>42</text:p>
          </table:table-cell>
          <table:table-cell table:formula="of:=IF([.D184]=[.J184];0;1)" office:value-type="float" office:value="0">
            <text:p>0</text:p>
          </table:table-cell>
          <table:table-cell table:formula="of:=IF(LOWER([.D184])=LOWER([.J184]);0;1)" office:value-type="float" office:value="0">
            <text:p>0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2.36867423637139">
            <text:p>2,3686742364</text:p>
          </table:table-cell>
          <table:table-cell office:value-type="float" office:value="48.8645156235565">
            <text:p>48,8645156236</text:p>
          </table:table-cell>
          <table:table-cell office:value-type="string">
            <text:p>Oberkampf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56896059">
            <text:p>256896059</text:p>
          </table:table-cell>
          <table:table-cell table:style-name="ce1" office:value-type="float" office:value="2.3695694">
            <text:p>2,3695694</text:p>
          </table:table-cell>
          <table:table-cell table:style-name="ce1" office:value-type="float" office:value="48.8641314">
            <text:p>48,8641314</text:p>
          </table:table-cell>
          <table:table-cell office:value-type="string">
            <text:p>Oberkampf</text:p>
          </table:table-cell>
          <table:table-cell table:style-name="ce3" table:formula="of:=INT(6370*2*ASIN(SQRT((SIN((RADIANS([.C185])-RADIANS([.I185]))/2)^2)+COS(RADIANS([.C185]))*COS(RADIANS([.I185]))*(SIN(RADIANS([.B185])-RADIANS([.H185]))/2)^2))*1000)" office:value-type="float" office:value="78">
            <text:p>78</text:p>
          </table:table-cell>
          <table:table-cell table:formula="of:=IF([.D185]=[.J185];0;1)" office:value-type="float" office:value="0">
            <text:p>0</text:p>
          </table:table-cell>
          <table:table-cell table:formula="of:=IF(LOWER([.D185])=LOWER([.J185]);0;1)" office:value-type="float" office:value="0">
            <text:p>0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2.33855755823025">
            <text:p>2,3385575582</text:p>
          </table:table-cell>
          <table:table-cell office:value-type="float" office:value="48.8522489360673">
            <text:p>48,8522489361</text:p>
          </table:table-cell>
          <table:table-cell office:value-type="string">
            <text:p>Odéon</text:p>
          </table:table-cell>
          <table:table-cell office:value-type="string">
            <text:p>PARIS-06EME</text:p>
          </table:table-cell>
          <table:table-cell office:value-type="string">
            <text:p>metro</text:p>
          </table:table-cell>
          <table:table-cell office:value-type="float" office:value="260079008">
            <text:p>260079008</text:p>
          </table:table-cell>
          <table:table-cell table:style-name="ce1" office:value-type="float" office:value="2.3394266">
            <text:p>2,3394266</text:p>
          </table:table-cell>
          <table:table-cell table:style-name="ce1" office:value-type="float" office:value="48.8521785">
            <text:p>48,8521785</text:p>
          </table:table-cell>
          <table:table-cell office:value-type="string">
            <text:p>Odéon</text:p>
          </table:table-cell>
          <table:table-cell table:style-name="ce3" table:formula="of:=INT(6370*2*ASIN(SQRT((SIN((RADIANS([.C186])-RADIANS([.I186]))/2)^2)+COS(RADIANS([.C186]))*COS(RADIANS([.I186]))*(SIN(RADIANS([.B186])-RADIANS([.H186]))/2)^2))*1000)" office:value-type="float" office:value="64">
            <text:p>64</text:p>
          </table:table-cell>
          <table:table-cell table:formula="of:=IF([.D186]=[.J186];0;1)" office:value-type="float" office:value="0">
            <text:p>0</text:p>
          </table:table-cell>
          <table:table-cell table:formula="of:=IF(LOWER([.D186])=LOWER([.J186]);0;1)" office:value-type="float" office:value="0">
            <text:p>0</text:p>
          </table:table-cell>
        </table:table-row>
        <table:table-row table:style-name="ro1">
          <table:table-cell office:value-type="float" office:value="171507">
            <text:p>171507</text:p>
          </table:table-cell>
          <table:table-cell office:value-type="float" office:value="2.36729701204889">
            <text:p>2,367297012</text:p>
          </table:table-cell>
          <table:table-cell office:value-type="float" office:value="48.8268582996999">
            <text:p>48,8268582997</text:p>
          </table:table-cell>
          <table:table-cell office:value-type="string">
            <text:p>Olympiades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64491193">
            <text:p>264491193</text:p>
          </table:table-cell>
          <table:table-cell table:style-name="ce1" office:value-type="float" office:value="2.3662163">
            <text:p>2,3662163</text:p>
          </table:table-cell>
          <table:table-cell table:style-name="ce1" office:value-type="float" office:value="48.8269184">
            <text:p>48,8269184</text:p>
          </table:table-cell>
          <table:table-cell office:value-type="string">
            <text:p>Olympiades</text:p>
          </table:table-cell>
          <table:table-cell table:style-name="ce3" table:formula="of:=INT(6370*2*ASIN(SQRT((SIN((RADIANS([.C187])-RADIANS([.I187]))/2)^2)+COS(RADIANS([.C187]))*COS(RADIANS([.I187]))*(SIN(RADIANS([.B187])-RADIANS([.H187]))/2)^2))*1000)" office:value-type="float" office:value="79">
            <text:p>79</text:p>
          </table:table-cell>
          <table:table-cell table:formula="of:=IF([.D187]=[.J187];0;1)" office:value-type="float" office:value="0">
            <text:p>0</text:p>
          </table:table-cell>
          <table:table-cell table:formula="of:=IF(LOWER([.D187])=LOWER([.J187]);0;1)" office:value-type="float" office:value="0">
            <text:p>0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2.33180515640395">
            <text:p>2,3318051564</text:p>
          </table:table-cell>
          <table:table-cell office:value-type="float" office:value="48.8707029411588">
            <text:p>48,8707029412</text:p>
          </table:table-cell>
          <table:table-cell office:value-type="string">
            <text:p>Opéra</text:p>
          </table:table-cell>
          <table:table-cell office:value-type="string">
            <text:p>PARIS-09EME</text:p>
          </table:table-cell>
          <table:table-cell office:value-type="string">
            <text:p>metro</text:p>
          </table:table-cell>
          <table:table-cell office:value-type="float" office:value="243510336">
            <text:p>243510336</text:p>
          </table:table-cell>
          <table:table-cell table:style-name="ce1" office:value-type="float" office:value="2.3322643">
            <text:p>2,3322643</text:p>
          </table:table-cell>
          <table:table-cell table:style-name="ce1" office:value-type="float" office:value="48.8707693">
            <text:p>48,8707693</text:p>
          </table:table-cell>
          <table:table-cell office:value-type="string">
            <text:p>Opéra</text:p>
          </table:table-cell>
          <table:table-cell table:style-name="ce3" table:formula="of:=INT(6370*2*ASIN(SQRT((SIN((RADIANS([.C188])-RADIANS([.I188]))/2)^2)+COS(RADIANS([.C188]))*COS(RADIANS([.I188]))*(SIN(RADIANS([.B188])-RADIANS([.H188]))/2)^2))*1000)" office:value-type="float" office:value="34">
            <text:p>34</text:p>
          </table:table-cell>
          <table:table-cell table:formula="of:=IF([.D188]=[.J188];0;1)" office:value-type="float" office:value="0">
            <text:p>0</text:p>
          </table:table-cell>
          <table:table-cell table:formula="of:=IF(LOWER([.D188])=LOWER([.J188]);0;1)" office:value-type="float" office:value="0">
            <text:p>0</text:p>
          </table:table-cell>
        </table:table-row>
        <table:table-row table:style-name="ro1">
          <table:table-cell office:value-type="float" office:value="11038">
            <text:p>11038</text:p>
          </table:table-cell>
          <table:table-cell office:value-type="float" office:value="2.35872141880901">
            <text:p>2,3587214188</text:p>
          </table:table-cell>
          <table:table-cell office:value-type="float" office:value="48.728513469933">
            <text:p>48,7285134699</text:p>
          </table:table-cell>
          <table:table-cell office:value-type="string">
            <text:p>Orly-Ouest</text:p>
          </table:table-cell>
          <table:table-cell office:value-type="string">
            <text:p>ORLY</text:p>
          </table:table-cell>
          <table:table-cell office:value-type="string">
            <text:p>metro</text:p>
          </table:table-cell>
          <table:table-cell office:value-type="float" office:value="83347724">
            <text:p>83347724</text:p>
          </table:table-cell>
          <table:table-cell table:style-name="ce1" office:value-type="float" office:value="2.3600059">
            <text:p>2,3600059</text:p>
          </table:table-cell>
          <table:table-cell table:style-name="ce1" office:value-type="float" office:value="48.7296445">
            <text:p>48,7296445</text:p>
          </table:table-cell>
          <table:table-cell office:value-type="string">
            <text:p>Orly Ouest</text:p>
          </table:table-cell>
          <table:table-cell table:style-name="ce3" table:formula="of:=INT(6370*2*ASIN(SQRT((SIN((RADIANS([.C189])-RADIANS([.I189]))/2)^2)+COS(RADIANS([.C189]))*COS(RADIANS([.I189]))*(SIN(RADIANS([.B189])-RADIANS([.H189]))/2)^2))*1000)" office:value-type="float" office:value="157">
            <text:p>157</text:p>
          </table:table-cell>
          <table:table-cell table:formula="of:=IF([.D189]=[.J189];0;1)" office:value-type="float" office:value="1">
            <text:p>1</text:p>
          </table:table-cell>
          <table:table-cell table:formula="of:=IF(LOWER([.D189])=LOWER([.J189]);0;1)" office:value-type="float" office:value="1">
            <text:p>1</text:p>
          </table:table-cell>
        </table:table-row>
        <table:table-row table:style-name="ro1">
          <table:table-cell office:value-type="float" office:value="11039">
            <text:p>11039</text:p>
          </table:table-cell>
          <table:table-cell office:value-type="float" office:value="2.36795987285204">
            <text:p>2,3679598729</text:p>
          </table:table-cell>
          <table:table-cell office:value-type="float" office:value="48.727837315206">
            <text:p>48,7278373152</text:p>
          </table:table-cell>
          <table:table-cell office:value-type="string">
            <text:p>Orly-Sud</text:p>
          </table:table-cell>
          <table:table-cell office:value-type="string">
            <text:p>ORLY</text:p>
          </table:table-cell>
          <table:table-cell office:value-type="string">
            <text:p>metro</text:p>
          </table:table-cell>
          <table:table-cell office:value-type="float" office:value="83349913">
            <text:p>83349913</text:p>
          </table:table-cell>
          <table:table-cell table:style-name="ce1" office:value-type="float" office:value="2.3712467">
            <text:p>2,3712467</text:p>
          </table:table-cell>
          <table:table-cell table:style-name="ce1" office:value-type="float" office:value="48.7292559">
            <text:p>48,7292559</text:p>
          </table:table-cell>
          <table:table-cell office:value-type="string">
            <text:p>Orly Sud</text:p>
          </table:table-cell>
          <table:table-cell table:style-name="ce3" table:formula="of:=INT(6370*2*ASIN(SQRT((SIN((RADIANS([.C190])-RADIANS([.I190]))/2)^2)+COS(RADIANS([.C190]))*COS(RADIANS([.I190]))*(SIN(RADIANS([.B190])-RADIANS([.H190]))/2)^2))*1000)" office:value-type="float" office:value="288">
            <text:p>288</text:p>
          </table:table-cell>
          <table:table-cell table:formula="of:=IF([.D190]=[.J190];0;1)" office:value-type="float" office:value="1">
            <text:p>1</text:p>
          </table:table-cell>
          <table:table-cell table:formula="of:=IF(LOWER([.D190])=LOWER([.J190]);0;1)" office:value-type="float" office:value="1">
            <text:p>1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2.38602958795457">
            <text:p>2,386029588</text:p>
          </table:table-cell>
          <table:table-cell office:value-type="float" office:value="48.8869750224324">
            <text:p>48,8869750224</text:p>
          </table:table-cell>
          <table:table-cell office:value-type="string">
            <text:p>Ourcq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64772371">
            <text:p>264772371</text:p>
          </table:table-cell>
          <table:table-cell table:style-name="ce1" office:value-type="float" office:value="2.3867135">
            <text:p>2,3867135</text:p>
          </table:table-cell>
          <table:table-cell table:style-name="ce1" office:value-type="float" office:value="48.8869632">
            <text:p>48,8869632</text:p>
          </table:table-cell>
          <table:table-cell office:value-type="string">
            <text:p>Ourcq</text:p>
          </table:table-cell>
          <table:table-cell table:style-name="ce3" table:formula="of:=INT(6370*2*ASIN(SQRT((SIN((RADIANS([.C191])-RADIANS([.I191]))/2)^2)+COS(RADIANS([.C191]))*COS(RADIANS([.I191]))*(SIN(RADIANS([.B191])-RADIANS([.H191]))/2)^2))*1000)" office:value-type="float" office:value="50">
            <text:p>50</text:p>
          </table:table-cell>
          <table:table-cell table:formula="of:=IF([.D191]=[.J191];0;1)" office:value-type="float" office:value="0">
            <text:p>0</text:p>
          </table:table-cell>
          <table:table-cell table:formula="of:=IF(LOWER([.D191])=LOWER([.J191]);0;1)" office:value-type="float" office:value="0">
            <text:p>0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2.33581661155912">
            <text:p>2,3358166116</text:p>
          </table:table-cell>
          <table:table-cell office:value-type="float" office:value="48.8628468217405">
            <text:p>48,8628468217</text:p>
          </table:table-cell>
          <table:table-cell office:value-type="string">
            <text:p>Palais-Royal (Musée du Louvre)</text:p>
          </table:table-cell>
          <table:table-cell office:value-type="string">
            <text:p>PARIS-01ER</text:p>
          </table:table-cell>
          <table:table-cell office:value-type="string">
            <text:p>metro</text:p>
          </table:table-cell>
          <table:table-cell office:value-type="float" office:value="27362259">
            <text:p>27362259</text:p>
          </table:table-cell>
          <table:table-cell table:style-name="ce1" office:value-type="float" office:value="2.3361468">
            <text:p>2,3361468</text:p>
          </table:table-cell>
          <table:table-cell table:style-name="ce1" office:value-type="float" office:value="48.8623829">
            <text:p>48,8623829</text:p>
          </table:table-cell>
          <table:table-cell office:value-type="string">
            <text:p>Palais Royal – Musée du Louvre</text:p>
          </table:table-cell>
          <table:table-cell table:style-name="ce3" table:formula="of:=INT(6370*2*ASIN(SQRT((SIN((RADIANS([.C192])-RADIANS([.I192]))/2)^2)+COS(RADIANS([.C192]))*COS(RADIANS([.I192]))*(SIN(RADIANS([.B192])-RADIANS([.H192]))/2)^2))*1000)" office:value-type="float" office:value="56">
            <text:p>56</text:p>
          </table:table-cell>
          <table:table-cell table:formula="of:=IF([.D192]=[.J192];0;1)" office:value-type="float" office:value="1">
            <text:p>1</text:p>
          </table:table-cell>
          <table:table-cell table:formula="of:=IF(LOWER([.D192])=LOWER([.J192]);0;1)" office:value-type="float" office:value="1">
            <text:p>1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2.37584679468414">
            <text:p>2,3758467947</text:p>
          </table:table-cell>
          <table:table-cell office:value-type="float" office:value="48.8651606067898">
            <text:p>48,8651606068</text:p>
          </table:table-cell>
          <table:table-cell office:value-type="string">
            <text:p>Parmentier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43507790">
            <text:p>243507790</text:p>
          </table:table-cell>
          <table:table-cell table:style-name="ce1" office:value-type="float" office:value="2.3747542">
            <text:p>2,3747542</text:p>
          </table:table-cell>
          <table:table-cell table:style-name="ce1" office:value-type="float" office:value="48.8652193">
            <text:p>48,8652193</text:p>
          </table:table-cell>
          <table:table-cell office:value-type="string">
            <text:p>Parmentier</text:p>
          </table:table-cell>
          <table:table-cell table:style-name="ce3" table:formula="of:=INT(6370*2*ASIN(SQRT((SIN((RADIANS([.C193])-RADIANS([.I193]))/2)^2)+COS(RADIANS([.C193]))*COS(RADIANS([.I193]))*(SIN(RADIANS([.B193])-RADIANS([.H193]))/2)^2))*1000)" office:value-type="float" office:value="80">
            <text:p>80</text:p>
          </table:table-cell>
          <table:table-cell table:formula="of:=IF([.D193]=[.J193];0;1)" office:value-type="float" office:value="0">
            <text:p>0</text:p>
          </table:table-cell>
          <table:table-cell table:formula="of:=IF(LOWER([.D193])=LOWER([.J193]);0;1)" office:value-type="float" office:value="0">
            <text:p>0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2.28586501138629">
            <text:p>2,2858650114</text:p>
          </table:table-cell>
          <table:table-cell office:value-type="float" office:value="48.8576333212361">
            <text:p>48,8576333212</text:p>
          </table:table-cell>
          <table:table-cell office:value-type="string">
            <text:p>Passy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5390">
            <text:p>260765390</text:p>
          </table:table-cell>
          <table:table-cell table:style-name="ce1" office:value-type="float" office:value="2.2859234">
            <text:p>2,2859234</text:p>
          </table:table-cell>
          <table:table-cell table:style-name="ce1" office:value-type="float" office:value="48.8573825">
            <text:p>48,8573825</text:p>
          </table:table-cell>
          <table:table-cell office:value-type="string">
            <text:p>Passy</text:p>
          </table:table-cell>
          <table:table-cell table:style-name="ce3" table:formula="of:=INT(6370*2*ASIN(SQRT((SIN((RADIANS([.C194])-RADIANS([.I194]))/2)^2)+COS(RADIANS([.C194]))*COS(RADIANS([.I194]))*(SIN(RADIANS([.B194])-RADIANS([.H194]))/2)^2))*1000)" office:value-type="float" office:value="28">
            <text:p>28</text:p>
          </table:table-cell>
          <table:table-cell table:formula="of:=IF([.D194]=[.J194];0;1)" office:value-type="float" office:value="0">
            <text:p>0</text:p>
          </table:table-cell>
          <table:table-cell table:formula="of:=IF(LOWER([.D194])=LOWER([.J194]);0;1)" office:value-type="float" office:value="0">
            <text:p>0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2.31265644504969">
            <text:p>2,312656445</text:p>
          </table:table-cell>
          <table:table-cell office:value-type="float" office:value="48.8429383503106">
            <text:p>48,8429383503</text:p>
          </table:table-cell>
          <table:table-cell office:value-type="string">
            <text:p>Pasteur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260764273">
            <text:p>260764273</text:p>
          </table:table-cell>
          <table:table-cell table:style-name="ce1" office:value-type="float" office:value="2.3126019">
            <text:p>2,3126019</text:p>
          </table:table-cell>
          <table:table-cell table:style-name="ce1" office:value-type="float" office:value="48.8429457">
            <text:p>48,8429457</text:p>
          </table:table-cell>
          <table:table-cell office:value-type="string">
            <text:p>Pasteur</text:p>
          </table:table-cell>
          <table:table-cell table:style-name="ce3" table:formula="of:=INT(6370*2*ASIN(SQRT((SIN((RADIANS([.C195])-RADIANS([.I195]))/2)^2)+COS(RADIANS([.C195]))*COS(RADIANS([.I195]))*(SIN(RADIANS([.B195])-RADIANS([.H195]))/2)^2))*1000)" office:value-type="float" office:value="4">
            <text:p>4</text:p>
          </table:table-cell>
          <table:table-cell table:formula="of:=IF([.D195]=[.J195];0;1)" office:value-type="float" office:value="0">
            <text:p>0</text:p>
          </table:table-cell>
          <table:table-cell table:formula="of:=IF(LOWER([.D195])=LOWER([.J195]);0;1)" office:value-type="float" office:value="0">
            <text:p>0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2.40135199013901">
            <text:p>2,4013519901</text:p>
          </table:table-cell>
          <table:table-cell office:value-type="float" office:value="48.868519874537">
            <text:p>48,8685198745</text:p>
          </table:table-cell>
          <table:table-cell office:value-type="string">
            <text:p>Pelleport</text:p>
          </table:table-cell>
          <table:table-cell office:value-type="string">
            <text:p>PARIS-20EME</text:p>
          </table:table-cell>
          <table:table-cell office:value-type="string">
            <text:p>metro</text:p>
          </table:table-cell>
          <table:table-cell office:value-type="float" office:value="264796182">
            <text:p>264796182</text:p>
          </table:table-cell>
          <table:table-cell table:style-name="ce1" office:value-type="float" office:value="2.4014574">
            <text:p>2,4014574</text:p>
          </table:table-cell>
          <table:table-cell table:style-name="ce1" office:value-type="float" office:value="48.8680444">
            <text:p>48,8680444</text:p>
          </table:table-cell>
          <table:table-cell office:value-type="string">
            <text:p>Pelleport</text:p>
          </table:table-cell>
          <table:table-cell table:style-name="ce3" table:formula="of:=INT(6370*2*ASIN(SQRT((SIN((RADIANS([.C196])-RADIANS([.I196]))/2)^2)+COS(RADIANS([.C196]))*COS(RADIANS([.I196]))*(SIN(RADIANS([.B196])-RADIANS([.H196]))/2)^2))*1000)" office:value-type="float" office:value="53">
            <text:p>53</text:p>
          </table:table-cell>
          <table:table-cell table:formula="of:=IF([.D196]=[.J196];0;1)" office:value-type="float" office:value="0">
            <text:p>0</text:p>
          </table:table-cell>
          <table:table-cell table:formula="of:=IF(LOWER([.D196])=LOWER([.J196]);0;1)" office:value-type="float" office:value="0">
            <text:p>0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2.38672181193918">
            <text:p>2,3867218119</text:p>
          </table:table-cell>
          <table:table-cell office:value-type="float" office:value="48.8626131584417">
            <text:p>48,8626131584</text:p>
          </table:table-cell>
          <table:table-cell office:value-type="string">
            <text:p>Père-Lachaise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43490762">
            <text:p>243490762</text:p>
          </table:table-cell>
          <table:table-cell table:style-name="ce1" office:value-type="float" office:value="2.3874149">
            <text:p>2,3874149</text:p>
          </table:table-cell>
          <table:table-cell table:style-name="ce1" office:value-type="float" office:value="48.8628581">
            <text:p>48,8628581</text:p>
          </table:table-cell>
          <table:table-cell office:value-type="string">
            <text:p>Père Lachaise</text:p>
          </table:table-cell>
          <table:table-cell table:style-name="ce3" table:formula="of:=INT(6370*2*ASIN(SQRT((SIN((RADIANS([.C197])-RADIANS([.I197]))/2)^2)+COS(RADIANS([.C197]))*COS(RADIANS([.I197]))*(SIN(RADIANS([.B197])-RADIANS([.H197]))/2)^2))*1000)" office:value-type="float" office:value="57">
            <text:p>57</text:p>
          </table:table-cell>
          <table:table-cell table:formula="of:=IF([.D197]=[.J197];0;1)" office:value-type="float" office:value="1">
            <text:p>1</text:p>
          </table:table-cell>
          <table:table-cell table:formula="of:=IF(LOWER([.D197])=LOWER([.J197]);0;1)" office:value-type="float" office:value="1">
            <text:p>1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2.29751704870328">
            <text:p>2,2975170487</text:p>
          </table:table-cell>
          <table:table-cell office:value-type="float" office:value="48.8845503317922">
            <text:p>48,8845503318</text:p>
          </table:table-cell>
          <table:table-cell office:value-type="string">
            <text:p>Péreire</text:p>
          </table:table-cell>
          <table:table-cell office:value-type="string">
            <text:p>PARIS-17EME</text:p>
          </table:table-cell>
          <table:table-cell office:value-type="string">
            <text:p>metro</text:p>
          </table:table-cell>
          <table:table-cell office:value-type="float" office:value="243510680">
            <text:p>243510680</text:p>
          </table:table-cell>
          <table:table-cell table:style-name="ce1" office:value-type="float" office:value="2.2982623">
            <text:p>2,2982623</text:p>
          </table:table-cell>
          <table:table-cell table:style-name="ce1" office:value-type="float" office:value="48.8847948">
            <text:p>48,8847948</text:p>
          </table:table-cell>
          <table:table-cell office:value-type="string">
            <text:p>Péreire</text:p>
          </table:table-cell>
          <table:table-cell table:style-name="ce3" table:formula="of:=INT(6370*2*ASIN(SQRT((SIN((RADIANS([.C198])-RADIANS([.I198]))/2)^2)+COS(RADIANS([.C198]))*COS(RADIANS([.I198]))*(SIN(RADIANS([.B198])-RADIANS([.H198]))/2)^2))*1000)" office:value-type="float" office:value="60">
            <text:p>60</text:p>
          </table:table-cell>
          <table:table-cell table:formula="of:=IF([.D198]=[.J198];0;1)" office:value-type="float" office:value="0">
            <text:p>0</text:p>
          </table:table-cell>
          <table:table-cell table:formula="of:=IF(LOWER([.D198])=LOWER([.J198]);0;1)" office:value-type="float" office:value="0">
            <text:p>0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2.31766395823272">
            <text:p>2,3176639582</text:p>
          </table:table-cell>
          <table:table-cell office:value-type="float" office:value="48.8338169001883">
            <text:p>48,8338169002</text:p>
          </table:table-cell>
          <table:table-cell office:value-type="string">
            <text:p>Pernéty</text:p>
          </table:table-cell>
          <table:table-cell office:value-type="string">
            <text:p>PARIS-14EME</text:p>
          </table:table-cell>
          <table:table-cell office:value-type="string">
            <text:p>metro</text:p>
          </table:table-cell>
          <table:table-cell office:value-type="float" office:value="264712433">
            <text:p>264712433</text:p>
          </table:table-cell>
          <table:table-cell table:style-name="ce1" office:value-type="float" office:value="2.3180764">
            <text:p>2,3180764</text:p>
          </table:table-cell>
          <table:table-cell table:style-name="ce1" office:value-type="float" office:value="48.8339551">
            <text:p>48,8339551</text:p>
          </table:table-cell>
          <table:table-cell office:value-type="string">
            <text:p>Pernéty</text:p>
          </table:table-cell>
          <table:table-cell table:style-name="ce3" table:formula="of:=INT(6370*2*ASIN(SQRT((SIN((RADIANS([.C199])-RADIANS([.I199]))/2)^2)+COS(RADIANS([.C199]))*COS(RADIANS([.I199]))*(SIN(RADIANS([.B199])-RADIANS([.H199]))/2)^2))*1000)" office:value-type="float" office:value="33">
            <text:p>33</text:p>
          </table:table-cell>
          <table:table-cell table:formula="of:=IF([.D199]=[.J199];0;1)" office:value-type="float" office:value="0">
            <text:p>0</text:p>
          </table:table-cell>
          <table:table-cell table:formula="of:=IF(LOWER([.D199])=LOWER([.J199]);0;1)" office:value-type="float" office:value="0">
            <text:p>0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2.38938739145325">
            <text:p>2,3893873915</text:p>
          </table:table-cell>
          <table:table-cell office:value-type="float" office:value="48.8583654720925">
            <text:p>48,8583654721</text:p>
          </table:table-cell>
          <table:table-cell office:value-type="string">
            <text:p>Philippe Auguste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43490763">
            <text:p>243490763</text:p>
          </table:table-cell>
          <table:table-cell table:style-name="ce1" office:value-type="float" office:value="2.3901333">
            <text:p>2,3901333</text:p>
          </table:table-cell>
          <table:table-cell table:style-name="ce1" office:value-type="float" office:value="48.8582526">
            <text:p>48,8582526</text:p>
          </table:table-cell>
          <table:table-cell office:value-type="string">
            <text:p>Philippe Auguste</text:p>
          </table:table-cell>
          <table:table-cell table:style-name="ce3" table:formula="of:=INT(6370*2*ASIN(SQRT((SIN((RADIANS([.C200])-RADIANS([.I200]))/2)^2)+COS(RADIANS([.C200]))*COS(RADIANS([.I200]))*(SIN(RADIANS([.B200])-RADIANS([.H200]))/2)^2))*1000)" office:value-type="float" office:value="55">
            <text:p>55</text:p>
          </table:table-cell>
          <table:table-cell table:formula="of:=IF([.D200]=[.J200];0;1)" office:value-type="float" office:value="0">
            <text:p>0</text:p>
          </table:table-cell>
          <table:table-cell table:formula="of:=IF(LOWER([.D200])=LOWER([.J200]);0;1)" office:value-type="float" office:value="0">
            <text:p>0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2.40125516453104">
            <text:p>2,4012551645</text:p>
          </table:table-cell>
          <table:table-cell office:value-type="float" office:value="48.8452604478542">
            <text:p>48,8452604479</text:p>
          </table:table-cell>
          <table:table-cell office:value-type="string">
            <text:p>Picpus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64490283">
            <text:p>264490283</text:p>
          </table:table-cell>
          <table:table-cell table:style-name="ce1" office:value-type="float" office:value="2.4014945">
            <text:p>2,4014945</text:p>
          </table:table-cell>
          <table:table-cell table:style-name="ce1" office:value-type="float" office:value="48.8448796">
            <text:p>48,8448796</text:p>
          </table:table-cell>
          <table:table-cell office:value-type="string">
            <text:p>Picpus</text:p>
          </table:table-cell>
          <table:table-cell table:style-name="ce3" table:formula="of:=INT(6370*2*ASIN(SQRT((SIN((RADIANS([.C201])-RADIANS([.I201]))/2)^2)+COS(RADIANS([.C201]))*COS(RADIANS([.I201]))*(SIN(RADIANS([.B201])-RADIANS([.H201]))/2)^2))*1000)" office:value-type="float" office:value="45">
            <text:p>45</text:p>
          </table:table-cell>
          <table:table-cell table:formula="of:=IF([.D201]=[.J201];0;1)" office:value-type="float" office:value="0">
            <text:p>0</text:p>
          </table:table-cell>
          <table:table-cell table:formula="of:=IF(LOWER([.D201])=LOWER([.J201]);0;1)" office:value-type="float" office:value="0">
            <text:p>0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2.3772866229916">
            <text:p>2,377286623</text:p>
          </table:table-cell>
          <table:table-cell office:value-type="float" office:value="48.8156836605119">
            <text:p>48,8156836605</text:p>
          </table:table-cell>
          <table:table-cell office:value-type="string">
            <text:p>Pierre et Marie Curie</text:p>
          </table:table-cell>
          <table:table-cell office:value-type="string">
            <text:p>IVRY-SUR-SEINE</text:p>
          </table:table-cell>
          <table:table-cell office:value-type="string">
            <text:p>metro</text:p>
          </table:table-cell>
          <table:table-cell office:value-type="float" office:value="472985885">
            <text:p>472985885</text:p>
          </table:table-cell>
          <table:table-cell table:style-name="ce1" office:value-type="float" office:value="2.3773455">
            <text:p>2,3773455</text:p>
          </table:table-cell>
          <table:table-cell table:style-name="ce1" office:value-type="float" office:value="48.8159011">
            <text:p>48,8159011</text:p>
          </table:table-cell>
          <table:table-cell office:value-type="string">
            <text:p>Pierre et Marie Curie</text:p>
          </table:table-cell>
          <table:table-cell table:style-name="ce3" table:formula="of:=INT(6370*2*ASIN(SQRT((SIN((RADIANS([.C202])-RADIANS([.I202]))/2)^2)+COS(RADIANS([.C202]))*COS(RADIANS([.I202]))*(SIN(RADIANS([.B202])-RADIANS([.H202]))/2)^2))*1000)" office:value-type="float" office:value="24">
            <text:p>24</text:p>
          </table:table-cell>
          <table:table-cell table:formula="of:=IF([.D202]=[.J202];0;1)" office:value-type="float" office:value="0">
            <text:p>0</text:p>
          </table:table-cell>
          <table:table-cell table:formula="of:=IF(LOWER([.D202])=LOWER([.J202]);0;1)" office:value-type="float" office:value="0">
            <text:p>0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2.3377861287237">
            <text:p>2,3377861287</text:p>
          </table:table-cell>
          <table:table-cell office:value-type="float" office:value="48.882561788738">
            <text:p>48,8825617887</text:p>
          </table:table-cell>
          <table:table-cell office:value-type="string">
            <text:p>Pigalle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243496024">
            <text:p>243496024</text:p>
          </table:table-cell>
          <table:table-cell table:style-name="ce1" office:value-type="float" office:value="2.3373703">
            <text:p>2,3373703</text:p>
          </table:table-cell>
          <table:table-cell table:style-name="ce1" office:value-type="float" office:value="48.8823612">
            <text:p>48,8823612</text:p>
          </table:table-cell>
          <table:table-cell office:value-type="string">
            <text:p>Pigalle</text:p>
          </table:table-cell>
          <table:table-cell table:style-name="ce3" table:formula="of:=INT(6370*2*ASIN(SQRT((SIN((RADIANS([.C203])-RADIANS([.I203]))/2)^2)+COS(RADIANS([.C203]))*COS(RADIANS([.I203]))*(SIN(RADIANS([.B203])-RADIANS([.H203]))/2)^2))*1000)" office:value-type="float" office:value="37">
            <text:p>37</text:p>
          </table:table-cell>
          <table:table-cell table:formula="of:=IF([.D203]=[.J203];0;1)" office:value-type="float" office:value="0">
            <text:p>0</text:p>
          </table:table-cell>
          <table:table-cell table:formula="of:=IF(LOWER([.D203])=LOWER([.J203]);0;1)" office:value-type="float" office:value="0">
            <text:p>0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2.35572137338498">
            <text:p>2,3557213734</text:p>
          </table:table-cell>
          <table:table-cell office:value-type="float" office:value="48.8314061535553">
            <text:p>48,8314061536</text:p>
          </table:table-cell>
          <table:table-cell office:value-type="string">
            <text:p>Place d'Italie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35371392">
            <text:p>235371392</text:p>
          </table:table-cell>
          <table:table-cell table:style-name="ce1" office:value-type="float" office:value="2.3555589">
            <text:p>2,3555589</text:p>
          </table:table-cell>
          <table:table-cell table:style-name="ce1" office:value-type="float" office:value="48.8314217">
            <text:p>48,8314217</text:p>
          </table:table-cell>
          <table:table-cell office:value-type="string">
            <text:p>Place d'Italie</text:p>
          </table:table-cell>
          <table:table-cell table:style-name="ce3" table:formula="of:=INT(6370*2*ASIN(SQRT((SIN((RADIANS([.C204])-RADIANS([.I204]))/2)^2)+COS(RADIANS([.C204]))*COS(RADIANS([.I204]))*(SIN(RADIANS([.B204])-RADIANS([.H204]))/2)^2))*1000)" office:value-type="float" office:value="12">
            <text:p>12</text:p>
          </table:table-cell>
          <table:table-cell table:formula="of:=IF([.D204]=[.J204];0;1)" office:value-type="float" office:value="0">
            <text:p>0</text:p>
          </table:table-cell>
          <table:table-cell table:formula="of:=IF(LOWER([.D204])=LOWER([.J204]);0;1)" office:value-type="float" office:value="0">
            <text:p>0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2.32730682210252">
            <text:p>2,3273068221</text:p>
          </table:table-cell>
          <table:table-cell office:value-type="float" office:value="48.8836233668978">
            <text:p>48,8836233669</text:p>
          </table:table-cell>
          <table:table-cell office:value-type="string">
            <text:p>Place de Clichy</text:p>
          </table:table-cell>
          <table:table-cell office:value-type="string">
            <text:p>PARIS-09EME</text:p>
          </table:table-cell>
          <table:table-cell office:value-type="string">
            <text:p>metro</text:p>
          </table:table-cell>
          <table:table-cell office:value-type="float" office:value="243496027">
            <text:p>243496027</text:p>
          </table:table-cell>
          <table:table-cell table:style-name="ce1" office:value-type="float" office:value="2.3274515">
            <text:p>2,3274515</text:p>
          </table:table-cell>
          <table:table-cell table:style-name="ce1" office:value-type="float" office:value="48.8835165">
            <text:p>48,8835165</text:p>
          </table:table-cell>
          <table:table-cell office:value-type="string">
            <text:p>Place de Clichy</text:p>
          </table:table-cell>
          <table:table-cell table:style-name="ce3" table:formula="of:=INT(6370*2*ASIN(SQRT((SIN((RADIANS([.C205])-RADIANS([.I205]))/2)^2)+COS(RADIANS([.C205]))*COS(RADIANS([.I205]))*(SIN(RADIANS([.B205])-RADIANS([.H205]))/2)^2))*1000)" office:value-type="float" office:value="15">
            <text:p>15</text:p>
          </table:table-cell>
          <table:table-cell table:formula="of:=IF([.D205]=[.J205];0;1)" office:value-type="float" office:value="0">
            <text:p>0</text:p>
          </table:table-cell>
          <table:table-cell table:formula="of:=IF(LOWER([.D205])=LOWER([.J205]);0;1)" office:value-type="float" office:value="0">
            <text:p>0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2.39347313514395">
            <text:p>2,3934731351</text:p>
          </table:table-cell>
          <table:table-cell office:value-type="float" office:value="48.8768191471423">
            <text:p>48,8768191471</text:p>
          </table:table-cell>
          <table:table-cell office:value-type="string">
            <text:p>Place des Fêtes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64690371">
            <text:p>264690371</text:p>
          </table:table-cell>
          <table:table-cell table:style-name="ce1" office:value-type="float" office:value="2.3927856">
            <text:p>2,3927856</text:p>
          </table:table-cell>
          <table:table-cell table:style-name="ce1" office:value-type="float" office:value="48.8766403">
            <text:p>48,8766403</text:p>
          </table:table-cell>
          <table:table-cell office:value-type="string">
            <text:p>Place des Fêtes</text:p>
          </table:table-cell>
          <table:table-cell table:style-name="ce3" table:formula="of:=INT(6370*2*ASIN(SQRT((SIN((RADIANS([.C206])-RADIANS([.I206]))/2)^2)+COS(RADIANS([.C206]))*COS(RADIANS([.I206]))*(SIN(RADIANS([.B206])-RADIANS([.H206]))/2)^2))*1000)" office:value-type="float" office:value="54">
            <text:p>54</text:p>
          </table:table-cell>
          <table:table-cell table:formula="of:=IF([.D206]=[.J206];0;1)" office:value-type="float" office:value="0">
            <text:p>0</text:p>
          </table:table-cell>
          <table:table-cell table:formula="of:=IF(LOWER([.D206])=LOWER([.J206]);0;1)" office:value-type="float" office:value="0">
            <text:p>0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2.35217845099659">
            <text:p>2,352178451</text:p>
          </table:table-cell>
          <table:table-cell office:value-type="float" office:value="48.8431960998294">
            <text:p>48,8431960998</text:p>
          </table:table-cell>
          <table:table-cell office:value-type="string">
            <text:p>Place Monge (Jardin des Plantes)</text:p>
          </table:table-cell>
          <table:table-cell office:value-type="string">
            <text:p>PARIS-05EME</text:p>
          </table:table-cell>
          <table:table-cell office:value-type="string">
            <text:p>metro</text:p>
          </table:table-cell>
          <table:table-cell office:value-type="float" office:value="264786014">
            <text:p>264786014</text:p>
          </table:table-cell>
          <table:table-cell table:style-name="ce1" office:value-type="float" office:value="2.3521239">
            <text:p>2,3521239</text:p>
          </table:table-cell>
          <table:table-cell table:style-name="ce1" office:value-type="float" office:value="48.8429311">
            <text:p>48,8429311</text:p>
          </table:table-cell>
          <table:table-cell office:value-type="string">
            <text:p>Place Monge</text:p>
          </table:table-cell>
          <table:table-cell table:style-name="ce3" table:formula="of:=INT(6370*2*ASIN(SQRT((SIN((RADIANS([.C207])-RADIANS([.I207]))/2)^2)+COS(RADIANS([.C207]))*COS(RADIANS([.I207]))*(SIN(RADIANS([.B207])-RADIANS([.H207]))/2)^2))*1000)" office:value-type="float" office:value="29">
            <text:p>29</text:p>
          </table:table-cell>
          <table:table-cell table:formula="of:=IF([.D207]=[.J207];0;1)" office:value-type="float" office:value="1">
            <text:p>1</text:p>
          </table:table-cell>
          <table:table-cell table:formula="of:=IF(LOWER([.D207])=LOWER([.J207]);0;1)" office:value-type="float" office:value="1">
            <text:p>1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float" office:value="2.31406734480211">
            <text:p>2,3140673448</text:p>
          </table:table-cell>
          <table:table-cell office:value-type="float" office:value="48.8317625860832">
            <text:p>48,8317625861</text:p>
          </table:table-cell>
          <table:table-cell office:value-type="string">
            <text:p>Plaisance</text:p>
          </table:table-cell>
          <table:table-cell office:value-type="string">
            <text:p>PARIS-14EME</text:p>
          </table:table-cell>
          <table:table-cell office:value-type="string">
            <text:p>metro</text:p>
          </table:table-cell>
          <table:table-cell office:value-type="float" office:value="264712432">
            <text:p>264712432</text:p>
          </table:table-cell>
          <table:table-cell table:style-name="ce1" office:value-type="float" office:value="2.3140252">
            <text:p>2,3140252</text:p>
          </table:table-cell>
          <table:table-cell table:style-name="ce1" office:value-type="float" office:value="48.8317799">
            <text:p>48,8317799</text:p>
          </table:table-cell>
          <table:table-cell office:value-type="string">
            <text:p>Plaisance</text:p>
          </table:table-cell>
          <table:table-cell table:style-name="ce3" table:formula="of:=INT(6370*2*ASIN(SQRT((SIN((RADIANS([.C208])-RADIANS([.I208]))/2)^2)+COS(RADIANS([.C208]))*COS(RADIANS([.I208]))*(SIN(RADIANS([.B208])-RADIANS([.H208]))/2)^2))*1000)" office:value-type="float" office:value="3">
            <text:p>3</text:p>
          </table:table-cell>
          <table:table-cell table:formula="of:=IF([.D208]=[.J208];0;1)" office:value-type="float" office:value="0">
            <text:p>0</text:p>
          </table:table-cell>
          <table:table-cell table:formula="of:=IF(LOWER([.D208])=LOWER([.J208]);0;1)" office:value-type="float" office:value="0">
            <text:p>0</text:p>
          </table:table-cell>
        </table:table-row>
        <table:table-row table:style-name="ro1">
          <table:table-cell office:value-type="float" office:value="397629">
            <text:p>397629</text:p>
          </table:table-cell>
          <table:table-cell office:value-type="float" office:value="2.46598982922341">
            <text:p>2,4659898292</text:p>
          </table:table-cell>
          <table:table-cell office:value-type="float" office:value="48.7679578710506">
            <text:p>48,7679578711</text:p>
          </table:table-cell>
          <table:table-cell office:value-type="string">
            <text:p>Pointe du Lac</text:p>
          </table:table-cell>
          <table:table-cell office:value-type="string">
            <text:p>CRETEIL</text:p>
          </table:table-cell>
          <table:table-cell office:value-type="string">
            <text:p>metro</text:p>
          </table:table-cell>
          <table:table-cell office:value-type="float" office:value="928458344">
            <text:p>928458344</text:p>
          </table:table-cell>
          <table:table-cell table:style-name="ce1" office:value-type="float" office:value="2.4643844">
            <text:p>2,4643844</text:p>
          </table:table-cell>
          <table:table-cell table:style-name="ce1" office:value-type="float" office:value="48.7687211">
            <text:p>48,7687211</text:p>
          </table:table-cell>
          <table:table-cell office:value-type="string">
            <text:p>Créteil – Pointe du Lac</text:p>
          </table:table-cell>
          <table:table-cell table:style-name="ce3" table:formula="of:=INT(6370*2*ASIN(SQRT((SIN((RADIANS([.C209])-RADIANS([.I209]))/2)^2)+COS(RADIANS([.C209]))*COS(RADIANS([.I209]))*(SIN(RADIANS([.B209])-RADIANS([.H209]))/2)^2))*1000)" office:value-type="float" office:value="145">
            <text:p>145</text:p>
          </table:table-cell>
          <table:table-cell table:formula="of:=IF([.D209]=[.J209];0;1)" office:value-type="float" office:value="1">
            <text:p>1</text:p>
          </table:table-cell>
          <table:table-cell table:formula="of:=IF(LOWER([.D209])=LOWER([.J209]);0;1)" office:value-type="float" office:value="1">
            <text:p>1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2.34960623902438">
            <text:p>2,349606239</text:p>
          </table:table-cell>
          <table:table-cell office:value-type="float" office:value="48.8773395505122">
            <text:p>48,8773395505</text:p>
          </table:table-cell>
          <table:table-cell office:value-type="string">
            <text:p>Poissonnière</text:p>
          </table:table-cell>
          <table:table-cell office:value-type="string">
            <text:p>PARIS-10EME</text:p>
          </table:table-cell>
          <table:table-cell office:value-type="string">
            <text:p>metro</text:p>
          </table:table-cell>
          <table:table-cell office:value-type="float" office:value="264775805">
            <text:p>264775805</text:p>
          </table:table-cell>
          <table:table-cell table:style-name="ce1" office:value-type="float" office:value="2.349272">
            <text:p>2,3492720</text:p>
          </table:table-cell>
          <table:table-cell table:style-name="ce1" office:value-type="float" office:value="48.8772835">
            <text:p>48,8772835</text:p>
          </table:table-cell>
          <table:table-cell office:value-type="string">
            <text:p>Poissonnière</text:p>
          </table:table-cell>
          <table:table-cell table:style-name="ce3" table:formula="of:=INT(6370*2*ASIN(SQRT((SIN((RADIANS([.C210])-RADIANS([.I210]))/2)^2)+COS(RADIANS([.C210]))*COS(RADIANS([.I210]))*(SIN(RADIANS([.B210])-RADIANS([.H210]))/2)^2))*1000)" office:value-type="float" office:value="25">
            <text:p>25</text:p>
          </table:table-cell>
          <table:table-cell table:formula="of:=IF([.D210]=[.J210];0;1)" office:value-type="float" office:value="0">
            <text:p>0</text:p>
          </table:table-cell>
          <table:table-cell table:formula="of:=IF(LOWER([.D210])=LOWER([.J210]);0;1)" office:value-type="float" office:value="0">
            <text:p>0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2.28048941733931">
            <text:p>2,2804894173</text:p>
          </table:table-cell>
          <table:table-cell office:value-type="float" office:value="48.8971187551468">
            <text:p>48,8971187551</text:p>
          </table:table-cell>
          <table:table-cell office:value-type="string">
            <text:p>Pont de Levallois-Bécon</text:p>
          </table:table-cell>
          <table:table-cell office:value-type="string">
            <text:p>LEVALLOIS-PERRET</text:p>
          </table:table-cell>
          <table:table-cell office:value-type="string">
            <text:p>metro</text:p>
          </table:table-cell>
          <table:table-cell office:value-type="float" office:value="255161921">
            <text:p>255161921</text:p>
          </table:table-cell>
          <table:table-cell table:style-name="ce1" office:value-type="float" office:value="2.280314">
            <text:p>2,2803140</text:p>
          </table:table-cell>
          <table:table-cell table:style-name="ce1" office:value-type="float" office:value="48.897074">
            <text:p>48,8970740</text:p>
          </table:table-cell>
          <table:table-cell office:value-type="string">
            <text:p>Pont de Levallois</text:p>
          </table:table-cell>
          <table:table-cell table:style-name="ce3" table:formula="of:=INT(6370*2*ASIN(SQRT((SIN((RADIANS([.C211])-RADIANS([.I211]))/2)^2)+COS(RADIANS([.C211]))*COS(RADIANS([.I211]))*(SIN(RADIANS([.B211])-RADIANS([.H211]))/2)^2))*1000)" office:value-type="float" office:value="13">
            <text:p>13</text:p>
          </table:table-cell>
          <table:table-cell table:formula="of:=IF([.D211]=[.J211];0;1)" office:value-type="float" office:value="1">
            <text:p>1</text:p>
          </table:table-cell>
          <table:table-cell table:formula="of:=IF(LOWER([.D211])=LOWER([.J211]);0;1)" office:value-type="float" office:value="1">
            <text:p>1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float" office:value="2.25989172465632">
            <text:p>2,2598917247</text:p>
          </table:table-cell>
          <table:table-cell office:value-type="float" office:value="48.8845093796136">
            <text:p>48,8845093796</text:p>
          </table:table-cell>
          <table:table-cell office:value-type="string">
            <text:p>Pont de Neuilly</text:p>
          </table:table-cell>
          <table:table-cell office:value-type="string">
            <text:p>NEUILLY-SUR-SEINE</text:p>
          </table:table-cell>
          <table:table-cell office:value-type="string">
            <text:p>metro</text:p>
          </table:table-cell>
          <table:table-cell office:value-type="float" office:value="27333361">
            <text:p>27333361</text:p>
          </table:table-cell>
          <table:table-cell table:style-name="ce1" office:value-type="float" office:value="2.2577697">
            <text:p>2,2577697</text:p>
          </table:table-cell>
          <table:table-cell table:style-name="ce1" office:value-type="float" office:value="48.8856101">
            <text:p>48,8856101</text:p>
          </table:table-cell>
          <table:table-cell office:value-type="string">
            <text:p>Pont de Neuilly</text:p>
          </table:table-cell>
          <table:table-cell table:style-name="ce3" table:formula="of:=INT(6370*2*ASIN(SQRT((SIN((RADIANS([.C212])-RADIANS([.I212]))/2)^2)+COS(RADIANS([.C212]))*COS(RADIANS([.I212]))*(SIN(RADIANS([.B212])-RADIANS([.H212]))/2)^2))*1000)" office:value-type="float" office:value="197">
            <text:p>197</text:p>
          </table:table-cell>
          <table:table-cell table:formula="of:=IF([.D212]=[.J212];0;1)" office:value-type="float" office:value="0">
            <text:p>0</text:p>
          </table:table-cell>
          <table:table-cell table:formula="of:=IF(LOWER([.D212])=LOWER([.J212]);0;1)" office:value-type="float" office:value="0">
            <text:p>0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2.23025364790437">
            <text:p>2,2302536479</text:p>
          </table:table-cell>
          <table:table-cell office:value-type="float" office:value="48.8295929841028">
            <text:p>48,8295929841</text:p>
          </table:table-cell>
          <table:table-cell office:value-type="string">
            <text:p>Pont de Sèvres</text:p>
          </table:table-cell>
          <table:table-cell office:value-type="string">
            <text:p>BOULOGNE-BILLANCOURT</text:p>
          </table:table-cell>
          <table:table-cell office:value-type="string">
            <text:p>metro</text:p>
          </table:table-cell>
          <table:table-cell office:value-type="float" office:value="370455978">
            <text:p>370455978</text:p>
          </table:table-cell>
          <table:table-cell table:style-name="ce1" office:value-type="float" office:value="2.2308732">
            <text:p>2,2308732</text:p>
          </table:table-cell>
          <table:table-cell table:style-name="ce1" office:value-type="float" office:value="48.8296613">
            <text:p>48,8296613</text:p>
          </table:table-cell>
          <table:table-cell office:value-type="string">
            <text:p>Pont de Sèvres</text:p>
          </table:table-cell>
          <table:table-cell table:style-name="ce3" table:formula="of:=INT(6370*2*ASIN(SQRT((SIN((RADIANS([.C213])-RADIANS([.I213]))/2)^2)+COS(RADIANS([.C213]))*COS(RADIANS([.I213]))*(SIN(RADIANS([.B213])-RADIANS([.H213]))/2)^2))*1000)" office:value-type="float" office:value="45">
            <text:p>45</text:p>
          </table:table-cell>
          <table:table-cell table:formula="of:=IF([.D213]=[.J213];0;1)" office:value-type="float" office:value="0">
            <text:p>0</text:p>
          </table:table-cell>
          <table:table-cell table:formula="of:=IF(LOWER([.D213])=LOWER([.J213]);0;1)" office:value-type="float" office:value="0">
            <text:p>0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office:value-type="float" office:value="2.35745881597611">
            <text:p>2,357458816</text:p>
          </table:table-cell>
          <table:table-cell office:value-type="float" office:value="48.8533107454827">
            <text:p>48,8533107455</text:p>
          </table:table-cell>
          <table:table-cell office:value-type="string">
            <text:p>Pont Marie (Cité des Arts)</text:p>
          </table:table-cell>
          <table:table-cell office:value-type="string">
            <text:p>PARIS-04EME</text:p>
          </table:table-cell>
          <table:table-cell office:value-type="string">
            <text:p>metro</text:p>
          </table:table-cell>
          <table:table-cell office:value-type="float" office:value="264785952">
            <text:p>264785952</text:p>
          </table:table-cell>
          <table:table-cell table:style-name="ce1" office:value-type="float" office:value="2.3570872">
            <text:p>2,3570872</text:p>
          </table:table-cell>
          <table:table-cell table:style-name="ce1" office:value-type="float" office:value="48.8535245">
            <text:p>48,8535245</text:p>
          </table:table-cell>
          <table:table-cell office:value-type="string">
            <text:p>Pont Marie</text:p>
          </table:table-cell>
          <table:table-cell table:style-name="ce3" table:formula="of:=INT(6370*2*ASIN(SQRT((SIN((RADIANS([.C214])-RADIANS([.I214]))/2)^2)+COS(RADIANS([.C214]))*COS(RADIANS([.I214]))*(SIN(RADIANS([.B214])-RADIANS([.H214]))/2)^2))*1000)" office:value-type="float" office:value="36">
            <text:p>36</text:p>
          </table:table-cell>
          <table:table-cell table:formula="of:=IF([.D214]=[.J214];0;1)" office:value-type="float" office:value="1">
            <text:p>1</text:p>
          </table:table-cell>
          <table:table-cell table:formula="of:=IF(LOWER([.D214])=LOWER([.J214]);0;1)" office:value-type="float" office:value="1">
            <text:p>1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2.3419492358926">
            <text:p>2,3419492359</text:p>
          </table:table-cell>
          <table:table-cell office:value-type="float" office:value="48.8584022527723">
            <text:p>48,8584022528</text:p>
          </table:table-cell>
          <table:table-cell office:value-type="string">
            <text:p>Pont Neuf</text:p>
          </table:table-cell>
          <table:table-cell office:value-type="string">
            <text:p>PARIS-01ER</text:p>
          </table:table-cell>
          <table:table-cell office:value-type="string">
            <text:p>metro</text:p>
          </table:table-cell>
          <table:table-cell office:value-type="float" office:value="264784170">
            <text:p>264784170</text:p>
          </table:table-cell>
          <table:table-cell table:style-name="ce1" office:value-type="float" office:value="2.3424101">
            <text:p>2,3424101</text:p>
          </table:table-cell>
          <table:table-cell table:style-name="ce1" office:value-type="float" office:value="48.8585901">
            <text:p>48,8585901</text:p>
          </table:table-cell>
          <table:table-cell office:value-type="string">
            <text:p>Pont Neuf</text:p>
          </table:table-cell>
          <table:table-cell table:style-name="ce3" table:formula="of:=INT(6370*2*ASIN(SQRT((SIN((RADIANS([.C215])-RADIANS([.I215]))/2)^2)+COS(RADIANS([.C215]))*COS(RADIANS([.I215]))*(SIN(RADIANS([.B215])-RADIANS([.H215]))/2)^2))*1000)" office:value-type="float" office:value="39">
            <text:p>39</text:p>
          </table:table-cell>
          <table:table-cell table:formula="of:=IF([.D215]=[.J215];0;1)" office:value-type="float" office:value="0">
            <text:p>0</text:p>
          </table:table-cell>
          <table:table-cell table:formula="of:=IF(LOWER([.D215])=LOWER([.J215]);0;1)" office:value-type="float" office:value="0">
            <text:p>0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2.25864782719393">
            <text:p>2,2586478272</text:p>
          </table:table-cell>
          <table:table-cell office:value-type="float" office:value="48.8480737822689">
            <text:p>48,8480737823</text:p>
          </table:table-cell>
          <table:table-cell office:value-type="string">
            <text:p>Porte d'Auteuil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4535735">
            <text:p>264535735</text:p>
          </table:table-cell>
          <table:table-cell table:style-name="ce1" office:value-type="float" office:value="2.2583922">
            <text:p>2,2583922</text:p>
          </table:table-cell>
          <table:table-cell table:style-name="ce1" office:value-type="float" office:value="48.8477655">
            <text:p>48,8477655</text:p>
          </table:table-cell>
          <table:table-cell office:value-type="string">
            <text:p>Porte d'Auteuil</text:p>
          </table:table-cell>
          <table:table-cell table:style-name="ce3" table:formula="of:=INT(6370*2*ASIN(SQRT((SIN((RADIANS([.C216])-RADIANS([.I216]))/2)^2)+COS(RADIANS([.C216]))*COS(RADIANS([.I216]))*(SIN(RADIANS([.B216])-RADIANS([.H216]))/2)^2))*1000)" office:value-type="float" office:value="39">
            <text:p>39</text:p>
          </table:table-cell>
          <table:table-cell table:formula="of:=IF([.D216]=[.J216];0;1)" office:value-type="float" office:value="0">
            <text:p>0</text:p>
          </table:table-cell>
          <table:table-cell table:formula="of:=IF(LOWER([.D216])=LOWER([.J216]);0;1)" office:value-type="float" office:value="0">
            <text:p>0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2.35985580265649">
            <text:p>2,3598558027</text:p>
          </table:table-cell>
          <table:table-cell office:value-type="float" office:value="48.8189346110715">
            <text:p>48,8189346111</text:p>
          </table:table-cell>
          <table:table-cell office:value-type="string">
            <text:p>Porte d'Italie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68467559">
            <text:p>268467559</text:p>
          </table:table-cell>
          <table:table-cell table:style-name="ce1" office:value-type="float" office:value="2.3595818">
            <text:p>2,3595818</text:p>
          </table:table-cell>
          <table:table-cell table:style-name="ce1" office:value-type="float" office:value="48.8191302">
            <text:p>48,8191302</text:p>
          </table:table-cell>
          <table:table-cell office:value-type="string">
            <text:p>Porte d'Italie</text:p>
          </table:table-cell>
          <table:table-cell table:style-name="ce3" table:formula="of:=INT(6370*2*ASIN(SQRT((SIN((RADIANS([.C217])-RADIANS([.I217]))/2)^2)+COS(RADIANS([.C217]))*COS(RADIANS([.I217]))*(SIN(RADIANS([.B217])-RADIANS([.H217]))/2)^2))*1000)" office:value-type="float" office:value="29">
            <text:p>29</text:p>
          </table:table-cell>
          <table:table-cell table:formula="of:=IF([.D217]=[.J217];0;1)" office:value-type="float" office:value="0">
            <text:p>0</text:p>
          </table:table-cell>
          <table:table-cell table:formula="of:=IF(LOWER([.D217])=LOWER([.J217]);0;1)" office:value-type="float" office:value="0">
            <text:p>0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2.36909494392435">
            <text:p>2,3690949439</text:p>
          </table:table-cell>
          <table:table-cell office:value-type="float" office:value="48.8212704977679">
            <text:p>48,8212704978</text:p>
          </table:table-cell>
          <table:table-cell office:value-type="string">
            <text:p>Porte d'Ivry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472985884">
            <text:p>472985884</text:p>
          </table:table-cell>
          <table:table-cell table:style-name="ce1" office:value-type="float" office:value="2.3693224">
            <text:p>2,3693224</text:p>
          </table:table-cell>
          <table:table-cell table:style-name="ce1" office:value-type="float" office:value="48.8216697">
            <text:p>48,8216697</text:p>
          </table:table-cell>
          <table:table-cell office:value-type="string">
            <text:p>Porte d'Ivry</text:p>
          </table:table-cell>
          <table:table-cell table:style-name="ce3" table:formula="of:=INT(6370*2*ASIN(SQRT((SIN((RADIANS([.C218])-RADIANS([.I218]))/2)^2)+COS(RADIANS([.C218]))*COS(RADIANS([.I218]))*(SIN(RADIANS([.B218])-RADIANS([.H218]))/2)^2))*1000)" office:value-type="float" office:value="47">
            <text:p>47</text:p>
          </table:table-cell>
          <table:table-cell table:formula="of:=IF([.D218]=[.J218];0;1)" office:value-type="float" office:value="0">
            <text:p>0</text:p>
          </table:table-cell>
          <table:table-cell table:formula="of:=IF(LOWER([.D218])=LOWER([.J218]);0;1)" office:value-type="float" office:value="0">
            <text:p>0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2.3248055530705">
            <text:p>2,3248055531</text:p>
          </table:table-cell>
          <table:table-cell office:value-type="float" office:value="48.8226012875276">
            <text:p>48,8226012875</text:p>
          </table:table-cell>
          <table:table-cell office:value-type="string">
            <text:p>Porte d'Orléans (Général Leclerc)</text:p>
          </table:table-cell>
          <table:table-cell office:value-type="string">
            <text:p>PARIS-14EME</text:p>
          </table:table-cell>
          <table:table-cell office:value-type="string">
            <text:p>metro</text:p>
          </table:table-cell>
          <table:table-cell office:value-type="float" office:value="220289379">
            <text:p>220289379</text:p>
          </table:table-cell>
          <table:table-cell table:style-name="ce1" office:value-type="float" office:value="2.3256282">
            <text:p>2,3256282</text:p>
          </table:table-cell>
          <table:table-cell table:style-name="ce1" office:value-type="float" office:value="48.82288">
            <text:p>48,8228800</text:p>
          </table:table-cell>
          <table:table-cell office:value-type="string">
            <text:p>Porte d'Orléans</text:p>
          </table:table-cell>
          <table:table-cell table:style-name="ce3" table:formula="of:=INT(6370*2*ASIN(SQRT((SIN((RADIANS([.C219])-RADIANS([.I219]))/2)^2)+COS(RADIANS([.C219]))*COS(RADIANS([.I219]))*(SIN(RADIANS([.B219])-RADIANS([.H219]))/2)^2))*1000)" office:value-type="float" office:value="67">
            <text:p>67</text:p>
          </table:table-cell>
          <table:table-cell table:formula="of:=IF([.D219]=[.J219];0;1)" office:value-type="float" office:value="1">
            <text:p>1</text:p>
          </table:table-cell>
          <table:table-cell table:formula="of:=IF(LOWER([.D219])=LOWER([.J219]);0;1)" office:value-type="float" office:value="1">
            <text:p>1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2.2766480745793">
            <text:p>2,2766480746</text:p>
          </table:table-cell>
          <table:table-cell office:value-type="float" office:value="48.8716448024995">
            <text:p>48,8716448025</text:p>
          </table:table-cell>
          <table:table-cell office:value-type="string">
            <text:p>Porte Dauphine (Maréchal de Lattre de Tassigny)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43496729">
            <text:p>243496729</text:p>
          </table:table-cell>
          <table:table-cell table:style-name="ce1" office:value-type="float" office:value="2.2768954">
            <text:p>2,2768954</text:p>
          </table:table-cell>
          <table:table-cell table:style-name="ce1" office:value-type="float" office:value="48.8714638">
            <text:p>48,8714638</text:p>
          </table:table-cell>
          <table:table-cell office:value-type="string">
            <text:p>Porte Dauphine</text:p>
          </table:table-cell>
          <table:table-cell table:style-name="ce3" table:formula="of:=INT(6370*2*ASIN(SQRT((SIN((RADIANS([.C220])-RADIANS([.I220]))/2)^2)+COS(RADIANS([.C220]))*COS(RADIANS([.I220]))*(SIN(RADIANS([.B220])-RADIANS([.H220]))/2)^2))*1000)" office:value-type="float" office:value="27">
            <text:p>27</text:p>
          </table:table-cell>
          <table:table-cell table:formula="of:=IF([.D220]=[.J220];0;1)" office:value-type="float" office:value="1">
            <text:p>1</text:p>
          </table:table-cell>
          <table:table-cell table:formula="of:=IF(LOWER([.D220])=LOWER([.J220]);0;1)" office:value-type="float" office:value="1">
            <text:p>1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2.40799995272687">
            <text:p>2,4079999527</text:p>
          </table:table-cell>
          <table:table-cell office:value-type="float" office:value="48.8643963044636">
            <text:p>48,8643963045</text:p>
          </table:table-cell>
          <table:table-cell office:value-type="string">
            <text:p>Porte de Bagnolet</text:p>
          </table:table-cell>
          <table:table-cell office:value-type="string">
            <text:p>PARIS-20EME</text:p>
          </table:table-cell>
          <table:table-cell office:value-type="string">
            <text:p>metro</text:p>
          </table:table-cell>
          <table:table-cell office:value-type="float" office:value="243507234">
            <text:p>243507234</text:p>
          </table:table-cell>
          <table:table-cell table:style-name="ce1" office:value-type="float" office:value="2.4088741">
            <text:p>2,4088741</text:p>
          </table:table-cell>
          <table:table-cell table:style-name="ce1" office:value-type="float" office:value="48.8644893">
            <text:p>48,8644893</text:p>
          </table:table-cell>
          <table:table-cell office:value-type="string">
            <text:p>Porte de Bagnolet</text:p>
          </table:table-cell>
          <table:table-cell table:style-name="ce3" table:formula="of:=INT(6370*2*ASIN(SQRT((SIN((RADIANS([.C221])-RADIANS([.I221]))/2)^2)+COS(RADIANS([.C221]))*COS(RADIANS([.I221]))*(SIN(RADIANS([.B221])-RADIANS([.H221]))/2)^2))*1000)" office:value-type="float" office:value="64">
            <text:p>64</text:p>
          </table:table-cell>
          <table:table-cell table:formula="of:=IF([.D221]=[.J221];0;1)" office:value-type="float" office:value="0">
            <text:p>0</text:p>
          </table:table-cell>
          <table:table-cell table:formula="of:=IF(LOWER([.D221])=LOWER([.J221]);0;1)" office:value-type="float" office:value="0">
            <text:p>0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2.29274204089586">
            <text:p>2,2927420409</text:p>
          </table:table-cell>
          <table:table-cell office:value-type="float" office:value="48.8855507197361">
            <text:p>48,8855507197</text:p>
          </table:table-cell>
          <table:table-cell office:value-type="string">
            <text:p>Porte de Champerret</text:p>
          </table:table-cell>
          <table:table-cell office:value-type="string">
            <text:p>PARIS-17EME</text:p>
          </table:table-cell>
          <table:table-cell office:value-type="string">
            <text:p>metro</text:p>
          </table:table-cell>
          <table:table-cell office:value-type="float" office:value="243510681">
            <text:p>243510681</text:p>
          </table:table-cell>
          <table:table-cell table:style-name="ce1" office:value-type="float" office:value="2.2926417">
            <text:p>2,2926417</text:p>
          </table:table-cell>
          <table:table-cell table:style-name="ce1" office:value-type="float" office:value="48.8856871">
            <text:p>48,8856871</text:p>
          </table:table-cell>
          <table:table-cell office:value-type="string">
            <text:p>Porte de Champerret</text:p>
          </table:table-cell>
          <table:table-cell table:style-name="ce3" table:formula="of:=INT(6370*2*ASIN(SQRT((SIN((RADIANS([.C222])-RADIANS([.I222]))/2)^2)+COS(RADIANS([.C222]))*COS(RADIANS([.I222]))*(SIN(RADIANS([.B222])-RADIANS([.H222]))/2)^2))*1000)" office:value-type="float" office:value="16">
            <text:p>16</text:p>
          </table:table-cell>
          <table:table-cell table:formula="of:=IF([.D222]=[.J222];0;1)" office:value-type="float" office:value="0">
            <text:p>0</text:p>
          </table:table-cell>
          <table:table-cell table:formula="of:=IF(LOWER([.D222])=LOWER([.J222]);0;1)" office:value-type="float" office:value="0">
            <text:p>0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2.39970109937032">
            <text:p>2,3997010994</text:p>
          </table:table-cell>
          <table:table-cell office:value-type="float" office:value="48.8325258939597">
            <text:p>48,832525894</text:p>
          </table:table-cell>
          <table:table-cell office:value-type="string">
            <text:p>Porte de Charenton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64491320">
            <text:p>264491320</text:p>
          </table:table-cell>
          <table:table-cell table:style-name="ce1" office:value-type="float" office:value="2.3989811">
            <text:p>2,3989811</text:p>
          </table:table-cell>
          <table:table-cell table:style-name="ce1" office:value-type="float" office:value="48.8322556">
            <text:p>48,8322556</text:p>
          </table:table-cell>
          <table:table-cell office:value-type="string">
            <text:p>Porte de Charenton</text:p>
          </table:table-cell>
          <table:table-cell table:style-name="ce3" table:formula="of:=INT(6370*2*ASIN(SQRT((SIN((RADIANS([.C223])-RADIANS([.I223]))/2)^2)+COS(RADIANS([.C223]))*COS(RADIANS([.I223]))*(SIN(RADIANS([.B223])-RADIANS([.H223]))/2)^2))*1000)" office:value-type="float" office:value="60">
            <text:p>60</text:p>
          </table:table-cell>
          <table:table-cell table:formula="of:=IF([.D223]=[.J223];0;1)" office:value-type="float" office:value="0">
            <text:p>0</text:p>
          </table:table-cell>
          <table:table-cell table:formula="of:=IF(LOWER([.D223])=LOWER([.J223]);0;1)" office:value-type="float" office:value="0">
            <text:p>0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2.36434644526859">
            <text:p>2,3643464453</text:p>
          </table:table-cell>
          <table:table-cell office:value-type="float" office:value="48.8201452157747">
            <text:p>48,8201452158</text:p>
          </table:table-cell>
          <table:table-cell office:value-type="string">
            <text:p>Porte de Choisy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472985883">
            <text:p>472985883</text:p>
          </table:table-cell>
          <table:table-cell table:style-name="ce1" office:value-type="float" office:value="2.3647992">
            <text:p>2,3647992</text:p>
          </table:table-cell>
          <table:table-cell table:style-name="ce1" office:value-type="float" office:value="48.8201086">
            <text:p>48,8201086</text:p>
          </table:table-cell>
          <table:table-cell office:value-type="string">
            <text:p>Porte de Choisy</text:p>
          </table:table-cell>
          <table:table-cell table:style-name="ce3" table:formula="of:=INT(6370*2*ASIN(SQRT((SIN((RADIANS([.C224])-RADIANS([.I224]))/2)^2)+COS(RADIANS([.C224]))*COS(RADIANS([.I224]))*(SIN(RADIANS([.B224])-RADIANS([.H224]))/2)^2))*1000)" office:value-type="float" office:value="33">
            <text:p>33</text:p>
          </table:table-cell>
          <table:table-cell table:formula="of:=IF([.D224]=[.J224];0;1)" office:value-type="float" office:value="0">
            <text:p>0</text:p>
          </table:table-cell>
          <table:table-cell table:formula="of:=IF(LOWER([.D224])=LOWER([.J224]);0;1)" office:value-type="float" office:value="0">
            <text:p>0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2.31373834333066">
            <text:p>2,3137383433</text:p>
          </table:table-cell>
          <table:table-cell office:value-type="float" office:value="48.8943611607739">
            <text:p>48,8943611608</text:p>
          </table:table-cell>
          <table:table-cell office:value-type="string">
            <text:p>Porte de Clichy</text:p>
          </table:table-cell>
          <table:table-cell office:value-type="string">
            <text:p>PARIS-17EME</text:p>
          </table:table-cell>
          <table:table-cell office:value-type="string">
            <text:p>metro</text:p>
          </table:table-cell>
          <table:table-cell office:value-type="float" office:value="261611873">
            <text:p>261611873</text:p>
          </table:table-cell>
          <table:table-cell table:style-name="ce1" office:value-type="float" office:value="2.3144508">
            <text:p>2,3144508</text:p>
          </table:table-cell>
          <table:table-cell table:style-name="ce1" office:value-type="float" office:value="48.893945">
            <text:p>48,8939450</text:p>
          </table:table-cell>
          <table:table-cell office:value-type="string">
            <text:p>Porte de Clichy</text:p>
          </table:table-cell>
          <table:table-cell table:style-name="ce3" table:formula="of:=INT(6370*2*ASIN(SQRT((SIN((RADIANS([.C225])-RADIANS([.I225]))/2)^2)+COS(RADIANS([.C225]))*COS(RADIANS([.I225]))*(SIN(RADIANS([.B225])-RADIANS([.H225]))/2)^2))*1000)" office:value-type="float" office:value="69">
            <text:p>69</text:p>
          </table:table-cell>
          <table:table-cell table:formula="of:=IF([.D225]=[.J225];0;1)" office:value-type="float" office:value="0">
            <text:p>0</text:p>
          </table:table-cell>
          <table:table-cell table:formula="of:=IF(LOWER([.D225])=LOWER([.J225]);0;1)" office:value-type="float" office:value="0">
            <text:p>0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2.34477887737988">
            <text:p>2,3447788774</text:p>
          </table:table-cell>
          <table:table-cell office:value-type="float" office:value="48.8972870603971">
            <text:p>48,8972870604</text:p>
          </table:table-cell>
          <table:table-cell office:value-type="string">
            <text:p>Porte de Clignancourt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264506165">
            <text:p>264506165</text:p>
          </table:table-cell>
          <table:table-cell table:style-name="ce1" office:value-type="float" office:value="2.3447674">
            <text:p>2,3447674</text:p>
          </table:table-cell>
          <table:table-cell table:style-name="ce1" office:value-type="float" office:value="48.8973767">
            <text:p>48,8973767</text:p>
          </table:table-cell>
          <table:table-cell office:value-type="string">
            <text:p>Porte de Clignancourt</text:p>
          </table:table-cell>
          <table:table-cell table:style-name="ce3" table:formula="of:=INT(6370*2*ASIN(SQRT((SIN((RADIANS([.C226])-RADIANS([.I226]))/2)^2)+COS(RADIANS([.C226]))*COS(RADIANS([.I226]))*(SIN(RADIANS([.B226])-RADIANS([.H226]))/2)^2))*1000)" office:value-type="float" office:value="10">
            <text:p>10</text:p>
          </table:table-cell>
          <table:table-cell table:formula="of:=IF([.D226]=[.J226];0;1)" office:value-type="float" office:value="0">
            <text:p>0</text:p>
          </table:table-cell>
          <table:table-cell table:formula="of:=IF(LOWER([.D226])=LOWER([.J226]);0;1)" office:value-type="float" office:value="0">
            <text:p>0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2.35909154194382">
            <text:p>2,3590915419</text:p>
          </table:table-cell>
          <table:table-cell office:value-type="float" office:value="48.8980716716703">
            <text:p>48,8980716717</text:p>
          </table:table-cell>
          <table:table-cell office:value-type="string">
            <text:p>Porte de la Chapelle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264505930">
            <text:p>264505930</text:p>
          </table:table-cell>
          <table:table-cell table:style-name="ce1" office:value-type="float" office:value="2.3592969">
            <text:p>2,3592969</text:p>
          </table:table-cell>
          <table:table-cell table:style-name="ce1" office:value-type="float" office:value="48.8977084">
            <text:p>48,8977084</text:p>
          </table:table-cell>
          <table:table-cell office:value-type="string">
            <text:p>Porte de la Chapelle</text:p>
          </table:table-cell>
          <table:table-cell table:style-name="ce3" table:formula="of:=INT(6370*2*ASIN(SQRT((SIN((RADIANS([.C227])-RADIANS([.I227]))/2)^2)+COS(RADIANS([.C227]))*COS(RADIANS([.I227]))*(SIN(RADIANS([.B227])-RADIANS([.H227]))/2)^2))*1000)" office:value-type="float" office:value="43">
            <text:p>43</text:p>
          </table:table-cell>
          <table:table-cell table:formula="of:=IF([.D227]=[.J227];0;1)" office:value-type="float" office:value="0">
            <text:p>0</text:p>
          </table:table-cell>
          <table:table-cell table:formula="of:=IF(LOWER([.D227])=LOWER([.J227]);0;1)" office:value-type="float" office:value="0">
            <text:p>0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2.38580611322135">
            <text:p>2,3858061132</text:p>
          </table:table-cell>
          <table:table-cell office:value-type="float" office:value="48.8978102191863">
            <text:p>48,8978102192</text:p>
          </table:table-cell>
          <table:table-cell office:value-type="string">
            <text:p>Porte de la Villette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64778142">
            <text:p>264778142</text:p>
          </table:table-cell>
          <table:table-cell table:style-name="ce1" office:value-type="float" office:value="2.3854377">
            <text:p>2,3854377</text:p>
          </table:table-cell>
          <table:table-cell table:style-name="ce1" office:value-type="float" office:value="48.8974296">
            <text:p>48,8974296</text:p>
          </table:table-cell>
          <table:table-cell office:value-type="string">
            <text:p>Porte de la Villette</text:p>
          </table:table-cell>
          <table:table-cell table:style-name="ce3" table:formula="of:=INT(6370*2*ASIN(SQRT((SIN((RADIANS([.C228])-RADIANS([.I228]))/2)^2)+COS(RADIANS([.C228]))*COS(RADIANS([.I228]))*(SIN(RADIANS([.B228])-RADIANS([.H228]))/2)^2))*1000)" office:value-type="float" office:value="50">
            <text:p>50</text:p>
          </table:table-cell>
          <table:table-cell table:formula="of:=IF([.D228]=[.J228];0;1)" office:value-type="float" office:value="0">
            <text:p>0</text:p>
          </table:table-cell>
          <table:table-cell table:formula="of:=IF(LOWER([.D228])=LOWER([.J228]);0;1)" office:value-type="float" office:value="0">
            <text:p>0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.41043444867178">
            <text:p>2,4104344487</text:p>
          </table:table-cell>
          <table:table-cell office:value-type="float" office:value="48.8534495044418">
            <text:p>48,8534495044</text:p>
          </table:table-cell>
          <table:table-cell office:value-type="string">
            <text:p>Porte de Montreuil</text:p>
          </table:table-cell>
          <table:table-cell office:value-type="string">
            <text:p>PARIS-20EME</text:p>
          </table:table-cell>
          <table:table-cell office:value-type="string">
            <text:p>metro</text:p>
          </table:table-cell>
          <table:table-cell office:value-type="float" office:value="256442276">
            <text:p>256442276</text:p>
          </table:table-cell>
          <table:table-cell table:style-name="ce1" office:value-type="float" office:value="2.4105242">
            <text:p>2,4105242</text:p>
          </table:table-cell>
          <table:table-cell table:style-name="ce1" office:value-type="float" office:value="48.8534759">
            <text:p>48,8534759</text:p>
          </table:table-cell>
          <table:table-cell office:value-type="string">
            <text:p>Porte de Montreuil</text:p>
          </table:table-cell>
          <table:table-cell table:style-name="ce3" table:formula="of:=INT(6370*2*ASIN(SQRT((SIN((RADIANS([.C229])-RADIANS([.I229]))/2)^2)+COS(RADIANS([.C229]))*COS(RADIANS([.I229]))*(SIN(RADIANS([.B229])-RADIANS([.H229]))/2)^2))*1000)" office:value-type="float" office:value="7">
            <text:p>7</text:p>
          </table:table-cell>
          <table:table-cell table:formula="of:=IF([.D229]=[.J229];0;1)" office:value-type="float" office:value="0">
            <text:p>0</text:p>
          </table:table-cell>
          <table:table-cell table:formula="of:=IF(LOWER([.D229])=LOWER([.J229]);0;1)" office:value-type="float" office:value="0">
            <text:p>0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2.39146861403051">
            <text:p>2,391468614</text:p>
          </table:table-cell>
          <table:table-cell office:value-type="float" office:value="48.8883327364608">
            <text:p>48,8883327365</text:p>
          </table:table-cell>
          <table:table-cell office:value-type="string">
            <text:p>Porte de Pantin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64772861">
            <text:p>264772861</text:p>
          </table:table-cell>
          <table:table-cell table:style-name="ce1" office:value-type="float" office:value="2.3927045">
            <text:p>2,3927045</text:p>
          </table:table-cell>
          <table:table-cell table:style-name="ce1" office:value-type="float" office:value="48.8885434">
            <text:p>48,8885434</text:p>
          </table:table-cell>
          <table:table-cell office:value-type="string">
            <text:p>Porte de Pantin</text:p>
          </table:table-cell>
          <table:table-cell table:style-name="ce3" table:formula="of:=INT(6370*2*ASIN(SQRT((SIN((RADIANS([.C230])-RADIANS([.I230]))/2)^2)+COS(RADIANS([.C230]))*COS(RADIANS([.I230]))*(SIN(RADIANS([.B230])-RADIANS([.H230]))/2)^2))*1000)" office:value-type="float" office:value="93">
            <text:p>93</text:p>
          </table:table-cell>
          <table:table-cell table:formula="of:=IF([.D230]=[.J230];0;1)" office:value-type="float" office:value="0">
            <text:p>0</text:p>
          </table:table-cell>
          <table:table-cell table:formula="of:=IF(LOWER([.D230])=LOWER([.J230]);0;1)" office:value-type="float" office:value="0">
            <text:p>0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office:value-type="float" office:value="2.25680251499642">
            <text:p>2,256802515</text:p>
          </table:table-cell>
          <table:table-cell office:value-type="float" office:value="48.837888387008">
            <text:p>48,837888387</text:p>
          </table:table-cell>
          <table:table-cell office:value-type="string">
            <text:p>Porte de Saint-Cloud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7430">
            <text:p>260767430</text:p>
          </table:table-cell>
          <table:table-cell table:style-name="ce1" office:value-type="float" office:value="2.2565741">
            <text:p>2,2565741</text:p>
          </table:table-cell>
          <table:table-cell table:style-name="ce1" office:value-type="float" office:value="48.8377707">
            <text:p>48,8377707</text:p>
          </table:table-cell>
          <table:table-cell office:value-type="string">
            <text:p>Porte de Saint-Cloud</text:p>
          </table:table-cell>
          <table:table-cell table:style-name="ce3" table:formula="of:=INT(6370*2*ASIN(SQRT((SIN((RADIANS([.C231])-RADIANS([.I231]))/2)^2)+COS(RADIANS([.C231]))*COS(RADIANS([.I231]))*(SIN(RADIANS([.B231])-RADIANS([.H231]))/2)^2))*1000)" office:value-type="float" office:value="21">
            <text:p>21</text:p>
          </table:table-cell>
          <table:table-cell table:formula="of:=IF([.D231]=[.J231];0;1)" office:value-type="float" office:value="0">
            <text:p>0</text:p>
          </table:table-cell>
          <table:table-cell table:formula="of:=IF(LOWER([.D231])=LOWER([.J231]);0;1)" office:value-type="float" office:value="0">
            <text:p>0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2.32883766969025">
            <text:p>2,3288376697</text:p>
          </table:table-cell>
          <table:table-cell office:value-type="float" office:value="48.8972510523147">
            <text:p>48,8972510523</text:p>
          </table:table-cell>
          <table:table-cell office:value-type="string">
            <text:p>Porte de Saint-Ouen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265060832">
            <text:p>265060832</text:p>
          </table:table-cell>
          <table:table-cell table:style-name="ce1" office:value-type="float" office:value="2.3290349">
            <text:p>2,3290349</text:p>
          </table:table-cell>
          <table:table-cell table:style-name="ce1" office:value-type="float" office:value="48.8973729">
            <text:p>48,8973729</text:p>
          </table:table-cell>
          <table:table-cell office:value-type="string">
            <text:p>Porte de Saint-Ouen</text:p>
          </table:table-cell>
          <table:table-cell table:style-name="ce3" table:formula="of:=INT(6370*2*ASIN(SQRT((SIN((RADIANS([.C232])-RADIANS([.I232]))/2)^2)+COS(RADIANS([.C232]))*COS(RADIANS([.I232]))*(SIN(RADIANS([.B232])-RADIANS([.H232]))/2)^2))*1000)" office:value-type="float" office:value="19">
            <text:p>19</text:p>
          </table:table-cell>
          <table:table-cell table:formula="of:=IF([.D232]=[.J232];0;1)" office:value-type="float" office:value="0">
            <text:p>0</text:p>
          </table:table-cell>
          <table:table-cell table:formula="of:=IF(LOWER([.D232])=LOWER([.J232]);0;1)" office:value-type="float" office:value="0">
            <text:p>0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2.30534014881766">
            <text:p>2,3053401488</text:p>
          </table:table-cell>
          <table:table-cell office:value-type="float" office:value="48.8276756893336">
            <text:p>48,8276756893</text:p>
          </table:table-cell>
          <table:table-cell office:value-type="string">
            <text:p>Porte de Vanves</text:p>
          </table:table-cell>
          <table:table-cell office:value-type="string">
            <text:p>PARIS-14EME</text:p>
          </table:table-cell>
          <table:table-cell office:value-type="string">
            <text:p>metro</text:p>
          </table:table-cell>
          <table:table-cell office:value-type="float" office:value="264713507">
            <text:p>264713507</text:p>
          </table:table-cell>
          <table:table-cell table:style-name="ce1" office:value-type="float" office:value="2.3053401">
            <text:p>2,3053401</text:p>
          </table:table-cell>
          <table:table-cell table:style-name="ce1" office:value-type="float" office:value="48.8276757">
            <text:p>48,8276757</text:p>
          </table:table-cell>
          <table:table-cell office:value-type="string">
            <text:p>Porte de Vanves</text:p>
          </table:table-cell>
          <table:table-cell table:style-name="ce3" table:formula="of:=INT(6370*2*ASIN(SQRT((SIN((RADIANS([.C233])-RADIANS([.I233]))/2)^2)+COS(RADIANS([.C233]))*COS(RADIANS([.I233]))*(SIN(RADIANS([.B233])-RADIANS([.H233]))/2)^2))*1000)" office:value-type="float" office:value="0">
            <text:p>0</text:p>
          </table:table-cell>
          <table:table-cell table:formula="of:=IF([.D233]=[.J233];0;1)" office:value-type="float" office:value="0">
            <text:p>0</text:p>
          </table:table-cell>
          <table:table-cell table:formula="of:=IF(LOWER([.D233])=LOWER([.J233]);0;1)" office:value-type="float" office:value="0">
            <text:p>0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2.28800279639373">
            <text:p>2,2880027964</text:p>
          </table:table-cell>
          <table:table-cell office:value-type="float" office:value="48.8324619819728">
            <text:p>48,832461982</text:p>
          </table:table-cell>
          <table:table-cell office:value-type="string">
            <text:p>Porte de Versailles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134305192">
            <text:p>134305192</text:p>
          </table:table-cell>
          <table:table-cell table:style-name="ce1" office:value-type="float" office:value="2.2884024">
            <text:p>2,2884024</text:p>
          </table:table-cell>
          <table:table-cell table:style-name="ce1" office:value-type="float" office:value="48.8326135">
            <text:p>48,8326135</text:p>
          </table:table-cell>
          <table:table-cell office:value-type="string">
            <text:p>Porte de Versailles</text:p>
          </table:table-cell>
          <table:table-cell table:style-name="ce3" table:formula="of:=INT(6370*2*ASIN(SQRT((SIN((RADIANS([.C234])-RADIANS([.I234]))/2)^2)+COS(RADIANS([.C234]))*COS(RADIANS([.I234]))*(SIN(RADIANS([.B234])-RADIANS([.H234]))/2)^2))*1000)" office:value-type="float" office:value="33">
            <text:p>33</text:p>
          </table:table-cell>
          <table:table-cell table:formula="of:=IF([.D234]=[.J234];0;1)" office:value-type="float" office:value="0">
            <text:p>0</text:p>
          </table:table-cell>
          <table:table-cell table:formula="of:=IF(LOWER([.D234])=LOWER([.J234]);0;1)" office:value-type="float" office:value="0">
            <text:p>0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2.40888352534985">
            <text:p>2,4088835253</text:p>
          </table:table-cell>
          <table:table-cell office:value-type="float" office:value="48.8472657113718">
            <text:p>48,8472657114</text:p>
          </table:table-cell>
          <table:table-cell office:value-type="string">
            <text:p>Porte de Vincennes</text:p>
          </table:table-cell>
          <table:table-cell office:value-type="string">
            <text:p>PARIS-20EME</text:p>
          </table:table-cell>
          <table:table-cell office:value-type="string">
            <text:p>metro</text:p>
          </table:table-cell>
          <table:table-cell office:value-type="float" office:value="27371900">
            <text:p>27371900</text:p>
          </table:table-cell>
          <table:table-cell table:style-name="ce1" office:value-type="float" office:value="2.4072293">
            <text:p>2,4072293</text:p>
          </table:table-cell>
          <table:table-cell table:style-name="ce1" office:value-type="float" office:value="48.8474233">
            <text:p>48,8474233</text:p>
          </table:table-cell>
          <table:table-cell office:value-type="string">
            <text:p>Porte de Vincennes</text:p>
          </table:table-cell>
          <table:table-cell table:style-name="ce3" table:formula="of:=INT(6370*2*ASIN(SQRT((SIN((RADIANS([.C235])-RADIANS([.I235]))/2)^2)+COS(RADIANS([.C235]))*COS(RADIANS([.I235]))*(SIN(RADIANS([.B235])-RADIANS([.H235]))/2)^2))*1000)" office:value-type="float" office:value="122">
            <text:p>122</text:p>
          </table:table-cell>
          <table:table-cell table:formula="of:=IF([.D235]=[.J235];0;1)" office:value-type="float" office:value="0">
            <text:p>0</text:p>
          </table:table-cell>
          <table:table-cell table:formula="of:=IF(LOWER([.D235])=LOWER([.J235]);0;1)" office:value-type="float" office:value="0">
            <text:p>0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2.40638582299454">
            <text:p>2,406385823</text:p>
          </table:table-cell>
          <table:table-cell office:value-type="float" office:value="48.8770699909204">
            <text:p>48,8770699909</text:p>
          </table:table-cell>
          <table:table-cell office:value-type="string">
            <text:p>Porte des Lilas</text:p>
          </table:table-cell>
          <table:table-cell office:value-type="string">
            <text:p>PARIS-20EME</text:p>
          </table:table-cell>
          <table:table-cell office:value-type="string">
            <text:p>metro</text:p>
          </table:table-cell>
          <table:table-cell office:value-type="float" office:value="264690368">
            <text:p>264690368</text:p>
          </table:table-cell>
          <table:table-cell table:style-name="ce1" office:value-type="float" office:value="2.406492">
            <text:p>2,4064920</text:p>
          </table:table-cell>
          <table:table-cell table:style-name="ce1" office:value-type="float" office:value="48.8770405">
            <text:p>48,8770405</text:p>
          </table:table-cell>
          <table:table-cell office:value-type="string">
            <text:p>Porte des Lilas</text:p>
          </table:table-cell>
          <table:table-cell table:style-name="ce3" table:formula="of:=INT(6370*2*ASIN(SQRT((SIN((RADIANS([.C236])-RADIANS([.I236]))/2)^2)+COS(RADIANS([.C236]))*COS(RADIANS([.I236]))*(SIN(RADIANS([.B236])-RADIANS([.H236]))/2)^2))*1000)" office:value-type="float" office:value="8">
            <text:p>8</text:p>
          </table:table-cell>
          <table:table-cell table:formula="of:=IF([.D236]=[.J236];0;1)" office:value-type="float" office:value="0">
            <text:p>0</text:p>
          </table:table-cell>
          <table:table-cell table:formula="of:=IF(LOWER([.D236])=LOWER([.J236]);0;1)" office:value-type="float" office:value="0">
            <text:p>0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2.40601835314784">
            <text:p>2,4060183531</text:p>
          </table:table-cell>
          <table:table-cell office:value-type="float" office:value="48.8354388891914">
            <text:p>48,8354388892</text:p>
          </table:table-cell>
          <table:table-cell office:value-type="string">
            <text:p>Porte Dorée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64482297">
            <text:p>264482297</text:p>
          </table:table-cell>
          <table:table-cell table:style-name="ce1" office:value-type="float" office:value="2.4063451">
            <text:p>2,4063451</text:p>
          </table:table-cell>
          <table:table-cell table:style-name="ce1" office:value-type="float" office:value="48.8354584">
            <text:p>48,8354584</text:p>
          </table:table-cell>
          <table:table-cell office:value-type="string">
            <text:p>Porte Dorée</text:p>
          </table:table-cell>
          <table:table-cell table:style-name="ce3" table:formula="of:=INT(6370*2*ASIN(SQRT((SIN((RADIANS([.C237])-RADIANS([.I237]))/2)^2)+COS(RADIANS([.C237]))*COS(RADIANS([.I237]))*(SIN(RADIANS([.B237])-RADIANS([.H237]))/2)^2))*1000)" office:value-type="float" office:value="24">
            <text:p>24</text:p>
          </table:table-cell>
          <table:table-cell table:formula="of:=IF([.D237]=[.J237];0;1)" office:value-type="float" office:value="0">
            <text:p>0</text:p>
          </table:table-cell>
          <table:table-cell table:formula="of:=IF(LOWER([.D237])=LOWER([.J237]);0;1)" office:value-type="float" office:value="0">
            <text:p>0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2.28183617255428">
            <text:p>2,2818361726</text:p>
          </table:table-cell>
          <table:table-cell office:value-type="float" office:value="48.877964502968">
            <text:p>48,877964503</text:p>
          </table:table-cell>
          <table:table-cell office:value-type="string">
            <text:p>Porte Maillot</text:p>
          </table:table-cell>
          <table:table-cell office:value-type="string">
            <text:p>PARIS-17EME</text:p>
          </table:table-cell>
          <table:table-cell office:value-type="string">
            <text:p>metro</text:p>
          </table:table-cell>
          <table:table-cell office:value-type="float" office:value="27362239">
            <text:p>27362239</text:p>
          </table:table-cell>
          <table:table-cell table:style-name="ce1" office:value-type="float" office:value="2.2815392">
            <text:p>2,2815392</text:p>
          </table:table-cell>
          <table:table-cell table:style-name="ce1" office:value-type="float" office:value="48.8781189">
            <text:p>48,8781189</text:p>
          </table:table-cell>
          <table:table-cell office:value-type="string">
            <text:p>Porte Maillot</text:p>
          </table:table-cell>
          <table:table-cell table:style-name="ce3" table:formula="of:=INT(6370*2*ASIN(SQRT((SIN((RADIANS([.C238])-RADIANS([.I238]))/2)^2)+COS(RADIANS([.C238]))*COS(RADIANS([.I238]))*(SIN(RADIANS([.B238])-RADIANS([.H238]))/2)^2))*1000)" office:value-type="float" office:value="27">
            <text:p>27</text:p>
          </table:table-cell>
          <table:table-cell table:formula="of:=IF([.D238]=[.J238];0;1)" office:value-type="float" office:value="0">
            <text:p>0</text:p>
          </table:table-cell>
          <table:table-cell table:formula="of:=IF(LOWER([.D238])=LOWER([.J238]);0;1)" office:value-type="float" office:value="0">
            <text:p>0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2.39907689689178">
            <text:p>2,3990768969</text:p>
          </table:table-cell>
          <table:table-cell office:value-type="float" office:value="48.8799349564117">
            <text:p>48,8799349564</text:p>
          </table:table-cell>
          <table:table-cell office:value-type="string">
            <text:p>Pré-Saint-Gervais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64794353">
            <text:p>264794353</text:p>
          </table:table-cell>
          <table:table-cell table:style-name="ce1" office:value-type="float" office:value="2.398934">
            <text:p>2,3989340</text:p>
          </table:table-cell>
          <table:table-cell table:style-name="ce1" office:value-type="float" office:value="48.880001">
            <text:p>48,8800010</text:p>
          </table:table-cell>
          <table:table-cell office:value-type="string">
            <text:p>Pré Saint-Gervais</text:p>
          </table:table-cell>
          <table:table-cell table:style-name="ce3" table:formula="of:=INT(6370*2*ASIN(SQRT((SIN((RADIANS([.C239])-RADIANS([.I239]))/2)^2)+COS(RADIANS([.C239]))*COS(RADIANS([.I239]))*(SIN(RADIANS([.B239])-RADIANS([.H239]))/2)^2))*1000)" office:value-type="float" office:value="12">
            <text:p>12</text:p>
          </table:table-cell>
          <table:table-cell table:formula="of:=IF([.D239]=[.J239];0;1)" office:value-type="float" office:value="1">
            <text:p>1</text:p>
          </table:table-cell>
          <table:table-cell table:formula="of:=IF(LOWER([.D239])=LOWER([.J239]);0;1)" office:value-type="float" office:value="1">
            <text:p>1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2.33366506577888">
            <text:p>2,3336650658</text:p>
          </table:table-cell>
          <table:table-cell office:value-type="float" office:value="48.8669463020695">
            <text:p>48,8669463021</text:p>
          </table:table-cell>
          <table:table-cell office:value-type="string">
            <text:p>Pyramides</text:p>
          </table:table-cell>
          <table:table-cell office:value-type="string">
            <text:p>PARIS-01ER</text:p>
          </table:table-cell>
          <table:table-cell office:value-type="string">
            <text:p>metro</text:p>
          </table:table-cell>
          <table:table-cell office:value-type="float" office:value="264494507">
            <text:p>264494507</text:p>
          </table:table-cell>
          <table:table-cell table:style-name="ce1" office:value-type="float" office:value="2.3344599">
            <text:p>2,3344599</text:p>
          </table:table-cell>
          <table:table-cell table:style-name="ce1" office:value-type="float" office:value="48.8656737">
            <text:p>48,8656737</text:p>
          </table:table-cell>
          <table:table-cell office:value-type="string">
            <text:p>Pyramides</text:p>
          </table:table-cell>
          <table:table-cell table:style-name="ce3" table:formula="of:=INT(6370*2*ASIN(SQRT((SIN((RADIANS([.C240])-RADIANS([.I240]))/2)^2)+COS(RADIANS([.C240]))*COS(RADIANS([.I240]))*(SIN(RADIANS([.B240])-RADIANS([.H240]))/2)^2))*1000)" office:value-type="float" office:value="152">
            <text:p>152</text:p>
          </table:table-cell>
          <table:table-cell table:formula="of:=IF([.D240]=[.J240];0;1)" office:value-type="float" office:value="0">
            <text:p>0</text:p>
          </table:table-cell>
          <table:table-cell table:formula="of:=IF(LOWER([.D240])=LOWER([.J240]);0;1)" office:value-type="float" office:value="0">
            <text:p>0</text:p>
          </table:table-cell>
        </table:table-row>
        <table:table-row table:style-name="ro1">
          <table:table-cell office:value-type="float" office:value="50047">
            <text:p>50047</text:p>
          </table:table-cell>
          <table:table-cell office:value-type="float" office:value="2.33366506577888">
            <text:p>2,3336650658</text:p>
          </table:table-cell>
          <table:table-cell office:value-type="float" office:value="48.8669463020695">
            <text:p>48,8669463021</text:p>
          </table:table-cell>
          <table:table-cell office:value-type="string">
            <text:p>Pyramides</text:p>
          </table:table-cell>
          <table:table-cell office:value-type="string">
            <text:p>PARIS-02EME</text:p>
          </table:table-cell>
          <table:table-cell office:value-type="string">
            <text:p>metro</text:p>
          </table:table-cell>
          <table:table-cell office:value-type="float" office:value="264494507">
            <text:p>264494507</text:p>
          </table:table-cell>
          <table:table-cell table:style-name="ce1" office:value-type="float" office:value="2.3344599">
            <text:p>2,3344599</text:p>
          </table:table-cell>
          <table:table-cell table:style-name="ce1" office:value-type="float" office:value="48.8656737">
            <text:p>48,8656737</text:p>
          </table:table-cell>
          <table:table-cell office:value-type="string">
            <text:p>Pyramides</text:p>
          </table:table-cell>
          <table:table-cell table:style-name="ce3" table:formula="of:=INT(6370*2*ASIN(SQRT((SIN((RADIANS([.C241])-RADIANS([.I241]))/2)^2)+COS(RADIANS([.C241]))*COS(RADIANS([.I241]))*(SIN(RADIANS([.B241])-RADIANS([.H241]))/2)^2))*1000)" office:value-type="float" office:value="152">
            <text:p>152</text:p>
          </table:table-cell>
          <table:table-cell table:formula="of:=IF([.D241]=[.J241];0;1)" office:value-type="float" office:value="0">
            <text:p>0</text:p>
          </table:table-cell>
          <table:table-cell table:formula="of:=IF(LOWER([.D241])=LOWER([.J241]);0;1)" office:value-type="float" office:value="0">
            <text:p>0</text:p>
          </table:table-cell>
        </table:table-row>
        <table:table-row table:style-name="ro1">
          <table:table-cell office:value-type="float" office:value="55330">
            <text:p>55330</text:p>
          </table:table-cell>
          <table:table-cell office:value-type="float" office:value="2.38488983901602">
            <text:p>2,384889839</text:p>
          </table:table-cell>
          <table:table-cell office:value-type="float" office:value="48.8738907818268">
            <text:p>48,8738907818</text:p>
          </table:table-cell>
          <table:table-cell office:value-type="string">
            <text:p>Pyrenees</text:p>
          </table:table-cell>
          <table:table-cell office:value-type="string">
            <text:p>PARIS-20EME</text:p>
          </table:table-cell>
          <table:table-cell office:value-type="string">
            <text:p>metro</text:p>
          </table:table-cell>
          <table:table-cell office:value-type="float" office:value="264690372">
            <text:p>264690372</text:p>
          </table:table-cell>
          <table:table-cell table:style-name="ce1" office:value-type="float" office:value="2.3850847">
            <text:p>2,3850847</text:p>
          </table:table-cell>
          <table:table-cell table:style-name="ce1" office:value-type="float" office:value="48.8738078">
            <text:p>48,8738078</text:p>
          </table:table-cell>
          <table:table-cell office:value-type="string">
            <text:p>Pyrénées</text:p>
          </table:table-cell>
          <table:table-cell table:style-name="ce3" table:formula="of:=INT(6370*2*ASIN(SQRT((SIN((RADIANS([.C242])-RADIANS([.I242]))/2)^2)+COS(RADIANS([.C242]))*COS(RADIANS([.I242]))*(SIN(RADIANS([.B242])-RADIANS([.H242]))/2)^2))*1000)" office:value-type="float" office:value="16">
            <text:p>16</text:p>
          </table:table-cell>
          <table:table-cell table:formula="of:=IF([.D242]=[.J242];0;1)" office:value-type="float" office:value="1">
            <text:p>1</text:p>
          </table:table-cell>
          <table:table-cell table:formula="of:=IF(LOWER([.D242])=LOWER([.J242]);0;1)" office:value-type="float" office:value="1">
            <text:p>1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2.37378388489769">
            <text:p>2,3737838849</text:p>
          </table:table-cell>
          <table:table-cell office:value-type="float" office:value="48.8373989542089">
            <text:p>48,8373989542</text:p>
          </table:table-cell>
          <table:table-cell office:value-type="string">
            <text:p>Quai de la Gare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35374383">
            <text:p>235374383</text:p>
          </table:table-cell>
          <table:table-cell table:style-name="ce1" office:value-type="float" office:value="2.3729129">
            <text:p>2,3729129</text:p>
          </table:table-cell>
          <table:table-cell table:style-name="ce1" office:value-type="float" office:value="48.837075">
            <text:p>48,8370750</text:p>
          </table:table-cell>
          <table:table-cell office:value-type="string">
            <text:p>Quai de la Gare</text:p>
          </table:table-cell>
          <table:table-cell table:style-name="ce3" table:formula="of:=INT(6370*2*ASIN(SQRT((SIN((RADIANS([.C243])-RADIANS([.I243]))/2)^2)+COS(RADIANS([.C243]))*COS(RADIANS([.I243]))*(SIN(RADIANS([.B243])-RADIANS([.H243]))/2)^2))*1000)" office:value-type="float" office:value="73">
            <text:p>73</text:p>
          </table:table-cell>
          <table:table-cell table:formula="of:=IF([.D243]=[.J243];0;1)" office:value-type="float" office:value="0">
            <text:p>0</text:p>
          </table:table-cell>
          <table:table-cell table:formula="of:=IF(LOWER([.D243])=LOWER([.J243]);0;1)" office:value-type="float" office:value="0">
            <text:p>0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2.36703563413483">
            <text:p>2,3670356341</text:p>
          </table:table-cell>
          <table:table-cell office:value-type="float" office:value="48.8457951983436">
            <text:p>48,8457951983</text:p>
          </table:table-cell>
          <table:table-cell office:value-type="string">
            <text:p>Quai de la Rapée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58068724">
            <text:p>258068724</text:p>
          </table:table-cell>
          <table:table-cell table:style-name="ce1" office:value-type="float" office:value="2.3659107">
            <text:p>2,3659107</text:p>
          </table:table-cell>
          <table:table-cell table:style-name="ce1" office:value-type="float" office:value="48.846474">
            <text:p>48,8464740</text:p>
          </table:table-cell>
          <table:table-cell office:value-type="string">
            <text:p>Quai de la Rapée</text:p>
          </table:table-cell>
          <table:table-cell table:style-name="ce3" table:formula="of:=INT(6370*2*ASIN(SQRT((SIN((RADIANS([.C244])-RADIANS([.I244]))/2)^2)+COS(RADIANS([.C244]))*COS(RADIANS([.I244]))*(SIN(RADIANS([.B244])-RADIANS([.H244]))/2)^2))*1000)" office:value-type="float" office:value="111">
            <text:p>111</text:p>
          </table:table-cell>
          <table:table-cell table:formula="of:=IF([.D244]=[.J244];0;1)" office:value-type="float" office:value="0">
            <text:p>0</text:p>
          </table:table-cell>
          <table:table-cell table:formula="of:=IF(LOWER([.D244])=LOWER([.J244]);0;1)" office:value-type="float" office:value="0">
            <text:p>0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2.33574247484458">
            <text:p>2,3357424748</text:p>
          </table:table-cell>
          <table:table-cell office:value-type="float" office:value="48.8693729306069">
            <text:p>48,8693729306</text:p>
          </table:table-cell>
          <table:table-cell office:value-type="string">
            <text:p>Quatre Septembre</text:p>
          </table:table-cell>
          <table:table-cell office:value-type="string">
            <text:p>PARIS-02EME</text:p>
          </table:table-cell>
          <table:table-cell office:value-type="string">
            <text:p>metro</text:p>
          </table:table-cell>
          <table:table-cell office:value-type="float" office:value="243510335">
            <text:p>243510335</text:p>
          </table:table-cell>
          <table:table-cell table:style-name="ce1" office:value-type="float" office:value="2.3367072">
            <text:p>2,3367072</text:p>
          </table:table-cell>
          <table:table-cell table:style-name="ce1" office:value-type="float" office:value="48.8695654">
            <text:p>48,8695654</text:p>
          </table:table-cell>
          <table:table-cell office:value-type="string">
            <text:p>Quatre Septembre</text:p>
          </table:table-cell>
          <table:table-cell table:style-name="ce3" table:formula="of:=INT(6370*2*ASIN(SQRT((SIN((RADIANS([.C245])-RADIANS([.I245]))/2)^2)+COS(RADIANS([.C245]))*COS(RADIANS([.I245]))*(SIN(RADIANS([.B245])-RADIANS([.H245]))/2)^2))*1000)" office:value-type="float" office:value="73">
            <text:p>73</text:p>
          </table:table-cell>
          <table:table-cell table:formula="of:=IF([.D245]=[.J245];0;1)" office:value-type="float" office:value="0">
            <text:p>0</text:p>
          </table:table-cell>
          <table:table-cell table:formula="of:=IF(LOWER([.D245])=LOWER([.J245]);0;1)" office:value-type="float" office:value="0">
            <text:p>0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2.35350496222254">
            <text:p>2,3535049622</text:p>
          </table:table-cell>
          <table:table-cell office:value-type="float" office:value="48.8614000355035">
            <text:p>48,8614000355</text:p>
          </table:table-cell>
          <table:table-cell office:value-type="string">
            <text:p>Rambuteau</text:p>
          </table:table-cell>
          <table:table-cell office:value-type="string">
            <text:p>PARIS-04EME</text:p>
          </table:table-cell>
          <table:table-cell office:value-type="string">
            <text:p>metro</text:p>
          </table:table-cell>
          <table:table-cell office:value-type="float" office:value="264592424">
            <text:p>264592424</text:p>
          </table:table-cell>
          <table:table-cell table:style-name="ce1" office:value-type="float" office:value="2.3535761">
            <text:p>2,3535761</text:p>
          </table:table-cell>
          <table:table-cell table:style-name="ce1" office:value-type="float" office:value="48.861274">
            <text:p>48,8612740</text:p>
          </table:table-cell>
          <table:table-cell office:value-type="string">
            <text:p>Rambuteau</text:p>
          </table:table-cell>
          <table:table-cell table:style-name="ce3" table:formula="of:=INT(6370*2*ASIN(SQRT((SIN((RADIANS([.C246])-RADIANS([.I246]))/2)^2)+COS(RADIANS([.C246]))*COS(RADIANS([.I246]))*(SIN(RADIANS([.B246])-RADIANS([.H246]))/2)^2))*1000)" office:value-type="float" office:value="14">
            <text:p>14</text:p>
          </table:table-cell>
          <table:table-cell table:formula="of:=IF([.D246]=[.J246];0;1)" office:value-type="float" office:value="0">
            <text:p>0</text:p>
          </table:table-cell>
          <table:table-cell table:formula="of:=IF(LOWER([.D246])=LOWER([.J246]);0;1)" office:value-type="float" office:value="0">
            <text:p>0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office:value-type="float" office:value="2.26997975035107">
            <text:p>2,2699797504</text:p>
          </table:table-cell>
          <table:table-cell office:value-type="float" office:value="48.8553920307943">
            <text:p>48,8553920308</text:p>
          </table:table-cell>
          <table:table-cell office:value-type="string">
            <text:p>Ranelagh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7425">
            <text:p>260767425</text:p>
          </table:table-cell>
          <table:table-cell table:style-name="ce1" office:value-type="float" office:value="2.2702166">
            <text:p>2,2702166</text:p>
          </table:table-cell>
          <table:table-cell table:style-name="ce1" office:value-type="float" office:value="48.8555764">
            <text:p>48,8555764</text:p>
          </table:table-cell>
          <table:table-cell office:value-type="string">
            <text:p>Ranelagh</text:p>
          </table:table-cell>
          <table:table-cell table:style-name="ce3" table:formula="of:=INT(6370*2*ASIN(SQRT((SIN((RADIANS([.C247])-RADIANS([.I247]))/2)^2)+COS(RADIANS([.C247]))*COS(RADIANS([.I247]))*(SIN(RADIANS([.B247])-RADIANS([.H247]))/2)^2))*1000)" office:value-type="float" office:value="26">
            <text:p>26</text:p>
          </table:table-cell>
          <table:table-cell table:formula="of:=IF([.D247]=[.J247];0;1)" office:value-type="float" office:value="0">
            <text:p>0</text:p>
          </table:table-cell>
          <table:table-cell table:formula="of:=IF(LOWER([.D247])=LOWER([.J247]);0;1)" office:value-type="float" office:value="0">
            <text:p>0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2.33058309684112">
            <text:p>2,3305830968</text:p>
          </table:table-cell>
          <table:table-cell office:value-type="float" office:value="48.8389637143162">
            <text:p>48,8389637143</text:p>
          </table:table-cell>
          <table:table-cell office:value-type="string">
            <text:p>Raspail</text:p>
          </table:table-cell>
          <table:table-cell office:value-type="string">
            <text:p>PARIS-14EME</text:p>
          </table:table-cell>
          <table:table-cell office:value-type="string">
            <text:p>metro</text:p>
          </table:table-cell>
          <table:table-cell office:value-type="float" office:value="220289389">
            <text:p>220289389</text:p>
          </table:table-cell>
          <table:table-cell table:style-name="ce1" office:value-type="float" office:value="2.3308032">
            <text:p>2,3308032</text:p>
          </table:table-cell>
          <table:table-cell table:style-name="ce1" office:value-type="float" office:value="48.8389018">
            <text:p>48,8389018</text:p>
          </table:table-cell>
          <table:table-cell office:value-type="string">
            <text:p>Raspail</text:p>
          </table:table-cell>
          <table:table-cell table:style-name="ce3" table:formula="of:=INT(6370*2*ASIN(SQRT((SIN((RADIANS([.C248])-RADIANS([.I248]))/2)^2)+COS(RADIANS([.C248]))*COS(RADIANS([.I248]))*(SIN(RADIANS([.B248])-RADIANS([.H248]))/2)^2))*1000)" office:value-type="float" office:value="17">
            <text:p>17</text:p>
          </table:table-cell>
          <table:table-cell table:formula="of:=IF([.D248]=[.J248];0;1)" office:value-type="float" office:value="0">
            <text:p>0</text:p>
          </table:table-cell>
          <table:table-cell table:formula="of:=IF(LOWER([.D248])=LOWER([.J248]);0;1)" office:value-type="float" office:value="0">
            <text:p>0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2.35203525525425">
            <text:p>2,3520352553</text:p>
          </table:table-cell>
          <table:table-cell office:value-type="float" office:value="48.8663118301881">
            <text:p>48,8663118302</text:p>
          </table:table-cell>
          <table:table-cell office:value-type="string">
            <text:p>Réaumur-Sébastopol</text:p>
          </table:table-cell>
          <table:table-cell office:value-type="string">
            <text:p>PARIS-02EME</text:p>
          </table:table-cell>
          <table:table-cell office:value-type="string">
            <text:p>metro</text:p>
          </table:table-cell>
          <table:table-cell office:value-type="float" office:value="243507794">
            <text:p>243507794</text:p>
          </table:table-cell>
          <table:table-cell table:style-name="ce1" office:value-type="float" office:value="2.3524557">
            <text:p>2,3524557</text:p>
          </table:table-cell>
          <table:table-cell table:style-name="ce1" office:value-type="float" office:value="48.866302">
            <text:p>48,8663020</text:p>
          </table:table-cell>
          <table:table-cell office:value-type="string">
            <text:p>Réaumur – Sébastopol</text:p>
          </table:table-cell>
          <table:table-cell table:style-name="ce3" table:formula="of:=INT(6370*2*ASIN(SQRT((SIN((RADIANS([.C249])-RADIANS([.I249]))/2)^2)+COS(RADIANS([.C249]))*COS(RADIANS([.I249]))*(SIN(RADIANS([.B249])-RADIANS([.H249]))/2)^2))*1000)" office:value-type="float" office:value="30">
            <text:p>30</text:p>
          </table:table-cell>
          <table:table-cell table:formula="of:=IF([.D249]=[.J249];0;1)" office:value-type="float" office:value="1">
            <text:p>1</text:p>
          </table:table-cell>
          <table:table-cell table:formula="of:=IF(LOWER([.D249])=LOWER([.J249]);0;1)" office:value-type="float" office:value="1">
            <text:p>1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float" office:value="2.32808305123987">
            <text:p>2,3280830512</text:p>
          </table:table-cell>
          <table:table-cell office:value-type="float" office:value="48.8480544328681">
            <text:p>48,8480544329</text:p>
          </table:table-cell>
          <table:table-cell office:value-type="string">
            <text:p>Rennes</text:p>
          </table:table-cell>
          <table:table-cell office:value-type="string">
            <text:p>PARIS-06EME</text:p>
          </table:table-cell>
          <table:table-cell office:value-type="string">
            <text:p>metro</text:p>
          </table:table-cell>
          <table:table-cell office:value-type="float" office:value="263499468">
            <text:p>263499468</text:p>
          </table:table-cell>
          <table:table-cell table:style-name="ce1" office:value-type="float" office:value="2.3277965">
            <text:p>2,3277965</text:p>
          </table:table-cell>
          <table:table-cell table:style-name="ce1" office:value-type="float" office:value="48.8481026">
            <text:p>48,8481026</text:p>
          </table:table-cell>
          <table:table-cell office:value-type="string">
            <text:p>Rennes</text:p>
          </table:table-cell>
          <table:table-cell table:style-name="ce3" table:formula="of:=INT(6370*2*ASIN(SQRT((SIN((RADIANS([.C250])-RADIANS([.I250]))/2)^2)+COS(RADIANS([.C250]))*COS(RADIANS([.I250]))*(SIN(RADIANS([.B250])-RADIANS([.H250]))/2)^2))*1000)" office:value-type="float" office:value="21">
            <text:p>21</text:p>
          </table:table-cell>
          <table:table-cell table:formula="of:=IF([.D250]=[.J250];0;1)" office:value-type="float" office:value="0">
            <text:p>0</text:p>
          </table:table-cell>
          <table:table-cell table:formula="of:=IF(LOWER([.D250])=LOWER([.J250]);0;1)" office:value-type="float" office:value="0">
            <text:p>0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2.36366959820676">
            <text:p>2,3636695982</text:p>
          </table:table-cell>
          <table:table-cell office:value-type="float" office:value="48.8674860390566">
            <text:p>48,8674860391</text:p>
          </table:table-cell>
          <table:table-cell office:value-type="string">
            <text:p>République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43507791">
            <text:p>243507791</text:p>
          </table:table-cell>
          <table:table-cell table:style-name="ce1" office:value-type="float" office:value="2.364598">
            <text:p>2,3645980</text:p>
          </table:table-cell>
          <table:table-cell table:style-name="ce1" office:value-type="float" office:value="48.8673061">
            <text:p>48,8673061</text:p>
          </table:table-cell>
          <table:table-cell office:value-type="string">
            <text:p>République</text:p>
          </table:table-cell>
          <table:table-cell table:style-name="ce3" table:formula="of:=INT(6370*2*ASIN(SQRT((SIN((RADIANS([.C251])-RADIANS([.I251]))/2)^2)+COS(RADIANS([.C251]))*COS(RADIANS([.I251]))*(SIN(RADIANS([.B251])-RADIANS([.H251]))/2)^2))*1000)" office:value-type="float" office:value="70">
            <text:p>70</text:p>
          </table:table-cell>
          <table:table-cell table:formula="of:=IF([.D251]=[.J251];0;1)" office:value-type="float" office:value="0">
            <text:p>0</text:p>
          </table:table-cell>
          <table:table-cell table:formula="of:=IF(LOWER([.D251])=LOWER([.J251]);0;1)" office:value-type="float" office:value="0">
            <text:p>0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2.38611818658013">
            <text:p>2,3861181866</text:p>
          </table:table-cell>
          <table:table-cell office:value-type="float" office:value="48.8472381327386">
            <text:p>48,8472381327</text:p>
          </table:table-cell>
          <table:table-cell office:value-type="string">
            <text:p>Reuilly-Diderot</text:p>
          </table:table-cell>
          <table:table-cell office:value-type="string">
            <text:p>PARIS-12EME</text:p>
          </table:table-cell>
          <table:table-cell office:value-type="string">
            <text:p>metro</text:p>
          </table:table-cell>
          <table:table-cell office:value-type="float" office:value="27371892">
            <text:p>27371892</text:p>
          </table:table-cell>
          <table:table-cell table:style-name="ce1" office:value-type="float" office:value="2.3866995">
            <text:p>2,3866995</text:p>
          </table:table-cell>
          <table:table-cell table:style-name="ce1" office:value-type="float" office:value="48.8472696">
            <text:p>48,8472696</text:p>
          </table:table-cell>
          <table:table-cell office:value-type="string">
            <text:p>Reuilly – Diderot</text:p>
          </table:table-cell>
          <table:table-cell table:style-name="ce3" table:formula="of:=INT(6370*2*ASIN(SQRT((SIN((RADIANS([.C252])-RADIANS([.I252]))/2)^2)+COS(RADIANS([.C252]))*COS(RADIANS([.I252]))*(SIN(RADIANS([.B252])-RADIANS([.H252]))/2)^2))*1000)" office:value-type="float" office:value="42">
            <text:p>42</text:p>
          </table:table-cell>
          <table:table-cell table:formula="of:=IF([.D252]=[.J252];0;1)" office:value-type="float" office:value="1">
            <text:p>1</text:p>
          </table:table-cell>
          <table:table-cell table:formula="of:=IF(LOWER([.D252])=LOWER([.J252]);0;1)" office:value-type="float" office:value="1">
            <text:p>1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2.3720977804711">
            <text:p>2,3720977805</text:p>
          </table:table-cell>
          <table:table-cell office:value-type="float" office:value="48.8608927535125">
            <text:p>48,8608927535</text:p>
          </table:table-cell>
          <table:table-cell office:value-type="string">
            <text:p>Richard-Lenoir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64769297">
            <text:p>264769297</text:p>
          </table:table-cell>
          <table:table-cell table:style-name="ce1" office:value-type="float" office:value="2.3721323">
            <text:p>2,3721323</text:p>
          </table:table-cell>
          <table:table-cell table:style-name="ce1" office:value-type="float" office:value="48.8602039">
            <text:p>48,8602039</text:p>
          </table:table-cell>
          <table:table-cell office:value-type="string">
            <text:p>Richard Lenoir</text:p>
          </table:table-cell>
          <table:table-cell table:style-name="ce3" table:formula="of:=INT(6370*2*ASIN(SQRT((SIN((RADIANS([.C253])-RADIANS([.I253]))/2)^2)+COS(RADIANS([.C253]))*COS(RADIANS([.I253]))*(SIN(RADIANS([.B253])-RADIANS([.H253]))/2)^2))*1000)" office:value-type="float" office:value="76">
            <text:p>76</text:p>
          </table:table-cell>
          <table:table-cell table:formula="of:=IF([.D253]=[.J253];0;1)" office:value-type="float" office:value="1">
            <text:p>1</text:p>
          </table:table-cell>
          <table:table-cell table:formula="of:=IF(LOWER([.D253])=LOWER([.J253]);0;1)" office:value-type="float" office:value="1">
            <text:p>1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float" office:value="2.33908809977413">
            <text:p>2,3390880998</text:p>
          </table:table-cell>
          <table:table-cell office:value-type="float" office:value="48.8720139171377">
            <text:p>48,8720139171</text:p>
          </table:table-cell>
          <table:table-cell office:value-type="string">
            <text:p>Richelieu-Drouot</text:p>
          </table:table-cell>
          <table:table-cell office:value-type="string">
            <text:p>PARIS-09EME</text:p>
          </table:table-cell>
          <table:table-cell office:value-type="string">
            <text:p>metro</text:p>
          </table:table-cell>
          <table:table-cell office:value-type="float" office:value="256897080">
            <text:p>256897080</text:p>
          </table:table-cell>
          <table:table-cell table:style-name="ce1" office:value-type="float" office:value="2.3395091">
            <text:p>2,3395091</text:p>
          </table:table-cell>
          <table:table-cell table:style-name="ce1" office:value-type="float" office:value="48.8720176">
            <text:p>48,8720176</text:p>
          </table:table-cell>
          <table:table-cell office:value-type="string">
            <text:p>Richelieu Drouot</text:p>
          </table:table-cell>
          <table:table-cell table:style-name="ce3" table:formula="of:=INT(6370*2*ASIN(SQRT((SIN((RADIANS([.C254])-RADIANS([.I254]))/2)^2)+COS(RADIANS([.C254]))*COS(RADIANS([.I254]))*(SIN(RADIANS([.B254])-RADIANS([.H254]))/2)^2))*1000)" office:value-type="float" office:value="30">
            <text:p>30</text:p>
          </table:table-cell>
          <table:table-cell table:formula="of:=IF([.D254]=[.J254];0;1)" office:value-type="float" office:value="1">
            <text:p>1</text:p>
          </table:table-cell>
          <table:table-cell table:formula="of:=IF(LOWER([.D254])=LOWER([.J254]);0;1)" office:value-type="float" office:value="1">
            <text:p>1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2.37448742568144">
            <text:p>2,3744874257</text:p>
          </table:table-cell>
          <table:table-cell office:value-type="float" office:value="48.8881235581407">
            <text:p>48,8881235581</text:p>
          </table:table-cell>
          <table:table-cell office:value-type="string">
            <text:p>Riquet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64776028">
            <text:p>264776028</text:p>
          </table:table-cell>
          <table:table-cell table:style-name="ce1" office:value-type="float" office:value="2.3740693">
            <text:p>2,3740693</text:p>
          </table:table-cell>
          <table:table-cell table:style-name="ce1" office:value-type="float" office:value="48.8885069">
            <text:p>48,8885069</text:p>
          </table:table-cell>
          <table:table-cell office:value-type="string">
            <text:p>Riquet</text:p>
          </table:table-cell>
          <table:table-cell table:style-name="ce3" table:formula="of:=INT(6370*2*ASIN(SQRT((SIN((RADIANS([.C255])-RADIANS([.I255]))/2)^2)+COS(RADIANS([.C255]))*COS(RADIANS([.I255]))*(SIN(RADIANS([.B255])-RADIANS([.H255]))/2)^2))*1000)" office:value-type="float" office:value="52">
            <text:p>52</text:p>
          </table:table-cell>
          <table:table-cell table:formula="of:=IF([.D255]=[.J255];0;1)" office:value-type="float" office:value="0">
            <text:p>0</text:p>
          </table:table-cell>
          <table:table-cell table:formula="of:=IF(LOWER([.D255])=LOWER([.J255]);0;1)" office:value-type="float" office:value="0">
            <text:p>0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2.42355673885079">
            <text:p>2,4235567389</text:p>
          </table:table-cell>
          <table:table-cell office:value-type="float" office:value="48.85556400483">
            <text:p>48,8555640048</text:p>
          </table:table-cell>
          <table:table-cell office:value-type="string">
            <text:p>Robespierre</text:p>
          </table:table-cell>
          <table:table-cell office:value-type="string">
            <text:p>MONTREUIL</text:p>
          </table:table-cell>
          <table:table-cell office:value-type="string">
            <text:p>metro</text:p>
          </table:table-cell>
          <table:table-cell office:value-type="float" office:value="256442845">
            <text:p>256442845</text:p>
          </table:table-cell>
          <table:table-cell table:style-name="ce1" office:value-type="float" office:value="2.4237108">
            <text:p>2,4237108</text:p>
          </table:table-cell>
          <table:table-cell table:style-name="ce1" office:value-type="float" office:value="48.8558145">
            <text:p>48,8558145</text:p>
          </table:table-cell>
          <table:table-cell office:value-type="string">
            <text:p>Robespierre</text:p>
          </table:table-cell>
          <table:table-cell table:style-name="ce3" table:formula="of:=INT(6370*2*ASIN(SQRT((SIN((RADIANS([.C256])-RADIANS([.I256]))/2)^2)+COS(RADIANS([.C256]))*COS(RADIANS([.I256]))*(SIN(RADIANS([.B256])-RADIANS([.H256]))/2)^2))*1000)" office:value-type="float" office:value="30">
            <text:p>30</text:p>
          </table:table-cell>
          <table:table-cell table:formula="of:=IF([.D256]=[.J256];0;1)" office:value-type="float" office:value="0">
            <text:p>0</text:p>
          </table:table-cell>
          <table:table-cell table:formula="of:=IF(LOWER([.D256])=LOWER([.J256]);0;1)" office:value-type="float" office:value="0">
            <text:p>0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2.32098414419979">
            <text:p>2,3209841442</text:p>
          </table:table-cell>
          <table:table-cell office:value-type="float" office:value="48.8825292240735">
            <text:p>48,8825292241</text:p>
          </table:table-cell>
          <table:table-cell office:value-type="string">
            <text:p>Rome</text:p>
          </table:table-cell>
          <table:table-cell office:value-type="string">
            <text:p>PARIS-17EME</text:p>
          </table:table-cell>
          <table:table-cell office:value-type="string">
            <text:p>metro</text:p>
          </table:table-cell>
          <table:table-cell office:value-type="float" office:value="243496028">
            <text:p>243496028</text:p>
          </table:table-cell>
          <table:table-cell table:style-name="ce1" office:value-type="float" office:value="2.322122">
            <text:p>2,3221220</text:p>
          </table:table-cell>
          <table:table-cell table:style-name="ce1" office:value-type="float" office:value="48.8824462">
            <text:p>48,8824462</text:p>
          </table:table-cell>
          <table:table-cell office:value-type="string">
            <text:p>Rome</text:p>
          </table:table-cell>
          <table:table-cell table:style-name="ce3" table:formula="of:=INT(6370*2*ASIN(SQRT((SIN((RADIANS([.C257])-RADIANS([.I257]))/2)^2)+COS(RADIANS([.C257]))*COS(RADIANS([.I257]))*(SIN(RADIANS([.B257])-RADIANS([.H257]))/2)^2))*1000)" office:value-type="float" office:value="83">
            <text:p>83</text:p>
          </table:table-cell>
          <table:table-cell table:formula="of:=IF([.D257]=[.J257];0;1)" office:value-type="float" office:value="0">
            <text:p>0</text:p>
          </table:table-cell>
          <table:table-cell table:formula="of:=IF(LOWER([.D257])=LOWER([.J257]);0;1)" office:value-type="float" office:value="0">
            <text:p>0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2.27762632943271">
            <text:p>2,2776263294</text:p>
          </table:table-cell>
          <table:table-cell office:value-type="float" office:value="48.8641004131627">
            <text:p>48,8641004132</text:p>
          </table:table-cell>
          <table:table-cell office:value-type="string">
            <text:p>Rue de la Pompe (Avenue Georges Mandel)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7423">
            <text:p>260767423</text:p>
          </table:table-cell>
          <table:table-cell table:style-name="ce1" office:value-type="float" office:value="2.2780859">
            <text:p>2,2780859</text:p>
          </table:table-cell>
          <table:table-cell table:style-name="ce1" office:value-type="float" office:value="48.8640063">
            <text:p>48,8640063</text:p>
          </table:table-cell>
          <table:table-cell office:value-type="string">
            <text:p>Rue de la Pompe</text:p>
          </table:table-cell>
          <table:table-cell table:style-name="ce3" table:formula="of:=INT(6370*2*ASIN(SQRT((SIN((RADIANS([.C258])-RADIANS([.I258]))/2)^2)+COS(RADIANS([.C258]))*COS(RADIANS([.I258]))*(SIN(RADIANS([.B258])-RADIANS([.H258]))/2)^2))*1000)" office:value-type="float" office:value="35">
            <text:p>35</text:p>
          </table:table-cell>
          <table:table-cell table:formula="of:=IF([.D258]=[.J258];0;1)" office:value-type="float" office:value="1">
            <text:p>1</text:p>
          </table:table-cell>
          <table:table-cell table:formula="of:=IF(LOWER([.D258])=LOWER([.J258]);0;1)" office:value-type="float" office:value="1">
            <text:p>1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2.38914280457034">
            <text:p>2,3891428046</text:p>
          </table:table-cell>
          <table:table-cell office:value-type="float" office:value="48.8521417733756">
            <text:p>48,8521417734</text:p>
          </table:table-cell>
          <table:table-cell office:value-type="string">
            <text:p>Rue des Boulets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56443205">
            <text:p>256443205</text:p>
          </table:table-cell>
          <table:table-cell table:style-name="ce1" office:value-type="float" office:value="2.3887914">
            <text:p>2,3887914</text:p>
          </table:table-cell>
          <table:table-cell table:style-name="ce1" office:value-type="float" office:value="48.8525808">
            <text:p>48,8525808</text:p>
          </table:table-cell>
          <table:table-cell office:value-type="string">
            <text:p>Rue des Boulets</text:p>
          </table:table-cell>
          <table:table-cell table:style-name="ce3" table:formula="of:=INT(6370*2*ASIN(SQRT((SIN((RADIANS([.C259])-RADIANS([.I259]))/2)^2)+COS(RADIANS([.C259]))*COS(RADIANS([.I259]))*(SIN(RADIANS([.B259])-RADIANS([.H259]))/2)^2))*1000)" office:value-type="float" office:value="55">
            <text:p>55</text:p>
          </table:table-cell>
          <table:table-cell table:formula="of:=IF([.D259]=[.J259];0;1)" office:value-type="float" office:value="0">
            <text:p>0</text:p>
          </table:table-cell>
          <table:table-cell table:formula="of:=IF(LOWER([.D259])=LOWER([.J259]);0;1)" office:value-type="float" office:value="0">
            <text:p>0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2.32556882179391">
            <text:p>2,3255688218</text:p>
          </table:table-cell>
          <table:table-cell office:value-type="float" office:value="48.8557564721823">
            <text:p>48,8557564722</text:p>
          </table:table-cell>
          <table:table-cell office:value-type="string">
            <text:p>Rue du Bac</text:p>
          </table:table-cell>
          <table:table-cell office:value-type="string">
            <text:p>PARIS-07EME</text:p>
          </table:table-cell>
          <table:table-cell office:value-type="string">
            <text:p>metro</text:p>
          </table:table-cell>
          <table:table-cell office:value-type="float" office:value="264495553">
            <text:p>264495553</text:p>
          </table:table-cell>
          <table:table-cell table:style-name="ce1" office:value-type="float" office:value="2.3256659">
            <text:p>2,3256659</text:p>
          </table:table-cell>
          <table:table-cell table:style-name="ce1" office:value-type="float" office:value="48.8557241">
            <text:p>48,8557241</text:p>
          </table:table-cell>
          <table:table-cell office:value-type="string">
            <text:p>Rue du Bac</text:p>
          </table:table-cell>
          <table:table-cell table:style-name="ce3" table:formula="of:=INT(6370*2*ASIN(SQRT((SIN((RADIANS([.C260])-RADIANS([.I260]))/2)^2)+COS(RADIANS([.C260]))*COS(RADIANS([.I260]))*(SIN(RADIANS([.B260])-RADIANS([.H260]))/2)^2))*1000)" office:value-type="float" office:value="7">
            <text:p>7</text:p>
          </table:table-cell>
          <table:table-cell table:formula="of:=IF([.D260]=[.J260];0;1)" office:value-type="float" office:value="0">
            <text:p>0</text:p>
          </table:table-cell>
          <table:table-cell table:formula="of:=IF(LOWER([.D260])=LOWER([.J260]);0;1)" office:value-type="float" office:value="0">
            <text:p>0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2.3800732957954">
            <text:p>2,3800732958</text:p>
          </table:table-cell>
          <table:table-cell office:value-type="float" office:value="48.8639878079442">
            <text:p>48,8639878079</text:p>
          </table:table-cell>
          <table:table-cell office:value-type="string">
            <text:p>Rue Saint-Maur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43507789">
            <text:p>243507789</text:p>
          </table:table-cell>
          <table:table-cell table:style-name="ce1" office:value-type="float" office:value="2.3794597">
            <text:p>2,3794597</text:p>
          </table:table-cell>
          <table:table-cell table:style-name="ce1" office:value-type="float" office:value="48.864302">
            <text:p>48,8643020</text:p>
          </table:table-cell>
          <table:table-cell office:value-type="string">
            <text:p>Rue Saint-Maur</text:p>
          </table:table-cell>
          <table:table-cell table:style-name="ce3" table:formula="of:=INT(6370*2*ASIN(SQRT((SIN((RADIANS([.C261])-RADIANS([.I261]))/2)^2)+COS(RADIANS([.C261]))*COS(RADIANS([.I261]))*(SIN(RADIANS([.B261])-RADIANS([.H261]))/2)^2))*1000)" office:value-type="float" office:value="56">
            <text:p>56</text:p>
          </table:table-cell>
          <table:table-cell table:formula="of:=IF([.D261]=[.J261];0;1)" office:value-type="float" office:value="0">
            <text:p>0</text:p>
          </table:table-cell>
          <table:table-cell table:formula="of:=IF(LOWER([.D261])=LOWER([.J261]);0;1)" office:value-type="float" office:value="0">
            <text:p>0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2.37409760383489">
            <text:p>2,3740976038</text:p>
          </table:table-cell>
          <table:table-cell office:value-type="float" office:value="48.8612121032505">
            <text:p>48,8612121033</text:p>
          </table:table-cell>
          <table:table-cell office:value-type="string">
            <text:p>Saint-Ambroise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56895609">
            <text:p>256895609</text:p>
          </table:table-cell>
          <table:table-cell table:style-name="ce1" office:value-type="float" office:value="2.3747956">
            <text:p>2,3747956</text:p>
          </table:table-cell>
          <table:table-cell table:style-name="ce1" office:value-type="float" office:value="48.8610516">
            <text:p>48,8610516</text:p>
          </table:table-cell>
          <table:table-cell office:value-type="string">
            <text:p>Saint-Ambroise</text:p>
          </table:table-cell>
          <table:table-cell table:style-name="ce3" table:formula="of:=INT(6370*2*ASIN(SQRT((SIN((RADIANS([.C262])-RADIANS([.I262]))/2)^2)+COS(RADIANS([.C262]))*COS(RADIANS([.I262]))*(SIN(RADIANS([.B262])-RADIANS([.H262]))/2)^2))*1000)" office:value-type="float" office:value="54">
            <text:p>54</text:p>
          </table:table-cell>
          <table:table-cell table:formula="of:=IF([.D262]=[.J262];0;1)" office:value-type="float" office:value="0">
            <text:p>0</text:p>
          </table:table-cell>
          <table:table-cell table:formula="of:=IF(LOWER([.D262])=LOWER([.J262]);0;1)" office:value-type="float" office:value="0">
            <text:p>0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2.32043139650991">
            <text:p>2,3204313965</text:p>
          </table:table-cell>
          <table:table-cell office:value-type="float" office:value="48.8746742716311">
            <text:p>48,8746742716</text:p>
          </table:table-cell>
          <table:table-cell office:value-type="string">
            <text:p>Saint-Augustin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256897554">
            <text:p>256897554</text:p>
          </table:table-cell>
          <table:table-cell table:style-name="ce1" office:value-type="float" office:value="2.3197963">
            <text:p>2,3197963</text:p>
          </table:table-cell>
          <table:table-cell table:style-name="ce1" office:value-type="float" office:value="48.874703">
            <text:p>48,8747030</text:p>
          </table:table-cell>
          <table:table-cell office:value-type="string">
            <text:p>Saint-Augustin</text:p>
          </table:table-cell>
          <table:table-cell table:style-name="ce3" table:formula="of:=INT(6370*2*ASIN(SQRT((SIN((RADIANS([.C263])-RADIANS([.I263]))/2)^2)+COS(RADIANS([.C263]))*COS(RADIANS([.I263]))*(SIN(RADIANS([.B263])-RADIANS([.H263]))/2)^2))*1000)" office:value-type="float" office:value="46">
            <text:p>46</text:p>
          </table:table-cell>
          <table:table-cell table:formula="of:=IF([.D263]=[.J263];0;1)" office:value-type="float" office:value="0">
            <text:p>0</text:p>
          </table:table-cell>
          <table:table-cell table:formula="of:=IF(LOWER([.D263])=LOWER([.J263]);0;1)" office:value-type="float" office:value="0">
            <text:p>0</text:p>
          </table:table-cell>
        </table:table-row>
        <table:table-row table:style-name="ro1">
          <table:table-cell office:value-type="float" office:value="22439">
            <text:p>22439</text:p>
          </table:table-cell>
          <table:table-cell office:value-type="float" office:value="2.35741016429387">
            <text:p>2,3574101643</text:p>
          </table:table-cell>
          <table:table-cell office:value-type="float" office:value="48.9296276098426">
            <text:p>48,9296276098</text:p>
          </table:table-cell>
          <table:table-cell office:value-type="string">
            <text:p>Saint-Denis-Porte de Paris</text:p>
          </table:table-cell>
          <table:table-cell office:value-type="string">
            <text:p>SAINT-DENIS</text:p>
          </table:table-cell>
          <table:table-cell office:value-type="string">
            <text:p>metro</text:p>
          </table:table-cell>
          <table:table-cell office:value-type="float" office:value="331523267">
            <text:p>331523267</text:p>
          </table:table-cell>
          <table:table-cell table:style-name="ce1" office:value-type="float" office:value="2.3563841">
            <text:p>2,3563841</text:p>
          </table:table-cell>
          <table:table-cell table:style-name="ce1" office:value-type="float" office:value="48.9301278">
            <text:p>48,9301278</text:p>
          </table:table-cell>
          <table:table-cell office:value-type="string">
            <text:p>Saint-Denis Porte de Paris</text:p>
          </table:table-cell>
          <table:table-cell table:style-name="ce3" table:formula="of:=INT(6370*2*ASIN(SQRT((SIN((RADIANS([.C264])-RADIANS([.I264]))/2)^2)+COS(RADIANS([.C264]))*COS(RADIANS([.I264]))*(SIN(RADIANS([.B264])-RADIANS([.H264]))/2)^2))*1000)" office:value-type="float" office:value="93">
            <text:p>93</text:p>
          </table:table-cell>
          <table:table-cell table:formula="of:=IF([.D264]=[.J264];0;1)" office:value-type="float" office:value="1">
            <text:p>1</text:p>
          </table:table-cell>
          <table:table-cell table:formula="of:=IF(LOWER([.D264])=LOWER([.J264]);0;1)" office:value-type="float" office:value="1">
            <text:p>1</text:p>
          </table:table-cell>
        </table:table-row>
        <table:table-row table:style-name="ro1">
          <table:table-cell office:value-type="float" office:value="50399">
            <text:p>50399</text:p>
          </table:table-cell>
          <table:table-cell office:value-type="float" office:value="2.36235875823436">
            <text:p>2,3623587582</text:p>
          </table:table-cell>
          <table:table-cell office:value-type="float" office:value="48.9456254805762">
            <text:p>48,9456254806</text:p>
          </table:table-cell>
          <table:table-cell office:value-type="string">
            <text:p>Saint-Denis-Universite</text:p>
          </table:table-cell>
          <table:table-cell office:value-type="string">
            <text:p>SAINT-DENIS</text:p>
          </table:table-cell>
          <table:table-cell office:value-type="string">
            <text:p>metro</text:p>
          </table:table-cell>
          <table:table-cell office:value-type="float" office:value="331524254">
            <text:p>331524254</text:p>
          </table:table-cell>
          <table:table-cell table:style-name="ce1" office:value-type="float" office:value="2.3641518">
            <text:p>2,3641518</text:p>
          </table:table-cell>
          <table:table-cell table:style-name="ce1" office:value-type="float" office:value="48.9459311">
            <text:p>48,9459311</text:p>
          </table:table-cell>
          <table:table-cell office:value-type="string">
            <text:p>Saint-Denis Université</text:p>
          </table:table-cell>
          <table:table-cell table:style-name="ce3" table:formula="of:=INT(6370*2*ASIN(SQRT((SIN((RADIANS([.C265])-RADIANS([.I265]))/2)^2)+COS(RADIANS([.C265]))*COS(RADIANS([.I265]))*(SIN(RADIANS([.B265])-RADIANS([.H265]))/2)^2))*1000)" office:value-type="float" office:value="135">
            <text:p>135</text:p>
          </table:table-cell>
          <table:table-cell table:formula="of:=IF([.D265]=[.J265];0;1)" office:value-type="float" office:value="1">
            <text:p>1</text:p>
          </table:table-cell>
          <table:table-cell table:formula="of:=IF(LOWER([.D265])=LOWER([.J265]);0;1)" office:value-type="float" office:value="1">
            <text:p>1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2.40485763553065">
            <text:p>2,4048576355</text:p>
          </table:table-cell>
          <table:table-cell office:value-type="float" office:value="48.871951099492">
            <text:p>48,8719510995</text:p>
          </table:table-cell>
          <table:table-cell office:value-type="string">
            <text:p>Saint-Fargeau</text:p>
          </table:table-cell>
          <table:table-cell office:value-type="string">
            <text:p>PARIS-20EME</text:p>
          </table:table-cell>
          <table:table-cell office:value-type="string">
            <text:p>metro</text:p>
          </table:table-cell>
          <table:table-cell office:value-type="float" office:value="264796181">
            <text:p>264796181</text:p>
          </table:table-cell>
          <table:table-cell table:style-name="ce1" office:value-type="float" office:value="2.4040581">
            <text:p>2,4040581</text:p>
          </table:table-cell>
          <table:table-cell table:style-name="ce1" office:value-type="float" office:value="48.8715165">
            <text:p>48,8715165</text:p>
          </table:table-cell>
          <table:table-cell office:value-type="string">
            <text:p>Saint-Fargeau</text:p>
          </table:table-cell>
          <table:table-cell table:style-name="ce3" table:formula="of:=INT(6370*2*ASIN(SQRT((SIN((RADIANS([.C266])-RADIANS([.I266]))/2)^2)+COS(RADIANS([.C266]))*COS(RADIANS([.I266]))*(SIN(RADIANS([.B266])-RADIANS([.H266]))/2)^2))*1000)" office:value-type="float" office:value="75">
            <text:p>75</text:p>
          </table:table-cell>
          <table:table-cell table:formula="of:=IF([.D266]=[.J266];0;1)" office:value-type="float" office:value="0">
            <text:p>0</text:p>
          </table:table-cell>
          <table:table-cell table:formula="of:=IF(LOWER([.D266])=LOWER([.J266]);0;1)" office:value-type="float" office:value="0">
            <text:p>0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2.31403452688812">
            <text:p>2,3140345269</text:p>
          </table:table-cell>
          <table:table-cell office:value-type="float" office:value="48.8518632147979">
            <text:p>48,8518632148</text:p>
          </table:table-cell>
          <table:table-cell office:value-type="string">
            <text:p>Saint-Francois-Xavier</text:p>
          </table:table-cell>
          <table:table-cell office:value-type="string">
            <text:p>PARIS-07EME</text:p>
          </table:table-cell>
          <table:table-cell office:value-type="string">
            <text:p>metro</text:p>
          </table:table-cell>
          <table:table-cell office:value-type="float" office:value="245250758">
            <text:p>245250758</text:p>
          </table:table-cell>
          <table:table-cell table:style-name="ce1" office:value-type="float" office:value="2.3143901">
            <text:p>2,3143901</text:p>
          </table:table-cell>
          <table:table-cell table:style-name="ce1" office:value-type="float" office:value="48.8514">
            <text:p>48,8514000</text:p>
          </table:table-cell>
          <table:table-cell office:value-type="string">
            <text:p>Saint-François-Xavier</text:p>
          </table:table-cell>
          <table:table-cell table:style-name="ce3" table:formula="of:=INT(6370*2*ASIN(SQRT((SIN((RADIANS([.C267])-RADIANS([.I267]))/2)^2)+COS(RADIANS([.C267]))*COS(RADIANS([.I267]))*(SIN(RADIANS([.B267])-RADIANS([.H267]))/2)^2))*1000)" office:value-type="float" office:value="57">
            <text:p>57</text:p>
          </table:table-cell>
          <table:table-cell table:formula="of:=IF([.D267]=[.J267];0;1)" office:value-type="float" office:value="1">
            <text:p>1</text:p>
          </table:table-cell>
          <table:table-cell table:formula="of:=IF(LOWER([.D267])=LOWER([.J267]);0;1)" office:value-type="float" office:value="1">
            <text:p>1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2.33758851215148">
            <text:p>2,3375885122</text:p>
          </table:table-cell>
          <table:table-cell office:value-type="float" office:value="48.8785085363002">
            <text:p>48,8785085363</text:p>
          </table:table-cell>
          <table:table-cell office:value-type="string">
            <text:p>Saint-Georges</text:p>
          </table:table-cell>
          <table:table-cell office:value-type="string">
            <text:p>PARIS-09EME</text:p>
          </table:table-cell>
          <table:table-cell office:value-type="string">
            <text:p>metro</text:p>
          </table:table-cell>
          <table:table-cell office:value-type="float" office:value="264504832">
            <text:p>264504832</text:p>
          </table:table-cell>
          <table:table-cell table:style-name="ce1" office:value-type="float" office:value="2.3374732">
            <text:p>2,3374732</text:p>
          </table:table-cell>
          <table:table-cell table:style-name="ce1" office:value-type="float" office:value="48.8784508">
            <text:p>48,8784508</text:p>
          </table:table-cell>
          <table:table-cell office:value-type="string">
            <text:p>Saint-Georges</text:p>
          </table:table-cell>
          <table:table-cell table:style-name="ce3" table:formula="of:=INT(6370*2*ASIN(SQRT((SIN((RADIANS([.C268])-RADIANS([.I268]))/2)^2)+COS(RADIANS([.C268]))*COS(RADIANS([.I268]))*(SIN(RADIANS([.B268])-RADIANS([.H268]))/2)^2))*1000)" office:value-type="float" office:value="10">
            <text:p>10</text:p>
          </table:table-cell>
          <table:table-cell table:formula="of:=IF([.D268]=[.J268];0;1)" office:value-type="float" office:value="0">
            <text:p>0</text:p>
          </table:table-cell>
          <table:table-cell table:formula="of:=IF(LOWER([.D268])=LOWER([.J268]);0;1)" office:value-type="float" office:value="0">
            <text:p>0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float" office:value="2.3323721632208">
            <text:p>2,3323721632</text:p>
          </table:table-cell>
          <table:table-cell office:value-type="float" office:value="48.8535055897077">
            <text:p>48,8535055897</text:p>
          </table:table-cell>
          <table:table-cell office:value-type="string">
            <text:p>Saint-Germain des Prés</text:p>
          </table:table-cell>
          <table:table-cell office:value-type="string">
            <text:p>PARIS-06EME</text:p>
          </table:table-cell>
          <table:table-cell office:value-type="string">
            <text:p>metro</text:p>
          </table:table-cell>
          <table:table-cell office:value-type="float" office:value="264519782">
            <text:p>264519782</text:p>
          </table:table-cell>
          <table:table-cell table:style-name="ce1" office:value-type="float" office:value="2.333328">
            <text:p>2,3333280</text:p>
          </table:table-cell>
          <table:table-cell table:style-name="ce1" office:value-type="float" office:value="48.8536264">
            <text:p>48,8536264</text:p>
          </table:table-cell>
          <table:table-cell office:value-type="string">
            <text:p>Saint-Germain des Prés</text:p>
          </table:table-cell>
          <table:table-cell table:style-name="ce3" table:formula="of:=INT(6370*2*ASIN(SQRT((SIN((RADIANS([.C269])-RADIANS([.I269]))/2)^2)+COS(RADIANS([.C269]))*COS(RADIANS([.I269]))*(SIN(RADIANS([.B269])-RADIANS([.H269]))/2)^2))*1000)" office:value-type="float" office:value="71">
            <text:p>71</text:p>
          </table:table-cell>
          <table:table-cell table:formula="of:=IF([.D269]=[.J269];0;1)" office:value-type="float" office:value="0">
            <text:p>0</text:p>
          </table:table-cell>
          <table:table-cell table:formula="of:=IF(LOWER([.D269])=LOWER([.J269]);0;1)" office:value-type="float" office:value="0">
            <text:p>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2.33622001540028">
            <text:p>2,3362200154</text:p>
          </table:table-cell>
          <table:table-cell office:value-type="float" office:value="48.8332522883745">
            <text:p>48,8332522884</text:p>
          </table:table-cell>
          <table:table-cell office:value-type="string">
            <text:p>Saint-Jacques</text:p>
          </table:table-cell>
          <table:table-cell office:value-type="string">
            <text:p>PARIS-14EME</text:p>
          </table:table-cell>
          <table:table-cell office:value-type="string">
            <text:p>metro</text:p>
          </table:table-cell>
          <table:table-cell office:value-type="float" office:value="235369898">
            <text:p>235369898</text:p>
          </table:table-cell>
          <table:table-cell table:style-name="ce1" office:value-type="float" office:value="2.3366295">
            <text:p>2,3366295</text:p>
          </table:table-cell>
          <table:table-cell table:style-name="ce1" office:value-type="float" office:value="48.8330168">
            <text:p>48,8330168</text:p>
          </table:table-cell>
          <table:table-cell office:value-type="string">
            <text:p>Saint-Jacques</text:p>
          </table:table-cell>
          <table:table-cell table:style-name="ce3" table:formula="of:=INT(6370*2*ASIN(SQRT((SIN((RADIANS([.C270])-RADIANS([.I270]))/2)^2)+COS(RADIANS([.C270]))*COS(RADIANS([.I270]))*(SIN(RADIANS([.B270])-RADIANS([.H270]))/2)^2))*1000)" office:value-type="float" office:value="39">
            <text:p>39</text:p>
          </table:table-cell>
          <table:table-cell table:formula="of:=IF([.D270]=[.J270];0;1)" office:value-type="float" office:value="0">
            <text:p>0</text:p>
          </table:table-cell>
          <table:table-cell table:formula="of:=IF(LOWER([.D270])=LOWER([.J270]);0;1)" office:value-type="float" office:value="0">
            <text:p>0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2.32618565855206">
            <text:p>2,3261856586</text:p>
          </table:table-cell>
          <table:table-cell office:value-type="float" office:value="48.875577868864">
            <text:p>48,8755778689</text:p>
          </table:table-cell>
          <table:table-cell office:value-type="string">
            <text:p>Saint-Lazare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243510338">
            <text:p>243510338</text:p>
          </table:table-cell>
          <table:table-cell table:style-name="ce1" office:value-type="float" office:value="2.3254192">
            <text:p>2,3254192</text:p>
          </table:table-cell>
          <table:table-cell table:style-name="ce1" office:value-type="float" office:value="48.8754744">
            <text:p>48,8754744</text:p>
          </table:table-cell>
          <table:table-cell office:value-type="string">
            <text:p>Saint-Lazare</text:p>
          </table:table-cell>
          <table:table-cell table:style-name="ce3" table:formula="of:=INT(6370*2*ASIN(SQRT((SIN((RADIANS([.C271])-RADIANS([.I271]))/2)^2)+COS(RADIANS([.C271]))*COS(RADIANS([.I271]))*(SIN(RADIANS([.B271])-RADIANS([.H271]))/2)^2))*1000)" office:value-type="float" office:value="57">
            <text:p>57</text:p>
          </table:table-cell>
          <table:table-cell table:formula="of:=IF([.D271]=[.J271];0;1)" office:value-type="float" office:value="0">
            <text:p>0</text:p>
          </table:table-cell>
          <table:table-cell table:formula="of:=IF(LOWER([.D271])=LOWER([.J271]);0;1)" office:value-type="float" office:value="0">
            <text:p>0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2.41867310093048">
            <text:p>2,4186731009</text:p>
          </table:table-cell>
          <table:table-cell office:value-type="float" office:value="48.8462977572576">
            <text:p>48,8462977573</text:p>
          </table:table-cell>
          <table:table-cell office:value-type="string">
            <text:p>Saint-Mandé</text:p>
          </table:table-cell>
          <table:table-cell office:value-type="string">
            <text:p>SAINT-MANDE</text:p>
          </table:table-cell>
          <table:table-cell office:value-type="string">
            <text:p>metro</text:p>
          </table:table-cell>
          <table:table-cell office:value-type="float" office:value="243487863">
            <text:p>243487863</text:p>
          </table:table-cell>
          <table:table-cell table:style-name="ce1" office:value-type="float" office:value="2.4193071">
            <text:p>2,4193071</text:p>
          </table:table-cell>
          <table:table-cell table:style-name="ce1" office:value-type="float" office:value="48.8461657">
            <text:p>48,8461657</text:p>
          </table:table-cell>
          <table:table-cell office:value-type="string">
            <text:p>Saint-Mandé - Tourelle</text:p>
          </table:table-cell>
          <table:table-cell table:style-name="ce3" table:formula="of:=INT(6370*2*ASIN(SQRT((SIN((RADIANS([.C272])-RADIANS([.I272]))/2)^2)+COS(RADIANS([.C272]))*COS(RADIANS([.I272]))*(SIN(RADIANS([.B272])-RADIANS([.H272]))/2)^2))*1000)" office:value-type="float" office:value="48">
            <text:p>48</text:p>
          </table:table-cell>
          <table:table-cell table:formula="of:=IF([.D272]=[.J272];0;1)" office:value-type="float" office:value="1">
            <text:p>1</text:p>
          </table:table-cell>
          <table:table-cell table:formula="of:=IF(LOWER([.D272])=LOWER([.J272]);0;1)" office:value-type="float" office:value="1">
            <text:p>1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2.36140877914038">
            <text:p>2,3614087791</text:p>
          </table:table-cell>
          <table:table-cell office:value-type="float" office:value="48.8395141857768">
            <text:p>48,8395141858</text:p>
          </table:table-cell>
          <table:table-cell office:value-type="string">
            <text:p>Saint-Marcel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65055434">
            <text:p>265055434</text:p>
          </table:table-cell>
          <table:table-cell table:style-name="ce1" office:value-type="float" office:value="2.3608293">
            <text:p>2,3608293</text:p>
          </table:table-cell>
          <table:table-cell table:style-name="ce1" office:value-type="float" office:value="48.8382823">
            <text:p>48,8382823</text:p>
          </table:table-cell>
          <table:table-cell office:value-type="string">
            <text:p>Saint-Marcel</text:p>
          </table:table-cell>
          <table:table-cell table:style-name="ce3" table:formula="of:=INT(6370*2*ASIN(SQRT((SIN((RADIANS([.C273])-RADIANS([.I273]))/2)^2)+COS(RADIANS([.C273]))*COS(RADIANS([.I273]))*(SIN(RADIANS([.B273])-RADIANS([.H273]))/2)^2))*1000)" office:value-type="float" office:value="143">
            <text:p>143</text:p>
          </table:table-cell>
          <table:table-cell table:formula="of:=IF([.D273]=[.J273];0;1)" office:value-type="float" office:value="0">
            <text:p>0</text:p>
          </table:table-cell>
          <table:table-cell table:formula="of:=IF(LOWER([.D273])=LOWER([.J273]);0;1)" office:value-type="float" office:value="0">
            <text:p>0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2.34346845196892">
            <text:p>2,343468452</text:p>
          </table:table-cell>
          <table:table-cell office:value-type="float" office:value="48.8532875817267">
            <text:p>48,8532875817</text:p>
          </table:table-cell>
          <table:table-cell office:value-type="string">
            <text:p>Saint-Michel</text:p>
          </table:table-cell>
          <table:table-cell office:value-type="string">
            <text:p>PARIS-05EME</text:p>
          </table:table-cell>
          <table:table-cell office:value-type="string">
            <text:p>metro</text:p>
          </table:table-cell>
          <table:table-cell office:value-type="float" office:value="264515098">
            <text:p>264515098</text:p>
          </table:table-cell>
          <table:table-cell table:style-name="ce1" office:value-type="float" office:value="2.3443622">
            <text:p>2,3443622</text:p>
          </table:table-cell>
          <table:table-cell table:style-name="ce1" office:value-type="float" office:value="48.8535657">
            <text:p>48,8535657</text:p>
          </table:table-cell>
          <table:table-cell office:value-type="string">
            <text:p>Saint-Michel</text:p>
          </table:table-cell>
          <table:table-cell table:style-name="ce3" table:formula="of:=INT(6370*2*ASIN(SQRT((SIN((RADIANS([.C274])-RADIANS([.I274]))/2)^2)+COS(RADIANS([.C274]))*COS(RADIANS([.I274]))*(SIN(RADIANS([.B274])-RADIANS([.H274]))/2)^2))*1000)" office:value-type="float" office:value="72">
            <text:p>72</text:p>
          </table:table-cell>
          <table:table-cell table:formula="of:=IF([.D274]=[.J274];0;1)" office:value-type="float" office:value="0">
            <text:p>0</text:p>
          </table:table-cell>
          <table:table-cell table:formula="of:=IF(LOWER([.D274])=LOWER([.J274]);0;1)" office:value-type="float" office:value="0">
            <text:p>0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2.36065335403361">
            <text:p>2,360653354</text:p>
          </table:table-cell>
          <table:table-cell office:value-type="float" office:value="48.8551436006388">
            <text:p>48,8551436006</text:p>
          </table:table-cell>
          <table:table-cell office:value-type="string">
            <text:p>Saint-Paul (Le Marais)</text:p>
          </table:table-cell>
          <table:table-cell office:value-type="string">
            <text:p>PARIS-04EME</text:p>
          </table:table-cell>
          <table:table-cell office:value-type="string">
            <text:p>metro</text:p>
          </table:table-cell>
          <table:table-cell office:value-type="float" office:value="27371867">
            <text:p>27371867</text:p>
          </table:table-cell>
          <table:table-cell table:style-name="ce1" office:value-type="float" office:value="2.3606657">
            <text:p>2,3606657</text:p>
          </table:table-cell>
          <table:table-cell table:style-name="ce1" office:value-type="float" office:value="48.855214">
            <text:p>48,8552140</text:p>
          </table:table-cell>
          <table:table-cell office:value-type="string">
            <text:p>Saint-Paul</text:p>
          </table:table-cell>
          <table:table-cell table:style-name="ce3" table:formula="of:=INT(6370*2*ASIN(SQRT((SIN((RADIANS([.C275])-RADIANS([.I275]))/2)^2)+COS(RADIANS([.C275]))*COS(RADIANS([.I275]))*(SIN(RADIANS([.B275])-RADIANS([.H275]))/2)^2))*1000)" office:value-type="float" office:value="7">
            <text:p>7</text:p>
          </table:table-cell>
          <table:table-cell table:formula="of:=IF([.D275]=[.J275];0;1)" office:value-type="float" office:value="1">
            <text:p>1</text:p>
          </table:table-cell>
          <table:table-cell table:formula="of:=IF(LOWER([.D275])=LOWER([.J275]);0;1)" office:value-type="float" office:value="1">
            <text:p>1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2.3098200942609">
            <text:p>2,3098200943</text:p>
          </table:table-cell>
          <table:table-cell office:value-type="float" office:value="48.872179820349">
            <text:p>48,8721798203</text:p>
          </table:table-cell>
          <table:table-cell office:value-type="string">
            <text:p>Saint-Philippe du Roule</text:p>
          </table:table-cell>
          <table:table-cell office:value-type="string">
            <text:p>PARIS-08EME</text:p>
          </table:table-cell>
          <table:table-cell office:value-type="string">
            <text:p>metro</text:p>
          </table:table-cell>
          <table:table-cell office:value-type="float" office:value="260769651">
            <text:p>260769651</text:p>
          </table:table-cell>
          <table:table-cell table:style-name="ce1" office:value-type="float" office:value="2.3100827">
            <text:p>2,3100827</text:p>
          </table:table-cell>
          <table:table-cell table:style-name="ce1" office:value-type="float" office:value="48.8723362">
            <text:p>48,8723362</text:p>
          </table:table-cell>
          <table:table-cell office:value-type="string">
            <text:p>Saint-Philippe du Roule</text:p>
          </table:table-cell>
          <table:table-cell table:style-name="ce3" table:formula="of:=INT(6370*2*ASIN(SQRT((SIN((RADIANS([.C276])-RADIANS([.I276]))/2)^2)+COS(RADIANS([.C276]))*COS(RADIANS([.I276]))*(SIN(RADIANS([.B276])-RADIANS([.H276]))/2)^2))*1000)" office:value-type="float" office:value="25">
            <text:p>25</text:p>
          </table:table-cell>
          <table:table-cell table:formula="of:=IF([.D276]=[.J276];0;1)" office:value-type="float" office:value="0">
            <text:p>0</text:p>
          </table:table-cell>
          <table:table-cell table:formula="of:=IF(LOWER([.D276])=LOWER([.J276]);0;1)" office:value-type="float" office:value="0">
            <text:p>0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float" office:value="2.32693263560201">
            <text:p>2,3269326356</text:p>
          </table:table-cell>
          <table:table-cell office:value-type="float" office:value="48.8465803886283">
            <text:p>48,8465803886</text:p>
          </table:table-cell>
          <table:table-cell office:value-type="string">
            <text:p>Saint-Placide</text:p>
          </table:table-cell>
          <table:table-cell office:value-type="string">
            <text:p>PARIS-06EME</text:p>
          </table:table-cell>
          <table:table-cell office:value-type="string">
            <text:p>metro</text:p>
          </table:table-cell>
          <table:table-cell office:value-type="float" office:value="264520061">
            <text:p>264520061</text:p>
          </table:table-cell>
          <table:table-cell table:style-name="ce1" office:value-type="float" office:value="2.3270822">
            <text:p>2,3270822</text:p>
          </table:table-cell>
          <table:table-cell table:style-name="ce1" office:value-type="float" office:value="48.8470711">
            <text:p>48,8470711</text:p>
          </table:table-cell>
          <table:table-cell office:value-type="string">
            <text:p>Saint-Placide</text:p>
          </table:table-cell>
          <table:table-cell table:style-name="ce3" table:formula="of:=INT(6370*2*ASIN(SQRT((SIN((RADIANS([.C277])-RADIANS([.I277]))/2)^2)+COS(RADIANS([.C277]))*COS(RADIANS([.I277]))*(SIN(RADIANS([.B277])-RADIANS([.H277]))/2)^2))*1000)" office:value-type="float" office:value="55">
            <text:p>55</text:p>
          </table:table-cell>
          <table:table-cell table:formula="of:=IF([.D277]=[.J277];0;1)" office:value-type="float" office:value="0">
            <text:p>0</text:p>
          </table:table-cell>
          <table:table-cell table:formula="of:=IF(LOWER([.D277])=LOWER([.J277]);0;1)" office:value-type="float" office:value="0">
            <text:p>0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2.36702409525746">
            <text:p>2,3670240953</text:p>
          </table:table-cell>
          <table:table-cell office:value-type="float" office:value="48.8612805878047">
            <text:p>48,8612805878</text:p>
          </table:table-cell>
          <table:table-cell office:value-type="string">
            <text:p>Saint-Sébastien-Froissart</text:p>
          </table:table-cell>
          <table:table-cell office:value-type="string">
            <text:p>PARIS-03EME</text:p>
          </table:table-cell>
          <table:table-cell office:value-type="string">
            <text:p>metro</text:p>
          </table:table-cell>
          <table:table-cell office:value-type="float" office:value="264479724">
            <text:p>264479724</text:p>
          </table:table-cell>
          <table:table-cell table:style-name="ce1" office:value-type="float" office:value="2.3671644">
            <text:p>2,3671644</text:p>
          </table:table-cell>
          <table:table-cell table:style-name="ce1" office:value-type="float" office:value="48.8608519">
            <text:p>48,8608519</text:p>
          </table:table-cell>
          <table:table-cell office:value-type="string">
            <text:p>Saint-Sébastien - Froissart</text:p>
          </table:table-cell>
          <table:table-cell table:style-name="ce3" table:formula="of:=INT(6370*2*ASIN(SQRT((SIN((RADIANS([.C278])-RADIANS([.I278]))/2)^2)+COS(RADIANS([.C278]))*COS(RADIANS([.I278]))*(SIN(RADIANS([.B278])-RADIANS([.H278]))/2)^2))*1000)" office:value-type="float" office:value="48">
            <text:p>48</text:p>
          </table:table-cell>
          <table:table-cell table:formula="of:=IF([.D278]=[.J278];0;1)" office:value-type="float" office:value="1">
            <text:p>1</text:p>
          </table:table-cell>
          <table:table-cell table:formula="of:=IF(LOWER([.D278])=LOWER([.J278]);0;1)" office:value-type="float" office:value="1">
            <text:p>1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2.33086756439724">
            <text:p>2,3308675644</text:p>
          </table:table-cell>
          <table:table-cell office:value-type="float" office:value="48.8508047851976">
            <text:p>48,8508047852</text:p>
          </table:table-cell>
          <table:table-cell office:value-type="string">
            <text:p>Saint-Sulpice</text:p>
          </table:table-cell>
          <table:table-cell office:value-type="string">
            <text:p>PARIS-06EME</text:p>
          </table:table-cell>
          <table:table-cell office:value-type="string">
            <text:p>metro</text:p>
          </table:table-cell>
          <table:table-cell office:value-type="float" office:value="324352448">
            <text:p>324352448</text:p>
          </table:table-cell>
          <table:table-cell table:style-name="ce1" office:value-type="float" office:value="2.3311829">
            <text:p>2,3311829</text:p>
          </table:table-cell>
          <table:table-cell table:style-name="ce1" office:value-type="float" office:value="48.8514725">
            <text:p>48,8514725</text:p>
          </table:table-cell>
          <table:table-cell office:value-type="string">
            <text:p>Saint-Sulpice</text:p>
          </table:table-cell>
          <table:table-cell table:style-name="ce3" table:formula="of:=INT(6370*2*ASIN(SQRT((SIN((RADIANS([.C279])-RADIANS([.I279]))/2)^2)+COS(RADIANS([.C279]))*COS(RADIANS([.I279]))*(SIN(RADIANS([.B279])-RADIANS([.H279]))/2)^2))*1000)" office:value-type="float" office:value="77">
            <text:p>77</text:p>
          </table:table-cell>
          <table:table-cell table:formula="of:=IF([.D279]=[.J279];0;1)" office:value-type="float" office:value="0">
            <text:p>0</text:p>
          </table:table-cell>
          <table:table-cell table:formula="of:=IF(LOWER([.D279])=LOWER([.J279]);0;1)" office:value-type="float" office:value="0">
            <text:p>0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2.30782041849586">
            <text:p>2,3078204185</text:p>
          </table:table-cell>
          <table:table-cell office:value-type="float" office:value="48.8467524550776">
            <text:p>48,8467524551</text:p>
          </table:table-cell>
          <table:table-cell office:value-type="string">
            <text:p>Ségur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261665825">
            <text:p>261665825</text:p>
          </table:table-cell>
          <table:table-cell table:style-name="ce1" office:value-type="float" office:value="2.3076354">
            <text:p>2,3076354</text:p>
          </table:table-cell>
          <table:table-cell table:style-name="ce1" office:value-type="float" office:value="48.8470802">
            <text:p>48,8470802</text:p>
          </table:table-cell>
          <table:table-cell office:value-type="string">
            <text:p>Ségur</text:p>
          </table:table-cell>
          <table:table-cell table:style-name="ce3" table:formula="of:=INT(6370*2*ASIN(SQRT((SIN((RADIANS([.C280])-RADIANS([.I280]))/2)^2)+COS(RADIANS([.C280]))*COS(RADIANS([.I280]))*(SIN(RADIANS([.B280])-RADIANS([.H280]))/2)^2))*1000)" office:value-type="float" office:value="38">
            <text:p>38</text:p>
          </table:table-cell>
          <table:table-cell table:formula="of:=IF([.D280]=[.J280];0;1)" office:value-type="float" office:value="0">
            <text:p>0</text:p>
          </table:table-cell>
          <table:table-cell table:formula="of:=IF(LOWER([.D280])=LOWER([.J280]);0;1)" office:value-type="float" office:value="0">
            <text:p>0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2.3466136387446">
            <text:p>2,3466136387</text:p>
          </table:table-cell>
          <table:table-cell office:value-type="float" office:value="48.8674133308826">
            <text:p>48,8674133309</text:p>
          </table:table-cell>
          <table:table-cell office:value-type="string">
            <text:p>Sentier</text:p>
          </table:table-cell>
          <table:table-cell office:value-type="string">
            <text:p>PARIS-02EME</text:p>
          </table:table-cell>
          <table:table-cell office:value-type="string">
            <text:p>metro</text:p>
          </table:table-cell>
          <table:table-cell office:value-type="float" office:value="243507795">
            <text:p>243507795</text:p>
          </table:table-cell>
          <table:table-cell table:style-name="ce1" office:value-type="float" office:value="2.3463248">
            <text:p>2,3463248</text:p>
          </table:table-cell>
          <table:table-cell table:style-name="ce1" office:value-type="float" office:value="48.8676419">
            <text:p>48,8676419</text:p>
          </table:table-cell>
          <table:table-cell office:value-type="string">
            <text:p>Sentier</text:p>
          </table:table-cell>
          <table:table-cell table:style-name="ce3" table:formula="of:=INT(6370*2*ASIN(SQRT((SIN((RADIANS([.C281])-RADIANS([.I281]))/2)^2)+COS(RADIANS([.C281]))*COS(RADIANS([.I281]))*(SIN(RADIANS([.B281])-RADIANS([.H281]))/2)^2))*1000)" office:value-type="float" office:value="33">
            <text:p>33</text:p>
          </table:table-cell>
          <table:table-cell table:formula="of:=IF([.D281]=[.J281];0;1)" office:value-type="float" office:value="0">
            <text:p>0</text:p>
          </table:table-cell>
          <table:table-cell table:formula="of:=IF(LOWER([.D281])=LOWER([.J281]);0;1)" office:value-type="float" office:value="0">
            <text:p>0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2.32587286292213">
            <text:p>2,3258728629</text:p>
          </table:table-cell>
          <table:table-cell office:value-type="float" office:value="48.8512043552606">
            <text:p>48,8512043553</text:p>
          </table:table-cell>
          <table:table-cell office:value-type="string">
            <text:p>Sèvres-Babylone</text:p>
          </table:table-cell>
          <table:table-cell office:value-type="string">
            <text:p>PARIS-07EME</text:p>
          </table:table-cell>
          <table:table-cell office:value-type="string">
            <text:p>metro</text:p>
          </table:table-cell>
          <table:table-cell office:value-type="float" office:value="261162833">
            <text:p>261162833</text:p>
          </table:table-cell>
          <table:table-cell table:style-name="ce1" office:value-type="float" office:value="2.3267159">
            <text:p>2,3267159</text:p>
          </table:table-cell>
          <table:table-cell table:style-name="ce1" office:value-type="float" office:value="48.8514587">
            <text:p>48,8514587</text:p>
          </table:table-cell>
          <table:table-cell office:value-type="string">
            <text:p>Sèvres-Babylone</text:p>
          </table:table-cell>
          <table:table-cell table:style-name="ce3" table:formula="of:=INT(6370*2*ASIN(SQRT((SIN((RADIANS([.C282])-RADIANS([.I282]))/2)^2)+COS(RADIANS([.C282]))*COS(RADIANS([.I282]))*(SIN(RADIANS([.B282])-RADIANS([.H282]))/2)^2))*1000)" office:value-type="float" office:value="67">
            <text:p>67</text:p>
          </table:table-cell>
          <table:table-cell table:formula="of:=IF([.D282]=[.J282];0;1)" office:value-type="float" office:value="0">
            <text:p>0</text:p>
          </table:table-cell>
          <table:table-cell table:formula="of:=IF(LOWER([.D282])=LOWER([.J282]);0;1)" office:value-type="float" office:value="0">
            <text:p>0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2.31018390371145">
            <text:p>2,3101839037</text:p>
          </table:table-cell>
          <table:table-cell office:value-type="float" office:value="48.8451307700065">
            <text:p>48,84513077</text:p>
          </table:table-cell>
          <table:table-cell office:value-type="string">
            <text:p>Sèvres-Lecourbe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1659843199">
            <text:p>1659843199</text:p>
          </table:table-cell>
          <table:table-cell table:style-name="ce1" office:value-type="float" office:value="2.3095848">
            <text:p>2,3095848</text:p>
          </table:table-cell>
          <table:table-cell table:style-name="ce1" office:value-type="float" office:value="48.8456163">
            <text:p>48,8456163</text:p>
          </table:table-cell>
          <table:table-cell office:value-type="string">
            <text:p>Sèvres-Lecourbe</text:p>
          </table:table-cell>
          <table:table-cell table:style-name="ce3" table:formula="of:=INT(6370*2*ASIN(SQRT((SIN((RADIANS([.C283])-RADIANS([.I283]))/2)^2)+COS(RADIANS([.C283]))*COS(RADIANS([.I283]))*(SIN(RADIANS([.B283])-RADIANS([.H283]))/2)^2))*1000)" office:value-type="float" office:value="69">
            <text:p>69</text:p>
          </table:table-cell>
          <table:table-cell table:formula="of:=IF([.D283]=[.J283];0;1)" office:value-type="float" office:value="0">
            <text:p>0</text:p>
          </table:table-cell>
          <table:table-cell table:formula="of:=IF(LOWER([.D283])=LOWER([.J283]);0;1)" office:value-type="float" office:value="0">
            <text:p>0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float" office:value="2.34709106488045">
            <text:p>2,3470910649</text:p>
          </table:table-cell>
          <table:table-cell office:value-type="float" office:value="48.8946326888974">
            <text:p>48,8946326889</text:p>
          </table:table-cell>
          <table:table-cell office:value-type="string">
            <text:p>Simplon</text:p>
          </table:table-cell>
          <table:table-cell office:value-type="string">
            <text:p>PARIS-18EME</text:p>
          </table:table-cell>
          <table:table-cell office:value-type="string">
            <text:p>metro</text:p>
          </table:table-cell>
          <table:table-cell office:value-type="float" office:value="264505993">
            <text:p>264505993</text:p>
          </table:table-cell>
          <table:table-cell table:style-name="ce1" office:value-type="float" office:value="2.3477372">
            <text:p>2,3477372</text:p>
          </table:table-cell>
          <table:table-cell table:style-name="ce1" office:value-type="float" office:value="48.8937935">
            <text:p>48,8937935</text:p>
          </table:table-cell>
          <table:table-cell office:value-type="string">
            <text:p>Simplon</text:p>
          </table:table-cell>
          <table:table-cell table:style-name="ce3" table:formula="of:=INT(6370*2*ASIN(SQRT((SIN((RADIANS([.C284])-RADIANS([.I284]))/2)^2)+COS(RADIANS([.C284]))*COS(RADIANS([.I284]))*(SIN(RADIANS([.B284])-RADIANS([.H284]))/2)^2))*1000)" office:value-type="float" office:value="104">
            <text:p>104</text:p>
          </table:table-cell>
          <table:table-cell table:formula="of:=IF([.D284]=[.J284];0;1)" office:value-type="float" office:value="0">
            <text:p>0</text:p>
          </table:table-cell>
          <table:table-cell table:formula="of:=IF(LOWER([.D284])=LOWER([.J284]);0;1)" office:value-type="float" office:value="0">
            <text:p>0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float" office:value="2.32268062216292">
            <text:p>2,3226806222</text:p>
          </table:table-cell>
          <table:table-cell office:value-type="float" office:value="48.8585512442859">
            <text:p>48,8585512443</text:p>
          </table:table-cell>
          <table:table-cell office:value-type="string">
            <text:p>Solférino</text:p>
          </table:table-cell>
          <table:table-cell office:value-type="string">
            <text:p>PARIS-07EME</text:p>
          </table:table-cell>
          <table:table-cell office:value-type="string">
            <text:p>metro</text:p>
          </table:table-cell>
          <table:table-cell office:value-type="float" office:value="263497272">
            <text:p>263497272</text:p>
          </table:table-cell>
          <table:table-cell table:style-name="ce1" office:value-type="float" office:value="2.3231168">
            <text:p>2,3231168</text:p>
          </table:table-cell>
          <table:table-cell table:style-name="ce1" office:value-type="float" office:value="48.8586775">
            <text:p>48,8586775</text:p>
          </table:table-cell>
          <table:table-cell office:value-type="string">
            <text:p>Solférino</text:p>
          </table:table-cell>
          <table:table-cell table:style-name="ce3" table:formula="of:=INT(6370*2*ASIN(SQRT((SIN((RADIANS([.C285])-RADIANS([.I285]))/2)^2)+COS(RADIANS([.C285]))*COS(RADIANS([.I285]))*(SIN(RADIANS([.B285])-RADIANS([.H285]))/2)^2))*1000)" office:value-type="float" office:value="34">
            <text:p>34</text:p>
          </table:table-cell>
          <table:table-cell table:formula="of:=IF([.D285]=[.J285];0;1)" office:value-type="float" office:value="0">
            <text:p>0</text:p>
          </table:table-cell>
          <table:table-cell table:formula="of:=IF(LOWER([.D285])=LOWER([.J285]);0;1)" office:value-type="float" office:value="0">
            <text:p>0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2.36708501453572">
            <text:p>2,3670850145</text:p>
          </table:table-cell>
          <table:table-cell office:value-type="float" office:value="48.8843047899152">
            <text:p>48,8843047899</text:p>
          </table:table-cell>
          <table:table-cell office:value-type="string">
            <text:p>Stalingrad</text:p>
          </table:table-cell>
          <table:table-cell office:value-type="string">
            <text:p>PARIS-19EME</text:p>
          </table:table-cell>
          <table:table-cell office:value-type="string">
            <text:p>metro</text:p>
          </table:table-cell>
          <table:table-cell office:value-type="float" office:value="235377792">
            <text:p>235377792</text:p>
          </table:table-cell>
          <table:table-cell table:style-name="ce1" office:value-type="float" office:value="2.3659442">
            <text:p>2,3659442</text:p>
          </table:table-cell>
          <table:table-cell table:style-name="ce1" office:value-type="float" office:value="48.884287">
            <text:p>48,8842870</text:p>
          </table:table-cell>
          <table:table-cell office:value-type="string">
            <text:p>Stalingrad</text:p>
          </table:table-cell>
          <table:table-cell table:style-name="ce3" table:formula="of:=INT(6370*2*ASIN(SQRT((SIN((RADIANS([.C286])-RADIANS([.I286]))/2)^2)+COS(RADIANS([.C286]))*COS(RADIANS([.I286]))*(SIN(RADIANS([.B286])-RADIANS([.H286]))/2)^2))*1000)" office:value-type="float" office:value="83">
            <text:p>83</text:p>
          </table:table-cell>
          <table:table-cell table:formula="of:=IF([.D286]=[.J286];0;1)" office:value-type="float" office:value="0">
            <text:p>0</text:p>
          </table:table-cell>
          <table:table-cell table:formula="of:=IF(LOWER([.D286])=LOWER([.J286]);0;1)" office:value-type="float" office:value="0">
            <text:p>0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2.35409710592864">
            <text:p>2,3540971059</text:p>
          </table:table-cell>
          <table:table-cell office:value-type="float" office:value="48.8691997061607">
            <text:p>48,8691997062</text:p>
          </table:table-cell>
          <table:table-cell office:value-type="string">
            <text:p>Strasbourg-Saint-Denis</text:p>
          </table:table-cell>
          <table:table-cell office:value-type="string">
            <text:p>PARIS-02EME</text:p>
          </table:table-cell>
          <table:table-cell office:value-type="string">
            <text:p>metro</text:p>
          </table:table-cell>
          <table:table-cell office:value-type="float" office:value="256897077">
            <text:p>256897077</text:p>
          </table:table-cell>
          <table:table-cell table:style-name="ce1" office:value-type="float" office:value="2.3544678">
            <text:p>2,3544678</text:p>
          </table:table-cell>
          <table:table-cell table:style-name="ce1" office:value-type="float" office:value="48.8694199">
            <text:p>48,8694199</text:p>
          </table:table-cell>
          <table:table-cell office:value-type="string">
            <text:p>Strasbourg - Saint-Denis</text:p>
          </table:table-cell>
          <table:table-cell table:style-name="ce3" table:formula="of:=INT(6370*2*ASIN(SQRT((SIN((RADIANS([.C287])-RADIANS([.I287]))/2)^2)+COS(RADIANS([.C287]))*COS(RADIANS([.I287]))*(SIN(RADIANS([.B287])-RADIANS([.H287]))/2)^2))*1000)" office:value-type="float" office:value="36">
            <text:p>36</text:p>
          </table:table-cell>
          <table:table-cell table:formula="of:=IF([.D287]=[.J287];0;1)" office:value-type="float" office:value="1">
            <text:p>1</text:p>
          </table:table-cell>
          <table:table-cell table:formula="of:=IF(LOWER([.D287])=LOWER([.J287]);0;1)" office:value-type="float" office:value="1">
            <text:p>1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2.36186696356924">
            <text:p>2,3618669636</text:p>
          </table:table-cell>
          <table:table-cell office:value-type="float" office:value="48.8510338403896">
            <text:p>48,8510338404</text:p>
          </table:table-cell>
          <table:table-cell office:value-type="string">
            <text:p>Sully-Morland</text:p>
          </table:table-cell>
          <table:table-cell office:value-type="string">
            <text:p>PARIS-04EME</text:p>
          </table:table-cell>
          <table:table-cell office:value-type="string">
            <text:p>metro</text:p>
          </table:table-cell>
          <table:table-cell office:value-type="float" office:value="264785951">
            <text:p>264785951</text:p>
          </table:table-cell>
          <table:table-cell table:style-name="ce1" office:value-type="float" office:value="2.3622044">
            <text:p>2,3622044</text:p>
          </table:table-cell>
          <table:table-cell table:style-name="ce1" office:value-type="float" office:value="48.851263">
            <text:p>48,8512630</text:p>
          </table:table-cell>
          <table:table-cell office:value-type="string">
            <text:p>Sully – Morland</text:p>
          </table:table-cell>
          <table:table-cell table:style-name="ce3" table:formula="of:=INT(6370*2*ASIN(SQRT((SIN((RADIANS([.C288])-RADIANS([.I288]))/2)^2)+COS(RADIANS([.C288]))*COS(RADIANS([.I288]))*(SIN(RADIANS([.B288])-RADIANS([.H288]))/2)^2))*1000)" office:value-type="float" office:value="35">
            <text:p>35</text:p>
          </table:table-cell>
          <table:table-cell table:formula="of:=IF([.D288]=[.J288];0;1)" office:value-type="float" office:value="1">
            <text:p>1</text:p>
          </table:table-cell>
          <table:table-cell table:formula="of:=IF(LOWER([.D288])=LOWER([.J288]);0;1)" office:value-type="float" office:value="1">
            <text:p>1</text:p>
          </table:table-cell>
        </table:table-row>
        <table:table-row table:style-name="ro1">
          <table:table-cell office:value-type="float" office:value="55329">
            <text:p>55329</text:p>
          </table:table-cell>
          <table:table-cell office:value-type="float" office:value="2.39859006331409">
            <text:p>2,3985900633</text:p>
          </table:table-cell>
          <table:table-cell office:value-type="float" office:value="48.8753936350794">
            <text:p>48,8753936351</text:p>
          </table:table-cell>
          <table:table-cell office:value-type="string">
            <text:p>Telegraphe</text:p>
          </table:table-cell>
          <table:table-cell office:value-type="string">
            <text:p>PARIS-20EME</text:p>
          </table:table-cell>
          <table:table-cell office:value-type="string">
            <text:p>metro</text:p>
          </table:table-cell>
          <table:table-cell office:value-type="float" office:value="264690370">
            <text:p>264690370</text:p>
          </table:table-cell>
          <table:table-cell table:style-name="ce1" office:value-type="float" office:value="2.3990981">
            <text:p>2,3990981</text:p>
          </table:table-cell>
          <table:table-cell table:style-name="ce1" office:value-type="float" office:value="48.8755258">
            <text:p>48,8755258</text:p>
          </table:table-cell>
          <table:table-cell office:value-type="string">
            <text:p>Télégraphe</text:p>
          </table:table-cell>
          <table:table-cell table:style-name="ce3" table:formula="of:=INT(6370*2*ASIN(SQRT((SIN((RADIANS([.C289])-RADIANS([.I289]))/2)^2)+COS(RADIANS([.C289]))*COS(RADIANS([.I289]))*(SIN(RADIANS([.B289])-RADIANS([.H289]))/2)^2))*1000)" office:value-type="float" office:value="39">
            <text:p>39</text:p>
          </table:table-cell>
          <table:table-cell table:formula="of:=IF([.D289]=[.J289];0;1)" office:value-type="float" office:value="1">
            <text:p>1</text:p>
          </table:table-cell>
          <table:table-cell table:formula="of:=IF(LOWER([.D289])=LOWER([.J289]);0;1)" office:value-type="float" office:value="1">
            <text:p>1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2.36108072227889">
            <text:p>2,3610807223</text:p>
          </table:table-cell>
          <table:table-cell office:value-type="float" office:value="48.8663687823143">
            <text:p>48,8663687823</text:p>
          </table:table-cell>
          <table:table-cell office:value-type="string">
            <text:p>Temple</text:p>
          </table:table-cell>
          <table:table-cell office:value-type="string">
            <text:p>PARIS-03EME</text:p>
          </table:table-cell>
          <table:table-cell office:value-type="string">
            <text:p>metro</text:p>
          </table:table-cell>
          <table:table-cell office:value-type="float" office:value="243507792">
            <text:p>243507792</text:p>
          </table:table-cell>
          <table:table-cell table:style-name="ce1" office:value-type="float" office:value="2.3615193">
            <text:p>2,3615193</text:p>
          </table:table-cell>
          <table:table-cell table:style-name="ce1" office:value-type="float" office:value="48.8665492">
            <text:p>48,8665492</text:p>
          </table:table-cell>
          <table:table-cell office:value-type="string">
            <text:p>Temple</text:p>
          </table:table-cell>
          <table:table-cell table:style-name="ce3" table:formula="of:=INT(6370*2*ASIN(SQRT((SIN((RADIANS([.C290])-RADIANS([.I290]))/2)^2)+COS(RADIANS([.C290]))*COS(RADIANS([.I290]))*(SIN(RADIANS([.B290])-RADIANS([.H290]))/2)^2))*1000)" office:value-type="float" office:value="37">
            <text:p>37</text:p>
          </table:table-cell>
          <table:table-cell table:formula="of:=IF([.D290]=[.J290];0;1)" office:value-type="float" office:value="0">
            <text:p>0</text:p>
          </table:table-cell>
          <table:table-cell table:formula="of:=IF(LOWER([.D290])=LOWER([.J290]);0;1)" office:value-type="float" office:value="0">
            <text:p>0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2.29803071310238">
            <text:p>2,2980307131</text:p>
          </table:table-cell>
          <table:table-cell office:value-type="float" office:value="48.8780661989514">
            <text:p>48,878066199</text:p>
          </table:table-cell>
          <table:table-cell office:value-type="string">
            <text:p>Ternes</text:p>
          </table:table-cell>
          <table:table-cell office:value-type="string">
            <text:p>PARIS-17EME</text:p>
          </table:table-cell>
          <table:table-cell office:value-type="string">
            <text:p>metro</text:p>
          </table:table-cell>
          <table:table-cell office:value-type="float" office:value="838533003">
            <text:p>838533003</text:p>
          </table:table-cell>
          <table:table-cell table:style-name="ce1" office:value-type="float" office:value="2.2982339">
            <text:p>2,2982339</text:p>
          </table:table-cell>
          <table:table-cell table:style-name="ce1" office:value-type="float" office:value="48.8780508">
            <text:p>48,8780508</text:p>
          </table:table-cell>
          <table:table-cell office:value-type="string">
            <text:p>Ternes</text:p>
          </table:table-cell>
          <table:table-cell table:style-name="ce3" table:formula="of:=INT(6370*2*ASIN(SQRT((SIN((RADIANS([.C291])-RADIANS([.I291]))/2)^2)+COS(RADIANS([.C291]))*COS(RADIANS([.I291]))*(SIN(RADIANS([.B291])-RADIANS([.H291]))/2)^2))*1000)" office:value-type="float" office:value="14">
            <text:p>14</text:p>
          </table:table-cell>
          <table:table-cell table:formula="of:=IF([.D291]=[.J291];0;1)" office:value-type="float" office:value="0">
            <text:p>0</text:p>
          </table:table-cell>
          <table:table-cell table:formula="of:=IF(LOWER([.D291])=LOWER([.J291]);0;1)" office:value-type="float" office:value="0">
            <text:p>0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2.35724192785828">
            <text:p>2,3572419279</text:p>
          </table:table-cell>
          <table:table-cell office:value-type="float" office:value="48.8265068985468">
            <text:p>48,8265068985</text:p>
          </table:table-cell>
          <table:table-cell office:value-type="string">
            <text:p>Tolbiac</text:p>
          </table:table-cell>
          <table:table-cell office:value-type="string">
            <text:p>PARIS-13EME</text:p>
          </table:table-cell>
          <table:table-cell office:value-type="string">
            <text:p>metro</text:p>
          </table:table-cell>
          <table:table-cell office:value-type="float" office:value="268467197">
            <text:p>268467197</text:p>
          </table:table-cell>
          <table:table-cell table:style-name="ce1" office:value-type="float" office:value="2.3573719">
            <text:p>2,3573719</text:p>
          </table:table-cell>
          <table:table-cell table:style-name="ce1" office:value-type="float" office:value="48.8261434">
            <text:p>48,8261434</text:p>
          </table:table-cell>
          <table:table-cell office:value-type="string">
            <text:p>Tolbiac</text:p>
          </table:table-cell>
          <table:table-cell table:style-name="ce3" table:formula="of:=INT(6370*2*ASIN(SQRT((SIN((RADIANS([.C292])-RADIANS([.I292]))/2)^2)+COS(RADIANS([.C292]))*COS(RADIANS([.I292]))*(SIN(RADIANS([.B292])-RADIANS([.H292]))/2)^2))*1000)" office:value-type="float" office:value="41">
            <text:p>41</text:p>
          </table:table-cell>
          <table:table-cell table:formula="of:=IF([.D292]=[.J292];0;1)" office:value-type="float" office:value="0">
            <text:p>0</text:p>
          </table:table-cell>
          <table:table-cell table:formula="of:=IF(LOWER([.D292])=LOWER([.J292]);0;1)" office:value-type="float" office:value="0">
            <text:p>0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float" office:value="2.33305807671909">
            <text:p>2,3330580767</text:p>
          </table:table-cell>
          <table:table-cell office:value-type="float" office:value="48.87650879316">
            <text:p>48,8765087932</text:p>
          </table:table-cell>
          <table:table-cell office:value-type="string">
            <text:p>Trinité-d'Estienne d'Orves</text:p>
          </table:table-cell>
          <table:table-cell office:value-type="string">
            <text:p>PARIS-09EME</text:p>
          </table:table-cell>
          <table:table-cell office:value-type="string">
            <text:p>metro</text:p>
          </table:table-cell>
          <table:table-cell office:value-type="float" office:value="264495077">
            <text:p>264495077</text:p>
          </table:table-cell>
          <table:table-cell table:style-name="ce1" office:value-type="float" office:value="2.332631">
            <text:p>2,3326310</text:p>
          </table:table-cell>
          <table:table-cell table:style-name="ce1" office:value-type="float" office:value="48.8763705">
            <text:p>48,8763705</text:p>
          </table:table-cell>
          <table:table-cell office:value-type="string">
            <text:p>Trinité d'Estienne d'Orves</text:p>
          </table:table-cell>
          <table:table-cell table:style-name="ce3" table:formula="of:=INT(6370*2*ASIN(SQRT((SIN((RADIANS([.C293])-RADIANS([.I293]))/2)^2)+COS(RADIANS([.C293]))*COS(RADIANS([.I293]))*(SIN(RADIANS([.B293])-RADIANS([.H293]))/2)^2))*1000)" office:value-type="float" office:value="34">
            <text:p>34</text:p>
          </table:table-cell>
          <table:table-cell table:formula="of:=IF([.D293]=[.J293];0;1)" office:value-type="float" office:value="1">
            <text:p>1</text:p>
          </table:table-cell>
          <table:table-cell table:formula="of:=IF(LOWER([.D293])=LOWER([.J293]);0;1)" office:value-type="float" office:value="1">
            <text:p>1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2.28701984351505">
            <text:p>2,2870198435</text:p>
          </table:table-cell>
          <table:table-cell office:value-type="float" office:value="48.8629708361397">
            <text:p>48,8629708361</text:p>
          </table:table-cell>
          <table:table-cell office:value-type="string">
            <text:p>Trocadéro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60765389">
            <text:p>260765389</text:p>
          </table:table-cell>
          <table:table-cell table:style-name="ce1" office:value-type="float" office:value="2.2870524">
            <text:p>2,2870524</text:p>
          </table:table-cell>
          <table:table-cell table:style-name="ce1" office:value-type="float" office:value="48.8630266">
            <text:p>48,8630266</text:p>
          </table:table-cell>
          <table:table-cell office:value-type="string">
            <text:p>Trocadéro</text:p>
          </table:table-cell>
          <table:table-cell table:style-name="ce3" table:formula="of:=INT(6370*2*ASIN(SQRT((SIN((RADIANS([.C294])-RADIANS([.I294]))/2)^2)+COS(RADIANS([.C294]))*COS(RADIANS([.I294]))*(SIN(RADIANS([.B294])-RADIANS([.H294]))/2)^2))*1000)" office:value-type="float" office:value="6">
            <text:p>6</text:p>
          </table:table-cell>
          <table:table-cell table:formula="of:=IF([.D294]=[.J294];0;1)" office:value-type="float" office:value="0">
            <text:p>0</text:p>
          </table:table-cell>
          <table:table-cell table:formula="of:=IF(LOWER([.D294])=LOWER([.J294]);0;1)" office:value-type="float" office:value="0">
            <text:p>0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2.33031418026416">
            <text:p>2,3303141803</text:p>
          </table:table-cell>
          <table:table-cell office:value-type="float" office:value="48.8644970966975">
            <text:p>48,8644970967</text:p>
          </table:table-cell>
          <table:table-cell office:value-type="string">
            <text:p>Tuileries</text:p>
          </table:table-cell>
          <table:table-cell office:value-type="string">
            <text:p>PARIS-01ER</text:p>
          </table:table-cell>
          <table:table-cell office:value-type="string">
            <text:p>metro</text:p>
          </table:table-cell>
          <table:table-cell office:value-type="float" office:value="27362258">
            <text:p>27362258</text:p>
          </table:table-cell>
          <table:table-cell table:style-name="ce1" office:value-type="float" office:value="2.3298436">
            <text:p>2,3298436</text:p>
          </table:table-cell>
          <table:table-cell table:style-name="ce1" office:value-type="float" office:value="48.8643585">
            <text:p>48,8643585</text:p>
          </table:table-cell>
          <table:table-cell office:value-type="string">
            <text:p>Tuileries</text:p>
          </table:table-cell>
          <table:table-cell table:style-name="ce3" table:formula="of:=INT(6370*2*ASIN(SQRT((SIN((RADIANS([.C295])-RADIANS([.I295]))/2)^2)+COS(RADIANS([.C295]))*COS(RADIANS([.I295]))*(SIN(RADIANS([.B295])-RADIANS([.H295]))/2)^2))*1000)" office:value-type="float" office:value="37">
            <text:p>37</text:p>
          </table:table-cell>
          <table:table-cell table:formula="of:=IF([.D295]=[.J295];0;1)" office:value-type="float" office:value="0">
            <text:p>0</text:p>
          </table:table-cell>
          <table:table-cell table:formula="of:=IF(LOWER([.D295])=LOWER([.J295]);0;1)" office:value-type="float" office:value="0">
            <text:p>0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2.32193434751113">
            <text:p>2,3219343475</text:p>
          </table:table-cell>
          <table:table-cell office:value-type="float" office:value="48.848871662506">
            <text:p>48,8488716625</text:p>
          </table:table-cell>
          <table:table-cell office:value-type="string">
            <text:p>Vaneau</text:p>
          </table:table-cell>
          <table:table-cell office:value-type="string">
            <text:p>PARIS-07EME</text:p>
          </table:table-cell>
          <table:table-cell office:value-type="string">
            <text:p>metro</text:p>
          </table:table-cell>
          <table:table-cell office:value-type="float" office:value="473070143">
            <text:p>473070143</text:p>
          </table:table-cell>
          <table:table-cell table:style-name="ce1" office:value-type="float" office:value="2.3218984">
            <text:p>2,3218984</text:p>
          </table:table-cell>
          <table:table-cell table:style-name="ce1" office:value-type="float" office:value="48.8491398">
            <text:p>48,8491398</text:p>
          </table:table-cell>
          <table:table-cell office:value-type="string">
            <text:p>Vaneau</text:p>
          </table:table-cell>
          <table:table-cell table:style-name="ce3" table:formula="of:=INT(6370*2*ASIN(SQRT((SIN((RADIANS([.C296])-RADIANS([.I296]))/2)^2)+COS(RADIANS([.C296]))*COS(RADIANS([.I296]))*(SIN(RADIANS([.B296])-RADIANS([.H296]))/2)^2))*1000)" office:value-type="float" office:value="29">
            <text:p>29</text:p>
          </table:table-cell>
          <table:table-cell table:formula="of:=IF([.D296]=[.J296];0;1)" office:value-type="float" office:value="0">
            <text:p>0</text:p>
          </table:table-cell>
          <table:table-cell table:formula="of:=IF(LOWER([.D296])=LOWER([.J296]);0;1)" office:value-type="float" office:value="0">
            <text:p>0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2.31553023354222">
            <text:p>2,3155302335</text:p>
          </table:table-cell>
          <table:table-cell office:value-type="float" office:value="48.8575166012889">
            <text:p>48,8575166013</text:p>
          </table:table-cell>
          <table:table-cell office:value-type="string">
            <text:p>Varenne</text:p>
          </table:table-cell>
          <table:table-cell office:value-type="string">
            <text:p>PARIS-07EME</text:p>
          </table:table-cell>
          <table:table-cell office:value-type="string">
            <text:p>metro</text:p>
          </table:table-cell>
          <table:table-cell office:value-type="float" office:value="245250759">
            <text:p>245250759</text:p>
          </table:table-cell>
          <table:table-cell table:style-name="ce1" office:value-type="float" office:value="2.3151577">
            <text:p>2,3151577</text:p>
          </table:table-cell>
          <table:table-cell table:style-name="ce1" office:value-type="float" office:value="48.8568058">
            <text:p>48,8568058</text:p>
          </table:table-cell>
          <table:table-cell office:value-type="string">
            <text:p>Varenne</text:p>
          </table:table-cell>
          <table:table-cell table:style-name="ce3" table:formula="of:=INT(6370*2*ASIN(SQRT((SIN((RADIANS([.C297])-RADIANS([.I297]))/2)^2)+COS(RADIANS([.C297]))*COS(RADIANS([.I297]))*(SIN(RADIANS([.B297])-RADIANS([.H297]))/2)^2))*1000)" office:value-type="float" office:value="83">
            <text:p>83</text:p>
          </table:table-cell>
          <table:table-cell table:formula="of:=IF([.D297]=[.J297];0;1)" office:value-type="float" office:value="0">
            <text:p>0</text:p>
          </table:table-cell>
          <table:table-cell table:formula="of:=IF(LOWER([.D297])=LOWER([.J297]);0;1)" office:value-type="float" office:value="0">
            <text:p>0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2.30098263992498">
            <text:p>2,3009826399</text:p>
          </table:table-cell>
          <table:table-cell office:value-type="float" office:value="48.8395680331036">
            <text:p>48,8395680331</text:p>
          </table:table-cell>
          <table:table-cell office:value-type="string">
            <text:p>Vaugirard (Adolphe Chérioux)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244494486">
            <text:p>244494486</text:p>
          </table:table-cell>
          <table:table-cell table:style-name="ce1" office:value-type="float" office:value="2.3012923">
            <text:p>2,3012923</text:p>
          </table:table-cell>
          <table:table-cell table:style-name="ce1" office:value-type="float" office:value="48.8395785">
            <text:p>48,8395785</text:p>
          </table:table-cell>
          <table:table-cell office:value-type="string">
            <text:p>Vaugirard</text:p>
          </table:table-cell>
          <table:table-cell table:style-name="ce3" table:formula="of:=INT(6370*2*ASIN(SQRT((SIN((RADIANS([.C298])-RADIANS([.I298]))/2)^2)+COS(RADIANS([.C298]))*COS(RADIANS([.I298]))*(SIN(RADIANS([.B298])-RADIANS([.H298]))/2)^2))*1000)" office:value-type="float" office:value="22">
            <text:p>22</text:p>
          </table:table-cell>
          <table:table-cell table:formula="of:=IF([.D298]=[.J298];0;1)" office:value-type="float" office:value="1">
            <text:p>1</text:p>
          </table:table-cell>
          <table:table-cell table:formula="of:=IF(LOWER([.D298])=LOWER([.J298]);0;1)" office:value-type="float" office:value="1">
            <text:p>1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2.32900321886739">
            <text:p>2,3290032189</text:p>
          </table:table-cell>
          <table:table-cell office:value-type="float" office:value="48.8420036541946">
            <text:p>48,8420036542</text:p>
          </table:table-cell>
          <table:table-cell office:value-type="string">
            <text:p>Vavin</text:p>
          </table:table-cell>
          <table:table-cell office:value-type="string">
            <text:p>PARIS-06EME</text:p>
          </table:table-cell>
          <table:table-cell office:value-type="string">
            <text:p>metro</text:p>
          </table:table-cell>
          <table:table-cell office:value-type="float" office:value="264526095">
            <text:p>264526095</text:p>
          </table:table-cell>
          <table:table-cell table:style-name="ce1" office:value-type="float" office:value="2.3289966">
            <text:p>2,3289966</text:p>
          </table:table-cell>
          <table:table-cell table:style-name="ce1" office:value-type="float" office:value="48.8421852">
            <text:p>48,8421852</text:p>
          </table:table-cell>
          <table:table-cell office:value-type="string">
            <text:p>Vavin</text:p>
          </table:table-cell>
          <table:table-cell table:style-name="ce3" table:formula="of:=INT(6370*2*ASIN(SQRT((SIN((RADIANS([.C299])-RADIANS([.I299]))/2)^2)+COS(RADIANS([.C299]))*COS(RADIANS([.I299]))*(SIN(RADIANS([.B299])-RADIANS([.H299]))/2)^2))*1000)" office:value-type="float" office:value="20">
            <text:p>20</text:p>
          </table:table-cell>
          <table:table-cell table:formula="of:=IF([.D299]=[.J299];0;1)" office:value-type="float" office:value="0">
            <text:p>0</text:p>
          </table:table-cell>
          <table:table-cell table:formula="of:=IF(LOWER([.D299])=LOWER([.J299]);0;1)" office:value-type="float" office:value="0">
            <text:p>0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2.28526726839526">
            <text:p>2,2852672684</text:p>
          </table:table-cell>
          <table:table-cell office:value-type="float" office:value="48.8696716618644">
            <text:p>48,8696716619</text:p>
          </table:table-cell>
          <table:table-cell office:value-type="string">
            <text:p>Victor Hugo</text:p>
          </table:table-cell>
          <table:table-cell office:value-type="string">
            <text:p>PARIS-16EME</text:p>
          </table:table-cell>
          <table:table-cell office:value-type="string">
            <text:p>metro</text:p>
          </table:table-cell>
          <table:table-cell office:value-type="float" office:value="243496728">
            <text:p>243496728</text:p>
          </table:table-cell>
          <table:table-cell table:style-name="ce1" office:value-type="float" office:value="2.2854485">
            <text:p>2,2854485</text:p>
          </table:table-cell>
          <table:table-cell table:style-name="ce1" office:value-type="float" office:value="48.8698038">
            <text:p>48,8698038</text:p>
          </table:table-cell>
          <table:table-cell office:value-type="string">
            <text:p>Victor Hugo</text:p>
          </table:table-cell>
          <table:table-cell table:style-name="ce3" table:formula="of:=INT(6370*2*ASIN(SQRT((SIN((RADIANS([.C300])-RADIANS([.I300]))/2)^2)+COS(RADIANS([.C300]))*COS(RADIANS([.I300]))*(SIN(RADIANS([.B300])-RADIANS([.H300]))/2)^2))*1000)" office:value-type="float" office:value="19">
            <text:p>19</text:p>
          </table:table-cell>
          <table:table-cell table:formula="of:=IF([.D300]=[.J300];0;1)" office:value-type="float" office:value="0">
            <text:p>0</text:p>
          </table:table-cell>
          <table:table-cell table:formula="of:=IF(LOWER([.D300])=LOWER([.J300]);0;1)" office:value-type="float" office:value="0">
            <text:p>0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2.36394352657996">
            <text:p>2,3639435266</text:p>
          </table:table-cell>
          <table:table-cell office:value-type="float" office:value="48.8041740664156">
            <text:p>48,8041740664</text:p>
          </table:table-cell>
          <table:table-cell office:value-type="string">
            <text:p>Villejuif-Léo Lagrange</text:p>
          </table:table-cell>
          <table:table-cell office:value-type="string">
            <text:p>VILLEJUIF</text:p>
          </table:table-cell>
          <table:table-cell office:value-type="string">
            <text:p>metro</text:p>
          </table:table-cell>
          <table:table-cell office:value-type="float" office:value="318536832">
            <text:p>318536832</text:p>
          </table:table-cell>
          <table:table-cell table:style-name="ce1" office:value-type="float" office:value="2.3637793">
            <text:p>2,3637793</text:p>
          </table:table-cell>
          <table:table-cell table:style-name="ce1" office:value-type="float" office:value="48.8051272">
            <text:p>48,8051272</text:p>
          </table:table-cell>
          <table:table-cell office:value-type="string">
            <text:p>Villejuif – Léo Lagrange</text:p>
          </table:table-cell>
          <table:table-cell table:style-name="ce3" table:formula="of:=INT(6370*2*ASIN(SQRT((SIN((RADIANS([.C301])-RADIANS([.I301]))/2)^2)+COS(RADIANS([.C301]))*COS(RADIANS([.I301]))*(SIN(RADIANS([.B301])-RADIANS([.H301]))/2)^2))*1000)" office:value-type="float" office:value="106">
            <text:p>106</text:p>
          </table:table-cell>
          <table:table-cell table:formula="of:=IF([.D301]=[.J301];0;1)" office:value-type="float" office:value="1">
            <text:p>1</text:p>
          </table:table-cell>
          <table:table-cell table:formula="of:=IF(LOWER([.D301])=LOWER([.J301]);0;1)" office:value-type="float" office:value="1">
            <text:p>1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2.36697471484243">
            <text:p>2,3669747148</text:p>
          </table:table-cell>
          <table:table-cell office:value-type="float" office:value="48.7870020157205">
            <text:p>48,7870020157</text:p>
          </table:table-cell>
          <table:table-cell office:value-type="string">
            <text:p>Villejuif-Louis Aragon</text:p>
          </table:table-cell>
          <table:table-cell office:value-type="string">
            <text:p>VILLEJUIF</text:p>
          </table:table-cell>
          <table:table-cell office:value-type="string">
            <text:p>metro</text:p>
          </table:table-cell>
          <table:table-cell office:value-type="float" office:value="318536848">
            <text:p>318536848</text:p>
          </table:table-cell>
          <table:table-cell table:style-name="ce1" office:value-type="float" office:value="2.3674198">
            <text:p>2,3674198</text:p>
          </table:table-cell>
          <table:table-cell table:style-name="ce1" office:value-type="float" office:value="48.7869402">
            <text:p>48,7869402</text:p>
          </table:table-cell>
          <table:table-cell office:value-type="string">
            <text:p>Villejuif - Louis Aragon</text:p>
          </table:table-cell>
          <table:table-cell table:style-name="ce3" table:formula="of:=INT(6370*2*ASIN(SQRT((SIN((RADIANS([.C302])-RADIANS([.I302]))/2)^2)+COS(RADIANS([.C302]))*COS(RADIANS([.I302]))*(SIN(RADIANS([.B302])-RADIANS([.H302]))/2)^2))*1000)" office:value-type="float" office:value="33">
            <text:p>33</text:p>
          </table:table-cell>
          <table:table-cell table:formula="of:=IF([.D302]=[.J302];0;1)" office:value-type="float" office:value="1">
            <text:p>1</text:p>
          </table:table-cell>
          <table:table-cell table:formula="of:=IF(LOWER([.D302])=LOWER([.J302]);0;1)" office:value-type="float" office:value="1">
            <text:p>1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2.3679661373898">
            <text:p>2,3679661374</text:p>
          </table:table-cell>
          <table:table-cell office:value-type="float" office:value="48.7959447270881">
            <text:p>48,7959447271</text:p>
          </table:table-cell>
          <table:table-cell office:value-type="string">
            <text:p>Villejuif-Paul Vaillant Couturier (Hôpital Paul Brousse)</text:p>
          </table:table-cell>
          <table:table-cell office:value-type="string">
            <text:p>VILLEJUIF</text:p>
          </table:table-cell>
          <table:table-cell office:value-type="string">
            <text:p>metro</text:p>
          </table:table-cell>
          <table:table-cell office:value-type="float" office:value="318536943">
            <text:p>318536943</text:p>
          </table:table-cell>
          <table:table-cell table:style-name="ce1" office:value-type="float" office:value="2.3684013">
            <text:p>2,3684013</text:p>
          </table:table-cell>
          <table:table-cell table:style-name="ce1" office:value-type="float" office:value="48.7960877">
            <text:p>48,7960877</text:p>
          </table:table-cell>
          <table:table-cell office:value-type="string">
            <text:p>Villejuif – Paul Vaillant Couturier</text:p>
          </table:table-cell>
          <table:table-cell table:style-name="ce3" table:formula="of:=INT(6370*2*ASIN(SQRT((SIN((RADIANS([.C303])-RADIANS([.I303]))/2)^2)+COS(RADIANS([.C303]))*COS(RADIANS([.I303]))*(SIN(RADIANS([.B303])-RADIANS([.H303]))/2)^2))*1000)" office:value-type="float" office:value="35">
            <text:p>35</text:p>
          </table:table-cell>
          <table:table-cell table:formula="of:=IF([.D303]=[.J303];0;1)" office:value-type="float" office:value="1">
            <text:p>1</text:p>
          </table:table-cell>
          <table:table-cell table:formula="of:=IF(LOWER([.D303])=LOWER([.J303]);0;1)" office:value-type="float" office:value="1">
            <text:p>1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2.31527055050207">
            <text:p>2,3152705505</text:p>
          </table:table-cell>
          <table:table-cell office:value-type="float" office:value="48.8810543983371">
            <text:p>48,8810543983</text:p>
          </table:table-cell>
          <table:table-cell office:value-type="string">
            <text:p>Villiers</text:p>
          </table:table-cell>
          <table:table-cell office:value-type="string">
            <text:p>PARIS-17EME</text:p>
          </table:table-cell>
          <table:table-cell office:value-type="string">
            <text:p>metro</text:p>
          </table:table-cell>
          <table:table-cell office:value-type="float" office:value="243496029">
            <text:p>243496029</text:p>
          </table:table-cell>
          <table:table-cell table:style-name="ce1" office:value-type="float" office:value="2.3155318">
            <text:p>2,3155318</text:p>
          </table:table-cell>
          <table:table-cell table:style-name="ce1" office:value-type="float" office:value="48.8812626">
            <text:p>48,8812626</text:p>
          </table:table-cell>
          <table:table-cell office:value-type="string">
            <text:p>Villiers</text:p>
          </table:table-cell>
          <table:table-cell table:style-name="ce3" table:formula="of:=INT(6370*2*ASIN(SQRT((SIN((RADIANS([.C304])-RADIANS([.I304]))/2)^2)+COS(RADIANS([.C304]))*COS(RADIANS([.I304]))*(SIN(RADIANS([.B304])-RADIANS([.H304]))/2)^2))*1000)" office:value-type="float" office:value="30">
            <text:p>30</text:p>
          </table:table-cell>
          <table:table-cell table:formula="of:=IF([.D304]=[.J304];0;1)" office:value-type="float" office:value="0">
            <text:p>0</text:p>
          </table:table-cell>
          <table:table-cell table:formula="of:=IF(LOWER([.D304])=LOWER([.J304]);0;1)" office:value-type="float" office:value="0">
            <text:p>0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2.30804114557479">
            <text:p>2,3080411456</text:p>
          </table:table-cell>
          <table:table-cell office:value-type="float" office:value="48.8416970273909">
            <text:p>48,8416970274</text:p>
          </table:table-cell>
          <table:table-cell office:value-type="string">
            <text:p>Volontaires</text:p>
          </table:table-cell>
          <table:table-cell office:value-type="string">
            <text:p>PARIS-15EME</text:p>
          </table:table-cell>
          <table:table-cell office:value-type="string">
            <text:p>metro</text:p>
          </table:table-cell>
          <table:table-cell office:value-type="float" office:value="244494489">
            <text:p>244494489</text:p>
          </table:table-cell>
          <table:table-cell table:style-name="ce1" office:value-type="float" office:value="2.308012">
            <text:p>2,3080120</text:p>
          </table:table-cell>
          <table:table-cell table:style-name="ce1" office:value-type="float" office:value="48.8415118">
            <text:p>48,8415118</text:p>
          </table:table-cell>
          <table:table-cell office:value-type="string">
            <text:p>Volontaires</text:p>
          </table:table-cell>
          <table:table-cell table:style-name="ce3" table:formula="of:=INT(6370*2*ASIN(SQRT((SIN((RADIANS([.C305])-RADIANS([.I305]))/2)^2)+COS(RADIANS([.C305]))*COS(RADIANS([.I305]))*(SIN(RADIANS([.B305])-RADIANS([.H305]))/2)^2))*1000)" office:value-type="float" office:value="20">
            <text:p>20</text:p>
          </table:table-cell>
          <table:table-cell table:formula="of:=IF([.D305]=[.J305];0;1)" office:value-type="float" office:value="0">
            <text:p>0</text:p>
          </table:table-cell>
          <table:table-cell table:formula="of:=IF(LOWER([.D305])=LOWER([.J305]);0;1)" office:value-type="float" office:value="0">
            <text:p>0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2.37988391957515">
            <text:p>2,3798839196</text:p>
          </table:table-cell>
          <table:table-cell office:value-type="float" office:value="48.8578758428685">
            <text:p>48,8578758429</text:p>
          </table:table-cell>
          <table:table-cell office:value-type="string">
            <text:p>Voltaire (Léon Blum)</text:p>
          </table:table-cell>
          <table:table-cell office:value-type="string">
            <text:p>PARIS-11EME</text:p>
          </table:table-cell>
          <table:table-cell office:value-type="string">
            <text:p>metro</text:p>
          </table:table-cell>
          <table:table-cell office:value-type="float" office:value="256895321">
            <text:p>256895321</text:p>
          </table:table-cell>
          <table:table-cell table:style-name="ce1" office:value-type="float" office:value="2.3798044">
            <text:p>2,3798044</text:p>
          </table:table-cell>
          <table:table-cell table:style-name="ce1" office:value-type="float" office:value="48.858158">
            <text:p>48,8581580</text:p>
          </table:table-cell>
          <table:table-cell office:value-type="string">
            <text:p>Voltaire</text:p>
          </table:table-cell>
          <table:table-cell table:style-name="ce3" table:formula="of:=INT(6370*2*ASIN(SQRT((SIN((RADIANS([.C306])-RADIANS([.I306]))/2)^2)+COS(RADIANS([.C306]))*COS(RADIANS([.I306]))*(SIN(RADIANS([.B306])-RADIANS([.H306]))/2)^2))*1000)" office:value-type="float" office:value="31">
            <text:p>31</text:p>
          </table:table-cell>
          <table:table-cell table:formula="of:=IF([.D306]=[.J306];0;1)" office:value-type="float" office:value="1">
            <text:p>1</text:p>
          </table:table-cell>
          <table:table-cell table:formula="of:=IF(LOWER([.D306])=LOWER([.J306]);0;1)" office:value-type="float" office:value="1">
            <text:p>1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float" office:value="2.30465144209881">
            <text:p>2,3046514421</text:p>
          </table:table-cell>
          <table:table-cell office:value-type="float" office:value="48.8838739610152">
            <text:p>48,883873961</text:p>
          </table:table-cell>
          <table:table-cell office:value-type="string">
            <text:p>Wagram</text:p>
          </table:table-cell>
          <table:table-cell office:value-type="string">
            <text:p>PARIS-17EME</text:p>
          </table:table-cell>
          <table:table-cell office:value-type="string">
            <text:p>metro</text:p>
          </table:table-cell>
          <table:table-cell office:value-type="float" office:value="243510679">
            <text:p>243510679</text:p>
          </table:table-cell>
          <table:table-cell table:style-name="ce1" office:value-type="float" office:value="2.3042907">
            <text:p>2,3042907</text:p>
          </table:table-cell>
          <table:table-cell table:style-name="ce1" office:value-type="float" office:value="48.8839908">
            <text:p>48,8839908</text:p>
          </table:table-cell>
          <table:table-cell office:value-type="string">
            <text:p>Wagram</text:p>
          </table:table-cell>
          <table:table-cell table:style-name="ce3" table:formula="of:=INT(6370*2*ASIN(SQRT((SIN((RADIANS([.C307])-RADIANS([.I307]))/2)^2)+COS(RADIANS([.C307]))*COS(RADIANS([.I307]))*(SIN(RADIANS([.B307])-RADIANS([.H307]))/2)^2))*1000)" office:value-type="float" office:value="29">
            <text:p>29</text:p>
          </table:table-cell>
          <table:table-cell table:formula="of:=IF([.D307]=[.J307];0;1)" office:value-type="float" office:value="0">
            <text:p>0</text:p>
          </table:table-cell>
          <table:table-cell table:formula="of:=IF(LOWER([.D307])=LOWER([.J307]);0;1)" office:value-type="float" office:value="0">
            <text:p>0</text:p>
          </table:table-cell>
        </table:table-row>
        <table:table-row table:style-name="ro1">
          <table:table-cell office:value-type="float" office:value="142785">
            <text:p>142785</text:p>
          </table:table-cell>
          <table:table-cell office:value-type="float" office:value="2.45943609081747">
            <text:p>2,4594360908</text:p>
          </table:table-cell>
          <table:table-cell office:value-type="float" office:value="48.906697097401">
            <text:p>48,9066970974</text:p>
          </table:table-cell>
          <table:table-cell office:value-type="string">
            <text:p>AUGUSTE DELAUNE</text:p>
          </table:table-cell>
          <table:table-cell office:value-type="string">
            <text:p>BOBIGNY</text:p>
          </table:table-cell>
          <table:table-cell office:value-type="string">
            <text:p>tram</text:p>
          </table:table-cell>
          <table:table-cell office:value-type="float" office:value="317534356">
            <text:p>317534356</text:p>
          </table:table-cell>
          <table:table-cell table:style-name="ce1" office:value-type="float" office:value="2.4605287">
            <text:p>2,4605287</text:p>
          </table:table-cell>
          <table:table-cell table:style-name="ce1" office:value-type="float" office:value="48.9066932">
            <text:p>48,9066932</text:p>
          </table:table-cell>
          <table:table-cell office:value-type="string">
            <text:p>Auguste Delaune</text:p>
          </table:table-cell>
          <table:table-cell table:style-name="ce3" table:formula="of:=INT(6370*2*ASIN(SQRT((SIN((RADIANS([.C308])-RADIANS([.I308]))/2)^2)+COS(RADIANS([.C308]))*COS(RADIANS([.I308]))*(SIN(RADIANS([.B308])-RADIANS([.H308]))/2)^2))*1000)" office:value-type="float" office:value="79">
            <text:p>79</text:p>
          </table:table-cell>
          <table:table-cell table:formula="of:=IF([.D308]=[.J308];0;1)" office:value-type="float" office:value="1">
            <text:p>1</text:p>
          </table:table-cell>
          <table:table-cell table:formula="of:=IF(LOWER([.D308])=LOWER([.J308]);0;1)" office:value-type="float" office:value="0">
            <text:p>0</text:p>
          </table:table-cell>
        </table:table-row>
        <table:table-row table:style-name="ro1">
          <table:table-cell office:value-type="float" office:value="136234">
            <text:p>136234</text:p>
          </table:table-cell>
          <table:table-cell office:value-type="float" office:value="2.27777872474349">
            <text:p>2,2777787247</text:p>
          </table:table-cell>
          <table:table-cell office:value-type="float" office:value="48.8361404309666">
            <text:p>48,836140431</text:p>
          </table:table-cell>
          <table:table-cell office:value-type="string">
            <text:p>BALARD</text:p>
          </table:table-cell>
          <table:table-cell office:value-type="string">
            <text:p>PARIS-15EME</text:p>
          </table:table-cell>
          <table:table-cell office:value-type="string">
            <text:p>tram</text:p>
          </table:table-cell>
          <table:table-cell office:value-type="float" office:value="1785131564">
            <text:p>1785131564</text:p>
          </table:table-cell>
          <table:table-cell table:style-name="ce1" office:value-type="float" office:value="2.2782056">
            <text:p>2,2782056</text:p>
          </table:table-cell>
          <table:table-cell table:style-name="ce1" office:value-type="float" office:value="48.8361038">
            <text:p>48,8361038</text:p>
          </table:table-cell>
          <table:table-cell office:value-type="string">
            <text:p>Balard</text:p>
          </table:table-cell>
          <table:table-cell table:style-name="ce3" table:formula="of:=INT(6370*2*ASIN(SQRT((SIN((RADIANS([.C309])-RADIANS([.I309]))/2)^2)+COS(RADIANS([.C309]))*COS(RADIANS([.I309]))*(SIN(RADIANS([.B309])-RADIANS([.H309]))/2)^2))*1000)" office:value-type="float" office:value="31">
            <text:p>31</text:p>
          </table:table-cell>
          <table:table-cell table:formula="of:=IF([.D309]=[.J309];0;1)" office:value-type="float" office:value="1">
            <text:p>1</text:p>
          </table:table-cell>
          <table:table-cell table:formula="of:=IF(LOWER([.D309])=LOWER([.J309]);0;1)" office:value-type="float" office:value="0">
            <text:p>0</text:p>
          </table:table-cell>
        </table:table-row>
        <table:table-row table:style-name="ro1">
          <table:table-cell office:value-type="float" office:value="433654">
            <text:p>433654</text:p>
          </table:table-cell>
          <table:table-cell office:value-type="float" office:value="2.36182285037693">
            <text:p>2,3618228504</text:p>
          </table:table-cell>
          <table:table-cell office:value-type="float" office:value="48.9375958835908">
            <text:p>48,9375958836</text:p>
          </table:table-cell>
          <table:table-cell office:value-type="string">
            <text:p>BASILIQUE DE SAINT-DENIS</text:p>
          </table:table-cell>
          <table:table-cell office:value-type="string">
            <text:p>SAINT-DENIS</text:p>
          </table:table-cell>
          <table:table-cell office:value-type="string">
            <text:p>tram</text:p>
          </table:table-cell>
          <table:table-cell office:value-type="float" office:value="317532205">
            <text:p>317532205</text:p>
          </table:table-cell>
          <table:table-cell table:style-name="ce1" office:value-type="float" office:value="2.3608752">
            <text:p>2,3608752</text:p>
          </table:table-cell>
          <table:table-cell table:style-name="ce1" office:value-type="float" office:value="48.9380059">
            <text:p>48,9380059</text:p>
          </table:table-cell>
          <table:table-cell office:value-type="string">
            <text:p>Basilique de Saint-Denis</text:p>
          </table:table-cell>
          <table:table-cell table:style-name="ce3" table:formula="of:=INT(6370*2*ASIN(SQRT((SIN((RADIANS([.C310])-RADIANS([.I310]))/2)^2)+COS(RADIANS([.C310]))*COS(RADIANS([.I310]))*(SIN(RADIANS([.B310])-RADIANS([.H310]))/2)^2))*1000)" office:value-type="float" office:value="82">
            <text:p>82</text:p>
          </table:table-cell>
          <table:table-cell table:formula="of:=IF([.D310]=[.J310];0;1)" office:value-type="float" office:value="1">
            <text:p>1</text:p>
          </table:table-cell>
          <table:table-cell table:formula="of:=IF(LOWER([.D310])=LOWER([.J310]);0;1)" office:value-type="float" office:value="0">
            <text:p>0</text:p>
          </table:table-cell>
        </table:table-row>
        <table:table-row table:style-name="ro1">
          <table:table-cell office:value-type="float" office:value="57295">
            <text:p>57295</text:p>
          </table:table-cell>
          <table:table-cell office:value-type="float" office:value="2.22603101382263">
            <text:p>2,2260310138</text:p>
          </table:table-cell>
          <table:table-cell office:value-type="float" office:value="48.8765333524342">
            <text:p>48,8765333524</text:p>
          </table:table-cell>
          <table:table-cell office:value-type="string">
            <text:p>BELVEDERE</text:p>
          </table:table-cell>
          <table:table-cell office:value-type="string">
            <text:p>SURESNES</text:p>
          </table:table-cell>
          <table:table-cell office:value-type="string">
            <text:p>tram</text:p>
          </table:table-cell>
          <table:table-cell office:value-type="float" office:value="1370384652">
            <text:p>1370384652</text:p>
          </table:table-cell>
          <table:table-cell table:style-name="ce1" office:value-type="float" office:value="2.22595">
            <text:p>2,2259500</text:p>
          </table:table-cell>
          <table:table-cell table:style-name="ce1" office:value-type="float" office:value="48.8760231">
            <text:p>48,8760231</text:p>
          </table:table-cell>
          <table:table-cell office:value-type="string">
            <text:p>Belvédère</text:p>
          </table:table-cell>
          <table:table-cell table:style-name="ce3" table:formula="of:=INT(6370*2*ASIN(SQRT((SIN((RADIANS([.C311])-RADIANS([.I311]))/2)^2)+COS(RADIANS([.C311]))*COS(RADIANS([.I311]))*(SIN(RADIANS([.B311])-RADIANS([.H311]))/2)^2))*1000)" office:value-type="float" office:value="57">
            <text:p>57</text:p>
          </table:table-cell>
          <table:table-cell table:formula="of:=IF([.D311]=[.J311];0;1)" office:value-type="float" office:value="1">
            <text:p>1</text:p>
          </table:table-cell>
          <table:table-cell table:formula="of:=IF(LOWER([.D311])=LOWER([.J311]);0;1)" office:value-type="float" office:value="1">
            <text:p>1</text:p>
          </table:table-cell>
        </table:table-row>
        <table:table-row table:style-name="ro1">
          <table:table-cell office:value-type="float" office:value="433649">
            <text:p>433649</text:p>
          </table:table-cell>
          <table:table-cell office:value-type="float" office:value="2.44979711546528">
            <text:p>2,4497971155</text:p>
          </table:table-cell>
          <table:table-cell office:value-type="float" office:value="48.906585259732">
            <text:p>48,9065852597</text:p>
          </table:table-cell>
          <table:table-cell office:value-type="string">
            <text:p>BOBIGNY - PABLO PICASSO</text:p>
          </table:table-cell>
          <table:table-cell office:value-type="string">
            <text:p>BOBIGNY</text:p>
          </table:table-cell>
          <table:table-cell office:value-type="string">
            <text:p>tram</text:p>
          </table:table-cell>
          <table:table-cell office:value-type="float" office:value="331447530">
            <text:p>331447530</text:p>
          </table:table-cell>
          <table:table-cell table:style-name="ce1" office:value-type="float" office:value="2.4500168">
            <text:p>2,4500168</text:p>
          </table:table-cell>
          <table:table-cell table:style-name="ce1" office:value-type="float" office:value="48.906535">
            <text:p>48,9065350</text:p>
          </table:table-cell>
          <table:table-cell office:value-type="string">
            <text:p>Bobigny - Pablo Picasso</text:p>
          </table:table-cell>
          <table:table-cell table:style-name="ce3" table:formula="of:=INT(6370*2*ASIN(SQRT((SIN((RADIANS([.C312])-RADIANS([.I312]))/2)^2)+COS(RADIANS([.C312]))*COS(RADIANS([.I312]))*(SIN(RADIANS([.B312])-RADIANS([.H312]))/2)^2))*1000)" office:value-type="float" office:value="16">
            <text:p>16</text:p>
          </table:table-cell>
          <table:table-cell table:formula="of:=IF([.D312]=[.J312];0;1)" office:value-type="float" office:value="1">
            <text:p>1</text:p>
          </table:table-cell>
          <table:table-cell table:formula="of:=IF(LOWER([.D312])=LOWER([.J312]);0;1)" office:value-type="float" office:value="0">
            <text:p>0</text:p>
          </table:table-cell>
        </table:table-row>
        <table:table-row table:style-name="ro1">
          <table:table-cell office:value-type="float" office:value="136238">
            <text:p>136238</text:p>
          </table:table-cell>
          <table:table-cell office:value-type="float" office:value="2.30162343442071">
            <text:p>2,3016234344</text:p>
          </table:table-cell>
          <table:table-cell office:value-type="float" office:value="48.8284026338795">
            <text:p>48,8284026339</text:p>
          </table:table-cell>
          <table:table-cell office:value-type="string">
            <text:p>BRANCION</text:p>
          </table:table-cell>
          <table:table-cell office:value-type="string">
            <text:p>PARIS-15EME</text:p>
          </table:table-cell>
          <table:table-cell office:value-type="string">
            <text:p>tram</text:p>
          </table:table-cell>
          <table:table-cell office:value-type="float" office:value="1777319429">
            <text:p>1777319429</text:p>
          </table:table-cell>
          <table:table-cell table:style-name="ce1" office:value-type="float" office:value="2.3008638">
            <text:p>2,3008638</text:p>
          </table:table-cell>
          <table:table-cell table:style-name="ce1" office:value-type="float" office:value="48.8286669">
            <text:p>48,8286669</text:p>
          </table:table-cell>
          <table:table-cell office:value-type="string">
            <text:p>Brancion</text:p>
          </table:table-cell>
          <table:table-cell table:style-name="ce3" table:formula="of:=INT(6370*2*ASIN(SQRT((SIN((RADIANS([.C313])-RADIANS([.I313]))/2)^2)+COS(RADIANS([.C313]))*COS(RADIANS([.I313]))*(SIN(RADIANS([.B313])-RADIANS([.H313]))/2)^2))*1000)" office:value-type="float" office:value="62">
            <text:p>62</text:p>
          </table:table-cell>
          <table:table-cell table:formula="of:=IF([.D313]=[.J313];0;1)" office:value-type="float" office:value="1">
            <text:p>1</text:p>
          </table:table-cell>
          <table:table-cell table:formula="of:=IF(LOWER([.D313])=LOWER([.J313]);0;1)" office:value-type="float" office:value="0">
            <text:p>0</text:p>
          </table:table-cell>
        </table:table-row>
        <table:table-row table:style-name="ro1">
          <table:table-cell office:value-type="float" office:value="23877">
            <text:p>23877</text:p>
          </table:table-cell>
          <table:table-cell office:value-type="float" office:value="2.23169462802577">
            <text:p>2,231694628</text:p>
          </table:table-cell>
          <table:table-cell office:value-type="float" office:value="48.8218765627808">
            <text:p>48,8218765628</text:p>
          </table:table-cell>
          <table:table-cell office:value-type="string">
            <text:p>BRIMBORION</text:p>
          </table:table-cell>
          <table:table-cell office:value-type="string">
            <text:p>MEUDON</text:p>
          </table:table-cell>
          <table:table-cell office:value-type="string">
            <text:p>tram</text:p>
          </table:table-cell>
          <table:table-cell office:value-type="float" office:value="314640918">
            <text:p>314640918</text:p>
          </table:table-cell>
          <table:table-cell table:style-name="ce1" office:value-type="float" office:value="2.2313906">
            <text:p>2,2313906</text:p>
          </table:table-cell>
          <table:table-cell table:style-name="ce1" office:value-type="float" office:value="48.8221655">
            <text:p>48,8221655</text:p>
          </table:table-cell>
          <table:table-cell office:value-type="string">
            <text:p>Brimborion</text:p>
          </table:table-cell>
          <table:table-cell table:style-name="ce3" table:formula="of:=INT(6370*2*ASIN(SQRT((SIN((RADIANS([.C314])-RADIANS([.I314]))/2)^2)+COS(RADIANS([.C314]))*COS(RADIANS([.I314]))*(SIN(RADIANS([.B314])-RADIANS([.H314]))/2)^2))*1000)" office:value-type="float" office:value="39">
            <text:p>39</text:p>
          </table:table-cell>
          <table:table-cell table:formula="of:=IF([.D314]=[.J314];0;1)" office:value-type="float" office:value="1">
            <text:p>1</text:p>
          </table:table-cell>
          <table:table-cell table:formula="of:=IF(LOWER([.D314])=LOWER([.J314]);0;1)" office:value-type="float" office:value="0">
            <text:p>0</text:p>
          </table:table-cell>
        </table:table-row>
        <table:table-row table:style-name="ro1">
          <table:table-cell office:value-type="float" office:value="142808">
            <text:p>142808</text:p>
          </table:table-cell>
          <table:table-cell office:value-type="float" office:value="2.36393651779709">
            <text:p>2,3639365178</text:p>
          </table:table-cell>
          <table:table-cell office:value-type="float" office:value="48.9361395617069">
            <text:p>48,9361395617</text:p>
          </table:table-cell>
          <table:table-cell office:value-type="string">
            <text:p>CIMETIERE DE SAINT-DENIS</text:p>
          </table:table-cell>
          <table:table-cell office:value-type="string">
            <text:p>SAINT-DENIS</text:p>
          </table:table-cell>
          <table:table-cell office:value-type="string">
            <text:p>tram</text:p>
          </table:table-cell>
          <table:table-cell office:value-type="float" office:value="1667214870">
            <text:p>1667214870</text:p>
          </table:table-cell>
          <table:table-cell table:style-name="ce1" office:value-type="float" office:value="2.3639518">
            <text:p>2,3639518</text:p>
          </table:table-cell>
          <table:table-cell table:style-name="ce1" office:value-type="float" office:value="48.9362564">
            <text:p>48,9362564</text:p>
          </table:table-cell>
          <table:table-cell office:value-type="string">
            <text:p>Cimetière de Saint-Denis</text:p>
          </table:table-cell>
          <table:table-cell table:style-name="ce3" table:formula="of:=INT(6370*2*ASIN(SQRT((SIN((RADIANS([.C315])-RADIANS([.I315]))/2)^2)+COS(RADIANS([.C315]))*COS(RADIANS([.I315]))*(SIN(RADIANS([.B315])-RADIANS([.H315]))/2)^2))*1000)" office:value-type="float" office:value="13">
            <text:p>13</text:p>
          </table:table-cell>
          <table:table-cell table:formula="of:=IF([.D315]=[.J315];0;1)" office:value-type="float" office:value="1">
            <text:p>1</text:p>
          </table:table-cell>
          <table:table-cell table:formula="of:=IF(LOWER([.D315])=LOWER([.J315]);0;1)" office:value-type="float" office:value="1">
            <text:p>1</text:p>
          </table:table-cell>
        </table:table-row>
        <table:table-row table:style-name="ro1">
          <table:table-cell office:value-type="float" office:value="136244">
            <text:p>136244</text:p>
          </table:table-cell>
          <table:table-cell office:value-type="float" office:value="2.34066409832008">
            <text:p>2,3406640983</text:p>
          </table:table-cell>
          <table:table-cell office:value-type="float" office:value="48.819883113479">
            <text:p>48,8198831135</text:p>
          </table:table-cell>
          <table:table-cell office:value-type="string">
            <text:p>CITE UNIVERSITAIRE</text:p>
          </table:table-cell>
          <table:table-cell office:value-type="string">
            <text:p>PARIS-14EME</text:p>
          </table:table-cell>
          <table:table-cell office:value-type="string">
            <text:p>tram</text:p>
          </table:table-cell>
          <table:table-cell office:value-type="float" office:value="1773529787">
            <text:p>1773529787</text:p>
          </table:table-cell>
          <table:table-cell table:style-name="ce1" office:value-type="float" office:value="2.3386615">
            <text:p>2,3386615</text:p>
          </table:table-cell>
          <table:table-cell table:style-name="ce1" office:value-type="float" office:value="48.8203321">
            <text:p>48,8203321</text:p>
          </table:table-cell>
          <table:table-cell office:value-type="string">
            <text:p>Cité Universitaire</text:p>
          </table:table-cell>
          <table:table-cell table:style-name="ce3" table:formula="of:=INT(6370*2*ASIN(SQRT((SIN((RADIANS([.C316])-RADIANS([.I316]))/2)^2)+COS(RADIANS([.C316]))*COS(RADIANS([.I316]))*(SIN(RADIANS([.B316])-RADIANS([.H316]))/2)^2))*1000)" office:value-type="float" office:value="154">
            <text:p>154</text:p>
          </table:table-cell>
          <table:table-cell table:formula="of:=IF([.D316]=[.J316];0;1)" office:value-type="float" office:value="1">
            <text:p>1</text:p>
          </table:table-cell>
          <table:table-cell table:formula="of:=IF(LOWER([.D316])=LOWER([.J316]);0;1)" office:value-type="float" office:value="1">
            <text:p>1</text:p>
          </table:table-cell>
        </table:table-row>
        <table:table-row table:style-name="ro1">
          <table:table-cell office:value-type="float" office:value="142805">
            <text:p>142805</text:p>
          </table:table-cell>
          <table:table-cell office:value-type="float" office:value="2.37764224115598">
            <text:p>2,3776422412</text:p>
          </table:table-cell>
          <table:table-cell office:value-type="float" office:value="48.9316467716009">
            <text:p>48,9316467716</text:p>
          </table:table-cell>
          <table:table-cell office:value-type="string">
            <text:p>COSMONAUTES</text:p>
          </table:table-cell>
          <table:table-cell office:value-type="string">
            <text:p>LA COURNEUVE</text:p>
          </table:table-cell>
          <table:table-cell office:value-type="string">
            <text:p>tram</text:p>
          </table:table-cell>
          <table:table-cell office:value-type="float" office:value="317494412">
            <text:p>317494412</text:p>
          </table:table-cell>
          <table:table-cell table:style-name="ce1" office:value-type="float" office:value="2.3782356">
            <text:p>2,3782356</text:p>
          </table:table-cell>
          <table:table-cell table:style-name="ce1" office:value-type="float" office:value="48.9317377">
            <text:p>48,9317377</text:p>
          </table:table-cell>
          <table:table-cell office:value-type="string">
            <text:p>Cosmonautes</text:p>
          </table:table-cell>
          <table:table-cell table:style-name="ce3" table:formula="of:=INT(6370*2*ASIN(SQRT((SIN((RADIANS([.C317])-RADIANS([.I317]))/2)^2)+COS(RADIANS([.C317]))*COS(RADIANS([.I317]))*(SIN(RADIANS([.B317])-RADIANS([.H317]))/2)^2))*1000)" office:value-type="float" office:value="44">
            <text:p>44</text:p>
          </table:table-cell>
          <table:table-cell table:formula="of:=IF([.D317]=[.J317];0;1)" office:value-type="float" office:value="1">
            <text:p>1</text:p>
          </table:table-cell>
          <table:table-cell table:formula="of:=IF(LOWER([.D317])=LOWER([.J317]);0;1)" office:value-type="float" office:value="0">
            <text:p>0</text:p>
          </table:table-cell>
        </table:table-row>
        <table:table-row table:style-name="ro1">
          <table:table-cell office:value-type="float" office:value="142806">
            <text:p>142806</text:p>
          </table:table-cell>
          <table:table-cell office:value-type="float" office:value="2.37742428959459">
            <text:p>2,3774242896</text:p>
          </table:table-cell>
          <table:table-cell office:value-type="float" office:value="48.9320153071647">
            <text:p>48,9320153072</text:p>
          </table:table-cell>
          <table:table-cell office:value-type="string">
            <text:p>COSMONAUTES</text:p>
          </table:table-cell>
          <table:table-cell office:value-type="string">
            <text:p>SAINT-DENIS</text:p>
          </table:table-cell>
          <table:table-cell office:value-type="string">
            <text:p>tram</text:p>
          </table:table-cell>
          <table:table-cell office:value-type="float" office:value="317494412">
            <text:p>317494412</text:p>
          </table:table-cell>
          <table:table-cell table:style-name="ce1" office:value-type="float" office:value="2.3782356">
            <text:p>2,3782356</text:p>
          </table:table-cell>
          <table:table-cell table:style-name="ce1" office:value-type="float" office:value="48.9317377">
            <text:p>48,9317377</text:p>
          </table:table-cell>
          <table:table-cell office:value-type="string">
            <text:p>Cosmonautes</text:p>
          </table:table-cell>
          <table:table-cell table:style-name="ce3" table:formula="of:=INT(6370*2*ASIN(SQRT((SIN((RADIANS([.C318])-RADIANS([.I318]))/2)^2)+COS(RADIANS([.C318]))*COS(RADIANS([.I318]))*(SIN(RADIANS([.B318])-RADIANS([.H318]))/2)^2))*1000)" office:value-type="float" office:value="66">
            <text:p>66</text:p>
          </table:table-cell>
          <table:table-cell table:formula="of:=IF([.D318]=[.J318];0;1)" office:value-type="float" office:value="1">
            <text:p>1</text:p>
          </table:table-cell>
          <table:table-cell table:formula="of:=IF(LOWER([.D318])=LOWER([.J318]);0;1)" office:value-type="float" office:value="0">
            <text:p>0</text:p>
          </table:table-cell>
        </table:table-row>
        <table:table-row table:style-name="ro1">
          <table:table-cell office:value-type="float" office:value="142801">
            <text:p>142801</text:p>
          </table:table-cell>
          <table:table-cell office:value-type="float" office:value="2.40659438088859">
            <text:p>2,4065943809</text:p>
          </table:table-cell>
          <table:table-cell office:value-type="float" office:value="48.9226375542558">
            <text:p>48,9226375543</text:p>
          </table:table-cell>
          <table:table-cell office:value-type="string">
            <text:p>DANTON</text:p>
          </table:table-cell>
          <table:table-cell office:value-type="string">
            <text:p>LA COURNEUVE</text:p>
          </table:table-cell>
          <table:table-cell office:value-type="string">
            <text:p>tram</text:p>
          </table:table-cell>
          <table:table-cell office:value-type="float" office:value="317532682">
            <text:p>317532682</text:p>
          </table:table-cell>
          <table:table-cell table:style-name="ce1" office:value-type="float" office:value="2.406721">
            <text:p>2,4067210</text:p>
          </table:table-cell>
          <table:table-cell table:style-name="ce1" office:value-type="float" office:value="48.9226272">
            <text:p>48,9226272</text:p>
          </table:table-cell>
          <table:table-cell office:value-type="string">
            <text:p>Danton</text:p>
          </table:table-cell>
          <table:table-cell table:style-name="ce3" table:formula="of:=INT(6370*2*ASIN(SQRT((SIN((RADIANS([.C319])-RADIANS([.I319]))/2)^2)+COS(RADIANS([.C319]))*COS(RADIANS([.I319]))*(SIN(RADIANS([.B319])-RADIANS([.H319]))/2)^2))*1000)" office:value-type="float" office:value="9">
            <text:p>9</text:p>
          </table:table-cell>
          <table:table-cell table:formula="of:=IF([.D319]=[.J319];0;1)" office:value-type="float" office:value="1">
            <text:p>1</text:p>
          </table:table-cell>
          <table:table-cell table:formula="of:=IF(LOWER([.D319])=LOWER([.J319]);0;1)" office:value-type="float" office:value="0">
            <text:p>0</text:p>
          </table:table-cell>
        </table:table-row>
        <table:table-row table:style-name="ro1">
          <table:table-cell office:value-type="float" office:value="136235">
            <text:p>136235</text:p>
          </table:table-cell>
          <table:table-cell office:value-type="float" office:value="2.28319908062496">
            <text:p>2,2831990806</text:p>
          </table:table-cell>
          <table:table-cell office:value-type="float" office:value="48.8345162614247">
            <text:p>48,8345162614</text:p>
          </table:table-cell>
          <table:table-cell office:value-type="string">
            <text:p>DESNOUETTES</text:p>
          </table:table-cell>
          <table:table-cell office:value-type="string">
            <text:p>PARIS-15EME</text:p>
          </table:table-cell>
          <table:table-cell office:value-type="string">
            <text:p>tram</text:p>
          </table:table-cell>
          <table:table-cell office:value-type="float" office:value="1785131570">
            <text:p>1785131570</text:p>
          </table:table-cell>
          <table:table-cell table:style-name="ce1" office:value-type="float" office:value="2.2840257">
            <text:p>2,2840257</text:p>
          </table:table-cell>
          <table:table-cell table:style-name="ce1" office:value-type="float" office:value="48.8343535">
            <text:p>48,8343535</text:p>
          </table:table-cell>
          <table:table-cell office:value-type="string">
            <text:p>Desnouettes</text:p>
          </table:table-cell>
          <table:table-cell table:style-name="ce3" table:formula="of:=INT(6370*2*ASIN(SQRT((SIN((RADIANS([.C320])-RADIANS([.I320]))/2)^2)+COS(RADIANS([.C320]))*COS(RADIANS([.I320]))*(SIN(RADIANS([.B320])-RADIANS([.H320]))/2)^2))*1000)" office:value-type="float" office:value="63">
            <text:p>63</text:p>
          </table:table-cell>
          <table:table-cell table:formula="of:=IF([.D320]=[.J320];0;1)" office:value-type="float" office:value="1">
            <text:p>1</text:p>
          </table:table-cell>
          <table:table-cell table:formula="of:=IF(LOWER([.D320])=LOWER([.J320]);0;1)" office:value-type="float" office:value="0">
            <text:p>0</text:p>
          </table:table-cell>
        </table:table-row>
        <table:table-row table:style-name="ro1">
          <table:table-cell office:value-type="float" office:value="136240">
            <text:p>136240</text:p>
          </table:table-cell>
          <table:table-cell office:value-type="float" office:value="2.31301162225622">
            <text:p>2,3130116223</text:p>
          </table:table-cell>
          <table:table-cell office:value-type="float" office:value="48.8259114255454">
            <text:p>48,8259114255</text:p>
          </table:table-cell>
          <table:table-cell office:value-type="string">
            <text:p>DIDOT</text:p>
          </table:table-cell>
          <table:table-cell office:value-type="string">
            <text:p>PARIS-14EME</text:p>
          </table:table-cell>
          <table:table-cell office:value-type="string">
            <text:p>tram</text:p>
          </table:table-cell>
          <table:table-cell office:value-type="float" office:value="1775401059">
            <text:p>1775401059</text:p>
          </table:table-cell>
          <table:table-cell table:style-name="ce1" office:value-type="float" office:value="2.3133067">
            <text:p>2,3133067</text:p>
          </table:table-cell>
          <table:table-cell table:style-name="ce1" office:value-type="float" office:value="48.825938">
            <text:p>48,8259380</text:p>
          </table:table-cell>
          <table:table-cell office:value-type="string">
            <text:p>Didot</text:p>
          </table:table-cell>
          <table:table-cell table:style-name="ce3" table:formula="of:=INT(6370*2*ASIN(SQRT((SIN((RADIANS([.C321])-RADIANS([.I321]))/2)^2)+COS(RADIANS([.C321]))*COS(RADIANS([.I321]))*(SIN(RADIANS([.B321])-RADIANS([.H321]))/2)^2))*1000)" office:value-type="float" office:value="21">
            <text:p>21</text:p>
          </table:table-cell>
          <table:table-cell table:formula="of:=IF([.D321]=[.J321];0;1)" office:value-type="float" office:value="1">
            <text:p>1</text:p>
          </table:table-cell>
          <table:table-cell table:formula="of:=IF(LOWER([.D321])=LOWER([.J321]);0;1)" office:value-type="float" office:value="0">
            <text:p>0</text:p>
          </table:table-cell>
        </table:table-row>
        <table:table-row table:style-name="ro1">
          <table:table-cell office:value-type="float" office:value="142794">
            <text:p>142794</text:p>
          </table:table-cell>
          <table:table-cell office:value-type="float" office:value="2.41703998951527">
            <text:p>2,4170399895</text:p>
          </table:table-cell>
          <table:table-cell office:value-type="float" office:value="48.9177600874171">
            <text:p>48,9177600874</text:p>
          </table:table-cell>
          <table:table-cell office:value-type="string">
            <text:p>DRANCY-AVENIR</text:p>
          </table:table-cell>
          <table:table-cell office:value-type="string">
            <text:p>BOBIGNY</text:p>
          </table:table-cell>
          <table:table-cell office:value-type="string">
            <text:p>tram</text:p>
          </table:table-cell>
          <table:table-cell office:value-type="float" office:value="317532784">
            <text:p>317532784</text:p>
          </table:table-cell>
          <table:table-cell table:style-name="ce1" office:value-type="float" office:value="2.4176888">
            <text:p>2,4176888</text:p>
          </table:table-cell>
          <table:table-cell table:style-name="ce1" office:value-type="float" office:value="48.9177704">
            <text:p>48,9177704</text:p>
          </table:table-cell>
          <table:table-cell office:value-type="string">
            <text:p>Drancy Avenir</text:p>
          </table:table-cell>
          <table:table-cell table:style-name="ce3" table:formula="of:=INT(6370*2*ASIN(SQRT((SIN((RADIANS([.C322])-RADIANS([.I322]))/2)^2)+COS(RADIANS([.C322]))*COS(RADIANS([.I322]))*(SIN(RADIANS([.B322])-RADIANS([.H322]))/2)^2))*1000)" office:value-type="float" office:value="47">
            <text:p>47</text:p>
          </table:table-cell>
          <table:table-cell table:formula="of:=IF([.D322]=[.J322];0;1)" office:value-type="float" office:value="1">
            <text:p>1</text:p>
          </table:table-cell>
          <table:table-cell table:formula="of:=IF(LOWER([.D322])=LOWER([.J322]);0;1)" office:value-type="float" office:value="1">
            <text:p>1</text:p>
          </table:table-cell>
        </table:table-row>
        <table:table-row table:style-name="ro1">
          <table:table-cell office:value-type="float" office:value="142798">
            <text:p>142798</text:p>
          </table:table-cell>
          <table:table-cell office:value-type="float" office:value="2.41717673950521">
            <text:p>2,4171767395</text:p>
          </table:table-cell>
          <table:table-cell office:value-type="float" office:value="48.9180116314394">
            <text:p>48,9180116314</text:p>
          </table:table-cell>
          <table:table-cell office:value-type="string">
            <text:p>DRANCY-AVENIR</text:p>
          </table:table-cell>
          <table:table-cell office:value-type="string">
            <text:p>DRANCY</text:p>
          </table:table-cell>
          <table:table-cell office:value-type="string">
            <text:p>tram</text:p>
          </table:table-cell>
          <table:table-cell office:value-type="float" office:value="317532784">
            <text:p>317532784</text:p>
          </table:table-cell>
          <table:table-cell table:style-name="ce1" office:value-type="float" office:value="2.4176888">
            <text:p>2,4176888</text:p>
          </table:table-cell>
          <table:table-cell table:style-name="ce1" office:value-type="float" office:value="48.9177704">
            <text:p>48,9177704</text:p>
          </table:table-cell>
          <table:table-cell office:value-type="string">
            <text:p>Drancy Avenir</text:p>
          </table:table-cell>
          <table:table-cell table:style-name="ce3" table:formula="of:=INT(6370*2*ASIN(SQRT((SIN((RADIANS([.C323])-RADIANS([.I323]))/2)^2)+COS(RADIANS([.C323]))*COS(RADIANS([.I323]))*(SIN(RADIANS([.B323])-RADIANS([.H323]))/2)^2))*1000)" office:value-type="float" office:value="46">
            <text:p>46</text:p>
          </table:table-cell>
          <table:table-cell table:formula="of:=IF([.D323]=[.J323];0;1)" office:value-type="float" office:value="1">
            <text:p>1</text:p>
          </table:table-cell>
          <table:table-cell table:formula="of:=IF(LOWER([.D323])=LOWER([.J323]);0;1)" office:value-type="float" office:value="1">
            <text:p>1</text:p>
          </table:table-cell>
        </table:table-row>
        <table:table-row table:style-name="ro1">
          <table:table-cell office:value-type="float" office:value="433651">
            <text:p>433651</text:p>
          </table:table-cell>
          <table:table-cell office:value-type="float" office:value="2.43512660474404">
            <text:p>2,4351266047</text:p>
          </table:table-cell>
          <table:table-cell office:value-type="float" office:value="48.9132036843636">
            <text:p>48,9132036844</text:p>
          </table:table-cell>
          <table:table-cell office:value-type="string">
            <text:p>ESCADRILLE NORMANDIE-NIEMEN</text:p>
          </table:table-cell>
          <table:table-cell office:value-type="string">
            <text:p>BOBIGNY</text:p>
          </table:table-cell>
          <table:table-cell office:value-type="string">
            <text:p>tram</text:p>
          </table:table-cell>
          <table:table-cell office:value-type="float" office:value="317532949">
            <text:p>317532949</text:p>
          </table:table-cell>
          <table:table-cell table:style-name="ce1" office:value-type="float" office:value="2.4354007">
            <text:p>2,4354007</text:p>
          </table:table-cell>
          <table:table-cell table:style-name="ce1" office:value-type="float" office:value="48.9127095">
            <text:p>48,9127095</text:p>
          </table:table-cell>
          <table:table-cell office:value-type="string">
            <text:p>Escadrille Normandie-Niémen</text:p>
          </table:table-cell>
          <table:table-cell table:style-name="ce3" table:formula="of:=INT(6370*2*ASIN(SQRT((SIN((RADIANS([.C324])-RADIANS([.I324]))/2)^2)+COS(RADIANS([.C324]))*COS(RADIANS([.I324]))*(SIN(RADIANS([.B324])-RADIANS([.H324]))/2)^2))*1000)" office:value-type="float" office:value="58">
            <text:p>58</text:p>
          </table:table-cell>
          <table:table-cell table:formula="of:=IF([.D324]=[.J324];0;1)" office:value-type="float" office:value="1">
            <text:p>1</text:p>
          </table:table-cell>
          <table:table-cell table:formula="of:=IF(LOWER([.D324])=LOWER([.J324]);0;1)" office:value-type="float" office:value="1">
            <text:p>1</text:p>
          </table:table-cell>
        </table:table-row>
        <table:table-row table:style-name="ro1">
          <table:table-cell office:value-type="float" office:value="139446">
            <text:p>139446</text:p>
          </table:table-cell>
          <table:table-cell office:value-type="float" office:value="2.50555121001663">
            <text:p>2,50555121</text:p>
          </table:table-cell>
          <table:table-cell office:value-type="float" office:value="48.8963596543891">
            <text:p>48,8963596544</text:p>
          </table:table-cell>
          <table:table-cell office:value-type="string">
            <text:p>GARE D'ALLEE DE LA TOUR RENDEZ VOUS</text:p>
          </table:table-cell>
          <table:table-cell office:value-type="string">
            <text:p>VILLEMOMBLE</text:p>
          </table:table-cell>
          <table:table-cell office:value-type="string">
            <text:p>tram</text:p>
          </table:table-cell>
          <table:table-cell office:value-type="float" office:value="252606513">
            <text:p>252606513</text:p>
          </table:table-cell>
          <table:table-cell table:style-name="ce1" office:value-type="float" office:value="2.5065307">
            <text:p>2,5065307</text:p>
          </table:table-cell>
          <table:table-cell table:style-name="ce1" office:value-type="float" office:value="48.8972675">
            <text:p>48,8972675</text:p>
          </table:table-cell>
          <table:table-cell office:value-type="string">
            <text:p>Allée de la Tour-Rendez-Vous</text:p>
          </table:table-cell>
          <table:table-cell table:style-name="ce3" table:formula="of:=INT(6370*2*ASIN(SQRT((SIN((RADIANS([.C325])-RADIANS([.I325]))/2)^2)+COS(RADIANS([.C325]))*COS(RADIANS([.I325]))*(SIN(RADIANS([.B325])-RADIANS([.H325]))/2)^2))*1000)" office:value-type="float" office:value="123">
            <text:p>123</text:p>
          </table:table-cell>
          <table:table-cell table:formula="of:=IF([.D325]=[.J325];0;1)" office:value-type="float" office:value="1">
            <text:p>1</text:p>
          </table:table-cell>
          <table:table-cell table:formula="of:=IF(LOWER([.D325])=LOWER([.J325]);0;1)" office:value-type="float" office:value="1">
            <text:p>1</text:p>
          </table:table-cell>
        </table:table-row>
        <table:table-row table:style-name="ro1">
          <table:table-cell office:value-type="float" office:value="139439">
            <text:p>139439</text:p>
          </table:table-cell>
          <table:table-cell office:value-type="float" office:value="2.49365082897479">
            <text:p>2,493650829</text:p>
          </table:table-cell>
          <table:table-cell office:value-type="float" office:value="48.9321981439021">
            <text:p>48,9321981439</text:p>
          </table:table-cell>
          <table:table-cell office:value-type="string">
            <text:p>GARE D'AULNAY SOUS BOIS</text:p>
          </table:table-cell>
          <table:table-cell office:value-type="string">
            <text:p>AULNAY-SOUS-BOIS</text:p>
          </table:table-cell>
          <table:table-cell office:value-type="string">
            <text:p>tram</text:p>
          </table:table-cell>
          <table:table-cell office:value-type="float" office:value="252136693">
            <text:p>252136693</text:p>
          </table:table-cell>
          <table:table-cell table:style-name="ce1" office:value-type="float" office:value="2.496115">
            <text:p>2,4961150</text:p>
          </table:table-cell>
          <table:table-cell table:style-name="ce1" office:value-type="float" office:value="48.9319525">
            <text:p>48,9319525</text:p>
          </table:table-cell>
          <table:table-cell office:value-type="string">
            <text:p>Aulnay-sous-Bois</text:p>
          </table:table-cell>
          <table:table-cell table:style-name="ce3" table:formula="of:=INT(6370*2*ASIN(SQRT((SIN((RADIANS([.C326])-RADIANS([.I326]))/2)^2)+COS(RADIANS([.C326]))*COS(RADIANS([.I326]))*(SIN(RADIANS([.B326])-RADIANS([.H326]))/2)^2))*1000)" office:value-type="float" office:value="182">
            <text:p>182</text:p>
          </table:table-cell>
          <table:table-cell table:formula="of:=IF([.D326]=[.J326];0;1)" office:value-type="float" office:value="1">
            <text:p>1</text:p>
          </table:table-cell>
          <table:table-cell table:formula="of:=IF(LOWER([.D326])=LOWER([.J326]);0;1)" office:value-type="float" office:value="1">
            <text:p>1</text:p>
          </table:table-cell>
        </table:table-row>
        <table:table-row table:style-name="ro1">
          <table:table-cell office:value-type="float" office:value="139449">
            <text:p>139449</text:p>
          </table:table-cell>
          <table:table-cell office:value-type="float" office:value="2.47899368061608">
            <text:p>2,4789936806</text:p>
          </table:table-cell>
          <table:table-cell office:value-type="float" office:value="48.8944709373094">
            <text:p>48,8944709373</text:p>
          </table:table-cell>
          <table:table-cell office:value-type="string">
            <text:p>GARE DE BONDY</text:p>
          </table:table-cell>
          <table:table-cell office:value-type="string">
            <text:p>BONDY</text:p>
          </table:table-cell>
          <table:table-cell office:value-type="string">
            <text:p>tram</text:p>
          </table:table-cell>
          <table:table-cell office:value-type="float" office:value="475659189">
            <text:p>475659189</text:p>
          </table:table-cell>
          <table:table-cell table:style-name="ce1" office:value-type="float" office:value="2.4805455">
            <text:p>2,4805455</text:p>
          </table:table-cell>
          <table:table-cell table:style-name="ce1" office:value-type="float" office:value="48.8940116">
            <text:p>48,8940116</text:p>
          </table:table-cell>
          <table:table-cell office:value-type="string">
            <text:p>Bondy</text:p>
          </table:table-cell>
          <table:table-cell table:style-name="ce3" table:formula="of:=INT(6370*2*ASIN(SQRT((SIN((RADIANS([.C327])-RADIANS([.I327]))/2)^2)+COS(RADIANS([.C327]))*COS(RADIANS([.I327]))*(SIN(RADIANS([.B327])-RADIANS([.H327]))/2)^2))*1000)" office:value-type="float" office:value="124">
            <text:p>124</text:p>
          </table:table-cell>
          <table:table-cell table:formula="of:=IF([.D327]=[.J327];0;1)" office:value-type="float" office:value="1">
            <text:p>1</text:p>
          </table:table-cell>
          <table:table-cell table:formula="of:=IF(LOWER([.D327])=LOWER([.J327]);0;1)" office:value-type="float" office:value="1">
            <text:p>1</text:p>
          </table:table-cell>
        </table:table-row>
        <table:table-row table:style-name="ro1">
          <table:table-cell office:value-type="float" office:value="139441">
            <text:p>139441</text:p>
          </table:table-cell>
          <table:table-cell office:value-type="float" office:value="2.51892084771207">
            <text:p>2,5189208477</text:p>
          </table:table-cell>
          <table:table-cell office:value-type="float" office:value="48.9269049910635">
            <text:p>48,9269049911</text:p>
          </table:table-cell>
          <table:table-cell office:value-type="string">
            <text:p>GARE DE FREINVILLE SEVRAN</text:p>
          </table:table-cell>
          <table:table-cell office:value-type="string">
            <text:p>SEVRAN</text:p>
          </table:table-cell>
          <table:table-cell office:value-type="string">
            <text:p>tram</text:p>
          </table:table-cell>
          <table:table-cell office:value-type="float" office:value="252136676">
            <text:p>252136676</text:p>
          </table:table-cell>
          <table:table-cell table:style-name="ce1" office:value-type="float" office:value="2.5191432">
            <text:p>2,5191432</text:p>
          </table:table-cell>
          <table:table-cell table:style-name="ce1" office:value-type="float" office:value="48.9265328">
            <text:p>48,9265328</text:p>
          </table:table-cell>
          <table:table-cell office:value-type="string">
            <text:p>Freinville – Sevran</text:p>
          </table:table-cell>
          <table:table-cell table:style-name="ce3" table:formula="of:=INT(6370*2*ASIN(SQRT((SIN((RADIANS([.C328])-RADIANS([.I328]))/2)^2)+COS(RADIANS([.C328]))*COS(RADIANS([.I328]))*(SIN(RADIANS([.B328])-RADIANS([.H328]))/2)^2))*1000)" office:value-type="float" office:value="44">
            <text:p>44</text:p>
          </table:table-cell>
          <table:table-cell table:formula="of:=IF([.D328]=[.J328];0;1)" office:value-type="float" office:value="1">
            <text:p>1</text:p>
          </table:table-cell>
          <table:table-cell table:formula="of:=IF(LOWER([.D328])=LOWER([.J328]);0;1)" office:value-type="float" office:value="1">
            <text:p>1</text:p>
          </table:table-cell>
        </table:table-row>
        <table:table-row table:style-name="ro1">
          <table:table-cell office:value-type="float" office:value="139444">
            <text:p>139444</text:p>
          </table:table-cell>
          <table:table-cell office:value-type="float" office:value="2.51705585046174">
            <text:p>2,5170558505</text:p>
          </table:table-cell>
          <table:table-cell office:value-type="float" office:value="48.9082687655442">
            <text:p>48,9082687655</text:p>
          </table:table-cell>
          <table:table-cell office:value-type="string">
            <text:p>GARE DE GARGAN</text:p>
          </table:table-cell>
          <table:table-cell office:value-type="string">
            <text:p>LES PAVILLONS-SOUS-BOIS</text:p>
          </table:table-cell>
          <table:table-cell office:value-type="string">
            <text:p>tram</text:p>
          </table:table-cell>
          <table:table-cell office:value-type="float" office:value="252136190">
            <text:p>252136190</text:p>
          </table:table-cell>
          <table:table-cell table:style-name="ce1" office:value-type="float" office:value="2.5168395">
            <text:p>2,5168395</text:p>
          </table:table-cell>
          <table:table-cell table:style-name="ce1" office:value-type="float" office:value="48.9078625">
            <text:p>48,9078625</text:p>
          </table:table-cell>
          <table:table-cell office:value-type="string">
            <text:p>Gargan</text:p>
          </table:table-cell>
          <table:table-cell table:style-name="ce3" table:formula="of:=INT(6370*2*ASIN(SQRT((SIN((RADIANS([.C329])-RADIANS([.I329]))/2)^2)+COS(RADIANS([.C329]))*COS(RADIANS([.I329]))*(SIN(RADIANS([.B329])-RADIANS([.H329]))/2)^2))*1000)" office:value-type="float" office:value="47">
            <text:p>47</text:p>
          </table:table-cell>
          <table:table-cell table:formula="of:=IF([.D329]=[.J329];0;1)" office:value-type="float" office:value="1">
            <text:p>1</text:p>
          </table:table-cell>
          <table:table-cell table:formula="of:=IF(LOWER([.D329])=LOWER([.J329]);0;1)" office:value-type="float" office:value="1">
            <text:p>1</text:p>
          </table:table-cell>
        </table:table-row>
        <table:table-row table:style-name="ro1">
          <table:table-cell office:value-type="float" office:value="139442">
            <text:p>139442</text:p>
          </table:table-cell>
          <table:table-cell office:value-type="float" office:value="2.51660015398722">
            <text:p>2,516600154</text:p>
          </table:table-cell>
          <table:table-cell office:value-type="float" office:value="48.9223521174142">
            <text:p>48,9223521174</text:p>
          </table:table-cell>
          <table:table-cell office:value-type="string">
            <text:p>GARE DE L ABBAYE</text:p>
          </table:table-cell>
          <table:table-cell office:value-type="string">
            <text:p>LIVRY-GARGAN</text:p>
          </table:table-cell>
          <table:table-cell office:value-type="string">
            <text:p>tram</text:p>
          </table:table-cell>
          <table:table-cell office:value-type="float" office:value="317555839">
            <text:p>317555839</text:p>
          </table:table-cell>
          <table:table-cell table:style-name="ce1" office:value-type="float" office:value="2.5167223">
            <text:p>2,5167223</text:p>
          </table:table-cell>
          <table:table-cell table:style-name="ce1" office:value-type="float" office:value="48.9222088">
            <text:p>48,9222088</text:p>
          </table:table-cell>
          <table:table-cell office:value-type="string">
            <text:p>L'Abbaye</text:p>
          </table:table-cell>
          <table:table-cell table:style-name="ce3" table:formula="of:=INT(6370*2*ASIN(SQRT((SIN((RADIANS([.C330])-RADIANS([.I330]))/2)^2)+COS(RADIANS([.C330]))*COS(RADIANS([.I330]))*(SIN(RADIANS([.B330])-RADIANS([.H330]))/2)^2))*1000)" office:value-type="float" office:value="18">
            <text:p>18</text:p>
          </table:table-cell>
          <table:table-cell table:formula="of:=IF([.D330]=[.J330];0;1)" office:value-type="float" office:value="1">
            <text:p>1</text:p>
          </table:table-cell>
          <table:table-cell table:formula="of:=IF(LOWER([.D330])=LOWER([.J330]);0;1)" office:value-type="float" office:value="1">
            <text:p>1</text:p>
          </table:table-cell>
        </table:table-row>
        <table:table-row table:style-name="ro1">
          <table:table-cell office:value-type="float" office:value="433655">
            <text:p>433655</text:p>
          </table:table-cell>
          <table:table-cell office:value-type="float" office:value="2.34537787591362">
            <text:p>2,3453778759</text:p>
          </table:table-cell>
          <table:table-cell office:value-type="float" office:value="48.9359355714889">
            <text:p>48,9359355715</text:p>
          </table:table-cell>
          <table:table-cell office:value-type="string">
            <text:p>GARE DE ST-DENIS RER</text:p>
          </table:table-cell>
          <table:table-cell office:value-type="string">
            <text:p>SAINT-DENIS</text:p>
          </table:table-cell>
          <table:table-cell office:value-type="string">
            <text:p>tram</text:p>
          </table:table-cell>
          <table:table-cell office:value-type="float" office:value="317531418">
            <text:p>317531418</text:p>
          </table:table-cell>
          <table:table-cell table:style-name="ce1" office:value-type="float" office:value="2.346171">
            <text:p>2,3461710</text:p>
          </table:table-cell>
          <table:table-cell table:style-name="ce1" office:value-type="float" office:value="48.9360385">
            <text:p>48,9360385</text:p>
          </table:table-cell>
          <table:table-cell office:value-type="string">
            <text:p>Gare de Saint-Denis</text:p>
          </table:table-cell>
          <table:table-cell table:style-name="ce3" table:formula="of:=INT(6370*2*ASIN(SQRT((SIN((RADIANS([.C331])-RADIANS([.I331]))/2)^2)+COS(RADIANS([.C331]))*COS(RADIANS([.I331]))*(SIN(RADIANS([.B331])-RADIANS([.H331]))/2)^2))*1000)" office:value-type="float" office:value="59">
            <text:p>59</text:p>
          </table:table-cell>
          <table:table-cell table:formula="of:=IF([.D331]=[.J331];0;1)" office:value-type="float" office:value="1">
            <text:p>1</text:p>
          </table:table-cell>
          <table:table-cell table:formula="of:=IF(LOWER([.D331])=LOWER([.J331]);0;1)" office:value-type="float" office:value="1">
            <text:p>1</text:p>
          </table:table-cell>
        </table:table-row>
        <table:table-row table:style-name="ro1">
          <table:table-cell office:value-type="float" office:value="139447">
            <text:p>139447</text:p>
          </table:table-cell>
          <table:table-cell office:value-type="float" office:value="2.49797322632302">
            <text:p>2,4979732263</text:p>
          </table:table-cell>
          <table:table-cell office:value-type="float" office:value="48.8921641141772">
            <text:p>48,8921641142</text:p>
          </table:table-cell>
          <table:table-cell office:value-type="string">
            <text:p>GARE DES COQUETIERS</text:p>
          </table:table-cell>
          <table:table-cell office:value-type="string">
            <text:p>VILLEMOMBLE</text:p>
          </table:table-cell>
          <table:table-cell office:value-type="string">
            <text:p>tram</text:p>
          </table:table-cell>
          <table:table-cell office:value-type="float" office:value="252133924">
            <text:p>252133924</text:p>
          </table:table-cell>
          <table:table-cell table:style-name="ce1" office:value-type="float" office:value="2.4994353">
            <text:p>2,4994353</text:p>
          </table:table-cell>
          <table:table-cell table:style-name="ce1" office:value-type="float" office:value="48.8925261">
            <text:p>48,8925261</text:p>
          </table:table-cell>
          <table:table-cell office:value-type="string">
            <text:p>Les Coquetiers</text:p>
          </table:table-cell>
          <table:table-cell table:style-name="ce3" table:formula="of:=INT(6370*2*ASIN(SQRT((SIN((RADIANS([.C332])-RADIANS([.I332]))/2)^2)+COS(RADIANS([.C332]))*COS(RADIANS([.I332]))*(SIN(RADIANS([.B332])-RADIANS([.H332]))/2)^2))*1000)" office:value-type="float" office:value="114">
            <text:p>114</text:p>
          </table:table-cell>
          <table:table-cell table:formula="of:=IF([.D332]=[.J332];0;1)" office:value-type="float" office:value="1">
            <text:p>1</text:p>
          </table:table-cell>
          <table:table-cell table:formula="of:=IF(LOWER([.D332])=LOWER([.J332]);0;1)" office:value-type="float" office:value="1">
            <text:p>1</text:p>
          </table:table-cell>
        </table:table-row>
        <table:table-row table:style-name="ro1">
          <table:table-cell office:value-type="float" office:value="139445">
            <text:p>139445</text:p>
          </table:table-cell>
          <table:table-cell office:value-type="float" office:value="2.51119931622517">
            <text:p>2,5111993162</text:p>
          </table:table-cell>
          <table:table-cell office:value-type="float" office:value="48.9019235747827">
            <text:p>48,9019235748</text:p>
          </table:table-cell>
          <table:table-cell office:value-type="string">
            <text:p>GARE DES PAVILLONS SOUS BOIS</text:p>
          </table:table-cell>
          <table:table-cell office:value-type="string">
            <text:p>LES PAVILLONS-SOUS-BOIS</text:p>
          </table:table-cell>
          <table:table-cell office:value-type="string">
            <text:p>tram</text:p>
          </table:table-cell>
          <table:table-cell office:value-type="float" office:value="317556372">
            <text:p>317556372</text:p>
          </table:table-cell>
          <table:table-cell table:style-name="ce1" office:value-type="float" office:value="2.5124374">
            <text:p>2,5124374</text:p>
          </table:table-cell>
          <table:table-cell table:style-name="ce1" office:value-type="float" office:value="48.9031797">
            <text:p>48,9031797</text:p>
          </table:table-cell>
          <table:table-cell office:value-type="string">
            <text:p>Les Pavillons sous Bois</text:p>
          </table:table-cell>
          <table:table-cell table:style-name="ce3" table:formula="of:=INT(6370*2*ASIN(SQRT((SIN((RADIANS([.C333])-RADIANS([.I333]))/2)^2)+COS(RADIANS([.C333]))*COS(RADIANS([.I333]))*(SIN(RADIANS([.B333])-RADIANS([.H333]))/2)^2))*1000)" office:value-type="float" office:value="166">
            <text:p>166</text:p>
          </table:table-cell>
          <table:table-cell table:formula="of:=IF([.D333]=[.J333];0;1)" office:value-type="float" office:value="1">
            <text:p>1</text:p>
          </table:table-cell>
          <table:table-cell table:formula="of:=IF(LOWER([.D333])=LOWER([.J333]);0;1)" office:value-type="float" office:value="1">
            <text:p>1</text:p>
          </table:table-cell>
        </table:table-row>
        <table:table-row table:style-name="ro1">
          <table:table-cell office:value-type="float" office:value="142792">
            <text:p>142792</text:p>
          </table:table-cell>
          <table:table-cell office:value-type="float" office:value="2.43013887159837">
            <text:p>2,4301388716</text:p>
          </table:table-cell>
          <table:table-cell office:value-type="float" office:value="48.9146950249276">
            <text:p>48,9146950249</text:p>
          </table:table-cell>
          <table:table-cell office:value-type="string">
            <text:p>GASTON ROULAUD</text:p>
          </table:table-cell>
          <table:table-cell office:value-type="string">
            <text:p>BOBIGNY</text:p>
          </table:table-cell>
          <table:table-cell office:value-type="string">
            <text:p>tram</text:p>
          </table:table-cell>
          <table:table-cell office:value-type="float" office:value="317532793">
            <text:p>317532793</text:p>
          </table:table-cell>
          <table:table-cell table:style-name="ce1" office:value-type="float" office:value="2.4312223">
            <text:p>2,4312223</text:p>
          </table:table-cell>
          <table:table-cell table:style-name="ce1" office:value-type="float" office:value="48.9141248">
            <text:p>48,9141248</text:p>
          </table:table-cell>
          <table:table-cell office:value-type="string">
            <text:p>Gaston Roulaud</text:p>
          </table:table-cell>
          <table:table-cell table:style-name="ce3" table:formula="of:=INT(6370*2*ASIN(SQRT((SIN((RADIANS([.C334])-RADIANS([.I334]))/2)^2)+COS(RADIANS([.C334]))*COS(RADIANS([.I334]))*(SIN(RADIANS([.B334])-RADIANS([.H334]))/2)^2))*1000)" office:value-type="float" office:value="101">
            <text:p>101</text:p>
          </table:table-cell>
          <table:table-cell table:formula="of:=IF([.D334]=[.J334];0;1)" office:value-type="float" office:value="1">
            <text:p>1</text:p>
          </table:table-cell>
          <table:table-cell table:formula="of:=IF(LOWER([.D334])=LOWER([.J334]);0;1)" office:value-type="float" office:value="0">
            <text:p>0</text:p>
          </table:table-cell>
        </table:table-row>
        <table:table-row table:style-name="ro1">
          <table:table-cell office:value-type="float" office:value="142796">
            <text:p>142796</text:p>
          </table:table-cell>
          <table:table-cell office:value-type="float" office:value="2.43027546731115">
            <text:p>2,4302754673</text:p>
          </table:table-cell>
          <table:table-cell office:value-type="float" office:value="48.9148297236093">
            <text:p>48,9148297236</text:p>
          </table:table-cell>
          <table:table-cell office:value-type="string">
            <text:p>GASTON ROULAUD</text:p>
          </table:table-cell>
          <table:table-cell office:value-type="string">
            <text:p>DRANCY</text:p>
          </table:table-cell>
          <table:table-cell office:value-type="string">
            <text:p>tram</text:p>
          </table:table-cell>
          <table:table-cell office:value-type="float" office:value="317532793">
            <text:p>317532793</text:p>
          </table:table-cell>
          <table:table-cell table:style-name="ce1" office:value-type="float" office:value="2.4312223">
            <text:p>2,4312223</text:p>
          </table:table-cell>
          <table:table-cell table:style-name="ce1" office:value-type="float" office:value="48.9141248">
            <text:p>48,9141248</text:p>
          </table:table-cell>
          <table:table-cell office:value-type="string">
            <text:p>Gaston Roulaud</text:p>
          </table:table-cell>
          <table:table-cell table:style-name="ce3" table:formula="of:=INT(6370*2*ASIN(SQRT((SIN((RADIANS([.C335])-RADIANS([.I335]))/2)^2)+COS(RADIANS([.C335]))*COS(RADIANS([.I335]))*(SIN(RADIANS([.B335])-RADIANS([.H335]))/2)^2))*1000)" office:value-type="float" office:value="104">
            <text:p>104</text:p>
          </table:table-cell>
          <table:table-cell table:formula="of:=IF([.D335]=[.J335];0;1)" office:value-type="float" office:value="1">
            <text:p>1</text:p>
          </table:table-cell>
          <table:table-cell table:formula="of:=IF(LOWER([.D335])=LOWER([.J335]);0;1)" office:value-type="float" office:value="0">
            <text:p>0</text:p>
          </table:table-cell>
        </table:table-row>
        <table:table-row table:style-name="ro1">
          <table:table-cell office:value-type="float" office:value="136237">
            <text:p>136237</text:p>
          </table:table-cell>
          <table:table-cell office:value-type="float" office:value="2.29494514588145">
            <text:p>2,2949451459</text:p>
          </table:table-cell>
          <table:table-cell office:value-type="float" office:value="48.8299463207137">
            <text:p>48,8299463207</text:p>
          </table:table-cell>
          <table:table-cell office:value-type="string">
            <text:p>GEORGES BRASSENS</text:p>
          </table:table-cell>
          <table:table-cell office:value-type="string">
            <text:p>PARIS-15EME</text:p>
          </table:table-cell>
          <table:table-cell office:value-type="string">
            <text:p>tram</text:p>
          </table:table-cell>
          <table:table-cell office:value-type="float" office:value="1777319430">
            <text:p>1777319430</text:p>
          </table:table-cell>
          <table:table-cell table:style-name="ce1" office:value-type="float" office:value="2.2956776">
            <text:p>2,2956776</text:p>
          </table:table-cell>
          <table:table-cell table:style-name="ce1" office:value-type="float" office:value="48.8298202">
            <text:p>48,8298202</text:p>
          </table:table-cell>
          <table:table-cell office:value-type="string">
            <text:p>Georges Brassens</text:p>
          </table:table-cell>
          <table:table-cell table:style-name="ce3" table:formula="of:=INT(6370*2*ASIN(SQRT((SIN((RADIANS([.C336])-RADIANS([.I336]))/2)^2)+COS(RADIANS([.C336]))*COS(RADIANS([.I336]))*(SIN(RADIANS([.B336])-RADIANS([.H336]))/2)^2))*1000)" office:value-type="float" office:value="55">
            <text:p>55</text:p>
          </table:table-cell>
          <table:table-cell table:formula="of:=IF([.D336]=[.J336];0;1)" office:value-type="float" office:value="1">
            <text:p>1</text:p>
          </table:table-cell>
          <table:table-cell table:formula="of:=IF(LOWER([.D336])=LOWER([.J336]);0;1)" office:value-type="float" office:value="0">
            <text:p>0</text:p>
          </table:table-cell>
        </table:table-row>
        <table:table-row table:style-name="ro1">
          <table:table-cell office:value-type="float" office:value="302757">
            <text:p>302757</text:p>
          </table:table-cell>
          <table:table-cell office:value-type="float" office:value="2.27268827144003">
            <text:p>2,2726882714</text:p>
          </table:table-cell>
          <table:table-cell office:value-type="float" office:value="48.8349693928395">
            <text:p>48,8349693928</text:p>
          </table:table-cell>
          <table:table-cell office:value-type="string">
            <text:p>HENRI FARMAN-PORTE DE SEINE</text:p>
          </table:table-cell>
          <table:table-cell office:value-type="string">
            <text:p>PARIS-15EME</text:p>
          </table:table-cell>
          <table:table-cell office:value-type="string">
            <text:p>tram</text:p>
          </table:table-cell>
          <table:table-cell office:value-type="float" office:value="1494071315">
            <text:p>1494071315</text:p>
          </table:table-cell>
          <table:table-cell table:style-name="ce1" office:value-type="float" office:value="2.2707208">
            <text:p>2,2707208</text:p>
          </table:table-cell>
          <table:table-cell table:style-name="ce1" office:value-type="float" office:value="48.8347386">
            <text:p>48,8347386</text:p>
          </table:table-cell>
          <table:table-cell office:value-type="string">
            <text:p>Henri Farman</text:p>
          </table:table-cell>
          <table:table-cell table:style-name="ce3" table:formula="of:=INT(6370*2*ASIN(SQRT((SIN((RADIANS([.C337])-RADIANS([.I337]))/2)^2)+COS(RADIANS([.C337]))*COS(RADIANS([.I337]))*(SIN(RADIANS([.B337])-RADIANS([.H337]))/2)^2))*1000)" office:value-type="float" office:value="146">
            <text:p>146</text:p>
          </table:table-cell>
          <table:table-cell table:formula="of:=IF([.D337]=[.J337];0;1)" office:value-type="float" office:value="1">
            <text:p>1</text:p>
          </table:table-cell>
          <table:table-cell table:formula="of:=IF(LOWER([.D337])=LOWER([.J337]);0;1)" office:value-type="float" office:value="1">
            <text:p>1</text:p>
          </table:table-cell>
        </table:table-row>
        <table:table-row table:style-name="ro1">
          <table:table-cell office:value-type="float" office:value="142793">
            <text:p>142793</text:p>
          </table:table-cell>
          <table:table-cell office:value-type="float" office:value="2.42544972866469">
            <text:p>2,4254497287</text:p>
          </table:table-cell>
          <table:table-cell office:value-type="float" office:value="48.9155343767531">
            <text:p>48,9155343768</text:p>
          </table:table-cell>
          <table:table-cell office:value-type="string">
            <text:p>HOPITAL AVICENNE</text:p>
          </table:table-cell>
          <table:table-cell office:value-type="string">
            <text:p>BOBIGNY</text:p>
          </table:table-cell>
          <table:table-cell office:value-type="string">
            <text:p>tram</text:p>
          </table:table-cell>
          <table:table-cell office:value-type="float" office:value="317532792">
            <text:p>317532792</text:p>
          </table:table-cell>
          <table:table-cell table:style-name="ce1" office:value-type="float" office:value="2.4249638">
            <text:p>2,4249638</text:p>
          </table:table-cell>
          <table:table-cell table:style-name="ce1" office:value-type="float" office:value="48.9158378">
            <text:p>48,9158378</text:p>
          </table:table-cell>
          <table:table-cell office:value-type="string">
            <text:p>Hôpital Avicenne</text:p>
          </table:table-cell>
          <table:table-cell table:style-name="ce3" table:formula="of:=INT(6370*2*ASIN(SQRT((SIN((RADIANS([.C338])-RADIANS([.I338]))/2)^2)+COS(RADIANS([.C338]))*COS(RADIANS([.I338]))*(SIN(RADIANS([.B338])-RADIANS([.H338]))/2)^2))*1000)" office:value-type="float" office:value="48">
            <text:p>48</text:p>
          </table:table-cell>
          <table:table-cell table:formula="of:=IF([.D338]=[.J338];0;1)" office:value-type="float" office:value="1">
            <text:p>1</text:p>
          </table:table-cell>
          <table:table-cell table:formula="of:=IF(LOWER([.D338])=LOWER([.J338]);0;1)" office:value-type="float" office:value="1">
            <text:p>1</text:p>
          </table:table-cell>
        </table:table-row>
        <table:table-row table:style-name="ro1">
          <table:table-cell office:value-type="float" office:value="142797">
            <text:p>142797</text:p>
          </table:table-cell>
          <table:table-cell office:value-type="float" office:value="2.42570918845446">
            <text:p>2,4257091885</text:p>
          </table:table-cell>
          <table:table-cell office:value-type="float" office:value="48.9157588596603">
            <text:p>48,9157588597</text:p>
          </table:table-cell>
          <table:table-cell office:value-type="string">
            <text:p>HOPITAL AVICENNE</text:p>
          </table:table-cell>
          <table:table-cell office:value-type="string">
            <text:p>DRANCY</text:p>
          </table:table-cell>
          <table:table-cell office:value-type="string">
            <text:p>tram</text:p>
          </table:table-cell>
          <table:table-cell office:value-type="float" office:value="317532792">
            <text:p>317532792</text:p>
          </table:table-cell>
          <table:table-cell table:style-name="ce1" office:value-type="float" office:value="2.4249638">
            <text:p>2,4249638</text:p>
          </table:table-cell>
          <table:table-cell table:style-name="ce1" office:value-type="float" office:value="48.9158378">
            <text:p>48,9158378</text:p>
          </table:table-cell>
          <table:table-cell office:value-type="string">
            <text:p>Hôpital Avicenne</text:p>
          </table:table-cell>
          <table:table-cell table:style-name="ce3" table:formula="of:=INT(6370*2*ASIN(SQRT((SIN((RADIANS([.C339])-RADIANS([.I339]))/2)^2)+COS(RADIANS([.C339]))*COS(RADIANS([.I339]))*(SIN(RADIANS([.B339])-RADIANS([.H339]))/2)^2))*1000)" office:value-type="float" office:value="55">
            <text:p>55</text:p>
          </table:table-cell>
          <table:table-cell table:formula="of:=IF([.D339]=[.J339];0;1)" office:value-type="float" office:value="1">
            <text:p>1</text:p>
          </table:table-cell>
          <table:table-cell table:formula="of:=IF(LOWER([.D339])=LOWER([.J339]);0;1)" office:value-type="float" office:value="1">
            <text:p>1</text:p>
          </table:table-cell>
        </table:table-row>
        <table:table-row table:style-name="ro1">
          <table:table-cell office:value-type="float" office:value="142807">
            <text:p>142807</text:p>
          </table:table-cell>
          <table:table-cell office:value-type="float" office:value="2.3702031683557">
            <text:p>2,3702031684</text:p>
          </table:table-cell>
          <table:table-cell office:value-type="float" office:value="48.9339407100428">
            <text:p>48,93394071</text:p>
          </table:table-cell>
          <table:table-cell office:value-type="string">
            <text:p>HOPITAL DELAFONTAINE</text:p>
          </table:table-cell>
          <table:table-cell office:value-type="string">
            <text:p>SAINT-DENIS</text:p>
          </table:table-cell>
          <table:table-cell office:value-type="string">
            <text:p>tram</text:p>
          </table:table-cell>
          <table:table-cell office:value-type="float" office:value="317532441">
            <text:p>317532441</text:p>
          </table:table-cell>
          <table:table-cell table:style-name="ce1" office:value-type="float" office:value="2.3711107">
            <text:p>2,3711107</text:p>
          </table:table-cell>
          <table:table-cell table:style-name="ce1" office:value-type="float" office:value="48.9335647">
            <text:p>48,9335647</text:p>
          </table:table-cell>
          <table:table-cell office:value-type="string">
            <text:p>Hôpital Delafontaine</text:p>
          </table:table-cell>
          <table:table-cell table:style-name="ce3" table:formula="of:=INT(6370*2*ASIN(SQRT((SIN((RADIANS([.C340])-RADIANS([.I340]))/2)^2)+COS(RADIANS([.C340]))*COS(RADIANS([.I340]))*(SIN(RADIANS([.B340])-RADIANS([.H340]))/2)^2))*1000)" office:value-type="float" office:value="78">
            <text:p>78</text:p>
          </table:table-cell>
          <table:table-cell table:formula="of:=IF([.D340]=[.J340];0;1)" office:value-type="float" office:value="1">
            <text:p>1</text:p>
          </table:table-cell>
          <table:table-cell table:formula="of:=IF(LOWER([.D340])=LOWER([.J340]);0;1)" office:value-type="float" office:value="1">
            <text:p>1</text:p>
          </table:table-cell>
        </table:table-row>
        <table:table-row table:style-name="ro1">
          <table:table-cell office:value-type="float" office:value="433650">
            <text:p>433650</text:p>
          </table:table-cell>
          <table:table-cell office:value-type="float" office:value="2.44346436139444">
            <text:p>2,4434643614</text:p>
          </table:table-cell>
          <table:table-cell office:value-type="float" office:value="48.9065326530679">
            <text:p>48,9065326531</text:p>
          </table:table-cell>
          <table:table-cell office:value-type="string">
            <text:p>HOTEL DE VILLE DE BOBIGNY</text:p>
          </table:table-cell>
          <table:table-cell office:value-type="string">
            <text:p>BOBIGNY</text:p>
          </table:table-cell>
          <table:table-cell office:value-type="string">
            <text:p>tram</text:p>
          </table:table-cell>
          <table:table-cell office:value-type="float" office:value="317533145">
            <text:p>317533145</text:p>
          </table:table-cell>
          <table:table-cell table:style-name="ce1" office:value-type="float" office:value="2.444015">
            <text:p>2,4440150</text:p>
          </table:table-cell>
          <table:table-cell table:style-name="ce1" office:value-type="float" office:value="48.9065352">
            <text:p>48,9065352</text:p>
          </table:table-cell>
          <table:table-cell office:value-type="string">
            <text:p>Hôtel de ville de Bobigny</text:p>
          </table:table-cell>
          <table:table-cell table:style-name="ce3" table:formula="of:=INT(6370*2*ASIN(SQRT((SIN((RADIANS([.C341])-RADIANS([.I341]))/2)^2)+COS(RADIANS([.C341]))*COS(RADIANS([.I341]))*(SIN(RADIANS([.B341])-RADIANS([.H341]))/2)^2))*1000)" office:value-type="float" office:value="40">
            <text:p>40</text:p>
          </table:table-cell>
          <table:table-cell table:formula="of:=IF([.D341]=[.J341];0;1)" office:value-type="float" office:value="1">
            <text:p>1</text:p>
          </table:table-cell>
          <table:table-cell table:formula="of:=IF(LOWER([.D341])=LOWER([.J341]);0;1)" office:value-type="float" office:value="1">
            <text:p>1</text:p>
          </table:table-cell>
        </table:table-row>
        <table:table-row table:style-name="ro1">
          <table:table-cell office:value-type="float" office:value="142803">
            <text:p>142803</text:p>
          </table:table-cell>
          <table:table-cell office:value-type="float" office:value="2.39277087817477">
            <text:p>2,3927708782</text:p>
          </table:table-cell>
          <table:table-cell office:value-type="float" office:value="48.9272011633846">
            <text:p>48,9272011634</text:p>
          </table:table-cell>
          <table:table-cell office:value-type="string">
            <text:p>HOTEL DE VILLE DE LA COURNEUVE</text:p>
          </table:table-cell>
          <table:table-cell office:value-type="string">
            <text:p>LA COURNEUVE</text:p>
          </table:table-cell>
          <table:table-cell office:value-type="string">
            <text:p>tram</text:p>
          </table:table-cell>
          <table:table-cell office:value-type="float" office:value="317532553">
            <text:p>317532553</text:p>
          </table:table-cell>
          <table:table-cell table:style-name="ce1" office:value-type="float" office:value="2.3925113">
            <text:p>2,3925113</text:p>
          </table:table-cell>
          <table:table-cell table:style-name="ce1" office:value-type="float" office:value="48.9273439">
            <text:p>48,9273439</text:p>
          </table:table-cell>
          <table:table-cell office:value-type="string">
            <text:p>Hôtel de Ville de la Courneuve</text:p>
          </table:table-cell>
          <table:table-cell table:style-name="ce3" table:formula="of:=INT(6370*2*ASIN(SQRT((SIN((RADIANS([.C342])-RADIANS([.I342]))/2)^2)+COS(RADIANS([.C342]))*COS(RADIANS([.I342]))*(SIN(RADIANS([.B342])-RADIANS([.H342]))/2)^2))*1000)" office:value-type="float" office:value="24">
            <text:p>24</text:p>
          </table:table-cell>
          <table:table-cell table:formula="of:=IF([.D342]=[.J342];0;1)" office:value-type="float" office:value="1">
            <text:p>1</text:p>
          </table:table-cell>
          <table:table-cell table:formula="of:=IF(LOWER([.D342])=LOWER([.J342]);0;1)" office:value-type="float" office:value="1">
            <text:p>1</text:p>
          </table:table-cell>
        </table:table-row>
        <table:table-row table:style-name="ro1">
          <table:table-cell office:value-type="float" office:value="57288">
            <text:p>57288</text:p>
          </table:table-cell>
          <table:table-cell office:value-type="float" office:value="2.26256059928596">
            <text:p>2,2625605993</text:p>
          </table:table-cell>
          <table:table-cell office:value-type="float" office:value="48.8292248779476">
            <text:p>48,8292248779</text:p>
          </table:table-cell>
          <table:table-cell office:value-type="string">
            <text:p>ISSY-VAL DE SEINE-RER</text:p>
          </table:table-cell>
          <table:table-cell office:value-type="string">
            <text:p>ISSY-LES-MOULINEAUX</text:p>
          </table:table-cell>
          <table:table-cell office:value-type="string">
            <text:p>tram</text:p>
          </table:table-cell>
          <table:table-cell office:value-type="float" office:value="1094877304">
            <text:p>1094877304</text:p>
          </table:table-cell>
          <table:table-cell table:style-name="ce1" office:value-type="float" office:value="2.2629292">
            <text:p>2,2629292</text:p>
          </table:table-cell>
          <table:table-cell table:style-name="ce1" office:value-type="float" office:value="48.8295975">
            <text:p>48,8295975</text:p>
          </table:table-cell>
          <table:table-cell office:value-type="string">
            <text:p>Issy – Val-de-Seine</text:p>
          </table:table-cell>
          <table:table-cell table:style-name="ce3" table:formula="of:=INT(6370*2*ASIN(SQRT((SIN((RADIANS([.C343])-RADIANS([.I343]))/2)^2)+COS(RADIANS([.C343]))*COS(RADIANS([.I343]))*(SIN(RADIANS([.B343])-RADIANS([.H343]))/2)^2))*1000)" office:value-type="float" office:value="49">
            <text:p>49</text:p>
          </table:table-cell>
          <table:table-cell table:formula="of:=IF([.D343]=[.J343];0;1)" office:value-type="float" office:value="1">
            <text:p>1</text:p>
          </table:table-cell>
          <table:table-cell table:formula="of:=IF(LOWER([.D343])=LOWER([.J343]);0;1)" office:value-type="float" office:value="1">
            <text:p>1</text:p>
          </table:table-cell>
        </table:table-row>
        <table:table-row table:style-name="ro1">
          <table:table-cell office:value-type="float" office:value="57356">
            <text:p>57356</text:p>
          </table:table-cell>
          <table:table-cell office:value-type="float" office:value="2.25919929247673">
            <text:p>2,2591992925</text:p>
          </table:table-cell>
          <table:table-cell office:value-type="float" office:value="48.823978424926">
            <text:p>48,8239784249</text:p>
          </table:table-cell>
          <table:table-cell office:value-type="string">
            <text:p>JACQUES HENRI LARTIGUE</text:p>
          </table:table-cell>
          <table:table-cell office:value-type="string">
            <text:p>ISSY-LES-MOULINEAUX</text:p>
          </table:table-cell>
          <table:table-cell office:value-type="string">
            <text:p>tram</text:p>
          </table:table-cell>
          <table:table-cell office:value-type="float" office:value="1094878229">
            <text:p>1094878229</text:p>
          </table:table-cell>
          <table:table-cell table:style-name="ce1" office:value-type="float" office:value="2.2605181">
            <text:p>2,2605181</text:p>
          </table:table-cell>
          <table:table-cell table:style-name="ce1" office:value-type="float" office:value="48.8247756">
            <text:p>48,8247756</text:p>
          </table:table-cell>
          <table:table-cell office:value-type="string">
            <text:p>Jacques-Henri Lartigue</text:p>
          </table:table-cell>
          <table:table-cell table:style-name="ce3" table:formula="of:=INT(6370*2*ASIN(SQRT((SIN((RADIANS([.C344])-RADIANS([.I344]))/2)^2)+COS(RADIANS([.C344]))*COS(RADIANS([.I344]))*(SIN(RADIANS([.B344])-RADIANS([.H344]))/2)^2))*1000)" office:value-type="float" office:value="131">
            <text:p>131</text:p>
          </table:table-cell>
          <table:table-cell table:formula="of:=IF([.D344]=[.J344];0;1)" office:value-type="float" office:value="1">
            <text:p>1</text:p>
          </table:table-cell>
          <table:table-cell table:formula="of:=IF(LOWER([.D344])=LOWER([.J344]);0;1)" office:value-type="float" office:value="1">
            <text:p>1</text:p>
          </table:table-cell>
        </table:table-row>
        <table:table-row table:style-name="ro1">
          <table:table-cell office:value-type="float" office:value="136241">
            <text:p>136241</text:p>
          </table:table-cell>
          <table:table-cell office:value-type="float" office:value="2.31983857598016">
            <text:p>2,319838576</text:p>
          </table:table-cell>
          <table:table-cell office:value-type="float" office:value="48.8243847176144">
            <text:p>48,8243847176</text:p>
          </table:table-cell>
          <table:table-cell office:value-type="string">
            <text:p>JEAN MOULIN</text:p>
          </table:table-cell>
          <table:table-cell office:value-type="string">
            <text:p>PARIS-14EME</text:p>
          </table:table-cell>
          <table:table-cell office:value-type="string">
            <text:p>tram</text:p>
          </table:table-cell>
          <table:table-cell office:value-type="float" office:value="1775401068">
            <text:p>1775401068</text:p>
          </table:table-cell>
          <table:table-cell table:style-name="ce1" office:value-type="float" office:value="2.3188779">
            <text:p>2,3188779</text:p>
          </table:table-cell>
          <table:table-cell table:style-name="ce1" office:value-type="float" office:value="48.824703">
            <text:p>48,8247030</text:p>
          </table:table-cell>
          <table:table-cell office:value-type="string">
            <text:p>Jean Moulin</text:p>
          </table:table-cell>
          <table:table-cell table:style-name="ce3" table:formula="of:=INT(6370*2*ASIN(SQRT((SIN((RADIANS([.C345])-RADIANS([.I345]))/2)^2)+COS(RADIANS([.C345]))*COS(RADIANS([.I345]))*(SIN(RADIANS([.B345])-RADIANS([.H345]))/2)^2))*1000)" office:value-type="float" office:value="78">
            <text:p>78</text:p>
          </table:table-cell>
          <table:table-cell table:formula="of:=IF([.D345]=[.J345];0;1)" office:value-type="float" office:value="1">
            <text:p>1</text:p>
          </table:table-cell>
          <table:table-cell table:formula="of:=IF(LOWER([.D345])=LOWER([.J345]);0;1)" office:value-type="float" office:value="0">
            <text:p>0</text:p>
          </table:table-cell>
        </table:table-row>
        <table:table-row table:style-name="ro1">
          <table:table-cell office:value-type="float" office:value="142786">
            <text:p>142786</text:p>
          </table:table-cell>
          <table:table-cell office:value-type="float" office:value="2.45385567981373">
            <text:p>2,4538556798</text:p>
          </table:table-cell>
          <table:table-cell office:value-type="float" office:value="48.9077721466046">
            <text:p>48,9077721466</text:p>
          </table:table-cell>
          <table:table-cell office:value-type="string">
            <text:p>JEAN ROSTAND</text:p>
          </table:table-cell>
          <table:table-cell office:value-type="string">
            <text:p>BOBIGNY</text:p>
          </table:table-cell>
          <table:table-cell office:value-type="string">
            <text:p>tram</text:p>
          </table:table-cell>
          <table:table-cell office:value-type="float" office:value="317534280">
            <text:p>317534280</text:p>
          </table:table-cell>
          <table:table-cell table:style-name="ce1" office:value-type="float" office:value="2.4543251">
            <text:p>2,4543251</text:p>
          </table:table-cell>
          <table:table-cell table:style-name="ce1" office:value-type="float" office:value="48.9078149">
            <text:p>48,9078149</text:p>
          </table:table-cell>
          <table:table-cell office:value-type="string">
            <text:p>Jean Rostand</text:p>
          </table:table-cell>
          <table:table-cell table:style-name="ce3" table:formula="of:=INT(6370*2*ASIN(SQRT((SIN((RADIANS([.C346])-RADIANS([.I346]))/2)^2)+COS(RADIANS([.C346]))*COS(RADIANS([.I346]))*(SIN(RADIANS([.B346])-RADIANS([.H346]))/2)^2))*1000)" office:value-type="float" office:value="34">
            <text:p>34</text:p>
          </table:table-cell>
          <table:table-cell table:formula="of:=IF([.D346]=[.J346];0;1)" office:value-type="float" office:value="1">
            <text:p>1</text:p>
          </table:table-cell>
          <table:table-cell table:formula="of:=IF(LOWER([.D346])=LOWER([.J346]);0;1)" office:value-type="float" office:value="0">
            <text:p>0</text:p>
          </table:table-cell>
        </table:table-row>
        <table:table-row table:style-name="ro1">
          <table:table-cell office:value-type="float" office:value="433652">
            <text:p>433652</text:p>
          </table:table-cell>
          <table:table-cell office:value-type="float" office:value="2.41064871071161">
            <text:p>2,4106487107</text:p>
          </table:table-cell>
          <table:table-cell office:value-type="float" office:value="48.920649010897">
            <text:p>48,9206490109</text:p>
          </table:table-cell>
          <table:table-cell office:value-type="string">
            <text:p>LA COURNEUVE - 8 MAI 1945</text:p>
          </table:table-cell>
          <table:table-cell office:value-type="string">
            <text:p>LA COURNEUVE</text:p>
          </table:table-cell>
          <table:table-cell office:value-type="string">
            <text:p>tram</text:p>
          </table:table-cell>
          <table:table-cell office:value-type="float" office:value="1527068803">
            <text:p>1527068803</text:p>
          </table:table-cell>
          <table:table-cell table:style-name="ce1" office:value-type="float" office:value="2.4105372">
            <text:p>2,4105372</text:p>
          </table:table-cell>
          <table:table-cell table:style-name="ce1" office:value-type="float" office:value="48.9208163">
            <text:p>48,9208163</text:p>
          </table:table-cell>
          <table:table-cell office:value-type="string">
            <text:p>La Courneuve – 8 Mai 1945</text:p>
          </table:table-cell>
          <table:table-cell table:style-name="ce3" table:formula="of:=INT(6370*2*ASIN(SQRT((SIN((RADIANS([.C347])-RADIANS([.I347]))/2)^2)+COS(RADIANS([.C347]))*COS(RADIANS([.I347]))*(SIN(RADIANS([.B347])-RADIANS([.H347]))/2)^2))*1000)" office:value-type="float" office:value="20">
            <text:p>20</text:p>
          </table:table-cell>
          <table:table-cell table:formula="of:=IF([.D347]=[.J347];0;1)" office:value-type="float" office:value="1">
            <text:p>1</text:p>
          </table:table-cell>
          <table:table-cell table:formula="of:=IF(LOWER([.D347])=LOWER([.J347]);0;1)" office:value-type="float" office:value="1">
            <text:p>1</text:p>
          </table:table-cell>
        </table:table-row>
        <table:table-row table:style-name="ro1">
          <table:table-cell office:value-type="float" office:value="433653">
            <text:p>433653</text:p>
          </table:table-cell>
          <table:table-cell office:value-type="float" office:value="2.38426298216103">
            <text:p>2,3842629822</text:p>
          </table:table-cell>
          <table:table-cell office:value-type="float" office:value="48.930103095549">
            <text:p>48,9301030955</text:p>
          </table:table-cell>
          <table:table-cell office:value-type="string">
            <text:p>LA COURNEUVE - SIX ROUTES</text:p>
          </table:table-cell>
          <table:table-cell office:value-type="string">
            <text:p>LA COURNEUVE</text:p>
          </table:table-cell>
          <table:table-cell office:value-type="string">
            <text:p>tram</text:p>
          </table:table-cell>
          <table:table-cell office:value-type="float" office:value="317532515">
            <text:p>317532515</text:p>
          </table:table-cell>
          <table:table-cell table:style-name="ce1" office:value-type="float" office:value="2.3844067">
            <text:p>2,3844067</text:p>
          </table:table-cell>
          <table:table-cell table:style-name="ce1" office:value-type="float" office:value="48.9300939">
            <text:p>48,9300939</text:p>
          </table:table-cell>
          <table:table-cell office:value-type="string">
            <text:p>La Courneuve – 6 Routes</text:p>
          </table:table-cell>
          <table:table-cell table:style-name="ce3" table:formula="of:=INT(6370*2*ASIN(SQRT((SIN((RADIANS([.C348])-RADIANS([.I348]))/2)^2)+COS(RADIANS([.C348]))*COS(RADIANS([.I348]))*(SIN(RADIANS([.B348])-RADIANS([.H348]))/2)^2))*1000)" office:value-type="float" office:value="10">
            <text:p>10</text:p>
          </table:table-cell>
          <table:table-cell table:formula="of:=IF([.D348]=[.J348];0;1)" office:value-type="float" office:value="1">
            <text:p>1</text:p>
          </table:table-cell>
          <table:table-cell table:formula="of:=IF(LOWER([.D348])=LOWER([.J348]);0;1)" office:value-type="float" office:value="1">
            <text:p>1</text:p>
          </table:table-cell>
        </table:table-row>
        <table:table-row table:style-name="ro1">
          <table:table-cell office:value-type="float" office:value="57296">
            <text:p>57296</text:p>
          </table:table-cell>
          <table:table-cell office:value-type="float" office:value="2.23622018980375">
            <text:p>2,2362201898</text:p>
          </table:table-cell>
          <table:table-cell office:value-type="float" office:value="48.8918431997672">
            <text:p>48,8918431998</text:p>
          </table:table-cell>
          <table:table-cell office:value-type="string">
            <text:p>LA DEFENSE-METRO-RER-GRANDE ARCHE</text:p>
          </table:table-cell>
          <table:table-cell office:value-type="string">
            <text:p>PUTEAUX</text:p>
          </table:table-cell>
          <table:table-cell office:value-type="string">
            <text:p>tram</text:p>
          </table:table-cell>
          <table:table-cell office:value-type="float" office:value="27117113">
            <text:p>27117113</text:p>
          </table:table-cell>
          <table:table-cell table:style-name="ce1" office:value-type="float" office:value="2.2392094">
            <text:p>2,2392094</text:p>
          </table:table-cell>
          <table:table-cell table:style-name="ce1" office:value-type="float" office:value="48.8940032">
            <text:p>48,8940032</text:p>
          </table:table-cell>
          <table:table-cell office:value-type="string">
            <text:p>La Défense - Grande Arche</text:p>
          </table:table-cell>
          <table:table-cell table:style-name="ce3" table:formula="of:=INT(6370*2*ASIN(SQRT((SIN((RADIANS([.C349])-RADIANS([.I349]))/2)^2)+COS(RADIANS([.C349]))*COS(RADIANS([.I349]))*(SIN(RADIANS([.B349])-RADIANS([.H349]))/2)^2))*1000)" office:value-type="float" office:value="324">
            <text:p>324</text:p>
          </table:table-cell>
          <table:table-cell table:formula="of:=IF([.D349]=[.J349];0;1)" office:value-type="float" office:value="1">
            <text:p>1</text:p>
          </table:table-cell>
          <table:table-cell table:formula="of:=IF(LOWER([.D349])=LOWER([.J349]);0;1)" office:value-type="float" office:value="1">
            <text:p>1</text:p>
          </table:table-cell>
        </table:table-row>
        <table:table-row table:style-name="ro1">
          <table:table-cell office:value-type="float" office:value="142790">
            <text:p>142790</text:p>
          </table:table-cell>
          <table:table-cell office:value-type="float" office:value="2.43730164820609">
            <text:p>2,4373016482</text:p>
          </table:table-cell>
          <table:table-cell office:value-type="float" office:value="48.9098092734446">
            <text:p>48,9098092734</text:p>
          </table:table-cell>
          <table:table-cell office:value-type="string">
            <text:p>LA FERME</text:p>
          </table:table-cell>
          <table:table-cell office:value-type="string">
            <text:p>BOBIGNY</text:p>
          </table:table-cell>
          <table:table-cell office:value-type="string">
            <text:p>tram</text:p>
          </table:table-cell>
          <table:table-cell office:value-type="float" office:value="317533103">
            <text:p>317533103</text:p>
          </table:table-cell>
          <table:table-cell table:style-name="ce1" office:value-type="float" office:value="2.4374521">
            <text:p>2,4374521</text:p>
          </table:table-cell>
          <table:table-cell table:style-name="ce1" office:value-type="float" office:value="48.9096853">
            <text:p>48,9096853</text:p>
          </table:table-cell>
          <table:table-cell office:value-type="string">
            <text:p>La Ferme</text:p>
          </table:table-cell>
          <table:table-cell table:style-name="ce3" table:formula="of:=INT(6370*2*ASIN(SQRT((SIN((RADIANS([.C350])-RADIANS([.I350]))/2)^2)+COS(RADIANS([.C350]))*COS(RADIANS([.I350]))*(SIN(RADIANS([.B350])-RADIANS([.H350]))/2)^2))*1000)" office:value-type="float" office:value="17">
            <text:p>17</text:p>
          </table:table-cell>
          <table:table-cell table:formula="of:=IF([.D350]=[.J350];0;1)" office:value-type="float" office:value="1">
            <text:p>1</text:p>
          </table:table-cell>
          <table:table-cell table:formula="of:=IF(LOWER([.D350])=LOWER([.J350]);0;1)" office:value-type="float" office:value="0">
            <text:p>0</text:p>
          </table:table-cell>
        </table:table-row>
        <table:table-row table:style-name="ro1">
          <table:table-cell office:value-type="float" office:value="139448">
            <text:p>139448</text:p>
          </table:table-cell>
          <table:table-cell office:value-type="float" office:value="2.48741232511646">
            <text:p>2,4874123251</text:p>
          </table:table-cell>
          <table:table-cell office:value-type="float" office:value="48.8928339506368">
            <text:p>48,8928339506</text:p>
          </table:table-cell>
          <table:table-cell office:value-type="string">
            <text:p>LA REMISE A JORELLE</text:p>
          </table:table-cell>
          <table:table-cell office:value-type="string">
            <text:p>BONDY</text:p>
          </table:table-cell>
          <table:table-cell office:value-type="string">
            <text:p>tram</text:p>
          </table:table-cell>
          <table:table-cell office:value-type="float" office:value="475659184">
            <text:p>475659184</text:p>
          </table:table-cell>
          <table:table-cell table:style-name="ce1" office:value-type="float" office:value="2.487779">
            <text:p>2,4877790</text:p>
          </table:table-cell>
          <table:table-cell table:style-name="ce1" office:value-type="float" office:value="48.8931121">
            <text:p>48,8931121</text:p>
          </table:table-cell>
          <table:table-cell office:value-type="string">
            <text:p>Remise à Jorelle</text:p>
          </table:table-cell>
          <table:table-cell table:style-name="ce3" table:formula="of:=INT(6370*2*ASIN(SQRT((SIN((RADIANS([.C351])-RADIANS([.I351]))/2)^2)+COS(RADIANS([.C351]))*COS(RADIANS([.I351]))*(SIN(RADIANS([.B351])-RADIANS([.H351]))/2)^2))*1000)" office:value-type="float" office:value="40">
            <text:p>40</text:p>
          </table:table-cell>
          <table:table-cell table:formula="of:=IF([.D351]=[.J351];0;1)" office:value-type="float" office:value="1">
            <text:p>1</text:p>
          </table:table-cell>
          <table:table-cell table:formula="of:=IF(LOWER([.D351])=LOWER([.J351]);0;1)" office:value-type="float" office:value="1">
            <text:p>1</text:p>
          </table:table-cell>
        </table:table-row>
        <table:table-row table:style-name="ro1">
          <table:table-cell office:value-type="float" office:value="57293">
            <text:p>57293</text:p>
          </table:table-cell>
          <table:table-cell office:value-type="float" office:value="2.22035301247059">
            <text:p>2,2203530125</text:p>
          </table:table-cell>
          <table:table-cell office:value-type="float" office:value="48.8567332361984">
            <text:p>48,8567332362</text:p>
          </table:table-cell>
          <table:table-cell office:value-type="string">
            <text:p>LES COTEAUX</text:p>
          </table:table-cell>
          <table:table-cell office:value-type="string">
            <text:p>SAINT-CLOUD</text:p>
          </table:table-cell>
          <table:table-cell office:value-type="string">
            <text:p>tram</text:p>
          </table:table-cell>
          <table:table-cell office:value-type="float" office:value="1494071316">
            <text:p>1494071316</text:p>
          </table:table-cell>
          <table:table-cell table:style-name="ce1" office:value-type="float" office:value="2.2205443">
            <text:p>2,2205443</text:p>
          </table:table-cell>
          <table:table-cell table:style-name="ce1" office:value-type="float" office:value="48.8573809">
            <text:p>48,8573809</text:p>
          </table:table-cell>
          <table:table-cell office:value-type="string">
            <text:p>Les Coteaux</text:p>
          </table:table-cell>
          <table:table-cell table:style-name="ce3" table:formula="of:=INT(6370*2*ASIN(SQRT((SIN((RADIANS([.C352])-RADIANS([.I352]))/2)^2)+COS(RADIANS([.C352]))*COS(RADIANS([.I352]))*(SIN(RADIANS([.B352])-RADIANS([.H352]))/2)^2))*1000)" office:value-type="float" office:value="73">
            <text:p>73</text:p>
          </table:table-cell>
          <table:table-cell table:formula="of:=IF([.D352]=[.J352];0;1)" office:value-type="float" office:value="1">
            <text:p>1</text:p>
          </table:table-cell>
          <table:table-cell table:formula="of:=IF(LOWER([.D352])=LOWER([.J352]);0;1)" office:value-type="float" office:value="0">
            <text:p>0</text:p>
          </table:table-cell>
        </table:table-row>
        <table:table-row table:style-name="ro1">
          <table:table-cell office:value-type="float" office:value="57292">
            <text:p>57292</text:p>
          </table:table-cell>
          <table:table-cell office:value-type="float" office:value="2.22069873299853">
            <text:p>2,220698733</text:p>
          </table:table-cell>
          <table:table-cell office:value-type="float" office:value="48.851381541803">
            <text:p>48,8513815418</text:p>
          </table:table-cell>
          <table:table-cell office:value-type="string">
            <text:p>LES MILONS</text:p>
          </table:table-cell>
          <table:table-cell office:value-type="string">
            <text:p>SAINT-CLOUD</text:p>
          </table:table-cell>
          <table:table-cell office:value-type="string">
            <text:p>tram</text:p>
          </table:table-cell>
          <table:table-cell office:value-type="float" office:value="1494071317">
            <text:p>1494071317</text:p>
          </table:table-cell>
          <table:table-cell table:style-name="ce1" office:value-type="float" office:value="2.2211954">
            <text:p>2,2211954</text:p>
          </table:table-cell>
          <table:table-cell table:style-name="ce1" office:value-type="float" office:value="48.8498326">
            <text:p>48,8498326</text:p>
          </table:table-cell>
          <table:table-cell office:value-type="string">
            <text:p>Les Milons</text:p>
          </table:table-cell>
          <table:table-cell table:style-name="ce3" table:formula="of:=INT(6370*2*ASIN(SQRT((SIN((RADIANS([.C353])-RADIANS([.I353]))/2)^2)+COS(RADIANS([.C353]))*COS(RADIANS([.I353]))*(SIN(RADIANS([.B353])-RADIANS([.H353]))/2)^2))*1000)" office:value-type="float" office:value="175">
            <text:p>175</text:p>
          </table:table-cell>
          <table:table-cell table:formula="of:=IF([.D353]=[.J353];0;1)" office:value-type="float" office:value="1">
            <text:p>1</text:p>
          </table:table-cell>
          <table:table-cell table:formula="of:=IF(LOWER([.D353])=LOWER([.J353]);0;1)" office:value-type="float" office:value="0">
            <text:p>0</text:p>
          </table:table-cell>
        </table:table-row>
        <table:table-row table:style-name="ro1">
          <table:table-cell office:value-type="float" office:value="23879">
            <text:p>23879</text:p>
          </table:table-cell>
          <table:table-cell office:value-type="float" office:value="2.2514379265469">
            <text:p>2,2514379265</text:p>
          </table:table-cell>
          <table:table-cell office:value-type="float" office:value="48.8215464080698">
            <text:p>48,8215464081</text:p>
          </table:table-cell>
          <table:table-cell office:value-type="string">
            <text:p>LES MOULINEAUX</text:p>
          </table:table-cell>
          <table:table-cell office:value-type="string">
            <text:p>ISSY-LES-MOULINEAUX</text:p>
          </table:table-cell>
          <table:table-cell office:value-type="string">
            <text:p>tram</text:p>
          </table:table-cell>
          <table:table-cell office:value-type="float" office:value="1494071318">
            <text:p>1494071318</text:p>
          </table:table-cell>
          <table:table-cell table:style-name="ce1" office:value-type="float" office:value="2.2510185">
            <text:p>2,2510185</text:p>
          </table:table-cell>
          <table:table-cell table:style-name="ce1" office:value-type="float" office:value="48.8214549">
            <text:p>48,8214549</text:p>
          </table:table-cell>
          <table:table-cell office:value-type="string">
            <text:p>Les Moulineaux</text:p>
          </table:table-cell>
          <table:table-cell table:style-name="ce3" table:formula="of:=INT(6370*2*ASIN(SQRT((SIN((RADIANS([.C354])-RADIANS([.I354]))/2)^2)+COS(RADIANS([.C354]))*COS(RADIANS([.I354]))*(SIN(RADIANS([.B354])-RADIANS([.H354]))/2)^2))*1000)" office:value-type="float" office:value="32">
            <text:p>32</text:p>
          </table:table-cell>
          <table:table-cell table:formula="of:=IF([.D354]=[.J354];0;1)" office:value-type="float" office:value="1">
            <text:p>1</text:p>
          </table:table-cell>
          <table:table-cell table:formula="of:=IF(LOWER([.D354])=LOWER([.J354]);0;1)" office:value-type="float" office:value="0">
            <text:p>0</text:p>
          </table:table-cell>
        </table:table-row>
        <table:table-row table:style-name="ro1">
          <table:table-cell office:value-type="float" office:value="142789">
            <text:p>142789</text:p>
          </table:table-cell>
          <table:table-cell office:value-type="float" office:value="2.4385229269348">
            <text:p>2,4385229269</text:p>
          </table:table-cell>
          <table:table-cell office:value-type="float" office:value="48.9068470064126">
            <text:p>48,9068470064</text:p>
          </table:table-cell>
          <table:table-cell office:value-type="string">
            <text:p>LIBERATION</text:p>
          </table:table-cell>
          <table:table-cell office:value-type="string">
            <text:p>BOBIGNY</text:p>
          </table:table-cell>
          <table:table-cell office:value-type="string">
            <text:p>tram</text:p>
          </table:table-cell>
          <table:table-cell office:value-type="float" office:value="317494454">
            <text:p>317494454</text:p>
          </table:table-cell>
          <table:table-cell table:style-name="ce1" office:value-type="float" office:value="2.4385967">
            <text:p>2,4385967</text:p>
          </table:table-cell>
          <table:table-cell table:style-name="ce1" office:value-type="float" office:value="48.9069531">
            <text:p>48,9069531</text:p>
          </table:table-cell>
          <table:table-cell office:value-type="string">
            <text:p>Libération</text:p>
          </table:table-cell>
          <table:table-cell table:style-name="ce3" table:formula="of:=INT(6370*2*ASIN(SQRT((SIN((RADIANS([.C355])-RADIANS([.I355]))/2)^2)+COS(RADIANS([.C355]))*COS(RADIANS([.I355]))*(SIN(RADIANS([.B355])-RADIANS([.H355]))/2)^2))*1000)" office:value-type="float" office:value="12">
            <text:p>12</text:p>
          </table:table-cell>
          <table:table-cell table:formula="of:=IF([.D355]=[.J355];0;1)" office:value-type="float" office:value="1">
            <text:p>1</text:p>
          </table:table-cell>
          <table:table-cell table:formula="of:=IF(LOWER([.D355])=LOWER([.J355]);0;1)" office:value-type="float" office:value="1">
            <text:p>1</text:p>
          </table:table-cell>
        </table:table-row>
        <table:table-row table:style-name="ro1">
          <table:table-cell office:value-type="float" office:value="139443">
            <text:p>139443</text:p>
          </table:table-cell>
          <table:table-cell office:value-type="float" office:value="2.51459322291342">
            <text:p>2,5145932229</text:p>
          </table:table-cell>
          <table:table-cell office:value-type="float" office:value="48.9177178327741">
            <text:p>48,9177178328</text:p>
          </table:table-cell>
          <table:table-cell office:value-type="string">
            <text:p>LYCEE HENRY SELLIER</text:p>
          </table:table-cell>
          <table:table-cell office:value-type="string">
            <text:p>LIVRY-GARGAN</text:p>
          </table:table-cell>
          <table:table-cell office:value-type="string">
            <text:p>tram</text:p>
          </table:table-cell>
          <table:table-cell office:value-type="float" office:value="317556145">
            <text:p>317556145</text:p>
          </table:table-cell>
          <table:table-cell table:style-name="ce1" office:value-type="float" office:value="2.5150834">
            <text:p>2,5150834</text:p>
          </table:table-cell>
          <table:table-cell table:style-name="ce1" office:value-type="float" office:value="48.9160488">
            <text:p>48,9160488</text:p>
          </table:table-cell>
          <table:table-cell office:value-type="string">
            <text:p>Lycée Henri Sellier</text:p>
          </table:table-cell>
          <table:table-cell table:style-name="ce3" table:formula="of:=INT(6370*2*ASIN(SQRT((SIN((RADIANS([.C356])-RADIANS([.I356]))/2)^2)+COS(RADIANS([.C356]))*COS(RADIANS([.I356]))*(SIN(RADIANS([.B356])-RADIANS([.H356]))/2)^2))*1000)" office:value-type="float" office:value="188">
            <text:p>188</text:p>
          </table:table-cell>
          <table:table-cell table:formula="of:=IF([.D356]=[.J356];0;1)" office:value-type="float" office:value="1">
            <text:p>1</text:p>
          </table:table-cell>
          <table:table-cell table:formula="of:=IF(LOWER([.D356])=LOWER([.J356]);0;1)" office:value-type="float" office:value="1">
            <text:p>1</text:p>
          </table:table-cell>
        </table:table-row>
        <table:table-row table:style-name="ro1">
          <table:table-cell office:value-type="float" office:value="142810">
            <text:p>142810</text:p>
          </table:table-cell>
          <table:table-cell office:value-type="float" office:value="2.35567090935926">
            <text:p>2,3556709094</text:p>
          </table:table-cell>
          <table:table-cell office:value-type="float" office:value="48.9385316221225">
            <text:p>48,9385316221</text:p>
          </table:table-cell>
          <table:table-cell office:value-type="string">
            <text:p>MARCHE DE SAINT-DENIS</text:p>
          </table:table-cell>
          <table:table-cell office:value-type="string">
            <text:p>SAINT-DENIS</text:p>
          </table:table-cell>
          <table:table-cell office:value-type="string">
            <text:p>tram</text:p>
          </table:table-cell>
          <table:table-cell office:value-type="float" office:value="317531846">
            <text:p>317531846</text:p>
          </table:table-cell>
          <table:table-cell table:style-name="ce1" office:value-type="float" office:value="2.355759">
            <text:p>2,3557590</text:p>
          </table:table-cell>
          <table:table-cell table:style-name="ce1" office:value-type="float" office:value="48.9385201">
            <text:p>48,9385201</text:p>
          </table:table-cell>
          <table:table-cell office:value-type="string">
            <text:p>Marché de Saint-Denis</text:p>
          </table:table-cell>
          <table:table-cell table:style-name="ce3" table:formula="of:=INT(6370*2*ASIN(SQRT((SIN((RADIANS([.C357])-RADIANS([.I357]))/2)^2)+COS(RADIANS([.C357]))*COS(RADIANS([.I357]))*(SIN(RADIANS([.B357])-RADIANS([.H357]))/2)^2))*1000)" office:value-type="float" office:value="6">
            <text:p>6</text:p>
          </table:table-cell>
          <table:table-cell table:formula="of:=IF([.D357]=[.J357];0;1)" office:value-type="float" office:value="1">
            <text:p>1</text:p>
          </table:table-cell>
          <table:table-cell table:formula="of:=IF(LOWER([.D357])=LOWER([.J357]);0;1)" office:value-type="float" office:value="1">
            <text:p>1</text:p>
          </table:table-cell>
        </table:table-row>
        <table:table-row table:style-name="ro1">
          <table:table-cell office:value-type="float" office:value="142795">
            <text:p>142795</text:p>
          </table:table-cell>
          <table:table-cell office:value-type="float" office:value="2.41415064134109">
            <text:p>2,4141506413</text:p>
          </table:table-cell>
          <table:table-cell office:value-type="float" office:value="48.918786501387">
            <text:p>48,9187865014</text:p>
          </table:table-cell>
          <table:table-cell office:value-type="string">
            <text:p>MAURICE LACHATRE</text:p>
          </table:table-cell>
          <table:table-cell office:value-type="string">
            <text:p>BOBIGNY</text:p>
          </table:table-cell>
          <table:table-cell office:value-type="string">
            <text:p>tram</text:p>
          </table:table-cell>
          <table:table-cell office:value-type="float" office:value="317532776">
            <text:p>317532776</text:p>
          </table:table-cell>
          <table:table-cell table:style-name="ce1" office:value-type="float" office:value="2.4138259">
            <text:p>2,4138259</text:p>
          </table:table-cell>
          <table:table-cell table:style-name="ce1" office:value-type="float" office:value="48.9191836">
            <text:p>48,9191836</text:p>
          </table:table-cell>
          <table:table-cell office:value-type="string">
            <text:p>Maurice Lachâtre</text:p>
          </table:table-cell>
          <table:table-cell table:style-name="ce3" table:formula="of:=INT(6370*2*ASIN(SQRT((SIN((RADIANS([.C358])-RADIANS([.I358]))/2)^2)+COS(RADIANS([.C358]))*COS(RADIANS([.I358]))*(SIN(RADIANS([.B358])-RADIANS([.H358]))/2)^2))*1000)" office:value-type="float" office:value="50">
            <text:p>50</text:p>
          </table:table-cell>
          <table:table-cell table:formula="of:=IF([.D358]=[.J358];0;1)" office:value-type="float" office:value="1">
            <text:p>1</text:p>
          </table:table-cell>
          <table:table-cell table:formula="of:=IF(LOWER([.D358])=LOWER([.J358]);0;1)" office:value-type="float" office:value="1">
            <text:p>1</text:p>
          </table:table-cell>
        </table:table-row>
        <table:table-row table:style-name="ro1">
          <table:table-cell office:value-type="float" office:value="142799">
            <text:p>142799</text:p>
          </table:table-cell>
          <table:table-cell office:value-type="float" office:value="2.41427377022373">
            <text:p>2,4142737702</text:p>
          </table:table-cell>
          <table:table-cell office:value-type="float" office:value="48.9190560312503">
            <text:p>48,9190560313</text:p>
          </table:table-cell>
          <table:table-cell office:value-type="string">
            <text:p>MAURICE LACHATRE</text:p>
          </table:table-cell>
          <table:table-cell office:value-type="string">
            <text:p>DRANCY</text:p>
          </table:table-cell>
          <table:table-cell office:value-type="string">
            <text:p>tram</text:p>
          </table:table-cell>
          <table:table-cell office:value-type="float" office:value="317532776">
            <text:p>317532776</text:p>
          </table:table-cell>
          <table:table-cell table:style-name="ce1" office:value-type="float" office:value="2.4138259">
            <text:p>2,4138259</text:p>
          </table:table-cell>
          <table:table-cell table:style-name="ce1" office:value-type="float" office:value="48.9191836">
            <text:p>48,9191836</text:p>
          </table:table-cell>
          <table:table-cell office:value-type="string">
            <text:p>Maurice Lachâtre</text:p>
          </table:table-cell>
          <table:table-cell table:style-name="ce3" table:formula="of:=INT(6370*2*ASIN(SQRT((SIN((RADIANS([.C359])-RADIANS([.I359]))/2)^2)+COS(RADIANS([.C359]))*COS(RADIANS([.I359]))*(SIN(RADIANS([.B359])-RADIANS([.H359]))/2)^2))*1000)" office:value-type="float" office:value="35">
            <text:p>35</text:p>
          </table:table-cell>
          <table:table-cell table:formula="of:=IF([.D359]=[.J359];0;1)" office:value-type="float" office:value="1">
            <text:p>1</text:p>
          </table:table-cell>
          <table:table-cell table:formula="of:=IF(LOWER([.D359])=LOWER([.J359]);0;1)" office:value-type="float" office:value="1">
            <text:p>1</text:p>
          </table:table-cell>
        </table:table-row>
        <table:table-row table:style-name="ro1">
          <table:table-cell office:value-type="float" office:value="23878">
            <text:p>23878</text:p>
          </table:table-cell>
          <table:table-cell office:value-type="float" office:value="2.23996824141064">
            <text:p>2,2399682414</text:p>
          </table:table-cell>
          <table:table-cell office:value-type="float" office:value="48.8192457222759">
            <text:p>48,8192457223</text:p>
          </table:table-cell>
          <table:table-cell office:value-type="string">
            <text:p>MEUDON SUR SEINE</text:p>
          </table:table-cell>
          <table:table-cell office:value-type="string">
            <text:p>MEUDON</text:p>
          </table:table-cell>
          <table:table-cell office:value-type="string">
            <text:p>tram</text:p>
          </table:table-cell>
          <table:table-cell office:value-type="float" office:value="210545408">
            <text:p>210545408</text:p>
          </table:table-cell>
          <table:table-cell table:style-name="ce1" office:value-type="float" office:value="2.2391994">
            <text:p>2,2391994</text:p>
          </table:table-cell>
          <table:table-cell table:style-name="ce1" office:value-type="float" office:value="48.8191867">
            <text:p>48,8191867</text:p>
          </table:table-cell>
          <table:table-cell office:value-type="string">
            <text:p>Meudon-sur-Seine</text:p>
          </table:table-cell>
          <table:table-cell table:style-name="ce3" table:formula="of:=INT(6370*2*ASIN(SQRT((SIN((RADIANS([.C360])-RADIANS([.I360]))/2)^2)+COS(RADIANS([.C360]))*COS(RADIANS([.I360]))*(SIN(RADIANS([.B360])-RADIANS([.H360]))/2)^2))*1000)" office:value-type="float" office:value="56">
            <text:p>56</text:p>
          </table:table-cell>
          <table:table-cell table:formula="of:=IF([.D360]=[.J360];0;1)" office:value-type="float" office:value="1">
            <text:p>1</text:p>
          </table:table-cell>
          <table:table-cell table:formula="of:=IF(LOWER([.D360])=LOWER([.J360]);0;1)" office:value-type="float" office:value="1">
            <text:p>1</text:p>
          </table:table-cell>
        </table:table-row>
        <table:table-row table:style-name="ro1">
          <table:table-cell office:value-type="float" office:value="136243">
            <text:p>136243</text:p>
          </table:table-cell>
          <table:table-cell office:value-type="float" office:value="2.33315099897392">
            <text:p>2,333150999</text:p>
          </table:table-cell>
          <table:table-cell office:value-type="float" office:value="48.8214334687954">
            <text:p>48,8214334688</text:p>
          </table:table-cell>
          <table:table-cell office:value-type="string">
            <text:p>MONTSOURIS</text:p>
          </table:table-cell>
          <table:table-cell office:value-type="string">
            <text:p>PARIS-14EME</text:p>
          </table:table-cell>
          <table:table-cell office:value-type="string">
            <text:p>tram</text:p>
          </table:table-cell>
          <table:table-cell office:value-type="float" office:value="1773529788">
            <text:p>1773529788</text:p>
          </table:table-cell>
          <table:table-cell table:style-name="ce1" office:value-type="float" office:value="2.3334117">
            <text:p>2,3334117</text:p>
          </table:table-cell>
          <table:table-cell table:style-name="ce1" office:value-type="float" office:value="48.8214912">
            <text:p>48,8214912</text:p>
          </table:table-cell>
          <table:table-cell office:value-type="string">
            <text:p>Montsouris</text:p>
          </table:table-cell>
          <table:table-cell table:style-name="ce3" table:formula="of:=INT(6370*2*ASIN(SQRT((SIN((RADIANS([.C361])-RADIANS([.I361]))/2)^2)+COS(RADIANS([.C361]))*COS(RADIANS([.I361]))*(SIN(RADIANS([.B361])-RADIANS([.H361]))/2)^2))*1000)" office:value-type="float" office:value="20">
            <text:p>20</text:p>
          </table:table-cell>
          <table:table-cell table:formula="of:=IF([.D361]=[.J361];0;1)" office:value-type="float" office:value="1">
            <text:p>1</text:p>
          </table:table-cell>
          <table:table-cell table:formula="of:=IF(LOWER([.D361])=LOWER([.J361]);0;1)" office:value-type="float" office:value="0">
            <text:p>0</text:p>
          </table:table-cell>
        </table:table-row>
        <table:table-row table:style-name="ro1">
          <table:table-cell office:value-type="float" office:value="23876">
            <text:p>23876</text:p>
          </table:table-cell>
          <table:table-cell office:value-type="float" office:value="2.22529646290944">
            <text:p>2,2252964629</text:p>
          </table:table-cell>
          <table:table-cell office:value-type="float" office:value="48.8286474193724">
            <text:p>48,8286474194</text:p>
          </table:table-cell>
          <table:table-cell office:value-type="string">
            <text:p>MUSEE DE SEVRES</text:p>
          </table:table-cell>
          <table:table-cell office:value-type="string">
            <text:p>SEVRES</text:p>
          </table:table-cell>
          <table:table-cell office:value-type="string">
            <text:p>tram</text:p>
          </table:table-cell>
          <table:table-cell office:value-type="float" office:value="27372996">
            <text:p>27372996</text:p>
          </table:table-cell>
          <table:table-cell table:style-name="ce1" office:value-type="float" office:value="2.2253263">
            <text:p>2,2253263</text:p>
          </table:table-cell>
          <table:table-cell table:style-name="ce1" office:value-type="float" office:value="48.8287506">
            <text:p>48,8287506</text:p>
          </table:table-cell>
          <table:table-cell office:value-type="string">
            <text:p>Musée de Sèvres</text:p>
          </table:table-cell>
          <table:table-cell table:style-name="ce3" table:formula="of:=INT(6370*2*ASIN(SQRT((SIN((RADIANS([.C362])-RADIANS([.I362]))/2)^2)+COS(RADIANS([.C362]))*COS(RADIANS([.I362]))*(SIN(RADIANS([.B362])-RADIANS([.H362]))/2)^2))*1000)" office:value-type="float" office:value="11">
            <text:p>11</text:p>
          </table:table-cell>
          <table:table-cell table:formula="of:=IF([.D362]=[.J362];0;1)" office:value-type="float" office:value="1">
            <text:p>1</text:p>
          </table:table-cell>
          <table:table-cell table:formula="of:=IF(LOWER([.D362])=LOWER([.J362]);0;1)" office:value-type="float" office:value="1">
            <text:p>1</text:p>
          </table:table-cell>
        </table:table-row>
        <table:table-row table:style-name="ro1">
          <table:table-cell office:value-type="float" office:value="142782">
            <text:p>142782</text:p>
          </table:table-cell>
          <table:table-cell office:value-type="float" office:value="2.45947078249984">
            <text:p>2,4594707825</text:p>
          </table:table-cell>
          <table:table-cell office:value-type="float" office:value="48.8953957623375">
            <text:p>48,8953957623</text:p>
          </table:table-cell>
          <table:table-cell office:value-type="string">
            <text:p>NOISY-LE-SEC RER</text:p>
          </table:table-cell>
          <table:table-cell office:value-type="string">
            <text:p>NOISY-LE-SEC</text:p>
          </table:table-cell>
          <table:table-cell office:value-type="string">
            <text:p>tram</text:p>
          </table:table-cell>
          <table:table-cell office:value-type="float" office:value="416344791">
            <text:p>416344791</text:p>
          </table:table-cell>
          <table:table-cell table:style-name="ce1" office:value-type="float" office:value="2.4603167">
            <text:p>2,4603167</text:p>
          </table:table-cell>
          <table:table-cell table:style-name="ce1" office:value-type="float" office:value="48.8959222">
            <text:p>48,8959222</text:p>
          </table:table-cell>
          <table:table-cell office:value-type="string">
            <text:p>Noisy le Sec</text:p>
          </table:table-cell>
          <table:table-cell table:style-name="ce3" table:formula="of:=INT(6370*2*ASIN(SQRT((SIN((RADIANS([.C363])-RADIANS([.I363]))/2)^2)+COS(RADIANS([.C363]))*COS(RADIANS([.I363]))*(SIN(RADIANS([.B363])-RADIANS([.H363]))/2)^2))*1000)" office:value-type="float" office:value="85">
            <text:p>85</text:p>
          </table:table-cell>
          <table:table-cell table:formula="of:=IF([.D363]=[.J363];0;1)" office:value-type="float" office:value="1">
            <text:p>1</text:p>
          </table:table-cell>
          <table:table-cell table:formula="of:=IF(LOWER([.D363])=LOWER([.J363]);0;1)" office:value-type="float" office:value="1">
            <text:p>1</text:p>
          </table:table-cell>
        </table:table-row>
        <table:table-row table:style-name="ro1">
          <table:table-cell office:value-type="float" office:value="57291">
            <text:p>57291</text:p>
          </table:table-cell>
          <table:table-cell office:value-type="float" office:value="2.22179291678366">
            <text:p>2,2217929168</text:p>
          </table:table-cell>
          <table:table-cell office:value-type="float" office:value="48.8431590354795">
            <text:p>48,8431590355</text:p>
          </table:table-cell>
          <table:table-cell office:value-type="string">
            <text:p>PARC DE SAINT CLOUD</text:p>
          </table:table-cell>
          <table:table-cell office:value-type="string">
            <text:p>SAINT-CLOUD</text:p>
          </table:table-cell>
          <table:table-cell office:value-type="string">
            <text:p>tram</text:p>
          </table:table-cell>
          <table:table-cell office:value-type="float" office:value="1370384299">
            <text:p>1370384299</text:p>
          </table:table-cell>
          <table:table-cell table:style-name="ce1" office:value-type="float" office:value="2.221892">
            <text:p>2,2218920</text:p>
          </table:table-cell>
          <table:table-cell table:style-name="ce1" office:value-type="float" office:value="48.8434307">
            <text:p>48,8434307</text:p>
          </table:table-cell>
          <table:table-cell office:value-type="string">
            <text:p>Parc de Saint-Cloud‎</text:p>
          </table:table-cell>
          <table:table-cell table:style-name="ce3" table:formula="of:=INT(6370*2*ASIN(SQRT((SIN((RADIANS([.C364])-RADIANS([.I364]))/2)^2)+COS(RADIANS([.C364]))*COS(RADIANS([.I364]))*(SIN(RADIANS([.B364])-RADIANS([.H364]))/2)^2))*1000)" office:value-type="float" office:value="31">
            <text:p>31</text:p>
          </table:table-cell>
          <table:table-cell table:formula="of:=IF([.D364]=[.J364];0;1)" office:value-type="float" office:value="1">
            <text:p>1</text:p>
          </table:table-cell>
          <table:table-cell table:formula="of:=IF(LOWER([.D364])=LOWER([.J364]);0;1)" office:value-type="float" office:value="1">
            <text:p>1</text:p>
          </table:table-cell>
        </table:table-row>
        <table:table-row table:style-name="ro1">
          <table:table-cell office:value-type="float" office:value="142783">
            <text:p>142783</text:p>
          </table:table-cell>
          <table:table-cell office:value-type="float" office:value="2.46506408447551">
            <text:p>2,4650640845</text:p>
          </table:table-cell>
          <table:table-cell office:value-type="float" office:value="48.9001351076272">
            <text:p>48,9001351076</text:p>
          </table:table-cell>
          <table:table-cell office:value-type="string">
            <text:p>PETIT NOISY</text:p>
          </table:table-cell>
          <table:table-cell office:value-type="string">
            <text:p>NOISY-LE-SEC</text:p>
          </table:table-cell>
          <table:table-cell office:value-type="string">
            <text:p>tram</text:p>
          </table:table-cell>
          <table:table-cell office:value-type="float" office:value="317534933">
            <text:p>317534933</text:p>
          </table:table-cell>
          <table:table-cell table:style-name="ce1" office:value-type="float" office:value="2.4656827">
            <text:p>2,4656827</text:p>
          </table:table-cell>
          <table:table-cell table:style-name="ce1" office:value-type="float" office:value="48.9006177">
            <text:p>48,9006177</text:p>
          </table:table-cell>
          <table:table-cell office:value-type="string">
            <text:p>Petit Noisy</text:p>
          </table:table-cell>
          <table:table-cell table:style-name="ce3" table:formula="of:=INT(6370*2*ASIN(SQRT((SIN((RADIANS([.C365])-RADIANS([.I365]))/2)^2)+COS(RADIANS([.C365]))*COS(RADIANS([.I365]))*(SIN(RADIANS([.B365])-RADIANS([.H365]))/2)^2))*1000)" office:value-type="float" office:value="70">
            <text:p>70</text:p>
          </table:table-cell>
          <table:table-cell table:formula="of:=IF([.D365]=[.J365];0;1)" office:value-type="float" office:value="1">
            <text:p>1</text:p>
          </table:table-cell>
          <table:table-cell table:formula="of:=IF(LOWER([.D365])=LOWER([.J365]);0;1)" office:value-type="float" office:value="0">
            <text:p>0</text:p>
          </table:table-cell>
        </table:table-row>
        <table:table-row table:style-name="ro1">
          <table:table-cell office:value-type="float" office:value="142784">
            <text:p>142784</text:p>
          </table:table-cell>
          <table:table-cell office:value-type="float" office:value="2.46983463883534">
            <text:p>2,4698346388</text:p>
          </table:table-cell>
          <table:table-cell office:value-type="float" office:value="48.9052705227018">
            <text:p>48,9052705227</text:p>
          </table:table-cell>
          <table:table-cell office:value-type="string">
            <text:p>PONT DE BONDY</text:p>
          </table:table-cell>
          <table:table-cell office:value-type="string">
            <text:p>NOISY-LE-SEC</text:p>
          </table:table-cell>
          <table:table-cell office:value-type="string">
            <text:p>tram</text:p>
          </table:table-cell>
          <table:table-cell office:value-type="float" office:value="317494759">
            <text:p>317494759</text:p>
          </table:table-cell>
          <table:table-cell table:style-name="ce1" office:value-type="float" office:value="2.4699398">
            <text:p>2,4699398</text:p>
          </table:table-cell>
          <table:table-cell table:style-name="ce1" office:value-type="float" office:value="48.9047194">
            <text:p>48,9047194</text:p>
          </table:table-cell>
          <table:table-cell office:value-type="string">
            <text:p>Pont de Bondy</text:p>
          </table:table-cell>
          <table:table-cell table:style-name="ce3" table:formula="of:=INT(6370*2*ASIN(SQRT((SIN((RADIANS([.C366])-RADIANS([.I366]))/2)^2)+COS(RADIANS([.C366]))*COS(RADIANS([.I366]))*(SIN(RADIANS([.B366])-RADIANS([.H366]))/2)^2))*1000)" office:value-type="float" office:value="61">
            <text:p>61</text:p>
          </table:table-cell>
          <table:table-cell table:formula="of:=IF([.D366]=[.J366];0;1)" office:value-type="float" office:value="1">
            <text:p>1</text:p>
          </table:table-cell>
          <table:table-cell table:formula="of:=IF(LOWER([.D366])=LOWER([.J366]);0;1)" office:value-type="float" office:value="0">
            <text:p>0</text:p>
          </table:table-cell>
        </table:table-row>
        <table:table-row table:style-name="ro1">
          <table:table-cell office:value-type="float" office:value="136232">
            <text:p>136232</text:p>
          </table:table-cell>
          <table:table-cell office:value-type="float" office:value="2.26996784792393">
            <text:p>2,2699678479</text:p>
          </table:table-cell>
          <table:table-cell office:value-type="float" office:value="48.8383202543145">
            <text:p>48,8383202543</text:p>
          </table:table-cell>
          <table:table-cell office:value-type="string">
            <text:p>PONT DU GARIGLIANO (HOPITAL G.POMPIDOU)</text:p>
          </table:table-cell>
          <table:table-cell office:value-type="string">
            <text:p>PARIS-15EME</text:p>
          </table:table-cell>
          <table:table-cell office:value-type="string">
            <text:p>tram</text:p>
          </table:table-cell>
          <table:table-cell office:value-type="float" office:value="1785132453">
            <text:p>1785132453</text:p>
          </table:table-cell>
          <table:table-cell table:style-name="ce1" office:value-type="float" office:value="2.2711056">
            <text:p>2,2711056</text:p>
          </table:table-cell>
          <table:table-cell table:style-name="ce1" office:value-type="float" office:value="48.8380959">
            <text:p>48,8380959</text:p>
          </table:table-cell>
          <table:table-cell office:value-type="string">
            <text:p>Pont du Garigliano</text:p>
          </table:table-cell>
          <table:table-cell table:style-name="ce3" table:formula="of:=INT(6370*2*ASIN(SQRT((SIN((RADIANS([.C367])-RADIANS([.I367]))/2)^2)+COS(RADIANS([.C367]))*COS(RADIANS([.I367]))*(SIN(RADIANS([.B367])-RADIANS([.H367]))/2)^2))*1000)" office:value-type="float" office:value="86">
            <text:p>86</text:p>
          </table:table-cell>
          <table:table-cell table:formula="of:=IF([.D367]=[.J367];0;1)" office:value-type="float" office:value="1">
            <text:p>1</text:p>
          </table:table-cell>
          <table:table-cell table:formula="of:=IF(LOWER([.D367])=LOWER([.J367]);0;1)" office:value-type="float" office:value="1">
            <text:p>1</text:p>
          </table:table-cell>
        </table:table-row>
        <table:table-row table:style-name="ro1">
          <table:table-cell office:value-type="float" office:value="302755">
            <text:p>302755</text:p>
          </table:table-cell>
          <table:table-cell office:value-type="float" office:value="2.28086714354536">
            <text:p>2,2808671435</text:p>
          </table:table-cell>
          <table:table-cell office:value-type="float" office:value="48.8318323796827">
            <text:p>48,8318323797</text:p>
          </table:table-cell>
          <table:table-cell office:value-type="string">
            <text:p>PORTE D'ISSY-ELIANNE JEANNIN-GARREAU</text:p>
          </table:table-cell>
          <table:table-cell office:value-type="string">
            <text:p>PARIS-15EME</text:p>
          </table:table-cell>
          <table:table-cell office:value-type="string">
            <text:p>tram</text:p>
          </table:table-cell>
          <table:table-cell office:value-type="float" office:value="1370151262">
            <text:p>1370151262</text:p>
          </table:table-cell>
          <table:table-cell table:style-name="ce1" office:value-type="float" office:value="2.2810363">
            <text:p>2,2810363</text:p>
          </table:table-cell>
          <table:table-cell table:style-name="ce1" office:value-type="float" office:value="48.8318408">
            <text:p>48,8318408</text:p>
          </table:table-cell>
          <table:table-cell office:value-type="string">
            <text:p>Porte d'Issy</text:p>
          </table:table-cell>
          <table:table-cell table:style-name="ce3" table:formula="of:=INT(6370*2*ASIN(SQRT((SIN((RADIANS([.C368])-RADIANS([.I368]))/2)^2)+COS(RADIANS([.C368]))*COS(RADIANS([.I368]))*(SIN(RADIANS([.B368])-RADIANS([.H368]))/2)^2))*1000)" office:value-type="float" office:value="12">
            <text:p>12</text:p>
          </table:table-cell>
          <table:table-cell table:formula="of:=IF([.D368]=[.J368];0;1)" office:value-type="float" office:value="1">
            <text:p>1</text:p>
          </table:table-cell>
          <table:table-cell table:formula="of:=IF(LOWER([.D368])=LOWER([.J368]);0;1)" office:value-type="float" office:value="1">
            <text:p>1</text:p>
          </table:table-cell>
        </table:table-row>
        <table:table-row table:style-name="ro1">
          <table:table-cell office:value-type="float" office:value="136247">
            <text:p>136247</text:p>
          </table:table-cell>
          <table:table-cell office:value-type="float" office:value="2.359874869886">
            <text:p>2,3598748699</text:p>
          </table:table-cell>
          <table:table-cell office:value-type="float" office:value="48.8189642668788">
            <text:p>48,8189642669</text:p>
          </table:table-cell>
          <table:table-cell office:value-type="string">
            <text:p>PORTE D'ITALIE</text:p>
          </table:table-cell>
          <table:table-cell office:value-type="string">
            <text:p>PARIS-13EME</text:p>
          </table:table-cell>
          <table:table-cell office:value-type="string">
            <text:p>tram</text:p>
          </table:table-cell>
          <table:table-cell office:value-type="float" office:value="1773094368">
            <text:p>1773094368</text:p>
          </table:table-cell>
          <table:table-cell table:style-name="ce1" office:value-type="float" office:value="2.3601446">
            <text:p>2,3601446</text:p>
          </table:table-cell>
          <table:table-cell table:style-name="ce1" office:value-type="float" office:value="48.819054">
            <text:p>48,8190540</text:p>
          </table:table-cell>
          <table:table-cell office:value-type="string">
            <text:p>Porte d'Italie</text:p>
          </table:table-cell>
          <table:table-cell table:style-name="ce3" table:formula="of:=INT(6370*2*ASIN(SQRT((SIN((RADIANS([.C369])-RADIANS([.I369]))/2)^2)+COS(RADIANS([.C369]))*COS(RADIANS([.I369]))*(SIN(RADIANS([.B369])-RADIANS([.H369]))/2)^2))*1000)" office:value-type="float" office:value="22">
            <text:p>22</text:p>
          </table:table-cell>
          <table:table-cell table:formula="of:=IF([.D369]=[.J369];0;1)" office:value-type="float" office:value="1">
            <text:p>1</text:p>
          </table:table-cell>
          <table:table-cell table:formula="of:=IF(LOWER([.D369])=LOWER([.J369]);0;1)" office:value-type="float" office:value="0">
            <text:p>0</text:p>
          </table:table-cell>
        </table:table-row>
        <table:table-row table:style-name="ro1">
          <table:table-cell office:value-type="float" office:value="136249">
            <text:p>136249</text:p>
          </table:table-cell>
          <table:table-cell office:value-type="float" office:value="2.36966918527181">
            <text:p>2,3696691853</text:p>
          </table:table-cell>
          <table:table-cell office:value-type="float" office:value="48.8217796450757">
            <text:p>48,8217796451</text:p>
          </table:table-cell>
          <table:table-cell office:value-type="string">
            <text:p>PORTE D'IVRY</text:p>
          </table:table-cell>
          <table:table-cell office:value-type="string">
            <text:p>PARIS-13EME</text:p>
          </table:table-cell>
          <table:table-cell office:value-type="string">
            <text:p>tram</text:p>
          </table:table-cell>
          <table:table-cell office:value-type="float" office:value="317553622">
            <text:p>317553622</text:p>
          </table:table-cell>
          <table:table-cell table:style-name="ce1" office:value-type="float" office:value="2.3700324">
            <text:p>2,3700324</text:p>
          </table:table-cell>
          <table:table-cell table:style-name="ce1" office:value-type="float" office:value="48.8218337">
            <text:p>48,8218337</text:p>
          </table:table-cell>
          <table:table-cell office:value-type="string">
            <text:p>Porte d'Ivry</text:p>
          </table:table-cell>
          <table:table-cell table:style-name="ce3" table:formula="of:=INT(6370*2*ASIN(SQRT((SIN((RADIANS([.C370])-RADIANS([.I370]))/2)^2)+COS(RADIANS([.C370]))*COS(RADIANS([.I370]))*(SIN(RADIANS([.B370])-RADIANS([.H370]))/2)^2))*1000)" office:value-type="float" office:value="27">
            <text:p>27</text:p>
          </table:table-cell>
          <table:table-cell table:formula="of:=IF([.D370]=[.J370];0;1)" office:value-type="float" office:value="1">
            <text:p>1</text:p>
          </table:table-cell>
          <table:table-cell table:formula="of:=IF(LOWER([.D370])=LOWER([.J370]);0;1)" office:value-type="float" office:value="0">
            <text:p>0</text:p>
          </table:table-cell>
        </table:table-row>
        <table:table-row table:style-name="ro1">
          <table:table-cell office:value-type="float" office:value="136242">
            <text:p>136242</text:p>
          </table:table-cell>
          <table:table-cell office:value-type="float" office:value="2.32545367916841">
            <text:p>2,3254536792</text:p>
          </table:table-cell>
          <table:table-cell office:value-type="float" office:value="48.8230687127808">
            <text:p>48,8230687128</text:p>
          </table:table-cell>
          <table:table-cell office:value-type="string">
            <text:p>PORTE D'ORLEANS</text:p>
          </table:table-cell>
          <table:table-cell office:value-type="string">
            <text:p>PARIS-14EME</text:p>
          </table:table-cell>
          <table:table-cell office:value-type="string">
            <text:p>tram</text:p>
          </table:table-cell>
          <table:table-cell office:value-type="float" office:value="827017921">
            <text:p>827017921</text:p>
          </table:table-cell>
          <table:table-cell table:style-name="ce1" office:value-type="float" office:value="2.3261362">
            <text:p>2,3261362</text:p>
          </table:table-cell>
          <table:table-cell table:style-name="ce1" office:value-type="float" office:value="48.8229372">
            <text:p>48,8229372</text:p>
          </table:table-cell>
          <table:table-cell office:value-type="string">
            <text:p>Porte d'Orléans</text:p>
          </table:table-cell>
          <table:table-cell table:style-name="ce3" table:formula="of:=INT(6370*2*ASIN(SQRT((SIN((RADIANS([.C371])-RADIANS([.I371]))/2)^2)+COS(RADIANS([.C371]))*COS(RADIANS([.I371]))*(SIN(RADIANS([.B371])-RADIANS([.H371]))/2)^2))*1000)" office:value-type="float" office:value="52">
            <text:p>52</text:p>
          </table:table-cell>
          <table:table-cell table:formula="of:=IF([.D371]=[.J371];0;1)" office:value-type="float" office:value="1">
            <text:p>1</text:p>
          </table:table-cell>
          <table:table-cell table:formula="of:=IF(LOWER([.D371])=LOWER([.J371]);0;1)" office:value-type="float" office:value="1">
            <text:p>1</text:p>
          </table:table-cell>
        </table:table-row>
        <table:table-row table:style-name="ro1">
          <table:table-cell office:value-type="float" office:value="136248">
            <text:p>136248</text:p>
          </table:table-cell>
          <table:table-cell office:value-type="float" office:value="2.36431224556114">
            <text:p>2,3643122456</text:p>
          </table:table-cell>
          <table:table-cell office:value-type="float" office:value="48.8198126787003">
            <text:p>48,8198126787</text:p>
          </table:table-cell>
          <table:table-cell office:value-type="string">
            <text:p>PORTE DE CHOISY</text:p>
          </table:table-cell>
          <table:table-cell office:value-type="string">
            <text:p>PARIS-13EME</text:p>
          </table:table-cell>
          <table:table-cell office:value-type="string">
            <text:p>tram</text:p>
          </table:table-cell>
          <table:table-cell office:value-type="float" office:value="1773094369">
            <text:p>1773094369</text:p>
          </table:table-cell>
          <table:table-cell table:style-name="ce1" office:value-type="float" office:value="2.364063">
            <text:p>2,3640630</text:p>
          </table:table-cell>
          <table:table-cell table:style-name="ce1" office:value-type="float" office:value="48.819792">
            <text:p>48,8197920</text:p>
          </table:table-cell>
          <table:table-cell office:value-type="string">
            <text:p>Porte de Choisy</text:p>
          </table:table-cell>
          <table:table-cell table:style-name="ce3" table:formula="of:=INT(6370*2*ASIN(SQRT((SIN((RADIANS([.C372])-RADIANS([.I372]))/2)^2)+COS(RADIANS([.C372]))*COS(RADIANS([.I372]))*(SIN(RADIANS([.B372])-RADIANS([.H372]))/2)^2))*1000)" office:value-type="float" office:value="18">
            <text:p>18</text:p>
          </table:table-cell>
          <table:table-cell table:formula="of:=IF([.D372]=[.J372];0;1)" office:value-type="float" office:value="1">
            <text:p>1</text:p>
          </table:table-cell>
          <table:table-cell table:formula="of:=IF(LOWER([.D372])=LOWER([.J372]);0;1)" office:value-type="float" office:value="0">
            <text:p>0</text:p>
          </table:table-cell>
        </table:table-row>
        <table:table-row table:style-name="ro1">
          <table:table-cell office:value-type="float" office:value="136239">
            <text:p>136239</text:p>
          </table:table-cell>
          <table:table-cell office:value-type="float" office:value="2.30630680570689">
            <text:p>2,3063068057</text:p>
          </table:table-cell>
          <table:table-cell office:value-type="float" office:value="48.8273928337449">
            <text:p>48,8273928337</text:p>
          </table:table-cell>
          <table:table-cell office:value-type="string">
            <text:p>PORTE DE VANVES</text:p>
          </table:table-cell>
          <table:table-cell office:value-type="string">
            <text:p>PARIS-14EME</text:p>
          </table:table-cell>
          <table:table-cell office:value-type="string">
            <text:p>tram</text:p>
          </table:table-cell>
          <table:table-cell office:value-type="float" office:value="1775401613">
            <text:p>1775401613</text:p>
          </table:table-cell>
          <table:table-cell table:style-name="ce1" office:value-type="float" office:value="2.3066496">
            <text:p>2,3066496</text:p>
          </table:table-cell>
          <table:table-cell table:style-name="ce1" office:value-type="float" office:value="48.8274136">
            <text:p>48,8274136</text:p>
          </table:table-cell>
          <table:table-cell office:value-type="string">
            <text:p>Porte de Vanves</text:p>
          </table:table-cell>
          <table:table-cell table:style-name="ce3" table:formula="of:=INT(6370*2*ASIN(SQRT((SIN((RADIANS([.C373])-RADIANS([.I373]))/2)^2)+COS(RADIANS([.C373]))*COS(RADIANS([.I373]))*(SIN(RADIANS([.B373])-RADIANS([.H373]))/2)^2))*1000)" office:value-type="float" office:value="25">
            <text:p>25</text:p>
          </table:table-cell>
          <table:table-cell table:formula="of:=IF([.D373]=[.J373];0;1)" office:value-type="float" office:value="1">
            <text:p>1</text:p>
          </table:table-cell>
          <table:table-cell table:formula="of:=IF(LOWER([.D373])=LOWER([.J373]);0;1)" office:value-type="float" office:value="0">
            <text:p>0</text:p>
          </table:table-cell>
        </table:table-row>
        <table:table-row table:style-name="ro1">
          <table:table-cell office:value-type="float" office:value="136236">
            <text:p>136236</text:p>
          </table:table-cell>
          <table:table-cell office:value-type="float" office:value="2.28774800639725">
            <text:p>2,2877480064</text:p>
          </table:table-cell>
          <table:table-cell office:value-type="float" office:value="48.8326847690071">
            <text:p>48,832684769</text:p>
          </table:table-cell>
          <table:table-cell office:value-type="string">
            <text:p>PORTE DE VERSAILLES (PARC DES EXPOSITIONS)</text:p>
          </table:table-cell>
          <table:table-cell office:value-type="string">
            <text:p>PARIS-15EME</text:p>
          </table:table-cell>
          <table:table-cell office:value-type="string">
            <text:p>tram</text:p>
          </table:table-cell>
          <table:table-cell office:value-type="float" office:value="1777319565">
            <text:p>1777319565</text:p>
          </table:table-cell>
          <table:table-cell table:style-name="ce1" office:value-type="float" office:value="2.2880718">
            <text:p>2,2880718</text:p>
          </table:table-cell>
          <table:table-cell table:style-name="ce1" office:value-type="float" office:value="48.8326682">
            <text:p>48,8326682</text:p>
          </table:table-cell>
          <table:table-cell office:value-type="string">
            <text:p>Porte de Versailles</text:p>
          </table:table-cell>
          <table:table-cell table:style-name="ce3" table:formula="of:=INT(6370*2*ASIN(SQRT((SIN((RADIANS([.C374])-RADIANS([.I374]))/2)^2)+COS(RADIANS([.C374]))*COS(RADIANS([.I374]))*(SIN(RADIANS([.B374])-RADIANS([.H374]))/2)^2))*1000)" office:value-type="float" office:value="23">
            <text:p>23</text:p>
          </table:table-cell>
          <table:table-cell table:formula="of:=IF([.D374]=[.J374];0;1)" office:value-type="float" office:value="1">
            <text:p>1</text:p>
          </table:table-cell>
          <table:table-cell table:formula="of:=IF(LOWER([.D374])=LOWER([.J374]);0;1)" office:value-type="float" office:value="1">
            <text:p>1</text:p>
          </table:table-cell>
        </table:table-row>
        <table:table-row table:style-name="ro1">
          <table:table-cell office:value-type="float" office:value="302754">
            <text:p>302754</text:p>
          </table:table-cell>
          <table:table-cell office:value-type="float" office:value="2.28749653853884">
            <text:p>2,2874965385</text:p>
          </table:table-cell>
          <table:table-cell office:value-type="float" office:value="48.8322802217355">
            <text:p>48,8322802217</text:p>
          </table:table-cell>
          <table:table-cell office:value-type="string">
            <text:p>PORTE DE VERSAILLES-PARC DES EXPOSITIONS</text:p>
          </table:table-cell>
          <table:table-cell office:value-type="string">
            <text:p>PARIS-15EME</text:p>
          </table:table-cell>
          <table:table-cell office:value-type="string">
            <text:p>tram</text:p>
          </table:table-cell>
          <table:table-cell office:value-type="float" office:value="1370151186">
            <text:p>1370151186</text:p>
          </table:table-cell>
          <table:table-cell table:style-name="ce1" office:value-type="float" office:value="2.2874744">
            <text:p>2,2874744</text:p>
          </table:table-cell>
          <table:table-cell table:style-name="ce1" office:value-type="float" office:value="48.8321075">
            <text:p>48,8321075</text:p>
          </table:table-cell>
          <table:table-cell office:value-type="string">
            <text:p>Porte de Versailles</text:p>
          </table:table-cell>
          <table:table-cell table:style-name="ce3" table:formula="of:=INT(6370*2*ASIN(SQRT((SIN((RADIANS([.C375])-RADIANS([.I375]))/2)^2)+COS(RADIANS([.C375]))*COS(RADIANS([.I375]))*(SIN(RADIANS([.B375])-RADIANS([.H375]))/2)^2))*1000)" office:value-type="float" office:value="19">
            <text:p>19</text:p>
          </table:table-cell>
          <table:table-cell table:formula="of:=IF([.D375]=[.J375];0;1)" office:value-type="float" office:value="1">
            <text:p>1</text:p>
          </table:table-cell>
          <table:table-cell table:formula="of:=IF(LOWER([.D375])=LOWER([.J375]);0;1)" office:value-type="float" office:value="1">
            <text:p>1</text:p>
          </table:table-cell>
        </table:table-row>
        <table:table-row table:style-name="ro1">
          <table:table-cell office:value-type="float" office:value="136246">
            <text:p>136246</text:p>
          </table:table-cell>
          <table:table-cell office:value-type="float" office:value="2.35016441650076">
            <text:p>2,3501644165</text:p>
          </table:table-cell>
          <table:table-cell office:value-type="float" office:value="48.8207407869995">
            <text:p>48,820740787</text:p>
          </table:table-cell>
          <table:table-cell office:value-type="string">
            <text:p>POTERNE DES PEUPLIERS</text:p>
          </table:table-cell>
          <table:table-cell office:value-type="string">
            <text:p>PARIS-13EME</text:p>
          </table:table-cell>
          <table:table-cell office:value-type="string">
            <text:p>tram</text:p>
          </table:table-cell>
          <table:table-cell office:value-type="float" office:value="1773421166">
            <text:p>1773421166</text:p>
          </table:table-cell>
          <table:table-cell table:style-name="ce1" office:value-type="float" office:value="2.3506966">
            <text:p>2,3506966</text:p>
          </table:table-cell>
          <table:table-cell table:style-name="ce1" office:value-type="float" office:value="48.8208378">
            <text:p>48,8208378</text:p>
          </table:table-cell>
          <table:table-cell office:value-type="string">
            <text:p>Poterne des Peupliers</text:p>
          </table:table-cell>
          <table:table-cell table:style-name="ce3" table:formula="of:=INT(6370*2*ASIN(SQRT((SIN((RADIANS([.C376])-RADIANS([.I376]))/2)^2)+COS(RADIANS([.C376]))*COS(RADIANS([.I376]))*(SIN(RADIANS([.B376])-RADIANS([.H376]))/2)^2))*1000)" office:value-type="float" office:value="40">
            <text:p>40</text:p>
          </table:table-cell>
          <table:table-cell table:formula="of:=IF([.D376]=[.J376];0;1)" office:value-type="float" office:value="1">
            <text:p>1</text:p>
          </table:table-cell>
          <table:table-cell table:formula="of:=IF(LOWER([.D376])=LOWER([.J376]);0;1)" office:value-type="float" office:value="0">
            <text:p>0</text:p>
          </table:table-cell>
        </table:table-row>
        <table:table-row table:style-name="ro1">
          <table:table-cell office:value-type="float" office:value="23870">
            <text:p>23870</text:p>
          </table:table-cell>
          <table:table-cell office:value-type="float" office:value="2.23313695315614">
            <text:p>2,2331369532</text:p>
          </table:table-cell>
          <table:table-cell office:value-type="float" office:value="48.883158897771">
            <text:p>48,8831588978</text:p>
          </table:table-cell>
          <table:table-cell table:number-columns-repeated="2" office:value-type="string">
            <text:p>PUTEAUX</text:p>
          </table:table-cell>
          <table:table-cell office:value-type="string">
            <text:p>tram</text:p>
          </table:table-cell>
          <table:table-cell office:value-type="float" office:value="1494071330">
            <text:p>1494071330</text:p>
          </table:table-cell>
          <table:table-cell table:style-name="ce1" office:value-type="float" office:value="2.2337902">
            <text:p>2,2337902</text:p>
          </table:table-cell>
          <table:table-cell table:style-name="ce1" office:value-type="float" office:value="48.8832819">
            <text:p>48,8832819</text:p>
          </table:table-cell>
          <table:table-cell office:value-type="string">
            <text:p>Puteaux</text:p>
          </table:table-cell>
          <table:table-cell table:style-name="ce3" table:formula="of:=INT(6370*2*ASIN(SQRT((SIN((RADIANS([.C377])-RADIANS([.I377]))/2)^2)+COS(RADIANS([.C377]))*COS(RADIANS([.I377]))*(SIN(RADIANS([.B377])-RADIANS([.H377]))/2)^2))*1000)" office:value-type="float" office:value="49">
            <text:p>49</text:p>
          </table:table-cell>
          <table:table-cell table:formula="of:=IF([.D377]=[.J377];0;1)" office:value-type="float" office:value="1">
            <text:p>1</text:p>
          </table:table-cell>
          <table:table-cell table:formula="of:=IF(LOWER([.D377])=LOWER([.J377]);0;1)" office:value-type="float" office:value="0">
            <text:p>0</text:p>
          </table:table-cell>
        </table:table-row>
        <table:table-row table:style-name="ro1">
          <table:table-cell office:value-type="float" office:value="139440">
            <text:p>139440</text:p>
          </table:table-cell>
          <table:table-cell office:value-type="float" office:value="2.51378072842504">
            <text:p>2,5137807284</text:p>
          </table:table-cell>
          <table:table-cell office:value-type="float" office:value="48.9313881945088">
            <text:p>48,9313881945</text:p>
          </table:table-cell>
          <table:table-cell office:value-type="string">
            <text:p>ROUGEMONT CHANTELOUP</text:p>
          </table:table-cell>
          <table:table-cell office:value-type="string">
            <text:p>SEVRAN</text:p>
          </table:table-cell>
          <table:table-cell office:value-type="string">
            <text:p>tram</text:p>
          </table:table-cell>
          <table:table-cell office:value-type="float" office:value="252136683">
            <text:p>252136683</text:p>
          </table:table-cell>
          <table:table-cell table:style-name="ce1" office:value-type="float" office:value="2.5152436">
            <text:p>2,5152436</text:p>
          </table:table-cell>
          <table:table-cell table:style-name="ce1" office:value-type="float" office:value="48.9308682">
            <text:p>48,9308682</text:p>
          </table:table-cell>
          <table:table-cell office:value-type="string">
            <text:p>Rougemont – Chanteloup</text:p>
          </table:table-cell>
          <table:table-cell table:style-name="ce3" table:formula="of:=INT(6370*2*ASIN(SQRT((SIN((RADIANS([.C378])-RADIANS([.I378]))/2)^2)+COS(RADIANS([.C378]))*COS(RADIANS([.I378]))*(SIN(RADIANS([.B378])-RADIANS([.H378]))/2)^2))*1000)" office:value-type="float" office:value="121">
            <text:p>121</text:p>
          </table:table-cell>
          <table:table-cell table:formula="of:=IF([.D378]=[.J378];0;1)" office:value-type="float" office:value="1">
            <text:p>1</text:p>
          </table:table-cell>
          <table:table-cell table:formula="of:=IF(LOWER([.D378])=LOWER([.J378]);0;1)" office:value-type="float" office:value="1">
            <text:p>1</text:p>
          </table:table-cell>
        </table:table-row>
        <table:table-row table:style-name="ro1">
          <table:table-cell office:value-type="float" office:value="136245">
            <text:p>136245</text:p>
          </table:table-cell>
          <table:table-cell office:value-type="float" office:value="2.34522352962969">
            <text:p>2,3452235296</text:p>
          </table:table-cell>
          <table:table-cell office:value-type="float" office:value="48.8193975596323">
            <text:p>48,8193975596</text:p>
          </table:table-cell>
          <table:table-cell office:value-type="string">
            <text:p>STADE CHARLETY (PORTE DE GENTILLY)</text:p>
          </table:table-cell>
          <table:table-cell office:value-type="string">
            <text:p>PARIS-13EME</text:p>
          </table:table-cell>
          <table:table-cell office:value-type="string">
            <text:p>tram</text:p>
          </table:table-cell>
          <table:table-cell office:value-type="float" office:value="1773421168">
            <text:p>1773421168</text:p>
          </table:table-cell>
          <table:table-cell table:style-name="ce1" office:value-type="float" office:value="2.3457695">
            <text:p>2,3457695</text:p>
          </table:table-cell>
          <table:table-cell table:style-name="ce1" office:value-type="float" office:value="48.8194847">
            <text:p>48,8194847</text:p>
          </table:table-cell>
          <table:table-cell office:value-type="string">
            <text:p>Stade Charléty</text:p>
          </table:table-cell>
          <table:table-cell table:style-name="ce3" table:formula="of:=INT(6370*2*ASIN(SQRT((SIN((RADIANS([.C379])-RADIANS([.I379]))/2)^2)+COS(RADIANS([.C379]))*COS(RADIANS([.I379]))*(SIN(RADIANS([.B379])-RADIANS([.H379]))/2)^2))*1000)" office:value-type="float" office:value="41">
            <text:p>41</text:p>
          </table:table-cell>
          <table:table-cell table:formula="of:=IF([.D379]=[.J379];0;1)" office:value-type="float" office:value="1">
            <text:p>1</text:p>
          </table:table-cell>
          <table:table-cell table:formula="of:=IF(LOWER([.D379])=LOWER([.J379]);0;1)" office:value-type="float" office:value="1">
            <text:p>1</text:p>
          </table:table-cell>
        </table:table-row>
        <table:table-row table:style-name="ro1">
          <table:table-cell office:value-type="float" office:value="142802">
            <text:p>142802</text:p>
          </table:table-cell>
          <table:table-cell office:value-type="float" office:value="2.40114856556784">
            <text:p>2,4011485656</text:p>
          </table:table-cell>
          <table:table-cell office:value-type="float" office:value="48.9245458274414">
            <text:p>48,9245458274</text:p>
          </table:table-cell>
          <table:table-cell office:value-type="string">
            <text:p>STADE GEO ANDRE</text:p>
          </table:table-cell>
          <table:table-cell office:value-type="string">
            <text:p>LA COURNEUVE</text:p>
          </table:table-cell>
          <table:table-cell office:value-type="string">
            <text:p>tram</text:p>
          </table:table-cell>
          <table:table-cell office:value-type="float" office:value="317532554">
            <text:p>317532554</text:p>
          </table:table-cell>
          <table:table-cell table:style-name="ce1" office:value-type="float" office:value="2.4019728">
            <text:p>2,4019728</text:p>
          </table:table-cell>
          <table:table-cell table:style-name="ce1" office:value-type="float" office:value="48.9243842">
            <text:p>48,9243842</text:p>
          </table:table-cell>
          <table:table-cell office:value-type="string">
            <text:p>Stade Géo André</text:p>
          </table:table-cell>
          <table:table-cell table:style-name="ce3" table:formula="of:=INT(6370*2*ASIN(SQRT((SIN((RADIANS([.C380])-RADIANS([.I380]))/2)^2)+COS(RADIANS([.C380]))*COS(RADIANS([.I380]))*(SIN(RADIANS([.B380])-RADIANS([.H380]))/2)^2))*1000)" office:value-type="float" office:value="62">
            <text:p>62</text:p>
          </table:table-cell>
          <table:table-cell table:formula="of:=IF([.D380]=[.J380];0;1)" office:value-type="float" office:value="1">
            <text:p>1</text:p>
          </table:table-cell>
          <table:table-cell table:formula="of:=IF(LOWER([.D380])=LOWER([.J380]);0;1)" office:value-type="float" office:value="1">
            <text:p>1</text:p>
          </table:table-cell>
        </table:table-row>
        <table:table-row table:style-name="ro1">
          <table:table-cell office:value-type="float" office:value="57294">
            <text:p>57294</text:p>
          </table:table-cell>
          <table:table-cell office:value-type="float" office:value="2.2213971265007">
            <text:p>2,2213971265</text:p>
          </table:table-cell>
          <table:table-cell office:value-type="float" office:value="48.867955026064">
            <text:p>48,8679550261</text:p>
          </table:table-cell>
          <table:table-cell office:value-type="string">
            <text:p>SURESNES-LONGCHAMP</text:p>
          </table:table-cell>
          <table:table-cell office:value-type="string">
            <text:p>SURESNES</text:p>
          </table:table-cell>
          <table:table-cell office:value-type="string">
            <text:p>tram</text:p>
          </table:table-cell>
          <table:table-cell office:value-type="float" office:value="1494071331">
            <text:p>1494071331</text:p>
          </table:table-cell>
          <table:table-cell table:style-name="ce1" office:value-type="float" office:value="2.2213691">
            <text:p>2,2213691</text:p>
          </table:table-cell>
          <table:table-cell table:style-name="ce1" office:value-type="float" office:value="48.8682858">
            <text:p>48,8682858</text:p>
          </table:table-cell>
          <table:table-cell office:value-type="string">
            <text:p>Suresnes – Longchamp</text:p>
          </table:table-cell>
          <table:table-cell table:style-name="ce3" table:formula="of:=INT(6370*2*ASIN(SQRT((SIN((RADIANS([.C381])-RADIANS([.I381]))/2)^2)+COS(RADIANS([.C381]))*COS(RADIANS([.I381]))*(SIN(RADIANS([.B381])-RADIANS([.H381]))/2)^2))*1000)" office:value-type="float" office:value="36">
            <text:p>36</text:p>
          </table:table-cell>
          <table:table-cell table:formula="of:=IF([.D381]=[.J381];0;1)" office:value-type="float" office:value="1">
            <text:p>1</text:p>
          </table:table-cell>
          <table:table-cell table:formula="of:=IF(LOWER([.D381])=LOWER([.J381]);0;1)" office:value-type="float" office:value="1">
            <text:p>1</text:p>
          </table:table-cell>
        </table:table-row>
        <table:table-row table:style-name="ro1">
          <table:table-cell office:value-type="float" office:value="302756">
            <text:p>302756</text:p>
          </table:table-cell>
          <table:table-cell office:value-type="float" office:value="2.27627726552119">
            <text:p>2,2762772655</text:p>
          </table:table-cell>
          <table:table-cell office:value-type="float" office:value="48.8336141577488">
            <text:p>48,8336141577</text:p>
          </table:table-cell>
          <table:table-cell office:value-type="string">
            <text:p>SUZANNE LENGLEN</text:p>
          </table:table-cell>
          <table:table-cell office:value-type="string">
            <text:p>PARIS-15EME</text:p>
          </table:table-cell>
          <table:table-cell office:value-type="string">
            <text:p>tram</text:p>
          </table:table-cell>
          <table:table-cell office:value-type="float" office:value="1494071332">
            <text:p>1494071332</text:p>
          </table:table-cell>
          <table:table-cell table:style-name="ce1" office:value-type="float" office:value="2.2770395">
            <text:p>2,2770395</text:p>
          </table:table-cell>
          <table:table-cell table:style-name="ce1" office:value-type="float" office:value="48.833226">
            <text:p>48,8332260</text:p>
          </table:table-cell>
          <table:table-cell office:value-type="string">
            <text:p>Suzanne Lenglen</text:p>
          </table:table-cell>
          <table:table-cell table:style-name="ce3" table:formula="of:=INT(6370*2*ASIN(SQRT((SIN((RADIANS([.C382])-RADIANS([.I382]))/2)^2)+COS(RADIANS([.C382]))*COS(RADIANS([.I382]))*(SIN(RADIANS([.B382])-RADIANS([.H382]))/2)^2))*1000)" office:value-type="float" office:value="70">
            <text:p>70</text:p>
          </table:table-cell>
          <table:table-cell table:formula="of:=IF([.D382]=[.J382];0;1)" office:value-type="float" office:value="1">
            <text:p>1</text:p>
          </table:table-cell>
          <table:table-cell table:formula="of:=IF(LOWER([.D382])=LOWER([.J382]);0;1)" office:value-type="float" office:value="0">
            <text:p>0</text:p>
          </table:table-cell>
        </table:table-row>
        <table:table-row table:style-name="ro1">
          <table:table-cell office:value-type="float" office:value="142811">
            <text:p>142811</text:p>
          </table:table-cell>
          <table:table-cell office:value-type="float" office:value="2.35022756739738">
            <text:p>2,3502275674</text:p>
          </table:table-cell>
          <table:table-cell office:value-type="float" office:value="48.9372427279809">
            <text:p>48,937242728</text:p>
          </table:table-cell>
          <table:table-cell office:value-type="string">
            <text:p>THEATRE GERARD PHILIPE</text:p>
          </table:table-cell>
          <table:table-cell office:value-type="string">
            <text:p>SAINT-DENIS</text:p>
          </table:table-cell>
          <table:table-cell office:value-type="string">
            <text:p>tram</text:p>
          </table:table-cell>
          <table:table-cell office:value-type="float" office:value="317531526">
            <text:p>317531526</text:p>
          </table:table-cell>
          <table:table-cell table:style-name="ce1" office:value-type="float" office:value="2.350336">
            <text:p>2,3503360</text:p>
          </table:table-cell>
          <table:table-cell table:style-name="ce1" office:value-type="float" office:value="48.9373717">
            <text:p>48,9373717</text:p>
          </table:table-cell>
          <table:table-cell office:value-type="string">
            <text:p>Théâtre Gérard Philippe</text:p>
          </table:table-cell>
          <table:table-cell table:style-name="ce3" table:formula="of:=INT(6370*2*ASIN(SQRT((SIN((RADIANS([.C383])-RADIANS([.I383]))/2)^2)+COS(RADIANS([.C383]))*COS(RADIANS([.I383]))*(SIN(RADIANS([.B383])-RADIANS([.H383]))/2)^2))*1000)" office:value-type="float" office:value="16">
            <text:p>16</text:p>
          </table:table-cell>
          <table:table-cell table:formula="of:=IF([.D383]=[.J383];0;1)" office:value-type="float" office:value="1">
            <text:p>1</text:p>
          </table:table-cell>
          <table:table-cell table:formula="of:=IF(LOWER([.D383])=LOWER([.J383]);0;1)" office:value-type="float" office:value="1">
            <text:p>1</text:p>
          </table:table-cell>
        </table:table-row>
        <table:table-row table:style-name="ro1" table:number-rows-repeated="104819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2" table:style-name="ta1">
        <office:forms form:automatic-focus="false" form:apply-design-mode="false"/>
        <table:table-column table:style-name="co11" table:default-cell-style-name="Default"/>
        <table:table-column table:style-name="co10" table:number-columns-repeated="2" table:default-cell-style-name="Default"/>
        <table:table-row table:style-name="ro2">
          <table:table-cell table:style-name="ce4" office:value-type="string">
            <text:p>Bilan de l'intégration RATP &gt; OS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e bilan porte sur les stations de Métro et de Tram uniquement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ombre total de stations :</text:p>
          </table:table-cell>
          <table:table-cell table:formula="of:=382" office:value-type="float" office:value="382">
            <text:p>382</text:p>
          </table:table-cell>
          <table:table-cell/>
        </table:table-row>
        <table:table-row table:style-name="ro1">
          <table:table-cell office:value-type="string">
            <text:p>Différence sur le nom de la station :</text:p>
          </table:table-cell>
          <table:table-cell table:formula="of:=SUM([Feuille1.L2:.L383])" office:value-type="float" office:value="180">
            <text:p>180</text:p>
          </table:table-cell>
          <table:table-cell table:style-name="ce11" table:formula="of:=[.B6]/[.B$5]" office:value-type="percentage" office:value="0.471204188481675">
            <text:p>47,12%</text:p>
          </table:table-cell>
        </table:table-row>
        <table:table-row table:style-name="ro1">
          <table:table-cell office:value-type="string">
            <text:p>Différence sur le nom de la station (sans capitalisation) :</text:p>
          </table:table-cell>
          <table:table-cell table:style-name="ce7" table:formula="of:=SUM([Feuille1.M2:.M383])" office:value-type="float" office:value="149">
            <text:p>149</text:p>
          </table:table-cell>
          <table:table-cell table:style-name="ce11" table:formula="of:=[.B7]/[.B$5]" office:value-type="percentage" office:value="0.390052356020942">
            <text:p>39,01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Géo-référencement :</text:p>
          </table:table-cell>
          <table:table-cell table:number-columns-repeated="2"/>
        </table:table-row>
        <table:table-row table:style-name="ro1">
          <table:table-cell office:value-type="string">
            <text:p>différence moyenne de position (en m)</text:p>
          </table:table-cell>
          <table:table-cell table:style-name="ce8" table:formula="of:=AVERAGE([Feuille1.K2:.K383])" office:value-type="float" office:value="50.4712041884817">
            <text:p>50,5</text:p>
          </table:table-cell>
          <table:table-cell/>
        </table:table-row>
        <table:table-row table:style-name="ro1">
          <table:table-cell office:value-type="string">
            <text:p>écart type</text:p>
          </table:table-cell>
          <table:table-cell table:style-name="ce8" table:formula="of:=STDEV([Feuille1.K1:.K382])" office:value-type="float" office:value="41.94419226233">
            <text:p>41,9</text:p>
          </table:table-cell>
          <table:table-cell/>
        </table:table-row>
        <table:table-row table:style-name="ro1">
          <table:table-cell office:value-type="string">
            <text:p>différence maximale de position (en m)</text:p>
          </table:table-cell>
          <table:table-cell table:style-name="ce9" table:formula="of:=MAX([Feuille1.K2:.K383])" office:value-type="float" office:value="324">
            <text:p>324,0</text:p>
          </table:table-cell>
          <table:table-cell office:value-type="string">
            <text:p>(Tram « La Défense – Grande Arche »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6" office:value-type="string">
            <text:p>Constats :</text:p>
          </table:table-cell>
          <table:table-cell table:number-columns-repeated="2"/>
        </table:table-row>
        <table:table-row table:style-name="ro1">
          <table:table-cell office:value-type="string">
            <text:p>- les différences sur les noms proviennent en partie de capitalisations, d'accents manquants, de règle différente pour l'usage des tirets</text:p>
          </table:table-cell>
          <table:table-cell table:number-columns-repeated="2"/>
        </table:table-row>
        <table:table-row table:style-name="ro1">
          <table:table-cell office:value-type="string">
            <text:p>ex : LIBERATION (RATP) → Libération (OSM) (cas général des stations de tram)</text:p>
          </table:table-cell>
          <table:table-cell table:number-columns-repeated="2"/>
        </table:table-row>
        <table:table-row table:style-name="ro1">
          <table:table-cell office:value-type="string">
            <text:p>ex : Arts-et-Métiers → Arts et Métiers</text:p>
          </table:table-cell>
          <table:table-cell table:number-columns-repeated="2"/>
        </table:table-row>
        <table:table-row table:style-name="ro1">
          <table:table-cell office:value-type="string">
            <text:p>ex : Boulogne Pont de Saint-Cloud → Boulogne - Pont de Saint-Clou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- les différences de positions sont plus important sur les stations de tram</text:p>
          </table:table-cell>
          <table:table-cell table:number-columns-repeated="2"/>
        </table:table-row>
        <table:table-row table:style-name="ro1">
          <table:table-cell office:value-type="string">
            <text:p>- la position a été conservée dans OSM ou recalé à partir d'images aériennes car elle semble plus cohérente à quelques exceptions prè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Sources d'origine et licence attachée :</text:p>
          </table:table-cell>
          <table:table-cell office:value-type="string">
            <text:p>RATP – licence ouverte</text:p>
          </table:table-cell>
          <table:table-cell/>
        </table:table-row>
        <table:table-row table:style-name="ro1">
          <table:table-cell/>
          <table:table-cell office:value-type="string">
            <text:p>OpenStreetMap – CC-by-SA 2.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chier créé par :</text:p>
          </table:table-cell>
          <table:table-cell office:value-type="string">
            <text:p>Christian Quest (<text:a xlink:href="mailto:cquest@openstreetmap.fr">cquest@openstreetmap.fr</text:a>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is à jour en :</text:p>
          </table:table-cell>
          <table:table-cell table:style-name="ce10" office:value-type="date" office:date-value="2012-08-01">
            <text:p>août 201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date-style style:name="N119">
      <number:month number:textual="true"/>
      <number:text> </number:text>
      <number:year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28/08/2012</text:date>, <text:time>10:5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8T10:51:21</dc:date>
    <meta:generator>LibreOffice/3.4$Unix LibreOffice_project/340m1$Build-402</meta:generator>
    <meta:editing-duration>PT2H52M34S</meta:editing-duration>
    <meta:editing-cycles>14</meta:editing-cycles>
    <meta:document-statistic meta:table-count="2" meta:cell-count="5011" meta:object-count="0"/>
  </office:meta>
</office:document-meta>
</file>